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2.6728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ies" table:style-name="ta1">
        <table:table-column table:style-name="co3" table:default-cell-style-name="ce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IPS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code</text:p>
          </table:table-cell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Autauga County</text:p>
          </table:table-cell>
          <table:table-cell office:value-type="string" calcext:value-type="string">
            <text:p>Alabama</text:p>
          </table:table-cell>
          <table:table-cell table:formula="of:=VLOOKUP([.C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3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Alabama</text:p>
          </table:table-cell>
          <table:table-cell table:formula="of:=VLOOKUP([.C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5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Alabama</text:p>
          </table:table-cell>
          <table:table-cell table:formula="of:=VLOOKUP([.C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7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Alabama</text:p>
          </table:table-cell>
          <table:table-cell table:formula="of:=VLOOKUP([.C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Alabama</text:p>
          </table:table-cell>
          <table:table-cell table:formula="of:=VLOOKUP([.C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Bullock County</text:p>
          </table:table-cell>
          <table:table-cell office:value-type="string" calcext:value-type="string">
            <text:p>Alabama</text:p>
          </table:table-cell>
          <table:table-cell table:formula="of:=VLOOKUP([.C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Alabama</text:p>
          </table:table-cell>
          <table:table-cell table:formula="of:=VLOOKUP([.C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labama</text:p>
          </table:table-cell>
          <table:table-cell table:formula="of:=VLOOKUP([.C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7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Alabama</text:p>
          </table:table-cell>
          <table:table-cell table:formula="of:=VLOOKUP([.C1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Alabama</text:p>
          </table:table-cell>
          <table:table-cell table:formula="of:=VLOOKUP([.C1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1</text:p>
          </table:table-cell>
          <table:table-cell office:value-type="string" calcext:value-type="string">
            <text:p>Chilton County</text:p>
          </table:table-cell>
          <table:table-cell office:value-type="string" calcext:value-type="string">
            <text:p>Alabama</text:p>
          </table:table-cell>
          <table:table-cell table:formula="of:=VLOOKUP([.C1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Alabama</text:p>
          </table:table-cell>
          <table:table-cell table:formula="of:=VLOOKUP([.C1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5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Alabama</text:p>
          </table:table-cell>
          <table:table-cell table:formula="of:=VLOOKUP([.C1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labama</text:p>
          </table:table-cell>
          <table:table-cell table:formula="of:=VLOOKUP([.C1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9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labama</text:p>
          </table:table-cell>
          <table:table-cell table:formula="of:=VLOOKUP([.C1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Alabama</text:p>
          </table:table-cell>
          <table:table-cell table:formula="of:=VLOOKUP([.C1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Colbert County</text:p>
          </table:table-cell>
          <table:table-cell office:value-type="string" calcext:value-type="string">
            <text:p>Alabama</text:p>
          </table:table-cell>
          <table:table-cell table:formula="of:=VLOOKUP([.C1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5</text:p>
          </table:table-cell>
          <table:table-cell office:value-type="string" calcext:value-type="string">
            <text:p>Conecuh County</text:p>
          </table:table-cell>
          <table:table-cell office:value-type="string" calcext:value-type="string">
            <text:p>Alabama</text:p>
          </table:table-cell>
          <table:table-cell table:formula="of:=VLOOKUP([.C1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7</text:p>
          </table:table-cell>
          <table:table-cell office:value-type="string" calcext:value-type="string">
            <text:p>Coosa County</text:p>
          </table:table-cell>
          <table:table-cell office:value-type="string" calcext:value-type="string">
            <text:p>Alabama</text:p>
          </table:table-cell>
          <table:table-cell table:formula="of:=VLOOKUP([.C2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9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Alabama</text:p>
          </table:table-cell>
          <table:table-cell table:formula="of:=VLOOKUP([.C2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1</text:p>
          </table:table-cell>
          <table:table-cell office:value-type="string" calcext:value-type="string">
            <text:p>Crenshaw County</text:p>
          </table:table-cell>
          <table:table-cell office:value-type="string" calcext:value-type="string">
            <text:p>Alabama</text:p>
          </table:table-cell>
          <table:table-cell table:formula="of:=VLOOKUP([.C2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Cullman County</text:p>
          </table:table-cell>
          <table:table-cell office:value-type="string" calcext:value-type="string">
            <text:p>Alabama</text:p>
          </table:table-cell>
          <table:table-cell table:formula="of:=VLOOKUP([.C2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5</text:p>
          </table:table-cell>
          <table:table-cell office:value-type="string" calcext:value-type="string">
            <text:p>Dale County</text:p>
          </table:table-cell>
          <table:table-cell office:value-type="string" calcext:value-type="string">
            <text:p>Alabama</text:p>
          </table:table-cell>
          <table:table-cell table:formula="of:=VLOOKUP([.C2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labama</text:p>
          </table:table-cell>
          <table:table-cell table:formula="of:=VLOOKUP([.C2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Alabama</text:p>
          </table:table-cell>
          <table:table-cell table:formula="of:=VLOOKUP([.C2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1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Alabama</text:p>
          </table:table-cell>
          <table:table-cell table:formula="of:=VLOOKUP([.C2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Alabama</text:p>
          </table:table-cell>
          <table:table-cell table:formula="of:=VLOOKUP([.C2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5</text:p>
          </table:table-cell>
          <table:table-cell office:value-type="string" calcext:value-type="string">
            <text:p>Etowah County</text:p>
          </table:table-cell>
          <table:table-cell office:value-type="string" calcext:value-type="string">
            <text:p>Alabama</text:p>
          </table:table-cell>
          <table:table-cell table:formula="of:=VLOOKUP([.C2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Alabama</text:p>
          </table:table-cell>
          <table:table-cell table:formula="of:=VLOOKUP([.C3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labama</text:p>
          </table:table-cell>
          <table:table-cell table:formula="of:=VLOOKUP([.C3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1</text:p>
          </table:table-cell>
          <table:table-cell office:value-type="string" calcext:value-type="string">
            <text:p>Geneva County</text:p>
          </table:table-cell>
          <table:table-cell office:value-type="string" calcext:value-type="string">
            <text:p>Alabama</text:p>
          </table:table-cell>
          <table:table-cell table:formula="of:=VLOOKUP([.C3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labama</text:p>
          </table:table-cell>
          <table:table-cell table:formula="of:=VLOOKUP([.C3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5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Alabama</text:p>
          </table:table-cell>
          <table:table-cell table:formula="of:=VLOOKUP([.C3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Alabama</text:p>
          </table:table-cell>
          <table:table-cell table:formula="of:=VLOOKUP([.C3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9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Alabama</text:p>
          </table:table-cell>
          <table:table-cell table:formula="of:=VLOOKUP([.C3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labama</text:p>
          </table:table-cell>
          <table:table-cell table:formula="of:=VLOOKUP([.C3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labama</text:p>
          </table:table-cell>
          <table:table-cell table:formula="of:=VLOOKUP([.C3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5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Alabama</text:p>
          </table:table-cell>
          <table:table-cell table:formula="of:=VLOOKUP([.C3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Alabama</text:p>
          </table:table-cell>
          <table:table-cell table:formula="of:=VLOOKUP([.C4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labama</text:p>
          </table:table-cell>
          <table:table-cell table:formula="of:=VLOOKUP([.C4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labama</text:p>
          </table:table-cell>
          <table:table-cell table:formula="of:=VLOOKUP([.C4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Alabama</text:p>
          </table:table-cell>
          <table:table-cell table:formula="of:=VLOOKUP([.C4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Alabama</text:p>
          </table:table-cell>
          <table:table-cell table:formula="of:=VLOOKUP([.C4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7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Alabama</text:p>
          </table:table-cell>
          <table:table-cell table:formula="of:=VLOOKUP([.C4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labama</text:p>
          </table:table-cell>
          <table:table-cell table:formula="of:=VLOOKUP([.C4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1</text:p>
          </table:table-cell>
          <table:table-cell office:value-type="string" calcext:value-type="string">
            <text:p>Marengo County</text:p>
          </table:table-cell>
          <table:table-cell office:value-type="string" calcext:value-type="string">
            <text:p>Alabama</text:p>
          </table:table-cell>
          <table:table-cell table:formula="of:=VLOOKUP([.C4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labama</text:p>
          </table:table-cell>
          <table:table-cell table:formula="of:=VLOOKUP([.C4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Alabama</text:p>
          </table:table-cell>
          <table:table-cell table:formula="of:=VLOOKUP([.C4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7</text:p>
          </table:table-cell>
          <table:table-cell office:value-type="string" calcext:value-type="string">
            <text:p>Mobile County</text:p>
          </table:table-cell>
          <table:table-cell office:value-type="string" calcext:value-type="string">
            <text:p>Alabama</text:p>
          </table:table-cell>
          <table:table-cell table:formula="of:=VLOOKUP([.C5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labama</text:p>
          </table:table-cell>
          <table:table-cell table:formula="of:=VLOOKUP([.C5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labama</text:p>
          </table:table-cell>
          <table:table-cell table:formula="of:=VLOOKUP([.C5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3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Alabama</text:p>
          </table:table-cell>
          <table:table-cell table:formula="of:=VLOOKUP([.C5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labama</text:p>
          </table:table-cell>
          <table:table-cell table:formula="of:=VLOOKUP([.C5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Alabama</text:p>
          </table:table-cell>
          <table:table-cell table:formula="of:=VLOOKUP([.C5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labama</text:p>
          </table:table-cell>
          <table:table-cell table:formula="of:=VLOOKUP([.C5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labama</text:p>
          </table:table-cell>
          <table:table-cell table:formula="of:=VLOOKUP([.C5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Alabama</text:p>
          </table:table-cell>
          <table:table-cell table:formula="of:=VLOOKUP([.C5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Alabama</text:p>
          </table:table-cell>
          <table:table-cell table:formula="of:=VLOOKUP([.C5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Alabama</text:p>
          </table:table-cell>
          <table:table-cell table:formula="of:=VLOOKUP([.C6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Alabama</text:p>
          </table:table-cell>
          <table:table-cell table:formula="of:=VLOOKUP([.C6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1</text:p>
          </table:table-cell>
          <table:table-cell office:value-type="string" calcext:value-type="string">
            <text:p>Talladega County</text:p>
          </table:table-cell>
          <table:table-cell office:value-type="string" calcext:value-type="string">
            <text:p>Alabama</text:p>
          </table:table-cell>
          <table:table-cell table:formula="of:=VLOOKUP([.C6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3</text:p>
          </table:table-cell>
          <table:table-cell office:value-type="string" calcext:value-type="string">
            <text:p>Tallapoosa County</text:p>
          </table:table-cell>
          <table:table-cell office:value-type="string" calcext:value-type="string">
            <text:p>Alabama</text:p>
          </table:table-cell>
          <table:table-cell table:formula="of:=VLOOKUP([.C6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5</text:p>
          </table:table-cell>
          <table:table-cell office:value-type="string" calcext:value-type="string">
            <text:p>Tuscaloosa County</text:p>
          </table:table-cell>
          <table:table-cell office:value-type="string" calcext:value-type="string">
            <text:p>Alabama</text:p>
          </table:table-cell>
          <table:table-cell table:formula="of:=VLOOKUP([.C6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7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Alabama</text:p>
          </table:table-cell>
          <table:table-cell table:formula="of:=VLOOKUP([.C6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labama</text:p>
          </table:table-cell>
          <table:table-cell table:formula="of:=VLOOKUP([.C6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1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Alabama</text:p>
          </table:table-cell>
          <table:table-cell table:formula="of:=VLOOKUP([.C6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3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Alabama</text:p>
          </table:table-cell>
          <table:table-cell table:formula="of:=VLOOKUP([.C6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office:value-type="string" calcext:value-type="string">
            <text:p>Aleutians East Borough</text:p>
          </table:table-cell>
          <table:table-cell office:value-type="string" calcext:value-type="string">
            <text:p>Alaska</text:p>
          </table:table-cell>
          <table:table-cell table:formula="of:=VLOOKUP([.C6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16</text:p>
          </table:table-cell>
          <table:table-cell office:value-type="string" calcext:value-type="string">
            <text:p>Aleutians West Census Area</text:p>
          </table:table-cell>
          <table:table-cell office:value-type="string" calcext:value-type="string">
            <text:p>Alaska</text:p>
          </table:table-cell>
          <table:table-cell table:formula="of:=VLOOKUP([.C7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Anchorage, Municipality of</text:p>
          </table:table-cell>
          <table:table-cell office:value-type="string" calcext:value-type="string">
            <text:p>Alaska</text:p>
          </table:table-cell>
          <table:table-cell table:formula="of:=VLOOKUP([.C7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50</text:p>
          </table:table-cell>
          <table:table-cell office:value-type="string" calcext:value-type="string">
            <text:p>Bethel Census Area</text:p>
          </table:table-cell>
          <table:table-cell office:value-type="string" calcext:value-type="string">
            <text:p>Alaska</text:p>
          </table:table-cell>
          <table:table-cell table:formula="of:=VLOOKUP([.C7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0</text:p>
          </table:table-cell>
          <table:table-cell office:value-type="string" calcext:value-type="string">
            <text:p>Bristol Bay Borough</text:p>
          </table:table-cell>
          <table:table-cell office:value-type="string" calcext:value-type="string">
            <text:p>Alaska</text:p>
          </table:table-cell>
          <table:table-cell table:formula="of:=VLOOKUP([.C7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office:value-type="string" calcext:value-type="string">
            <text:p>Denali Borough</text:p>
          </table:table-cell>
          <table:table-cell office:value-type="string" calcext:value-type="string">
            <text:p>Alaska</text:p>
          </table:table-cell>
          <table:table-cell table:formula="of:=VLOOKUP([.C7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70</text:p>
          </table:table-cell>
          <table:table-cell office:value-type="string" calcext:value-type="string">
            <text:p>Dillingham Census Area</text:p>
          </table:table-cell>
          <table:table-cell office:value-type="string" calcext:value-type="string">
            <text:p>Alaska</text:p>
          </table:table-cell>
          <table:table-cell table:formula="of:=VLOOKUP([.C7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90</text:p>
          </table:table-cell>
          <table:table-cell office:value-type="string" calcext:value-type="string">
            <text:p>Fairbanks North Star Borough</text:p>
          </table:table-cell>
          <table:table-cell office:value-type="string" calcext:value-type="string">
            <text:p>Alaska</text:p>
          </table:table-cell>
          <table:table-cell table:formula="of:=VLOOKUP([.C7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0</text:p>
          </table:table-cell>
          <table:table-cell office:value-type="string" calcext:value-type="string">
            <text:p>Haines Borough</text:p>
          </table:table-cell>
          <table:table-cell office:value-type="string" calcext:value-type="string">
            <text:p>Alaska</text:p>
          </table:table-cell>
          <table:table-cell table:formula="of:=VLOOKUP([.C7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5</text:p>
          </table:table-cell>
          <table:table-cell office:value-type="string" calcext:value-type="string">
            <text:p>Hoonah-Angoon Census Area</text:p>
          </table:table-cell>
          <table:table-cell office:value-type="string" calcext:value-type="string">
            <text:p>Alaska</text:p>
          </table:table-cell>
          <table:table-cell table:formula="of:=VLOOKUP([.C7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10</text:p>
          </table:table-cell>
          <table:table-cell office:value-type="string" calcext:value-type="string">
            <text:p>Juneau, City and Borough of</text:p>
          </table:table-cell>
          <table:table-cell office:value-type="string" calcext:value-type="string">
            <text:p>Alaska</text:p>
          </table:table-cell>
          <table:table-cell table:formula="of:=VLOOKUP([.C7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22</text:p>
          </table:table-cell>
          <table:table-cell office:value-type="string" calcext:value-type="string">
            <text:p>Kenai Peninsula Borough</text:p>
          </table:table-cell>
          <table:table-cell office:value-type="string" calcext:value-type="string">
            <text:p>Alaska</text:p>
          </table:table-cell>
          <table:table-cell table:formula="of:=VLOOKUP([.C8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30</text:p>
          </table:table-cell>
          <table:table-cell office:value-type="string" calcext:value-type="string">
            <text:p>Ketchikan Gateway Borough</text:p>
          </table:table-cell>
          <table:table-cell office:value-type="string" calcext:value-type="string">
            <text:p>Alaska</text:p>
          </table:table-cell>
          <table:table-cell table:formula="of:=VLOOKUP([.C8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0</text:p>
          </table:table-cell>
          <table:table-cell office:value-type="string" calcext:value-type="string">
            <text:p>Kodiak Island Borough</text:p>
          </table:table-cell>
          <table:table-cell office:value-type="string" calcext:value-type="string">
            <text:p>Alaska</text:p>
          </table:table-cell>
          <table:table-cell table:formula="of:=VLOOKUP([.C8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8</text:p>
          </table:table-cell>
          <table:table-cell office:value-type="string" calcext:value-type="string">
            <text:p>Kusilvak Census Area</text:p>
          </table:table-cell>
          <table:table-cell office:value-type="string" calcext:value-type="string">
            <text:p>Alaska</text:p>
          </table:table-cell>
          <table:table-cell table:formula="of:=VLOOKUP([.C8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64</text:p>
          </table:table-cell>
          <table:table-cell office:value-type="string" calcext:value-type="string">
            <text:p>Lake and Peninsula Borough</text:p>
          </table:table-cell>
          <table:table-cell office:value-type="string" calcext:value-type="string">
            <text:p>Alaska</text:p>
          </table:table-cell>
          <table:table-cell table:formula="of:=VLOOKUP([.C8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70</text:p>
          </table:table-cell>
          <table:table-cell office:value-type="string" calcext:value-type="string">
            <text:p>Matanuska-Susitna Borough</text:p>
          </table:table-cell>
          <table:table-cell office:value-type="string" calcext:value-type="string">
            <text:p>Alaska</text:p>
          </table:table-cell>
          <table:table-cell table:formula="of:=VLOOKUP([.C8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0</text:p>
          </table:table-cell>
          <table:table-cell office:value-type="string" calcext:value-type="string">
            <text:p>Nome Census Area</text:p>
          </table:table-cell>
          <table:table-cell office:value-type="string" calcext:value-type="string">
            <text:p>Alaska</text:p>
          </table:table-cell>
          <table:table-cell table:formula="of:=VLOOKUP([.C8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5</text:p>
          </table:table-cell>
          <table:table-cell office:value-type="string" calcext:value-type="string">
            <text:p>North Slope Borough</text:p>
          </table:table-cell>
          <table:table-cell office:value-type="string" calcext:value-type="string">
            <text:p>Alaska</text:p>
          </table:table-cell>
          <table:table-cell table:formula="of:=VLOOKUP([.C8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8</text:p>
          </table:table-cell>
          <table:table-cell office:value-type="string" calcext:value-type="string">
            <text:p>Northwest Arctic Borough</text:p>
          </table:table-cell>
          <table:table-cell office:value-type="string" calcext:value-type="string">
            <text:p>Alaska</text:p>
          </table:table-cell>
          <table:table-cell table:formula="of:=VLOOKUP([.C8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5</text:p>
          </table:table-cell>
          <table:table-cell office:value-type="string" calcext:value-type="string">
            <text:p>Petersburg Borough</text:p>
          </table:table-cell>
          <table:table-cell office:value-type="string" calcext:value-type="string">
            <text:p>Alaska</text:p>
          </table:table-cell>
          <table:table-cell table:formula="of:=VLOOKUP([.C8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8</text:p>
          </table:table-cell>
          <table:table-cell office:value-type="string" calcext:value-type="string">
            <text:p>Prince of Wales Census Area</text:p>
          </table:table-cell>
          <table:table-cell office:value-type="string" calcext:value-type="string">
            <text:p>Alaska</text:p>
          </table:table-cell>
          <table:table-cell table:formula="of:=VLOOKUP([.C9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20</text:p>
          </table:table-cell>
          <table:table-cell office:value-type="string" calcext:value-type="string">
            <text:p>Sitka, City and Borough of</text:p>
          </table:table-cell>
          <table:table-cell office:value-type="string" calcext:value-type="string">
            <text:p>Alaska</text:p>
          </table:table-cell>
          <table:table-cell table:formula="of:=VLOOKUP([.C9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30</text:p>
          </table:table-cell>
          <table:table-cell office:value-type="string" calcext:value-type="string">
            <text:p>Skagway, Municipality of</text:p>
          </table:table-cell>
          <table:table-cell office:value-type="string" calcext:value-type="string">
            <text:p>Alaska</text:p>
          </table:table-cell>
          <table:table-cell table:formula="of:=VLOOKUP([.C9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40</text:p>
          </table:table-cell>
          <table:table-cell office:value-type="string" calcext:value-type="string">
            <text:p>Southeast Fairbanks Census Area</text:p>
          </table:table-cell>
          <table:table-cell office:value-type="string" calcext:value-type="string">
            <text:p>Alaska</text:p>
          </table:table-cell>
          <table:table-cell table:formula="of:=VLOOKUP([.C9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61</text:p>
          </table:table-cell>
          <table:table-cell office:value-type="string" calcext:value-type="string">
            <text:p>Valdez-Cordova Census Area</text:p>
          </table:table-cell>
          <table:table-cell office:value-type="string" calcext:value-type="string">
            <text:p>Alaska</text:p>
          </table:table-cell>
          <table:table-cell table:formula="of:=VLOOKUP([.C9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75</text:p>
          </table:table-cell>
          <table:table-cell office:value-type="string" calcext:value-type="string">
            <text:p>Wrangell, City and Borough of</text:p>
          </table:table-cell>
          <table:table-cell office:value-type="string" calcext:value-type="string">
            <text:p>Alaska</text:p>
          </table:table-cell>
          <table:table-cell table:formula="of:=VLOOKUP([.C9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82</text:p>
          </table:table-cell>
          <table:table-cell office:value-type="string" calcext:value-type="string">
            <text:p>Yakutat, City and Borough of</text:p>
          </table:table-cell>
          <table:table-cell office:value-type="string" calcext:value-type="string">
            <text:p>Alaska</text:p>
          </table:table-cell>
          <table:table-cell table:formula="of:=VLOOKUP([.C9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90</text:p>
          </table:table-cell>
          <table:table-cell office:value-type="string" calcext:value-type="string">
            <text:p>Yukon-Koyukuk Census Area</text:p>
          </table:table-cell>
          <table:table-cell office:value-type="string" calcext:value-type="string">
            <text:p>Alaska</text:p>
          </table:table-cell>
          <table:table-cell table:formula="of:=VLOOKUP([.C9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4001</text:p>
          </table:table-cell>
          <table:table-cell office:value-type="string" calcext:value-type="string">
            <text:p>Apache County</text:p>
          </table:table-cell>
          <table:table-cell office:value-type="string" calcext:value-type="string">
            <text:p>Arizona</text:p>
          </table:table-cell>
          <table:table-cell table:formula="of:=VLOOKUP([.C9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3</text:p>
          </table:table-cell>
          <table:table-cell office:value-type="string" calcext:value-type="string">
            <text:p>Cochise County</text:p>
          </table:table-cell>
          <table:table-cell office:value-type="string" calcext:value-type="string">
            <text:p>Arizona</text:p>
          </table:table-cell>
          <table:table-cell table:formula="of:=VLOOKUP([.C9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5</text:p>
          </table:table-cell>
          <table:table-cell office:value-type="string" calcext:value-type="string">
            <text:p>Coconino County</text:p>
          </table:table-cell>
          <table:table-cell office:value-type="string" calcext:value-type="string">
            <text:p>Arizona</text:p>
          </table:table-cell>
          <table:table-cell table:formula="of:=VLOOKUP([.C10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7</text:p>
          </table:table-cell>
          <table:table-cell office:value-type="string" calcext:value-type="string">
            <text:p>Gila County</text:p>
          </table:table-cell>
          <table:table-cell office:value-type="string" calcext:value-type="string">
            <text:p>Arizona</text:p>
          </table:table-cell>
          <table:table-cell table:formula="of:=VLOOKUP([.C10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9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Arizona</text:p>
          </table:table-cell>
          <table:table-cell table:formula="of:=VLOOKUP([.C10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1</text:p>
          </table:table-cell>
          <table:table-cell office:value-type="string" calcext:value-type="string">
            <text:p>Greenlee County</text:p>
          </table:table-cell>
          <table:table-cell office:value-type="string" calcext:value-type="string">
            <text:p>Arizona</text:p>
          </table:table-cell>
          <table:table-cell table:formula="of:=VLOOKUP([.C103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La Paz County</text:p>
          </table:table-cell>
          <table:table-cell office:value-type="string" calcext:value-type="string">
            <text:p>Arizona</text:p>
          </table:table-cell>
          <table:table-cell table:formula="of:=VLOOKUP([.C104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3</text:p>
          </table:table-cell>
          <table:table-cell office:value-type="string" calcext:value-type="string">
            <text:p>Maricopa County</text:p>
          </table:table-cell>
          <table:table-cell office:value-type="string" calcext:value-type="string">
            <text:p>Arizona</text:p>
          </table:table-cell>
          <table:table-cell table:formula="of:=VLOOKUP([.C105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5</text:p>
          </table:table-cell>
          <table:table-cell office:value-type="string" calcext:value-type="string">
            <text:p>Mohave County</text:p>
          </table:table-cell>
          <table:table-cell office:value-type="string" calcext:value-type="string">
            <text:p>Arizona</text:p>
          </table:table-cell>
          <table:table-cell table:formula="of:=VLOOKUP([.C106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7</text:p>
          </table:table-cell>
          <table:table-cell office:value-type="string" calcext:value-type="string">
            <text:p>Navajo County</text:p>
          </table:table-cell>
          <table:table-cell office:value-type="string" calcext:value-type="string">
            <text:p>Arizona</text:p>
          </table:table-cell>
          <table:table-cell table:formula="of:=VLOOKUP([.C107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9</text:p>
          </table:table-cell>
          <table:table-cell office:value-type="string" calcext:value-type="string">
            <text:p>Pima County</text:p>
          </table:table-cell>
          <table:table-cell office:value-type="string" calcext:value-type="string">
            <text:p>Arizona</text:p>
          </table:table-cell>
          <table:table-cell table:formula="of:=VLOOKUP([.C10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1</text:p>
          </table:table-cell>
          <table:table-cell office:value-type="string" calcext:value-type="string">
            <text:p>Pinal County</text:p>
          </table:table-cell>
          <table:table-cell office:value-type="string" calcext:value-type="string">
            <text:p>Arizona</text:p>
          </table:table-cell>
          <table:table-cell table:formula="of:=VLOOKUP([.C10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3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Arizona</text:p>
          </table:table-cell>
          <table:table-cell table:formula="of:=VLOOKUP([.C11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5</text:p>
          </table:table-cell>
          <table:table-cell office:value-type="string" calcext:value-type="string">
            <text:p>Yavapai County</text:p>
          </table:table-cell>
          <table:table-cell office:value-type="string" calcext:value-type="string">
            <text:p>Arizona</text:p>
          </table:table-cell>
          <table:table-cell table:formula="of:=VLOOKUP([.C11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7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Arizona</text:p>
          </table:table-cell>
          <table:table-cell table:formula="of:=VLOOKUP([.C11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5001</text:p>
          </table:table-cell>
          <table:table-cell office:value-type="string" calcext:value-type="string">
            <text:p>Arkansas County</text:p>
          </table:table-cell>
          <table:table-cell office:value-type="string" calcext:value-type="string">
            <text:p>Arkansas</text:p>
          </table:table-cell>
          <table:table-cell table:formula="of:=VLOOKUP([.C11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3</text:p>
          </table:table-cell>
          <table:table-cell office:value-type="string" calcext:value-type="string">
            <text:p>Ashley County</text:p>
          </table:table-cell>
          <table:table-cell office:value-type="string" calcext:value-type="string">
            <text:p>Arkansas</text:p>
          </table:table-cell>
          <table:table-cell table:formula="of:=VLOOKUP([.C11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5</text:p>
          </table:table-cell>
          <table:table-cell office:value-type="string" calcext:value-type="string">
            <text:p>Baxter County</text:p>
          </table:table-cell>
          <table:table-cell office:value-type="string" calcext:value-type="string">
            <text:p>Arkansas</text:p>
          </table:table-cell>
          <table:table-cell table:formula="of:=VLOOKUP([.C11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Arkansas</text:p>
          </table:table-cell>
          <table:table-cell table:formula="of:=VLOOKUP([.C11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Arkansas</text:p>
          </table:table-cell>
          <table:table-cell table:formula="of:=VLOOKUP([.C11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Arkansas</text:p>
          </table:table-cell>
          <table:table-cell table:formula="of:=VLOOKUP([.C11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rkansas</text:p>
          </table:table-cell>
          <table:table-cell table:formula="of:=VLOOKUP([.C11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Arkansas</text:p>
          </table:table-cell>
          <table:table-cell table:formula="of:=VLOOKUP([.C12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7</text:p>
          </table:table-cell>
          <table:table-cell office:value-type="string" calcext:value-type="string">
            <text:p>Chicot County</text:p>
          </table:table-cell>
          <table:table-cell office:value-type="string" calcext:value-type="string">
            <text:p>Arkansas</text:p>
          </table:table-cell>
          <table:table-cell table:formula="of:=VLOOKUP([.C12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Arkansas</text:p>
          </table:table-cell>
          <table:table-cell table:formula="of:=VLOOKUP([.C12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rkansas</text:p>
          </table:table-cell>
          <table:table-cell table:formula="of:=VLOOKUP([.C12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3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rkansas</text:p>
          </table:table-cell>
          <table:table-cell table:formula="of:=VLOOKUP([.C12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Arkansas</text:p>
          </table:table-cell>
          <table:table-cell table:formula="of:=VLOOKUP([.C12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Arkansas</text:p>
          </table:table-cell>
          <table:table-cell table:formula="of:=VLOOKUP([.C12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9</text:p>
          </table:table-cell>
          <table:table-cell office:value-type="string" calcext:value-type="string">
            <text:p>Conway County</text:p>
          </table:table-cell>
          <table:table-cell office:value-type="string" calcext:value-type="string">
            <text:p>Arkansas</text:p>
          </table:table-cell>
          <table:table-cell table:formula="of:=VLOOKUP([.C12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1</text:p>
          </table:table-cell>
          <table:table-cell office:value-type="string" calcext:value-type="string">
            <text:p>Craighead County</text:p>
          </table:table-cell>
          <table:table-cell office:value-type="string" calcext:value-type="string">
            <text:p>Arkansas</text:p>
          </table:table-cell>
          <table:table-cell table:formula="of:=VLOOKUP([.C12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Arkansas</text:p>
          </table:table-cell>
          <table:table-cell table:formula="of:=VLOOKUP([.C12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Arkansas</text:p>
          </table:table-cell>
          <table:table-cell table:formula="of:=VLOOKUP([.C13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7</text:p>
          </table:table-cell>
          <table:table-cell office:value-type="string" calcext:value-type="string">
            <text:p>Cross County</text:p>
          </table:table-cell>
          <table:table-cell office:value-type="string" calcext:value-type="string">
            <text:p>Arkansas</text:p>
          </table:table-cell>
          <table:table-cell table:formula="of:=VLOOKUP([.C13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rkansas</text:p>
          </table:table-cell>
          <table:table-cell table:formula="of:=VLOOKUP([.C13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1</text:p>
          </table:table-cell>
          <table:table-cell office:value-type="string" calcext:value-type="string">
            <text:p>Desha County</text:p>
          </table:table-cell>
          <table:table-cell office:value-type="string" calcext:value-type="string">
            <text:p>Arkansas</text:p>
          </table:table-cell>
          <table:table-cell table:formula="of:=VLOOKUP([.C13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3</text:p>
          </table:table-cell>
          <table:table-cell office:value-type="string" calcext:value-type="string">
            <text:p>Drew County</text:p>
          </table:table-cell>
          <table:table-cell office:value-type="string" calcext:value-type="string">
            <text:p>Arkansas</text:p>
          </table:table-cell>
          <table:table-cell table:formula="of:=VLOOKUP([.C13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5</text:p>
          </table:table-cell>
          <table:table-cell office:value-type="string" calcext:value-type="string">
            <text:p>Faulkner County</text:p>
          </table:table-cell>
          <table:table-cell office:value-type="string" calcext:value-type="string">
            <text:p>Arkansas</text:p>
          </table:table-cell>
          <table:table-cell table:formula="of:=VLOOKUP([.C13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rkansas</text:p>
          </table:table-cell>
          <table:table-cell table:formula="of:=VLOOKUP([.C13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Arkansas</text:p>
          </table:table-cell>
          <table:table-cell table:formula="of:=VLOOKUP([.C13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1</text:p>
          </table:table-cell>
          <table:table-cell office:value-type="string" calcext:value-type="string">
            <text:p>Garland County</text:p>
          </table:table-cell>
          <table:table-cell office:value-type="string" calcext:value-type="string">
            <text:p>Arkansas</text:p>
          </table:table-cell>
          <table:table-cell table:formula="of:=VLOOKUP([.C13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Arkansas</text:p>
          </table:table-cell>
          <table:table-cell table:formula="of:=VLOOKUP([.C13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rkansas</text:p>
          </table:table-cell>
          <table:table-cell table:formula="of:=VLOOKUP([.C14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7</text:p>
          </table:table-cell>
          <table:table-cell office:value-type="string" calcext:value-type="string">
            <text:p>Hempstead County</text:p>
          </table:table-cell>
          <table:table-cell office:value-type="string" calcext:value-type="string">
            <text:p>Arkansas</text:p>
          </table:table-cell>
          <table:table-cell table:formula="of:=VLOOKUP([.C14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9</text:p>
          </table:table-cell>
          <table:table-cell office:value-type="string" calcext:value-type="string">
            <text:p>Hot Spring County</text:p>
          </table:table-cell>
          <table:table-cell office:value-type="string" calcext:value-type="string">
            <text:p>Arkansas</text:p>
          </table:table-cell>
          <table:table-cell table:formula="of:=VLOOKUP([.C14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1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Arkansas</text:p>
          </table:table-cell>
          <table:table-cell table:formula="of:=VLOOKUP([.C14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3</text:p>
          </table:table-cell>
          <table:table-cell office:value-type="string" calcext:value-type="string">
            <text:p>Independence County</text:p>
          </table:table-cell>
          <table:table-cell office:value-type="string" calcext:value-type="string">
            <text:p>Arkansas</text:p>
          </table:table-cell>
          <table:table-cell table:formula="of:=VLOOKUP([.C14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5</text:p>
          </table:table-cell>
          <table:table-cell office:value-type="string" calcext:value-type="string">
            <text:p>Izard County</text:p>
          </table:table-cell>
          <table:table-cell office:value-type="string" calcext:value-type="string">
            <text:p>Arkansas</text:p>
          </table:table-cell>
          <table:table-cell table:formula="of:=VLOOKUP([.C14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rkansas</text:p>
          </table:table-cell>
          <table:table-cell table:formula="of:=VLOOKUP([.C14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rkansas</text:p>
          </table:table-cell>
          <table:table-cell table:formula="of:=VLOOKUP([.C14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Arkansas</text:p>
          </table:table-cell>
          <table:table-cell table:formula="of:=VLOOKUP([.C14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3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Arkansas</text:p>
          </table:table-cell>
          <table:table-cell table:formula="of:=VLOOKUP([.C14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5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rkansas</text:p>
          </table:table-cell>
          <table:table-cell table:formula="of:=VLOOKUP([.C15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rkansas</text:p>
          </table:table-cell>
          <table:table-cell table:formula="of:=VLOOKUP([.C15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Arkansas</text:p>
          </table:table-cell>
          <table:table-cell table:formula="of:=VLOOKUP([.C15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1</text:p>
          </table:table-cell>
          <table:table-cell office:value-type="string" calcext:value-type="string">
            <text:p>Little River County</text:p>
          </table:table-cell>
          <table:table-cell office:value-type="string" calcext:value-type="string">
            <text:p>Arkansas</text:p>
          </table:table-cell>
          <table:table-cell table:formula="of:=VLOOKUP([.C15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Arkansas</text:p>
          </table:table-cell>
          <table:table-cell table:formula="of:=VLOOKUP([.C15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5</text:p>
          </table:table-cell>
          <table:table-cell office:value-type="string" calcext:value-type="string">
            <text:p>Lonoke County</text:p>
          </table:table-cell>
          <table:table-cell office:value-type="string" calcext:value-type="string">
            <text:p>Arkansas</text:p>
          </table:table-cell>
          <table:table-cell table:formula="of:=VLOOKUP([.C15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rkansas</text:p>
          </table:table-cell>
          <table:table-cell table:formula="of:=VLOOKUP([.C15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rkansas</text:p>
          </table:table-cell>
          <table:table-cell table:formula="of:=VLOOKUP([.C15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Arkansas</text:p>
          </table:table-cell>
          <table:table-cell table:formula="of:=VLOOKUP([.C15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Arkansas</text:p>
          </table:table-cell>
          <table:table-cell table:formula="of:=VLOOKUP([.C15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rkansas</text:p>
          </table:table-cell>
          <table:table-cell table:formula="of:=VLOOKUP([.C16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rkansas</text:p>
          </table:table-cell>
          <table:table-cell table:formula="of:=VLOOKUP([.C16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9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Arkansas</text:p>
          </table:table-cell>
          <table:table-cell table:formula="of:=VLOOKUP([.C16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Arkansas</text:p>
          </table:table-cell>
          <table:table-cell table:formula="of:=VLOOKUP([.C16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Ouachita County</text:p>
          </table:table-cell>
          <table:table-cell office:value-type="string" calcext:value-type="string">
            <text:p>Arkansas</text:p>
          </table:table-cell>
          <table:table-cell table:formula="of:=VLOOKUP([.C16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rkansas</text:p>
          </table:table-cell>
          <table:table-cell table:formula="of:=VLOOKUP([.C16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Arkansas</text:p>
          </table:table-cell>
          <table:table-cell table:formula="of:=VLOOKUP([.C16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rkansas</text:p>
          </table:table-cell>
          <table:table-cell table:formula="of:=VLOOKUP([.C16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1</text:p>
          </table:table-cell>
          <table:table-cell office:value-type="string" calcext:value-type="string">
            <text:p>Poinsett County</text:p>
          </table:table-cell>
          <table:table-cell office:value-type="string" calcext:value-type="string">
            <text:p>Arkansas</text:p>
          </table:table-cell>
          <table:table-cell table:formula="of:=VLOOKUP([.C16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Arkansas</text:p>
          </table:table-cell>
          <table:table-cell table:formula="of:=VLOOKUP([.C16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5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Arkansas</text:p>
          </table:table-cell>
          <table:table-cell table:formula="of:=VLOOKUP([.C17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7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Arkansas</text:p>
          </table:table-cell>
          <table:table-cell table:formula="of:=VLOOKUP([.C17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Arkansas</text:p>
          </table:table-cell>
          <table:table-cell table:formula="of:=VLOOKUP([.C17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rkansas</text:p>
          </table:table-cell>
          <table:table-cell table:formula="of:=VLOOKUP([.C17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3</text:p>
          </table:table-cell>
          <table:table-cell office:value-type="string" calcext:value-type="string">
            <text:p>St. Francis County</text:p>
          </table:table-cell>
          <table:table-cell office:value-type="string" calcext:value-type="string">
            <text:p>Arkansas</text:p>
          </table:table-cell>
          <table:table-cell table:formula="of:=VLOOKUP([.C17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Arkansas</text:p>
          </table:table-cell>
          <table:table-cell table:formula="of:=VLOOKUP([.C17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7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Arkansas</text:p>
          </table:table-cell>
          <table:table-cell table:formula="of:=VLOOKUP([.C17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9</text:p>
          </table:table-cell>
          <table:table-cell office:value-type="string" calcext:value-type="string">
            <text:p>Searcy County</text:p>
          </table:table-cell>
          <table:table-cell office:value-type="string" calcext:value-type="string">
            <text:p>Arkansas</text:p>
          </table:table-cell>
          <table:table-cell table:formula="of:=VLOOKUP([.C17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1</text:p>
          </table:table-cell>
          <table:table-cell office:value-type="string" calcext:value-type="string">
            <text:p>Sebastian County</text:p>
          </table:table-cell>
          <table:table-cell office:value-type="string" calcext:value-type="string">
            <text:p>Arkansas</text:p>
          </table:table-cell>
          <table:table-cell table:formula="of:=VLOOKUP([.C17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3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Arkansas</text:p>
          </table:table-cell>
          <table:table-cell table:formula="of:=VLOOKUP([.C17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5</text:p>
          </table:table-cell>
          <table:table-cell office:value-type="string" calcext:value-type="string">
            <text:p>Sharp County</text:p>
          </table:table-cell>
          <table:table-cell office:value-type="string" calcext:value-type="string">
            <text:p>Arkansas</text:p>
          </table:table-cell>
          <table:table-cell table:formula="of:=VLOOKUP([.C18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7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Arkansas</text:p>
          </table:table-cell>
          <table:table-cell table:formula="of:=VLOOKUP([.C18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Arkansas</text:p>
          </table:table-cell>
          <table:table-cell table:formula="of:=VLOOKUP([.C18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1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Arkansas</text:p>
          </table:table-cell>
          <table:table-cell table:formula="of:=VLOOKUP([.C18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rkansas</text:p>
          </table:table-cell>
          <table:table-cell table:formula="of:=VLOOKUP([.C18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Arkansas</text:p>
          </table:table-cell>
          <table:table-cell table:formula="of:=VLOOKUP([.C18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7</text:p>
          </table:table-cell>
          <table:table-cell office:value-type="string" calcext:value-type="string">
            <text:p>Woodruff County</text:p>
          </table:table-cell>
          <table:table-cell office:value-type="string" calcext:value-type="string">
            <text:p>Arkansas</text:p>
          </table:table-cell>
          <table:table-cell table:formula="of:=VLOOKUP([.C18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9</text:p>
          </table:table-cell>
          <table:table-cell office:value-type="string" calcext:value-type="string">
            <text:p>Yell County</text:p>
          </table:table-cell>
          <table:table-cell office:value-type="string" calcext:value-type="string">
            <text:p>Arkansas</text:p>
          </table:table-cell>
          <table:table-cell table:formula="of:=VLOOKUP([.C18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6001</text:p>
          </table:table-cell>
          <table:table-cell office:value-type="string" calcext:value-type="string">
            <text:p>Alameda County</text:p>
          </table:table-cell>
          <table:table-cell office:value-type="string" calcext:value-type="string">
            <text:p>California</text:p>
          </table:table-cell>
          <table:table-cell table:formula="of:=VLOOKUP([.C18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3</text:p>
          </table:table-cell>
          <table:table-cell office:value-type="string" calcext:value-type="string">
            <text:p>Alpine County</text:p>
          </table:table-cell>
          <table:table-cell office:value-type="string" calcext:value-type="string">
            <text:p>California</text:p>
          </table:table-cell>
          <table:table-cell table:formula="of:=VLOOKUP([.C18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5</text:p>
          </table:table-cell>
          <table:table-cell office:value-type="string" calcext:value-type="string">
            <text:p>Amador County</text:p>
          </table:table-cell>
          <table:table-cell office:value-type="string" calcext:value-type="string">
            <text:p>California</text:p>
          </table:table-cell>
          <table:table-cell table:formula="of:=VLOOKUP([.C19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7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California</text:p>
          </table:table-cell>
          <table:table-cell table:formula="of:=VLOOKUP([.C19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9</text:p>
          </table:table-cell>
          <table:table-cell office:value-type="string" calcext:value-type="string">
            <text:p>Calaveras County</text:p>
          </table:table-cell>
          <table:table-cell office:value-type="string" calcext:value-type="string">
            <text:p>California</text:p>
          </table:table-cell>
          <table:table-cell table:formula="of:=VLOOKUP([.C19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1</text:p>
          </table:table-cell>
          <table:table-cell office:value-type="string" calcext:value-type="string">
            <text:p>Colusa County</text:p>
          </table:table-cell>
          <table:table-cell office:value-type="string" calcext:value-type="string">
            <text:p>California</text:p>
          </table:table-cell>
          <table:table-cell table:formula="of:=VLOOKUP([.C19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3</text:p>
          </table:table-cell>
          <table:table-cell office:value-type="string" calcext:value-type="string">
            <text:p>Contra Costa County</text:p>
          </table:table-cell>
          <table:table-cell office:value-type="string" calcext:value-type="string">
            <text:p>California</text:p>
          </table:table-cell>
          <table:table-cell table:formula="of:=VLOOKUP([.C19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5</text:p>
          </table:table-cell>
          <table:table-cell office:value-type="string" calcext:value-type="string">
            <text:p>Del Norte County</text:p>
          </table:table-cell>
          <table:table-cell office:value-type="string" calcext:value-type="string">
            <text:p>California</text:p>
          </table:table-cell>
          <table:table-cell table:formula="of:=VLOOKUP([.C19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7</text:p>
          </table:table-cell>
          <table:table-cell office:value-type="string" calcext:value-type="string">
            <text:p>El Dorado County</text:p>
          </table:table-cell>
          <table:table-cell office:value-type="string" calcext:value-type="string">
            <text:p>California</text:p>
          </table:table-cell>
          <table:table-cell table:formula="of:=VLOOKUP([.C19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9</text:p>
          </table:table-cell>
          <table:table-cell office:value-type="string" calcext:value-type="string">
            <text:p>Fresno County</text:p>
          </table:table-cell>
          <table:table-cell office:value-type="string" calcext:value-type="string">
            <text:p>California</text:p>
          </table:table-cell>
          <table:table-cell table:formula="of:=VLOOKUP([.C19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1</text:p>
          </table:table-cell>
          <table:table-cell office:value-type="string" calcext:value-type="string">
            <text:p>Glenn County</text:p>
          </table:table-cell>
          <table:table-cell office:value-type="string" calcext:value-type="string">
            <text:p>California</text:p>
          </table:table-cell>
          <table:table-cell table:formula="of:=VLOOKUP([.C19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California</text:p>
          </table:table-cell>
          <table:table-cell table:formula="of:=VLOOKUP([.C19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5</text:p>
          </table:table-cell>
          <table:table-cell office:value-type="string" calcext:value-type="string">
            <text:p>Imperial County</text:p>
          </table:table-cell>
          <table:table-cell office:value-type="string" calcext:value-type="string">
            <text:p>California</text:p>
          </table:table-cell>
          <table:table-cell table:formula="of:=VLOOKUP([.C20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7</text:p>
          </table:table-cell>
          <table:table-cell office:value-type="string" calcext:value-type="string">
            <text:p>Inyo County</text:p>
          </table:table-cell>
          <table:table-cell office:value-type="string" calcext:value-type="string">
            <text:p>California</text:p>
          </table:table-cell>
          <table:table-cell table:formula="of:=VLOOKUP([.C20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9</text:p>
          </table:table-cell>
          <table:table-cell office:value-type="string" calcext:value-type="string">
            <text:p>Kern County</text:p>
          </table:table-cell>
          <table:table-cell office:value-type="string" calcext:value-type="string">
            <text:p>California</text:p>
          </table:table-cell>
          <table:table-cell table:formula="of:=VLOOKUP([.C20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1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California</text:p>
          </table:table-cell>
          <table:table-cell table:formula="of:=VLOOKUP([.C20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3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alifornia</text:p>
          </table:table-cell>
          <table:table-cell table:formula="of:=VLOOKUP([.C20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5</text:p>
          </table:table-cell>
          <table:table-cell office:value-type="string" calcext:value-type="string">
            <text:p>Lassen County</text:p>
          </table:table-cell>
          <table:table-cell office:value-type="string" calcext:value-type="string">
            <text:p>California</text:p>
          </table:table-cell>
          <table:table-cell table:formula="of:=VLOOKUP([.C20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7</text:p>
          </table:table-cell>
          <table:table-cell office:value-type="string" calcext:value-type="string">
            <text:p>Los Angeles County</text:p>
          </table:table-cell>
          <table:table-cell office:value-type="string" calcext:value-type="string">
            <text:p>California</text:p>
          </table:table-cell>
          <table:table-cell table:formula="of:=VLOOKUP([.C20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9</text:p>
          </table:table-cell>
          <table:table-cell office:value-type="string" calcext:value-type="string">
            <text:p>Madera County</text:p>
          </table:table-cell>
          <table:table-cell office:value-type="string" calcext:value-type="string">
            <text:p>California</text:p>
          </table:table-cell>
          <table:table-cell table:formula="of:=VLOOKUP([.C20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1</text:p>
          </table:table-cell>
          <table:table-cell office:value-type="string" calcext:value-type="string">
            <text:p>Marin County</text:p>
          </table:table-cell>
          <table:table-cell office:value-type="string" calcext:value-type="string">
            <text:p>California</text:p>
          </table:table-cell>
          <table:table-cell table:formula="of:=VLOOKUP([.C20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3</text:p>
          </table:table-cell>
          <table:table-cell office:value-type="string" calcext:value-type="string">
            <text:p>Mariposa County</text:p>
          </table:table-cell>
          <table:table-cell office:value-type="string" calcext:value-type="string">
            <text:p>California</text:p>
          </table:table-cell>
          <table:table-cell table:formula="of:=VLOOKUP([.C20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5</text:p>
          </table:table-cell>
          <table:table-cell office:value-type="string" calcext:value-type="string">
            <text:p>Mendocino County</text:p>
          </table:table-cell>
          <table:table-cell office:value-type="string" calcext:value-type="string">
            <text:p>California</text:p>
          </table:table-cell>
          <table:table-cell table:formula="of:=VLOOKUP([.C21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7</text:p>
          </table:table-cell>
          <table:table-cell office:value-type="string" calcext:value-type="string">
            <text:p>Merced County</text:p>
          </table:table-cell>
          <table:table-cell office:value-type="string" calcext:value-type="string">
            <text:p>California</text:p>
          </table:table-cell>
          <table:table-cell table:formula="of:=VLOOKUP([.C21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9</text:p>
          </table:table-cell>
          <table:table-cell office:value-type="string" calcext:value-type="string">
            <text:p>Modoc County</text:p>
          </table:table-cell>
          <table:table-cell office:value-type="string" calcext:value-type="string">
            <text:p>California</text:p>
          </table:table-cell>
          <table:table-cell table:formula="of:=VLOOKUP([.C21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1</text:p>
          </table:table-cell>
          <table:table-cell office:value-type="string" calcext:value-type="string">
            <text:p>Mono County</text:p>
          </table:table-cell>
          <table:table-cell office:value-type="string" calcext:value-type="string">
            <text:p>California</text:p>
          </table:table-cell>
          <table:table-cell table:formula="of:=VLOOKUP([.C21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3</text:p>
          </table:table-cell>
          <table:table-cell office:value-type="string" calcext:value-type="string">
            <text:p>Monterey County</text:p>
          </table:table-cell>
          <table:table-cell office:value-type="string" calcext:value-type="string">
            <text:p>California</text:p>
          </table:table-cell>
          <table:table-cell table:formula="of:=VLOOKUP([.C21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5</text:p>
          </table:table-cell>
          <table:table-cell office:value-type="string" calcext:value-type="string">
            <text:p>Napa County</text:p>
          </table:table-cell>
          <table:table-cell office:value-type="string" calcext:value-type="string">
            <text:p>California</text:p>
          </table:table-cell>
          <table:table-cell table:formula="of:=VLOOKUP([.C21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7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California</text:p>
          </table:table-cell>
          <table:table-cell table:formula="of:=VLOOKUP([.C21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9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California</text:p>
          </table:table-cell>
          <table:table-cell table:formula="of:=VLOOKUP([.C21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1</text:p>
          </table:table-cell>
          <table:table-cell office:value-type="string" calcext:value-type="string">
            <text:p>Placer County</text:p>
          </table:table-cell>
          <table:table-cell office:value-type="string" calcext:value-type="string">
            <text:p>California</text:p>
          </table:table-cell>
          <table:table-cell table:formula="of:=VLOOKUP([.C21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3</text:p>
          </table:table-cell>
          <table:table-cell office:value-type="string" calcext:value-type="string">
            <text:p>Plumas County</text:p>
          </table:table-cell>
          <table:table-cell office:value-type="string" calcext:value-type="string">
            <text:p>California</text:p>
          </table:table-cell>
          <table:table-cell table:formula="of:=VLOOKUP([.C21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5</text:p>
          </table:table-cell>
          <table:table-cell office:value-type="string" calcext:value-type="string">
            <text:p>Riverside County</text:p>
          </table:table-cell>
          <table:table-cell office:value-type="string" calcext:value-type="string">
            <text:p>California</text:p>
          </table:table-cell>
          <table:table-cell table:formula="of:=VLOOKUP([.C22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7</text:p>
          </table:table-cell>
          <table:table-cell office:value-type="string" calcext:value-type="string">
            <text:p>Sacramento County</text:p>
          </table:table-cell>
          <table:table-cell office:value-type="string" calcext:value-type="string">
            <text:p>California</text:p>
          </table:table-cell>
          <table:table-cell table:formula="of:=VLOOKUP([.C22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9</text:p>
          </table:table-cell>
          <table:table-cell office:value-type="string" calcext:value-type="string">
            <text:p>San Benito County</text:p>
          </table:table-cell>
          <table:table-cell office:value-type="string" calcext:value-type="string">
            <text:p>California</text:p>
          </table:table-cell>
          <table:table-cell table:formula="of:=VLOOKUP([.C22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1</text:p>
          </table:table-cell>
          <table:table-cell office:value-type="string" calcext:value-type="string">
            <text:p>San Bernardino County</text:p>
          </table:table-cell>
          <table:table-cell office:value-type="string" calcext:value-type="string">
            <text:p>California</text:p>
          </table:table-cell>
          <table:table-cell table:formula="of:=VLOOKUP([.C22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3</text:p>
          </table:table-cell>
          <table:table-cell office:value-type="string" calcext:value-type="string">
            <text:p>San Diego County</text:p>
          </table:table-cell>
          <table:table-cell office:value-type="string" calcext:value-type="string">
            <text:p>California</text:p>
          </table:table-cell>
          <table:table-cell table:formula="of:=VLOOKUP([.C22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5</text:p>
          </table:table-cell>
          <table:table-cell office:value-type="string" calcext:value-type="string">
            <text:p>San Francisco, City and County of</text:p>
          </table:table-cell>
          <table:table-cell office:value-type="string" calcext:value-type="string">
            <text:p>California</text:p>
          </table:table-cell>
          <table:table-cell table:formula="of:=VLOOKUP([.C22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7</text:p>
          </table:table-cell>
          <table:table-cell office:value-type="string" calcext:value-type="string">
            <text:p>San Joaquin County</text:p>
          </table:table-cell>
          <table:table-cell office:value-type="string" calcext:value-type="string">
            <text:p>California</text:p>
          </table:table-cell>
          <table:table-cell table:formula="of:=VLOOKUP([.C22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9</text:p>
          </table:table-cell>
          <table:table-cell office:value-type="string" calcext:value-type="string">
            <text:p>San Luis Obispo County</text:p>
          </table:table-cell>
          <table:table-cell office:value-type="string" calcext:value-type="string">
            <text:p>California</text:p>
          </table:table-cell>
          <table:table-cell table:formula="of:=VLOOKUP([.C22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1</text:p>
          </table:table-cell>
          <table:table-cell office:value-type="string" calcext:value-type="string">
            <text:p>San Mateo County</text:p>
          </table:table-cell>
          <table:table-cell office:value-type="string" calcext:value-type="string">
            <text:p>California</text:p>
          </table:table-cell>
          <table:table-cell table:formula="of:=VLOOKUP([.C22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3</text:p>
          </table:table-cell>
          <table:table-cell office:value-type="string" calcext:value-type="string">
            <text:p>Santa Barbara County</text:p>
          </table:table-cell>
          <table:table-cell office:value-type="string" calcext:value-type="string">
            <text:p>California</text:p>
          </table:table-cell>
          <table:table-cell table:formula="of:=VLOOKUP([.C22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5</text:p>
          </table:table-cell>
          <table:table-cell office:value-type="string" calcext:value-type="string">
            <text:p>Santa Clara County</text:p>
          </table:table-cell>
          <table:table-cell office:value-type="string" calcext:value-type="string">
            <text:p>California</text:p>
          </table:table-cell>
          <table:table-cell table:formula="of:=VLOOKUP([.C23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7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California</text:p>
          </table:table-cell>
          <table:table-cell table:formula="of:=VLOOKUP([.C23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9</text:p>
          </table:table-cell>
          <table:table-cell office:value-type="string" calcext:value-type="string">
            <text:p>Shasta County</text:p>
          </table:table-cell>
          <table:table-cell office:value-type="string" calcext:value-type="string">
            <text:p>California</text:p>
          </table:table-cell>
          <table:table-cell table:formula="of:=VLOOKUP([.C23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California</text:p>
          </table:table-cell>
          <table:table-cell table:formula="of:=VLOOKUP([.C23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3</text:p>
          </table:table-cell>
          <table:table-cell office:value-type="string" calcext:value-type="string">
            <text:p>Siskiyou County</text:p>
          </table:table-cell>
          <table:table-cell office:value-type="string" calcext:value-type="string">
            <text:p>California</text:p>
          </table:table-cell>
          <table:table-cell table:formula="of:=VLOOKUP([.C23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5</text:p>
          </table:table-cell>
          <table:table-cell office:value-type="string" calcext:value-type="string">
            <text:p>Solano County</text:p>
          </table:table-cell>
          <table:table-cell office:value-type="string" calcext:value-type="string">
            <text:p>California</text:p>
          </table:table-cell>
          <table:table-cell table:formula="of:=VLOOKUP([.C23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7</text:p>
          </table:table-cell>
          <table:table-cell office:value-type="string" calcext:value-type="string">
            <text:p>Sonoma County</text:p>
          </table:table-cell>
          <table:table-cell office:value-type="string" calcext:value-type="string">
            <text:p>California</text:p>
          </table:table-cell>
          <table:table-cell table:formula="of:=VLOOKUP([.C23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9</text:p>
          </table:table-cell>
          <table:table-cell office:value-type="string" calcext:value-type="string">
            <text:p>Stanislaus County</text:p>
          </table:table-cell>
          <table:table-cell office:value-type="string" calcext:value-type="string">
            <text:p>California</text:p>
          </table:table-cell>
          <table:table-cell table:formula="of:=VLOOKUP([.C23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Sutter County</text:p>
          </table:table-cell>
          <table:table-cell office:value-type="string" calcext:value-type="string">
            <text:p>California</text:p>
          </table:table-cell>
          <table:table-cell table:formula="of:=VLOOKUP([.C23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Tehama County</text:p>
          </table:table-cell>
          <table:table-cell office:value-type="string" calcext:value-type="string">
            <text:p>California</text:p>
          </table:table-cell>
          <table:table-cell table:formula="of:=VLOOKUP([.C23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California</text:p>
          </table:table-cell>
          <table:table-cell table:formula="of:=VLOOKUP([.C24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Tulare County</text:p>
          </table:table-cell>
          <table:table-cell office:value-type="string" calcext:value-type="string">
            <text:p>California</text:p>
          </table:table-cell>
          <table:table-cell table:formula="of:=VLOOKUP([.C24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Tuolumne County</text:p>
          </table:table-cell>
          <table:table-cell office:value-type="string" calcext:value-type="string">
            <text:p>California</text:p>
          </table:table-cell>
          <table:table-cell table:formula="of:=VLOOKUP([.C24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Ventura County</text:p>
          </table:table-cell>
          <table:table-cell office:value-type="string" calcext:value-type="string">
            <text:p>California</text:p>
          </table:table-cell>
          <table:table-cell table:formula="of:=VLOOKUP([.C24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Yolo County</text:p>
          </table:table-cell>
          <table:table-cell office:value-type="string" calcext:value-type="string">
            <text:p>California</text:p>
          </table:table-cell>
          <table:table-cell table:formula="of:=VLOOKUP([.C24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Yuba County</text:p>
          </table:table-cell>
          <table:table-cell office:value-type="string" calcext:value-type="string">
            <text:p>California</text:p>
          </table:table-cell>
          <table:table-cell table:formula="of:=VLOOKUP([.C24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olorado</text:p>
          </table:table-cell>
          <table:table-cell table:formula="of:=VLOOKUP([.C24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Alamosa County</text:p>
          </table:table-cell>
          <table:table-cell office:value-type="string" calcext:value-type="string">
            <text:p>Colorado</text:p>
          </table:table-cell>
          <table:table-cell table:formula="of:=VLOOKUP([.C24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Arapahoe County</text:p>
          </table:table-cell>
          <table:table-cell office:value-type="string" calcext:value-type="string">
            <text:p>Colorado</text:p>
          </table:table-cell>
          <table:table-cell table:formula="of:=VLOOKUP([.C24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Archuleta County</text:p>
          </table:table-cell>
          <table:table-cell office:value-type="string" calcext:value-type="string">
            <text:p>Colorado</text:p>
          </table:table-cell>
          <table:table-cell table:formula="of:=VLOOKUP([.C24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Baca County</text:p>
          </table:table-cell>
          <table:table-cell office:value-type="string" calcext:value-type="string">
            <text:p>Colorado</text:p>
          </table:table-cell>
          <table:table-cell table:formula="of:=VLOOKUP([.C25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Bent County</text:p>
          </table:table-cell>
          <table:table-cell office:value-type="string" calcext:value-type="string">
            <text:p>Colorado</text:p>
          </table:table-cell>
          <table:table-cell table:formula="of:=VLOOKUP([.C25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Boulder County</text:p>
          </table:table-cell>
          <table:table-cell office:value-type="string" calcext:value-type="string">
            <text:p>Colorado</text:p>
          </table:table-cell>
          <table:table-cell table:formula="of:=VLOOKUP([.C25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Broomfield, City and County of</text:p>
          </table:table-cell>
          <table:table-cell office:value-type="string" calcext:value-type="string">
            <text:p>Colorado</text:p>
          </table:table-cell>
          <table:table-cell table:formula="of:=VLOOKUP([.C25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Chaffee County</text:p>
          </table:table-cell>
          <table:table-cell office:value-type="string" calcext:value-type="string">
            <text:p>Colorado</text:p>
          </table:table-cell>
          <table:table-cell table:formula="of:=VLOOKUP([.C25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Colorado</text:p>
          </table:table-cell>
          <table:table-cell table:formula="of:=VLOOKUP([.C25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Clear Creek County</text:p>
          </table:table-cell>
          <table:table-cell office:value-type="string" calcext:value-type="string">
            <text:p>Colorado</text:p>
          </table:table-cell>
          <table:table-cell table:formula="of:=VLOOKUP([.C25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Conejos County</text:p>
          </table:table-cell>
          <table:table-cell office:value-type="string" calcext:value-type="string">
            <text:p>Colorado</text:p>
          </table:table-cell>
          <table:table-cell table:formula="of:=VLOOKUP([.C25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Costilla County</text:p>
          </table:table-cell>
          <table:table-cell office:value-type="string" calcext:value-type="string">
            <text:p>Colorado</text:p>
          </table:table-cell>
          <table:table-cell table:formula="of:=VLOOKUP([.C25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Crowley County</text:p>
          </table:table-cell>
          <table:table-cell office:value-type="string" calcext:value-type="string">
            <text:p>Colorado</text:p>
          </table:table-cell>
          <table:table-cell table:formula="of:=VLOOKUP([.C25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Colorado</text:p>
          </table:table-cell>
          <table:table-cell table:formula="of:=VLOOKUP([.C26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Colorado</text:p>
          </table:table-cell>
          <table:table-cell table:formula="of:=VLOOKUP([.C26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Denver, City and County of</text:p>
          </table:table-cell>
          <table:table-cell office:value-type="string" calcext:value-type="string">
            <text:p>Colorado</text:p>
          </table:table-cell>
          <table:table-cell table:formula="of:=VLOOKUP([.C26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Dolores County</text:p>
          </table:table-cell>
          <table:table-cell office:value-type="string" calcext:value-type="string">
            <text:p>Colorado</text:p>
          </table:table-cell>
          <table:table-cell table:formula="of:=VLOOKUP([.C26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Colorado</text:p>
          </table:table-cell>
          <table:table-cell table:formula="of:=VLOOKUP([.C26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Eagle County</text:p>
          </table:table-cell>
          <table:table-cell office:value-type="string" calcext:value-type="string">
            <text:p>Colorado</text:p>
          </table:table-cell>
          <table:table-cell table:formula="of:=VLOOKUP([.C26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9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Colorado</text:p>
          </table:table-cell>
          <table:table-cell table:formula="of:=VLOOKUP([.C26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Colorado</text:p>
          </table:table-cell>
          <table:table-cell table:formula="of:=VLOOKUP([.C26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Colorado</text:p>
          </table:table-cell>
          <table:table-cell table:formula="of:=VLOOKUP([.C26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5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Colorado</text:p>
          </table:table-cell>
          <table:table-cell table:formula="of:=VLOOKUP([.C26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7</text:p>
          </table:table-cell>
          <table:table-cell office:value-type="string" calcext:value-type="string">
            <text:p>Gilpin County</text:p>
          </table:table-cell>
          <table:table-cell office:value-type="string" calcext:value-type="string">
            <text:p>Colorado</text:p>
          </table:table-cell>
          <table:table-cell table:formula="of:=VLOOKUP([.C27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Colorado</text:p>
          </table:table-cell>
          <table:table-cell table:formula="of:=VLOOKUP([.C27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1</text:p>
          </table:table-cell>
          <table:table-cell office:value-type="string" calcext:value-type="string">
            <text:p>Gunnison County</text:p>
          </table:table-cell>
          <table:table-cell office:value-type="string" calcext:value-type="string">
            <text:p>Colorado</text:p>
          </table:table-cell>
          <table:table-cell table:formula="of:=VLOOKUP([.C27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3</text:p>
          </table:table-cell>
          <table:table-cell office:value-type="string" calcext:value-type="string">
            <text:p>Hinsdale County</text:p>
          </table:table-cell>
          <table:table-cell office:value-type="string" calcext:value-type="string">
            <text:p>Colorado</text:p>
          </table:table-cell>
          <table:table-cell table:formula="of:=VLOOKUP([.C27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5</text:p>
          </table:table-cell>
          <table:table-cell office:value-type="string" calcext:value-type="string">
            <text:p>Huerfano County</text:p>
          </table:table-cell>
          <table:table-cell office:value-type="string" calcext:value-type="string">
            <text:p>Colorado</text:p>
          </table:table-cell>
          <table:table-cell table:formula="of:=VLOOKUP([.C27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Colorado</text:p>
          </table:table-cell>
          <table:table-cell table:formula="of:=VLOOKUP([.C27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Colorado</text:p>
          </table:table-cell>
          <table:table-cell table:formula="of:=VLOOKUP([.C27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1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Colorado</text:p>
          </table:table-cell>
          <table:table-cell table:formula="of:=VLOOKUP([.C27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3</text:p>
          </table:table-cell>
          <table:table-cell office:value-type="string" calcext:value-type="string">
            <text:p>Kit Carson County</text:p>
          </table:table-cell>
          <table:table-cell office:value-type="string" calcext:value-type="string">
            <text:p>Colorado</text:p>
          </table:table-cell>
          <table:table-cell table:formula="of:=VLOOKUP([.C27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olorado</text:p>
          </table:table-cell>
          <table:table-cell table:formula="of:=VLOOKUP([.C27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7</text:p>
          </table:table-cell>
          <table:table-cell office:value-type="string" calcext:value-type="string">
            <text:p>La Plata County</text:p>
          </table:table-cell>
          <table:table-cell office:value-type="string" calcext:value-type="string">
            <text:p>Colorado</text:p>
          </table:table-cell>
          <table:table-cell table:formula="of:=VLOOKUP([.C28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9</text:p>
          </table:table-cell>
          <table:table-cell office:value-type="string" calcext:value-type="string">
            <text:p>Larimer County</text:p>
          </table:table-cell>
          <table:table-cell office:value-type="string" calcext:value-type="string">
            <text:p>Colorado</text:p>
          </table:table-cell>
          <table:table-cell table:formula="of:=VLOOKUP([.C28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1</text:p>
          </table:table-cell>
          <table:table-cell office:value-type="string" calcext:value-type="string">
            <text:p>Las Animas County</text:p>
          </table:table-cell>
          <table:table-cell office:value-type="string" calcext:value-type="string">
            <text:p>Colorado</text:p>
          </table:table-cell>
          <table:table-cell table:formula="of:=VLOOKUP([.C28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Colorado</text:p>
          </table:table-cell>
          <table:table-cell table:formula="of:=VLOOKUP([.C28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Colorado</text:p>
          </table:table-cell>
          <table:table-cell table:formula="of:=VLOOKUP([.C28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7</text:p>
          </table:table-cell>
          <table:table-cell office:value-type="string" calcext:value-type="string">
            <text:p>Mesa County</text:p>
          </table:table-cell>
          <table:table-cell office:value-type="string" calcext:value-type="string">
            <text:p>Colorado</text:p>
          </table:table-cell>
          <table:table-cell table:formula="of:=VLOOKUP([.C28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9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Colorado</text:p>
          </table:table-cell>
          <table:table-cell table:formula="of:=VLOOKUP([.C28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1</text:p>
          </table:table-cell>
          <table:table-cell office:value-type="string" calcext:value-type="string">
            <text:p>Moffat County</text:p>
          </table:table-cell>
          <table:table-cell office:value-type="string" calcext:value-type="string">
            <text:p>Colorado</text:p>
          </table:table-cell>
          <table:table-cell table:formula="of:=VLOOKUP([.C28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3</text:p>
          </table:table-cell>
          <table:table-cell office:value-type="string" calcext:value-type="string">
            <text:p>Montezuma County</text:p>
          </table:table-cell>
          <table:table-cell office:value-type="string" calcext:value-type="string">
            <text:p>Colorado</text:p>
          </table:table-cell>
          <table:table-cell table:formula="of:=VLOOKUP([.C28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5</text:p>
          </table:table-cell>
          <table:table-cell office:value-type="string" calcext:value-type="string">
            <text:p>Montrose County</text:p>
          </table:table-cell>
          <table:table-cell office:value-type="string" calcext:value-type="string">
            <text:p>Colorado</text:p>
          </table:table-cell>
          <table:table-cell table:formula="of:=VLOOKUP([.C28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Colorado</text:p>
          </table:table-cell>
          <table:table-cell table:formula="of:=VLOOKUP([.C29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9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Colorado</text:p>
          </table:table-cell>
          <table:table-cell table:formula="of:=VLOOKUP([.C29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1</text:p>
          </table:table-cell>
          <table:table-cell office:value-type="string" calcext:value-type="string">
            <text:p>Ouray County</text:p>
          </table:table-cell>
          <table:table-cell office:value-type="string" calcext:value-type="string">
            <text:p>Colorado</text:p>
          </table:table-cell>
          <table:table-cell table:formula="of:=VLOOKUP([.C29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3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Colorado</text:p>
          </table:table-cell>
          <table:table-cell table:formula="of:=VLOOKUP([.C29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5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Colorado</text:p>
          </table:table-cell>
          <table:table-cell table:formula="of:=VLOOKUP([.C29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7</text:p>
          </table:table-cell>
          <table:table-cell office:value-type="string" calcext:value-type="string">
            <text:p>Pitkin County</text:p>
          </table:table-cell>
          <table:table-cell office:value-type="string" calcext:value-type="string">
            <text:p>Colorado</text:p>
          </table:table-cell>
          <table:table-cell table:formula="of:=VLOOKUP([.C29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9</text:p>
          </table:table-cell>
          <table:table-cell office:value-type="string" calcext:value-type="string">
            <text:p>Prowers County</text:p>
          </table:table-cell>
          <table:table-cell office:value-type="string" calcext:value-type="string">
            <text:p>Colorado</text:p>
          </table:table-cell>
          <table:table-cell table:formula="of:=VLOOKUP([.C29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Pueblo County</text:p>
          </table:table-cell>
          <table:table-cell office:value-type="string" calcext:value-type="string">
            <text:p>Colorado</text:p>
          </table:table-cell>
          <table:table-cell table:formula="of:=VLOOKUP([.C29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Rio Blanco County</text:p>
          </table:table-cell>
          <table:table-cell office:value-type="string" calcext:value-type="string">
            <text:p>Colorado</text:p>
          </table:table-cell>
          <table:table-cell table:formula="of:=VLOOKUP([.C29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Rio Grande County</text:p>
          </table:table-cell>
          <table:table-cell office:value-type="string" calcext:value-type="string">
            <text:p>Colorado</text:p>
          </table:table-cell>
          <table:table-cell table:formula="of:=VLOOKUP([.C29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Routt County</text:p>
          </table:table-cell>
          <table:table-cell office:value-type="string" calcext:value-type="string">
            <text:p>Colorado</text:p>
          </table:table-cell>
          <table:table-cell table:formula="of:=VLOOKUP([.C30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Saguache County</text:p>
          </table:table-cell>
          <table:table-cell office:value-type="string" calcext:value-type="string">
            <text:p>Colorado</text:p>
          </table:table-cell>
          <table:table-cell table:formula="of:=VLOOKUP([.C30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Colorado</text:p>
          </table:table-cell>
          <table:table-cell table:formula="of:=VLOOKUP([.C30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3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Colorado</text:p>
          </table:table-cell>
          <table:table-cell table:formula="of:=VLOOKUP([.C30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5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Colorado</text:p>
          </table:table-cell>
          <table:table-cell table:formula="of:=VLOOKUP([.C30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7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Colorado</text:p>
          </table:table-cell>
          <table:table-cell table:formula="of:=VLOOKUP([.C30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9</text:p>
          </table:table-cell>
          <table:table-cell office:value-type="string" calcext:value-type="string">
            <text:p>Teller County</text:p>
          </table:table-cell>
          <table:table-cell office:value-type="string" calcext:value-type="string">
            <text:p>Colorado</text:p>
          </table:table-cell>
          <table:table-cell table:formula="of:=VLOOKUP([.C30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Colorado</text:p>
          </table:table-cell>
          <table:table-cell table:formula="of:=VLOOKUP([.C30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3</text:p>
          </table:table-cell>
          <table:table-cell office:value-type="string" calcext:value-type="string">
            <text:p>Weld County</text:p>
          </table:table-cell>
          <table:table-cell office:value-type="string" calcext:value-type="string">
            <text:p>Colorado</text:p>
          </table:table-cell>
          <table:table-cell table:formula="of:=VLOOKUP([.C30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5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Colorado</text:p>
          </table:table-cell>
          <table:table-cell table:formula="of:=VLOOKUP([.C30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9001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Connecticut</text:p>
          </table:table-cell>
          <table:table-cell table:formula="of:=VLOOKUP([.C310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3</text:p>
          </table:table-cell>
          <table:table-cell office:value-type="string" calcext:value-type="string">
            <text:p>Hartford County</text:p>
          </table:table-cell>
          <table:table-cell office:value-type="string" calcext:value-type="string">
            <text:p>Connecticut</text:p>
          </table:table-cell>
          <table:table-cell table:formula="of:=VLOOKUP([.C311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5</text:p>
          </table:table-cell>
          <table:table-cell office:value-type="string" calcext:value-type="string">
            <text:p>Litchfield County</text:p>
          </table:table-cell>
          <table:table-cell office:value-type="string" calcext:value-type="string">
            <text:p>Connecticut</text:p>
          </table:table-cell>
          <table:table-cell table:formula="of:=VLOOKUP([.C312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Connecticut</text:p>
          </table:table-cell>
          <table:table-cell table:formula="of:=VLOOKUP([.C313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9</text:p>
          </table:table-cell>
          <table:table-cell office:value-type="string" calcext:value-type="string">
            <text:p>New Haven County</text:p>
          </table:table-cell>
          <table:table-cell office:value-type="string" calcext:value-type="string">
            <text:p>Connecticut</text:p>
          </table:table-cell>
          <table:table-cell table:formula="of:=VLOOKUP([.C314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1</text:p>
          </table:table-cell>
          <table:table-cell office:value-type="string" calcext:value-type="string">
            <text:p>New London County</text:p>
          </table:table-cell>
          <table:table-cell office:value-type="string" calcext:value-type="string">
            <text:p>Connecticut</text:p>
          </table:table-cell>
          <table:table-cell table:formula="of:=VLOOKUP([.C315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3</text:p>
          </table:table-cell>
          <table:table-cell office:value-type="string" calcext:value-type="string">
            <text:p>Tolland County</text:p>
          </table:table-cell>
          <table:table-cell office:value-type="string" calcext:value-type="string">
            <text:p>Connecticut</text:p>
          </table:table-cell>
          <table:table-cell table:formula="of:=VLOOKUP([.C316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Connecticut</text:p>
          </table:table-cell>
          <table:table-cell table:formula="of:=VLOOKUP([.C317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Delaware</text:p>
          </table:table-cell>
          <table:table-cell table:formula="of:=VLOOKUP([.C318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New Castle County</text:p>
          </table:table-cell>
          <table:table-cell office:value-type="string" calcext:value-type="string">
            <text:p>Delaware</text:p>
          </table:table-cell>
          <table:table-cell table:formula="of:=VLOOKUP([.C319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Delaware</text:p>
          </table:table-cell>
          <table:table-cell table:formula="of:=VLOOKUP([.C320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District of Columbia</text:p>
          </table:table-cell>
          <table:table-cell table:formula="of:=VLOOKUP([.C321];[$states.A$1:.B$1048576];2;0)" office:value-type="string" office:string-value="DC" calcext:value-type="string">
            <text:p>DC</text:p>
          </table:table-cell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Alachua County</text:p>
          </table:table-cell>
          <table:table-cell office:value-type="string" calcext:value-type="string">
            <text:p>Florida</text:p>
          </table:table-cell>
          <table:table-cell table:formula="of:=VLOOKUP([.C32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3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Florida</text:p>
          </table:table-cell>
          <table:table-cell table:formula="of:=VLOOKUP([.C32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5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Florida</text:p>
          </table:table-cell>
          <table:table-cell table:formula="of:=VLOOKUP([.C32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7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Florida</text:p>
          </table:table-cell>
          <table:table-cell table:formula="of:=VLOOKUP([.C32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9</text:p>
          </table:table-cell>
          <table:table-cell office:value-type="string" calcext:value-type="string">
            <text:p>Brevard County</text:p>
          </table:table-cell>
          <table:table-cell office:value-type="string" calcext:value-type="string">
            <text:p>Florida</text:p>
          </table:table-cell>
          <table:table-cell table:formula="of:=VLOOKUP([.C32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1</text:p>
          </table:table-cell>
          <table:table-cell office:value-type="string" calcext:value-type="string">
            <text:p>Broward County</text:p>
          </table:table-cell>
          <table:table-cell office:value-type="string" calcext:value-type="string">
            <text:p>Florida</text:p>
          </table:table-cell>
          <table:table-cell table:formula="of:=VLOOKUP([.C32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Florida</text:p>
          </table:table-cell>
          <table:table-cell table:formula="of:=VLOOKUP([.C32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5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Florida</text:p>
          </table:table-cell>
          <table:table-cell table:formula="of:=VLOOKUP([.C32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7</text:p>
          </table:table-cell>
          <table:table-cell office:value-type="string" calcext:value-type="string">
            <text:p>Citrus County</text:p>
          </table:table-cell>
          <table:table-cell office:value-type="string" calcext:value-type="string">
            <text:p>Florida</text:p>
          </table:table-cell>
          <table:table-cell table:formula="of:=VLOOKUP([.C33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9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Florida</text:p>
          </table:table-cell>
          <table:table-cell table:formula="of:=VLOOKUP([.C33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1</text:p>
          </table:table-cell>
          <table:table-cell office:value-type="string" calcext:value-type="string">
            <text:p>Collier County</text:p>
          </table:table-cell>
          <table:table-cell office:value-type="string" calcext:value-type="string">
            <text:p>Florida</text:p>
          </table:table-cell>
          <table:table-cell table:formula="of:=VLOOKUP([.C33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Florida</text:p>
          </table:table-cell>
          <table:table-cell table:formula="of:=VLOOKUP([.C33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7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Florida</text:p>
          </table:table-cell>
          <table:table-cell table:formula="of:=VLOOKUP([.C33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9</text:p>
          </table:table-cell>
          <table:table-cell office:value-type="string" calcext:value-type="string">
            <text:p>Dixie County</text:p>
          </table:table-cell>
          <table:table-cell office:value-type="string" calcext:value-type="string">
            <text:p>Florida</text:p>
          </table:table-cell>
          <table:table-cell table:formula="of:=VLOOKUP([.C33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Florida</text:p>
          </table:table-cell>
          <table:table-cell table:formula="of:=VLOOKUP([.C33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Florida</text:p>
          </table:table-cell>
          <table:table-cell table:formula="of:=VLOOKUP([.C33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5</text:p>
          </table:table-cell>
          <table:table-cell office:value-type="string" calcext:value-type="string">
            <text:p>Flagler County</text:p>
          </table:table-cell>
          <table:table-cell office:value-type="string" calcext:value-type="string">
            <text:p>Florida</text:p>
          </table:table-cell>
          <table:table-cell table:formula="of:=VLOOKUP([.C33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Florida</text:p>
          </table:table-cell>
          <table:table-cell table:formula="of:=VLOOKUP([.C33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9</text:p>
          </table:table-cell>
          <table:table-cell office:value-type="string" calcext:value-type="string">
            <text:p>Gadsden County</text:p>
          </table:table-cell>
          <table:table-cell office:value-type="string" calcext:value-type="string">
            <text:p>Florida</text:p>
          </table:table-cell>
          <table:table-cell table:formula="of:=VLOOKUP([.C34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1</text:p>
          </table:table-cell>
          <table:table-cell office:value-type="string" calcext:value-type="string">
            <text:p>Gilchrist County</text:p>
          </table:table-cell>
          <table:table-cell office:value-type="string" calcext:value-type="string">
            <text:p>Florida</text:p>
          </table:table-cell>
          <table:table-cell table:formula="of:=VLOOKUP([.C34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3</text:p>
          </table:table-cell>
          <table:table-cell office:value-type="string" calcext:value-type="string">
            <text:p>Glades County</text:p>
          </table:table-cell>
          <table:table-cell office:value-type="string" calcext:value-type="string">
            <text:p>Florida</text:p>
          </table:table-cell>
          <table:table-cell table:formula="of:=VLOOKUP([.C34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5</text:p>
          </table:table-cell>
          <table:table-cell office:value-type="string" calcext:value-type="string">
            <text:p>Gulf County</text:p>
          </table:table-cell>
          <table:table-cell office:value-type="string" calcext:value-type="string">
            <text:p>Florida</text:p>
          </table:table-cell>
          <table:table-cell table:formula="of:=VLOOKUP([.C34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Florida</text:p>
          </table:table-cell>
          <table:table-cell table:formula="of:=VLOOKUP([.C34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9</text:p>
          </table:table-cell>
          <table:table-cell office:value-type="string" calcext:value-type="string">
            <text:p>Hardee County</text:p>
          </table:table-cell>
          <table:table-cell office:value-type="string" calcext:value-type="string">
            <text:p>Florida</text:p>
          </table:table-cell>
          <table:table-cell table:formula="of:=VLOOKUP([.C34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1</text:p>
          </table:table-cell>
          <table:table-cell office:value-type="string" calcext:value-type="string">
            <text:p>Hendry County</text:p>
          </table:table-cell>
          <table:table-cell office:value-type="string" calcext:value-type="string">
            <text:p>Florida</text:p>
          </table:table-cell>
          <table:table-cell table:formula="of:=VLOOKUP([.C34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3</text:p>
          </table:table-cell>
          <table:table-cell office:value-type="string" calcext:value-type="string">
            <text:p>Hernando County</text:p>
          </table:table-cell>
          <table:table-cell office:value-type="string" calcext:value-type="string">
            <text:p>Florida</text:p>
          </table:table-cell>
          <table:table-cell table:formula="of:=VLOOKUP([.C34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5</text:p>
          </table:table-cell>
          <table:table-cell office:value-type="string" calcext:value-type="string">
            <text:p>Highlands County</text:p>
          </table:table-cell>
          <table:table-cell office:value-type="string" calcext:value-type="string">
            <text:p>Florida</text:p>
          </table:table-cell>
          <table:table-cell table:formula="of:=VLOOKUP([.C34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7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Florida</text:p>
          </table:table-cell>
          <table:table-cell table:formula="of:=VLOOKUP([.C34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9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Florida</text:p>
          </table:table-cell>
          <table:table-cell table:formula="of:=VLOOKUP([.C35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1</text:p>
          </table:table-cell>
          <table:table-cell office:value-type="string" calcext:value-type="string">
            <text:p>Indian River County</text:p>
          </table:table-cell>
          <table:table-cell office:value-type="string" calcext:value-type="string">
            <text:p>Florida</text:p>
          </table:table-cell>
          <table:table-cell table:formula="of:=VLOOKUP([.C35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Florida</text:p>
          </table:table-cell>
          <table:table-cell table:formula="of:=VLOOKUP([.C35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Florida</text:p>
          </table:table-cell>
          <table:table-cell table:formula="of:=VLOOKUP([.C35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Florida</text:p>
          </table:table-cell>
          <table:table-cell table:formula="of:=VLOOKUP([.C35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Florida</text:p>
          </table:table-cell>
          <table:table-cell table:formula="of:=VLOOKUP([.C35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Florida</text:p>
          </table:table-cell>
          <table:table-cell table:formula="of:=VLOOKUP([.C35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3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Florida</text:p>
          </table:table-cell>
          <table:table-cell table:formula="of:=VLOOKUP([.C35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5</text:p>
          </table:table-cell>
          <table:table-cell office:value-type="string" calcext:value-type="string">
            <text:p>Levy County</text:p>
          </table:table-cell>
          <table:table-cell office:value-type="string" calcext:value-type="string">
            <text:p>Florida</text:p>
          </table:table-cell>
          <table:table-cell table:formula="of:=VLOOKUP([.C35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7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Florida</text:p>
          </table:table-cell>
          <table:table-cell table:formula="of:=VLOOKUP([.C35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Florida</text:p>
          </table:table-cell>
          <table:table-cell table:formula="of:=VLOOKUP([.C36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1</text:p>
          </table:table-cell>
          <table:table-cell office:value-type="string" calcext:value-type="string">
            <text:p>Manatee County</text:p>
          </table:table-cell>
          <table:table-cell office:value-type="string" calcext:value-type="string">
            <text:p>Florida</text:p>
          </table:table-cell>
          <table:table-cell table:formula="of:=VLOOKUP([.C36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Florida</text:p>
          </table:table-cell>
          <table:table-cell table:formula="of:=VLOOKUP([.C36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5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Florida</text:p>
          </table:table-cell>
          <table:table-cell table:formula="of:=VLOOKUP([.C36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6</text:p>
          </table:table-cell>
          <table:table-cell office:value-type="string" calcext:value-type="string">
            <text:p>Miami-Dade County</text:p>
          </table:table-cell>
          <table:table-cell office:value-type="string" calcext:value-type="string">
            <text:p>Florida</text:p>
          </table:table-cell>
          <table:table-cell table:formula="of:=VLOOKUP([.C36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Florida</text:p>
          </table:table-cell>
          <table:table-cell table:formula="of:=VLOOKUP([.C36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Florida</text:p>
          </table:table-cell>
          <table:table-cell table:formula="of:=VLOOKUP([.C36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1</text:p>
          </table:table-cell>
          <table:table-cell office:value-type="string" calcext:value-type="string">
            <text:p>Okaloosa County</text:p>
          </table:table-cell>
          <table:table-cell office:value-type="string" calcext:value-type="string">
            <text:p>Florida</text:p>
          </table:table-cell>
          <table:table-cell table:formula="of:=VLOOKUP([.C36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3</text:p>
          </table:table-cell>
          <table:table-cell office:value-type="string" calcext:value-type="string">
            <text:p>Okeechobee County</text:p>
          </table:table-cell>
          <table:table-cell office:value-type="string" calcext:value-type="string">
            <text:p>Florida</text:p>
          </table:table-cell>
          <table:table-cell table:formula="of:=VLOOKUP([.C36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Florida</text:p>
          </table:table-cell>
          <table:table-cell table:formula="of:=VLOOKUP([.C36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7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Florida</text:p>
          </table:table-cell>
          <table:table-cell table:formula="of:=VLOOKUP([.C37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9</text:p>
          </table:table-cell>
          <table:table-cell office:value-type="string" calcext:value-type="string">
            <text:p>Palm Beach County</text:p>
          </table:table-cell>
          <table:table-cell office:value-type="string" calcext:value-type="string">
            <text:p>Florida</text:p>
          </table:table-cell>
          <table:table-cell table:formula="of:=VLOOKUP([.C37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Pasco County</text:p>
          </table:table-cell>
          <table:table-cell office:value-type="string" calcext:value-type="string">
            <text:p>Florida</text:p>
          </table:table-cell>
          <table:table-cell table:formula="of:=VLOOKUP([.C37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Pinellas County</text:p>
          </table:table-cell>
          <table:table-cell office:value-type="string" calcext:value-type="string">
            <text:p>Florida</text:p>
          </table:table-cell>
          <table:table-cell table:formula="of:=VLOOKUP([.C37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Florida</text:p>
          </table:table-cell>
          <table:table-cell table:formula="of:=VLOOKUP([.C37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Florida</text:p>
          </table:table-cell>
          <table:table-cell table:formula="of:=VLOOKUP([.C37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9</text:p>
          </table:table-cell>
          <table:table-cell office:value-type="string" calcext:value-type="string">
            <text:p>St. Johns County</text:p>
          </table:table-cell>
          <table:table-cell office:value-type="string" calcext:value-type="string">
            <text:p>Florida</text:p>
          </table:table-cell>
          <table:table-cell table:formula="of:=VLOOKUP([.C37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1</text:p>
          </table:table-cell>
          <table:table-cell office:value-type="string" calcext:value-type="string">
            <text:p>St. Lucie County</text:p>
          </table:table-cell>
          <table:table-cell office:value-type="string" calcext:value-type="string">
            <text:p>Florida</text:p>
          </table:table-cell>
          <table:table-cell table:formula="of:=VLOOKUP([.C37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3</text:p>
          </table:table-cell>
          <table:table-cell office:value-type="string" calcext:value-type="string">
            <text:p>Santa Rosa County</text:p>
          </table:table-cell>
          <table:table-cell office:value-type="string" calcext:value-type="string">
            <text:p>Florida</text:p>
          </table:table-cell>
          <table:table-cell table:formula="of:=VLOOKUP([.C37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5</text:p>
          </table:table-cell>
          <table:table-cell office:value-type="string" calcext:value-type="string">
            <text:p>Sarasota County</text:p>
          </table:table-cell>
          <table:table-cell office:value-type="string" calcext:value-type="string">
            <text:p>Florida</text:p>
          </table:table-cell>
          <table:table-cell table:formula="of:=VLOOKUP([.C37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7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Florida</text:p>
          </table:table-cell>
          <table:table-cell table:formula="of:=VLOOKUP([.C38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Florida</text:p>
          </table:table-cell>
          <table:table-cell table:formula="of:=VLOOKUP([.C38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1</text:p>
          </table:table-cell>
          <table:table-cell office:value-type="string" calcext:value-type="string">
            <text:p>Suwannee County</text:p>
          </table:table-cell>
          <table:table-cell office:value-type="string" calcext:value-type="string">
            <text:p>Florida</text:p>
          </table:table-cell>
          <table:table-cell table:formula="of:=VLOOKUP([.C38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Florida</text:p>
          </table:table-cell>
          <table:table-cell table:formula="of:=VLOOKUP([.C38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Florida</text:p>
          </table:table-cell>
          <table:table-cell table:formula="of:=VLOOKUP([.C38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7</text:p>
          </table:table-cell>
          <table:table-cell office:value-type="string" calcext:value-type="string">
            <text:p>Volusia County</text:p>
          </table:table-cell>
          <table:table-cell office:value-type="string" calcext:value-type="string">
            <text:p>Florida</text:p>
          </table:table-cell>
          <table:table-cell table:formula="of:=VLOOKUP([.C38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9</text:p>
          </table:table-cell>
          <table:table-cell office:value-type="string" calcext:value-type="string">
            <text:p>Wakulla County</text:p>
          </table:table-cell>
          <table:table-cell office:value-type="string" calcext:value-type="string">
            <text:p>Florida</text:p>
          </table:table-cell>
          <table:table-cell table:formula="of:=VLOOKUP([.C38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1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Florida</text:p>
          </table:table-cell>
          <table:table-cell table:formula="of:=VLOOKUP([.C38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Florida</text:p>
          </table:table-cell>
          <table:table-cell table:formula="of:=VLOOKUP([.C38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Appling County</text:p>
          </table:table-cell>
          <table:table-cell office:value-type="string" calcext:value-type="string">
            <text:p>Georgia</text:p>
          </table:table-cell>
          <table:table-cell table:formula="of:=VLOOKUP([.C3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3</text:p>
          </table:table-cell>
          <table:table-cell office:value-type="string" calcext:value-type="string">
            <text:p>Atkinson County</text:p>
          </table:table-cell>
          <table:table-cell office:value-type="string" calcext:value-type="string">
            <text:p>Georgia</text:p>
          </table:table-cell>
          <table:table-cell table:formula="of:=VLOOKUP([.C3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5</text:p>
          </table:table-cell>
          <table:table-cell office:value-type="string" calcext:value-type="string">
            <text:p>Bacon County</text:p>
          </table:table-cell>
          <table:table-cell office:value-type="string" calcext:value-type="string">
            <text:p>Georgia</text:p>
          </table:table-cell>
          <table:table-cell table:formula="of:=VLOOKUP([.C3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7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Georgia</text:p>
          </table:table-cell>
          <table:table-cell table:formula="of:=VLOOKUP([.C3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9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Georgia</text:p>
          </table:table-cell>
          <table:table-cell table:formula="of:=VLOOKUP([.C3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1</text:p>
          </table:table-cell>
          <table:table-cell office:value-type="string" calcext:value-type="string">
            <text:p>Banks County</text:p>
          </table:table-cell>
          <table:table-cell office:value-type="string" calcext:value-type="string">
            <text:p>Georgia</text:p>
          </table:table-cell>
          <table:table-cell table:formula="of:=VLOOKUP([.C3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3</text:p>
          </table:table-cell>
          <table:table-cell office:value-type="string" calcext:value-type="string">
            <text:p>Barrow County</text:p>
          </table:table-cell>
          <table:table-cell office:value-type="string" calcext:value-type="string">
            <text:p>Georgia</text:p>
          </table:table-cell>
          <table:table-cell table:formula="of:=VLOOKUP([.C3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5</text:p>
          </table:table-cell>
          <table:table-cell office:value-type="string" calcext:value-type="string">
            <text:p>Bartow County</text:p>
          </table:table-cell>
          <table:table-cell office:value-type="string" calcext:value-type="string">
            <text:p>Georgia</text:p>
          </table:table-cell>
          <table:table-cell table:formula="of:=VLOOKUP([.C3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7</text:p>
          </table:table-cell>
          <table:table-cell office:value-type="string" calcext:value-type="string">
            <text:p>Ben Hill County</text:p>
          </table:table-cell>
          <table:table-cell office:value-type="string" calcext:value-type="string">
            <text:p>Georgia</text:p>
          </table:table-cell>
          <table:table-cell table:formula="of:=VLOOKUP([.C3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9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Georgia</text:p>
          </table:table-cell>
          <table:table-cell table:formula="of:=VLOOKUP([.C3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1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Georgia</text:p>
          </table:table-cell>
          <table:table-cell table:formula="of:=VLOOKUP([.C3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3</text:p>
          </table:table-cell>
          <table:table-cell office:value-type="string" calcext:value-type="string">
            <text:p>Bleckley County</text:p>
          </table:table-cell>
          <table:table-cell office:value-type="string" calcext:value-type="string">
            <text:p>Georgia</text:p>
          </table:table-cell>
          <table:table-cell table:formula="of:=VLOOKUP([.C4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5</text:p>
          </table:table-cell>
          <table:table-cell office:value-type="string" calcext:value-type="string">
            <text:p>Brantley County</text:p>
          </table:table-cell>
          <table:table-cell office:value-type="string" calcext:value-type="string">
            <text:p>Georgia</text:p>
          </table:table-cell>
          <table:table-cell table:formula="of:=VLOOKUP([.C4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Georgia</text:p>
          </table:table-cell>
          <table:table-cell table:formula="of:=VLOOKUP([.C4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9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Georgia</text:p>
          </table:table-cell>
          <table:table-cell table:formula="of:=VLOOKUP([.C4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1</text:p>
          </table:table-cell>
          <table:table-cell office:value-type="string" calcext:value-type="string">
            <text:p>Bulloch County</text:p>
          </table:table-cell>
          <table:table-cell office:value-type="string" calcext:value-type="string">
            <text:p>Georgia</text:p>
          </table:table-cell>
          <table:table-cell table:formula="of:=VLOOKUP([.C4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Georgia</text:p>
          </table:table-cell>
          <table:table-cell table:formula="of:=VLOOKUP([.C4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5</text:p>
          </table:table-cell>
          <table:table-cell office:value-type="string" calcext:value-type="string">
            <text:p>Butts County</text:p>
          </table:table-cell>
          <table:table-cell office:value-type="string" calcext:value-type="string">
            <text:p>Georgia</text:p>
          </table:table-cell>
          <table:table-cell table:formula="of:=VLOOKUP([.C4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Georgia</text:p>
          </table:table-cell>
          <table:table-cell table:formula="of:=VLOOKUP([.C4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Georgia</text:p>
          </table:table-cell>
          <table:table-cell table:formula="of:=VLOOKUP([.C4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3</text:p>
          </table:table-cell>
          <table:table-cell office:value-type="string" calcext:value-type="string">
            <text:p>Candler County</text:p>
          </table:table-cell>
          <table:table-cell office:value-type="string" calcext:value-type="string">
            <text:p>Georgia</text:p>
          </table:table-cell>
          <table:table-cell table:formula="of:=VLOOKUP([.C4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Georgia</text:p>
          </table:table-cell>
          <table:table-cell table:formula="of:=VLOOKUP([.C4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7</text:p>
          </table:table-cell>
          <table:table-cell office:value-type="string" calcext:value-type="string">
            <text:p>Catoosa County</text:p>
          </table:table-cell>
          <table:table-cell office:value-type="string" calcext:value-type="string">
            <text:p>Georgia</text:p>
          </table:table-cell>
          <table:table-cell table:formula="of:=VLOOKUP([.C4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9</text:p>
          </table:table-cell>
          <table:table-cell office:value-type="string" calcext:value-type="string">
            <text:p>Charlton County</text:p>
          </table:table-cell>
          <table:table-cell office:value-type="string" calcext:value-type="string">
            <text:p>Georgia</text:p>
          </table:table-cell>
          <table:table-cell table:formula="of:=VLOOKUP([.C4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1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Georgia</text:p>
          </table:table-cell>
          <table:table-cell table:formula="of:=VLOOKUP([.C4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3</text:p>
          </table:table-cell>
          <table:table-cell office:value-type="string" calcext:value-type="string">
            <text:p>Chattahoochee County</text:p>
          </table:table-cell>
          <table:table-cell office:value-type="string" calcext:value-type="string">
            <text:p>Georgia</text:p>
          </table:table-cell>
          <table:table-cell table:formula="of:=VLOOKUP([.C4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5</text:p>
          </table:table-cell>
          <table:table-cell office:value-type="string" calcext:value-type="string">
            <text:p>Chattooga County</text:p>
          </table:table-cell>
          <table:table-cell office:value-type="string" calcext:value-type="string">
            <text:p>Georgia</text:p>
          </table:table-cell>
          <table:table-cell table:formula="of:=VLOOKUP([.C4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7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Georgia</text:p>
          </table:table-cell>
          <table:table-cell table:formula="of:=VLOOKUP([.C4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Georgia</text:p>
          </table:table-cell>
          <table:table-cell table:formula="of:=VLOOKUP([.C4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Georgia</text:p>
          </table:table-cell>
          <table:table-cell table:formula="of:=VLOOKUP([.C4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Georgia</text:p>
          </table:table-cell>
          <table:table-cell table:formula="of:=VLOOKUP([.C4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5</text:p>
          </table:table-cell>
          <table:table-cell office:value-type="string" calcext:value-type="string">
            <text:p>Clinch County</text:p>
          </table:table-cell>
          <table:table-cell office:value-type="string" calcext:value-type="string">
            <text:p>Georgia</text:p>
          </table:table-cell>
          <table:table-cell table:formula="of:=VLOOKUP([.C4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7</text:p>
          </table:table-cell>
          <table:table-cell office:value-type="string" calcext:value-type="string">
            <text:p>Cobb County</text:p>
          </table:table-cell>
          <table:table-cell office:value-type="string" calcext:value-type="string">
            <text:p>Georgia</text:p>
          </table:table-cell>
          <table:table-cell table:formula="of:=VLOOKUP([.C4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9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Georgia</text:p>
          </table:table-cell>
          <table:table-cell table:formula="of:=VLOOKUP([.C4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1</text:p>
          </table:table-cell>
          <table:table-cell office:value-type="string" calcext:value-type="string">
            <text:p>Colquitt County</text:p>
          </table:table-cell>
          <table:table-cell office:value-type="string" calcext:value-type="string">
            <text:p>Georgia</text:p>
          </table:table-cell>
          <table:table-cell table:formula="of:=VLOOKUP([.C4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Georgia</text:p>
          </table:table-cell>
          <table:table-cell table:formula="of:=VLOOKUP([.C4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5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Georgia</text:p>
          </table:table-cell>
          <table:table-cell table:formula="of:=VLOOKUP([.C4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7</text:p>
          </table:table-cell>
          <table:table-cell office:value-type="string" calcext:value-type="string">
            <text:p>Coweta County</text:p>
          </table:table-cell>
          <table:table-cell office:value-type="string" calcext:value-type="string">
            <text:p>Georgia</text:p>
          </table:table-cell>
          <table:table-cell table:formula="of:=VLOOKUP([.C4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Georgia</text:p>
          </table:table-cell>
          <table:table-cell table:formula="of:=VLOOKUP([.C4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1</text:p>
          </table:table-cell>
          <table:table-cell office:value-type="string" calcext:value-type="string">
            <text:p>Crisp County</text:p>
          </table:table-cell>
          <table:table-cell office:value-type="string" calcext:value-type="string">
            <text:p>Georgia</text:p>
          </table:table-cell>
          <table:table-cell table:formula="of:=VLOOKUP([.C4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3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Georgia</text:p>
          </table:table-cell>
          <table:table-cell table:formula="of:=VLOOKUP([.C4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Georgia</text:p>
          </table:table-cell>
          <table:table-cell table:formula="of:=VLOOKUP([.C4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7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Georgia</text:p>
          </table:table-cell>
          <table:table-cell table:formula="of:=VLOOKUP([.C4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Georgia</text:p>
          </table:table-cell>
          <table:table-cell table:formula="of:=VLOOKUP([.C4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1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Georgia</text:p>
          </table:table-cell>
          <table:table-cell table:formula="of:=VLOOKUP([.C4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3</text:p>
          </table:table-cell>
          <table:table-cell office:value-type="string" calcext:value-type="string">
            <text:p>Dooly County</text:p>
          </table:table-cell>
          <table:table-cell office:value-type="string" calcext:value-type="string">
            <text:p>Georgia</text:p>
          </table:table-cell>
          <table:table-cell table:formula="of:=VLOOKUP([.C4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5</text:p>
          </table:table-cell>
          <table:table-cell office:value-type="string" calcext:value-type="string">
            <text:p>Dougherty County</text:p>
          </table:table-cell>
          <table:table-cell office:value-type="string" calcext:value-type="string">
            <text:p>Georgia</text:p>
          </table:table-cell>
          <table:table-cell table:formula="of:=VLOOKUP([.C4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Georgia</text:p>
          </table:table-cell>
          <table:table-cell table:formula="of:=VLOOKUP([.C4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9</text:p>
          </table:table-cell>
          <table:table-cell office:value-type="string" calcext:value-type="string">
            <text:p>Early County</text:p>
          </table:table-cell>
          <table:table-cell office:value-type="string" calcext:value-type="string">
            <text:p>Georgia</text:p>
          </table:table-cell>
          <table:table-cell table:formula="of:=VLOOKUP([.C4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1</text:p>
          </table:table-cell>
          <table:table-cell office:value-type="string" calcext:value-type="string">
            <text:p>Echols County</text:p>
          </table:table-cell>
          <table:table-cell office:value-type="string" calcext:value-type="string">
            <text:p>Georgia</text:p>
          </table:table-cell>
          <table:table-cell table:formula="of:=VLOOKUP([.C4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3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Georgia</text:p>
          </table:table-cell>
          <table:table-cell table:formula="of:=VLOOKUP([.C4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5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Georgia</text:p>
          </table:table-cell>
          <table:table-cell table:formula="of:=VLOOKUP([.C4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7</text:p>
          </table:table-cell>
          <table:table-cell office:value-type="string" calcext:value-type="string">
            <text:p>Emanuel County</text:p>
          </table:table-cell>
          <table:table-cell office:value-type="string" calcext:value-type="string">
            <text:p>Georgia</text:p>
          </table:table-cell>
          <table:table-cell table:formula="of:=VLOOKUP([.C4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9</text:p>
          </table:table-cell>
          <table:table-cell office:value-type="string" calcext:value-type="string">
            <text:p>Evans County</text:p>
          </table:table-cell>
          <table:table-cell office:value-type="string" calcext:value-type="string">
            <text:p>Georgia</text:p>
          </table:table-cell>
          <table:table-cell table:formula="of:=VLOOKUP([.C4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1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Georgia</text:p>
          </table:table-cell>
          <table:table-cell table:formula="of:=VLOOKUP([.C4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3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Georgia</text:p>
          </table:table-cell>
          <table:table-cell table:formula="of:=VLOOKUP([.C4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5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Georgia</text:p>
          </table:table-cell>
          <table:table-cell table:formula="of:=VLOOKUP([.C4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Georgia</text:p>
          </table:table-cell>
          <table:table-cell table:formula="of:=VLOOKUP([.C4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Georgia</text:p>
          </table:table-cell>
          <table:table-cell table:formula="of:=VLOOKUP([.C4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Georgia</text:p>
          </table:table-cell>
          <table:table-cell table:formula="of:=VLOOKUP([.C44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3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Georgia</text:p>
          </table:table-cell>
          <table:table-cell table:formula="of:=VLOOKUP([.C44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5</text:p>
          </table:table-cell>
          <table:table-cell office:value-type="string" calcext:value-type="string">
            <text:p>Glascock County</text:p>
          </table:table-cell>
          <table:table-cell office:value-type="string" calcext:value-type="string">
            <text:p>Georgia</text:p>
          </table:table-cell>
          <table:table-cell table:formula="of:=VLOOKUP([.C45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7</text:p>
          </table:table-cell>
          <table:table-cell office:value-type="string" calcext:value-type="string">
            <text:p>Glynn County</text:p>
          </table:table-cell>
          <table:table-cell office:value-type="string" calcext:value-type="string">
            <text:p>Georgia</text:p>
          </table:table-cell>
          <table:table-cell table:formula="of:=VLOOKUP([.C45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9</text:p>
          </table:table-cell>
          <table:table-cell office:value-type="string" calcext:value-type="string">
            <text:p>Gordon County</text:p>
          </table:table-cell>
          <table:table-cell office:value-type="string" calcext:value-type="string">
            <text:p>Georgia</text:p>
          </table:table-cell>
          <table:table-cell table:formula="of:=VLOOKUP([.C45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Georgia</text:p>
          </table:table-cell>
          <table:table-cell table:formula="of:=VLOOKUP([.C45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eorgia</text:p>
          </table:table-cell>
          <table:table-cell table:formula="of:=VLOOKUP([.C45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5</text:p>
          </table:table-cell>
          <table:table-cell office:value-type="string" calcext:value-type="string">
            <text:p>Gwinnett County</text:p>
          </table:table-cell>
          <table:table-cell office:value-type="string" calcext:value-type="string">
            <text:p>Georgia</text:p>
          </table:table-cell>
          <table:table-cell table:formula="of:=VLOOKUP([.C45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7</text:p>
          </table:table-cell>
          <table:table-cell office:value-type="string" calcext:value-type="string">
            <text:p>Habersham County</text:p>
          </table:table-cell>
          <table:table-cell office:value-type="string" calcext:value-type="string">
            <text:p>Georgia</text:p>
          </table:table-cell>
          <table:table-cell table:formula="of:=VLOOKUP([.C45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Georgia</text:p>
          </table:table-cell>
          <table:table-cell table:formula="of:=VLOOKUP([.C45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Georgia</text:p>
          </table:table-cell>
          <table:table-cell table:formula="of:=VLOOKUP([.C45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3</text:p>
          </table:table-cell>
          <table:table-cell office:value-type="string" calcext:value-type="string">
            <text:p>Haralson County</text:p>
          </table:table-cell>
          <table:table-cell office:value-type="string" calcext:value-type="string">
            <text:p>Georgia</text:p>
          </table:table-cell>
          <table:table-cell table:formula="of:=VLOOKUP([.C45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5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Georgia</text:p>
          </table:table-cell>
          <table:table-cell table:formula="of:=VLOOKUP([.C46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7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Georgia</text:p>
          </table:table-cell>
          <table:table-cell table:formula="of:=VLOOKUP([.C46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9</text:p>
          </table:table-cell>
          <table:table-cell office:value-type="string" calcext:value-type="string">
            <text:p>Heard County</text:p>
          </table:table-cell>
          <table:table-cell office:value-type="string" calcext:value-type="string">
            <text:p>Georgia</text:p>
          </table:table-cell>
          <table:table-cell table:formula="of:=VLOOKUP([.C46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1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Georgia</text:p>
          </table:table-cell>
          <table:table-cell table:formula="of:=VLOOKUP([.C46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Georgia</text:p>
          </table:table-cell>
          <table:table-cell table:formula="of:=VLOOKUP([.C46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5</text:p>
          </table:table-cell>
          <table:table-cell office:value-type="string" calcext:value-type="string">
            <text:p>Irwin County</text:p>
          </table:table-cell>
          <table:table-cell office:value-type="string" calcext:value-type="string">
            <text:p>Georgia</text:p>
          </table:table-cell>
          <table:table-cell table:formula="of:=VLOOKUP([.C46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Georgia</text:p>
          </table:table-cell>
          <table:table-cell table:formula="of:=VLOOKUP([.C46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Georgia</text:p>
          </table:table-cell>
          <table:table-cell table:formula="of:=VLOOKUP([.C46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1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Georgia</text:p>
          </table:table-cell>
          <table:table-cell table:formula="of:=VLOOKUP([.C46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Georgia</text:p>
          </table:table-cell>
          <table:table-cell table:formula="of:=VLOOKUP([.C46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5</text:p>
          </table:table-cell>
          <table:table-cell office:value-type="string" calcext:value-type="string">
            <text:p>Jenkins County</text:p>
          </table:table-cell>
          <table:table-cell office:value-type="string" calcext:value-type="string">
            <text:p>Georgia</text:p>
          </table:table-cell>
          <table:table-cell table:formula="of:=VLOOKUP([.C47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Georgia</text:p>
          </table:table-cell>
          <table:table-cell table:formula="of:=VLOOKUP([.C47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9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Georgia</text:p>
          </table:table-cell>
          <table:table-cell table:formula="of:=VLOOKUP([.C47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1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Georgia</text:p>
          </table:table-cell>
          <table:table-cell table:formula="of:=VLOOKUP([.C47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3</text:p>
          </table:table-cell>
          <table:table-cell office:value-type="string" calcext:value-type="string">
            <text:p>Lanier County</text:p>
          </table:table-cell>
          <table:table-cell office:value-type="string" calcext:value-type="string">
            <text:p>Georgia</text:p>
          </table:table-cell>
          <table:table-cell table:formula="of:=VLOOKUP([.C47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5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Georgia</text:p>
          </table:table-cell>
          <table:table-cell table:formula="of:=VLOOKUP([.C47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Georgia</text:p>
          </table:table-cell>
          <table:table-cell table:formula="of:=VLOOKUP([.C47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9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Georgia</text:p>
          </table:table-cell>
          <table:table-cell table:formula="of:=VLOOKUP([.C47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Georgia</text:p>
          </table:table-cell>
          <table:table-cell table:formula="of:=VLOOKUP([.C47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3</text:p>
          </table:table-cell>
          <table:table-cell office:value-type="string" calcext:value-type="string">
            <text:p>Long County</text:p>
          </table:table-cell>
          <table:table-cell office:value-type="string" calcext:value-type="string">
            <text:p>Georgia</text:p>
          </table:table-cell>
          <table:table-cell table:formula="of:=VLOOKUP([.C47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Georgia</text:p>
          </table:table-cell>
          <table:table-cell table:formula="of:=VLOOKUP([.C48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7</text:p>
          </table:table-cell>
          <table:table-cell office:value-type="string" calcext:value-type="string">
            <text:p>Lumpkin County</text:p>
          </table:table-cell>
          <table:table-cell office:value-type="string" calcext:value-type="string">
            <text:p>Georgia</text:p>
          </table:table-cell>
          <table:table-cell table:formula="of:=VLOOKUP([.C48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9</text:p>
          </table:table-cell>
          <table:table-cell office:value-type="string" calcext:value-type="string">
            <text:p>McDuffie County</text:p>
          </table:table-cell>
          <table:table-cell office:value-type="string" calcext:value-type="string">
            <text:p>Georgia</text:p>
          </table:table-cell>
          <table:table-cell table:formula="of:=VLOOKUP([.C48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Georgia</text:p>
          </table:table-cell>
          <table:table-cell table:formula="of:=VLOOKUP([.C48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Georgia</text:p>
          </table:table-cell>
          <table:table-cell table:formula="of:=VLOOKUP([.C48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Georgia</text:p>
          </table:table-cell>
          <table:table-cell table:formula="of:=VLOOKUP([.C48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Georgia</text:p>
          </table:table-cell>
          <table:table-cell table:formula="of:=VLOOKUP([.C48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9</text:p>
          </table:table-cell>
          <table:table-cell office:value-type="string" calcext:value-type="string">
            <text:p>Meriwether County</text:p>
          </table:table-cell>
          <table:table-cell office:value-type="string" calcext:value-type="string">
            <text:p>Georgia</text:p>
          </table:table-cell>
          <table:table-cell table:formula="of:=VLOOKUP([.C48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Georgia</text:p>
          </table:table-cell>
          <table:table-cell table:formula="of:=VLOOKUP([.C48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Georgia</text:p>
          </table:table-cell>
          <table:table-cell table:formula="of:=VLOOKUP([.C4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Georgia</text:p>
          </table:table-cell>
          <table:table-cell table:formula="of:=VLOOKUP([.C4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Georgia</text:p>
          </table:table-cell>
          <table:table-cell table:formula="of:=VLOOKUP([.C4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Georgia</text:p>
          </table:table-cell>
          <table:table-cell table:formula="of:=VLOOKUP([.C4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3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Georgia</text:p>
          </table:table-cell>
          <table:table-cell table:formula="of:=VLOOKUP([.C4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5</text:p>
          </table:table-cell>
          <table:table-cell office:value-type="string" calcext:value-type="string">
            <text:p>Muscogee County</text:p>
          </table:table-cell>
          <table:table-cell office:value-type="string" calcext:value-type="string">
            <text:p>Georgia</text:p>
          </table:table-cell>
          <table:table-cell table:formula="of:=VLOOKUP([.C4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7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Georgia</text:p>
          </table:table-cell>
          <table:table-cell table:formula="of:=VLOOKUP([.C4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9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Georgia</text:p>
          </table:table-cell>
          <table:table-cell table:formula="of:=VLOOKUP([.C4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1</text:p>
          </table:table-cell>
          <table:table-cell office:value-type="string" calcext:value-type="string">
            <text:p>Oglethorpe County</text:p>
          </table:table-cell>
          <table:table-cell office:value-type="string" calcext:value-type="string">
            <text:p>Georgia</text:p>
          </table:table-cell>
          <table:table-cell table:formula="of:=VLOOKUP([.C4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3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Georgia</text:p>
          </table:table-cell>
          <table:table-cell table:formula="of:=VLOOKUP([.C4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Peach County</text:p>
          </table:table-cell>
          <table:table-cell office:value-type="string" calcext:value-type="string">
            <text:p>Georgia</text:p>
          </table:table-cell>
          <table:table-cell table:formula="of:=VLOOKUP([.C4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Georgia</text:p>
          </table:table-cell>
          <table:table-cell table:formula="of:=VLOOKUP([.C5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Georgia</text:p>
          </table:table-cell>
          <table:table-cell table:formula="of:=VLOOKUP([.C5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Georgia</text:p>
          </table:table-cell>
          <table:table-cell table:formula="of:=VLOOKUP([.C5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Georgia</text:p>
          </table:table-cell>
          <table:table-cell table:formula="of:=VLOOKUP([.C5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Georgia</text:p>
          </table:table-cell>
          <table:table-cell table:formula="of:=VLOOKUP([.C5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Georgia</text:p>
          </table:table-cell>
          <table:table-cell table:formula="of:=VLOOKUP([.C5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Georgia</text:p>
          </table:table-cell>
          <table:table-cell table:formula="of:=VLOOKUP([.C5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1</text:p>
          </table:table-cell>
          <table:table-cell office:value-type="string" calcext:value-type="string">
            <text:p>Rabun County</text:p>
          </table:table-cell>
          <table:table-cell office:value-type="string" calcext:value-type="string">
            <text:p>Georgia</text:p>
          </table:table-cell>
          <table:table-cell table:formula="of:=VLOOKUP([.C5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Georgia</text:p>
          </table:table-cell>
          <table:table-cell table:formula="of:=VLOOKUP([.C5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Georgia</text:p>
          </table:table-cell>
          <table:table-cell table:formula="of:=VLOOKUP([.C5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7</text:p>
          </table:table-cell>
          <table:table-cell office:value-type="string" calcext:value-type="string">
            <text:p>Rockdale County</text:p>
          </table:table-cell>
          <table:table-cell office:value-type="string" calcext:value-type="string">
            <text:p>Georgia</text:p>
          </table:table-cell>
          <table:table-cell table:formula="of:=VLOOKUP([.C5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9</text:p>
          </table:table-cell>
          <table:table-cell office:value-type="string" calcext:value-type="string">
            <text:p>Schley County</text:p>
          </table:table-cell>
          <table:table-cell office:value-type="string" calcext:value-type="string">
            <text:p>Georgia</text:p>
          </table:table-cell>
          <table:table-cell table:formula="of:=VLOOKUP([.C5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1</text:p>
          </table:table-cell>
          <table:table-cell office:value-type="string" calcext:value-type="string">
            <text:p>Screven County</text:p>
          </table:table-cell>
          <table:table-cell office:value-type="string" calcext:value-type="string">
            <text:p>Georgia</text:p>
          </table:table-cell>
          <table:table-cell table:formula="of:=VLOOKUP([.C5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Georgia</text:p>
          </table:table-cell>
          <table:table-cell table:formula="of:=VLOOKUP([.C5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5</text:p>
          </table:table-cell>
          <table:table-cell office:value-type="string" calcext:value-type="string">
            <text:p>Spalding County</text:p>
          </table:table-cell>
          <table:table-cell office:value-type="string" calcext:value-type="string">
            <text:p>Georgia</text:p>
          </table:table-cell>
          <table:table-cell table:formula="of:=VLOOKUP([.C5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Georgia</text:p>
          </table:table-cell>
          <table:table-cell table:formula="of:=VLOOKUP([.C5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9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Georgia</text:p>
          </table:table-cell>
          <table:table-cell table:formula="of:=VLOOKUP([.C5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1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Georgia</text:p>
          </table:table-cell>
          <table:table-cell table:formula="of:=VLOOKUP([.C5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3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Georgia</text:p>
          </table:table-cell>
          <table:table-cell table:formula="of:=VLOOKUP([.C5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5</text:p>
          </table:table-cell>
          <table:table-cell office:value-type="string" calcext:value-type="string">
            <text:p>Taliaferro County</text:p>
          </table:table-cell>
          <table:table-cell office:value-type="string" calcext:value-type="string">
            <text:p>Georgia</text:p>
          </table:table-cell>
          <table:table-cell table:formula="of:=VLOOKUP([.C5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7</text:p>
          </table:table-cell>
          <table:table-cell office:value-type="string" calcext:value-type="string">
            <text:p>Tattnall County</text:p>
          </table:table-cell>
          <table:table-cell office:value-type="string" calcext:value-type="string">
            <text:p>Georgia</text:p>
          </table:table-cell>
          <table:table-cell table:formula="of:=VLOOKUP([.C5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Georgia</text:p>
          </table:table-cell>
          <table:table-cell table:formula="of:=VLOOKUP([.C5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1</text:p>
          </table:table-cell>
          <table:table-cell office:value-type="string" calcext:value-type="string">
            <text:p>Telfair County</text:p>
          </table:table-cell>
          <table:table-cell office:value-type="string" calcext:value-type="string">
            <text:p>Georgia</text:p>
          </table:table-cell>
          <table:table-cell table:formula="of:=VLOOKUP([.C5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Georgia</text:p>
          </table:table-cell>
          <table:table-cell table:formula="of:=VLOOKUP([.C5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5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Georgia</text:p>
          </table:table-cell>
          <table:table-cell table:formula="of:=VLOOKUP([.C5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7</text:p>
          </table:table-cell>
          <table:table-cell office:value-type="string" calcext:value-type="string">
            <text:p>Tift County</text:p>
          </table:table-cell>
          <table:table-cell office:value-type="string" calcext:value-type="string">
            <text:p>Georgia</text:p>
          </table:table-cell>
          <table:table-cell table:formula="of:=VLOOKUP([.C5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9</text:p>
          </table:table-cell>
          <table:table-cell office:value-type="string" calcext:value-type="string">
            <text:p>Toombs County</text:p>
          </table:table-cell>
          <table:table-cell office:value-type="string" calcext:value-type="string">
            <text:p>Georgia</text:p>
          </table:table-cell>
          <table:table-cell table:formula="of:=VLOOKUP([.C5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1</text:p>
          </table:table-cell>
          <table:table-cell office:value-type="string" calcext:value-type="string">
            <text:p>Towns County</text:p>
          </table:table-cell>
          <table:table-cell office:value-type="string" calcext:value-type="string">
            <text:p>Georgia</text:p>
          </table:table-cell>
          <table:table-cell table:formula="of:=VLOOKUP([.C5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3</text:p>
          </table:table-cell>
          <table:table-cell office:value-type="string" calcext:value-type="string">
            <text:p>Treutlen County</text:p>
          </table:table-cell>
          <table:table-cell office:value-type="string" calcext:value-type="string">
            <text:p>Georgia</text:p>
          </table:table-cell>
          <table:table-cell table:formula="of:=VLOOKUP([.C5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5</text:p>
          </table:table-cell>
          <table:table-cell office:value-type="string" calcext:value-type="string">
            <text:p>Troup County</text:p>
          </table:table-cell>
          <table:table-cell office:value-type="string" calcext:value-type="string">
            <text:p>Georgia</text:p>
          </table:table-cell>
          <table:table-cell table:formula="of:=VLOOKUP([.C5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7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Georgia</text:p>
          </table:table-cell>
          <table:table-cell table:formula="of:=VLOOKUP([.C5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9</text:p>
          </table:table-cell>
          <table:table-cell office:value-type="string" calcext:value-type="string">
            <text:p>Twiggs County</text:p>
          </table:table-cell>
          <table:table-cell office:value-type="string" calcext:value-type="string">
            <text:p>Georgia</text:p>
          </table:table-cell>
          <table:table-cell table:formula="of:=VLOOKUP([.C5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Georgia</text:p>
          </table:table-cell>
          <table:table-cell table:formula="of:=VLOOKUP([.C5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3</text:p>
          </table:table-cell>
          <table:table-cell office:value-type="string" calcext:value-type="string">
            <text:p>Upson County</text:p>
          </table:table-cell>
          <table:table-cell office:value-type="string" calcext:value-type="string">
            <text:p>Georgia</text:p>
          </table:table-cell>
          <table:table-cell table:formula="of:=VLOOKUP([.C5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5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Georgia</text:p>
          </table:table-cell>
          <table:table-cell table:formula="of:=VLOOKUP([.C5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7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Georgia</text:p>
          </table:table-cell>
          <table:table-cell table:formula="of:=VLOOKUP([.C5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9</text:p>
          </table:table-cell>
          <table:table-cell office:value-type="string" calcext:value-type="string">
            <text:p>Ware County</text:p>
          </table:table-cell>
          <table:table-cell office:value-type="string" calcext:value-type="string">
            <text:p>Georgia</text:p>
          </table:table-cell>
          <table:table-cell table:formula="of:=VLOOKUP([.C5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Georgia</text:p>
          </table:table-cell>
          <table:table-cell table:formula="of:=VLOOKUP([.C5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Georgia</text:p>
          </table:table-cell>
          <table:table-cell table:formula="of:=VLOOKUP([.C5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Georgia</text:p>
          </table:table-cell>
          <table:table-cell table:formula="of:=VLOOKUP([.C5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Georgia</text:p>
          </table:table-cell>
          <table:table-cell table:formula="of:=VLOOKUP([.C5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Georgia</text:p>
          </table:table-cell>
          <table:table-cell table:formula="of:=VLOOKUP([.C5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Georgia</text:p>
          </table:table-cell>
          <table:table-cell table:formula="of:=VLOOKUP([.C5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3</text:p>
          </table:table-cell>
          <table:table-cell office:value-type="string" calcext:value-type="string">
            <text:p>Whitfield County</text:p>
          </table:table-cell>
          <table:table-cell office:value-type="string" calcext:value-type="string">
            <text:p>Georgia</text:p>
          </table:table-cell>
          <table:table-cell table:formula="of:=VLOOKUP([.C5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5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Georgia</text:p>
          </table:table-cell>
          <table:table-cell table:formula="of:=VLOOKUP([.C5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7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Georgia</text:p>
          </table:table-cell>
          <table:table-cell table:formula="of:=VLOOKUP([.C5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9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Georgia</text:p>
          </table:table-cell>
          <table:table-cell table:formula="of:=VLOOKUP([.C5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21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Georgia</text:p>
          </table:table-cell>
          <table:table-cell table:formula="of:=VLOOKUP([.C5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5001</text:p>
          </table:table-cell>
          <table:table-cell office:value-type="string" calcext:value-type="string">
            <text:p>Hawaii County</text:p>
          </table:table-cell>
          <table:table-cell office:value-type="string" calcext:value-type="string">
            <text:p>Hawaii</text:p>
          </table:table-cell>
          <table:table-cell table:formula="of:=VLOOKUP([.C548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3</text:p>
          </table:table-cell>
          <table:table-cell office:value-type="string" calcext:value-type="string">
            <text:p>Honolulu, City and County of</text:p>
          </table:table-cell>
          <table:table-cell office:value-type="string" calcext:value-type="string">
            <text:p>Hawaii</text:p>
          </table:table-cell>
          <table:table-cell table:formula="of:=VLOOKUP([.C549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5</text:p>
          </table:table-cell>
          <table:table-cell office:value-type="string" calcext:value-type="string">
            <text:p>Kalawao County</text:p>
          </table:table-cell>
          <table:table-cell office:value-type="string" calcext:value-type="string">
            <text:p>Hawaii</text:p>
          </table:table-cell>
          <table:table-cell table:formula="of:=VLOOKUP([.C550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7</text:p>
          </table:table-cell>
          <table:table-cell office:value-type="string" calcext:value-type="string">
            <text:p>Kauai County</text:p>
          </table:table-cell>
          <table:table-cell office:value-type="string" calcext:value-type="string">
            <text:p>Hawaii</text:p>
          </table:table-cell>
          <table:table-cell table:formula="of:=VLOOKUP([.C551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9</text:p>
          </table:table-cell>
          <table:table-cell office:value-type="string" calcext:value-type="string">
            <text:p>Maui County</text:p>
          </table:table-cell>
          <table:table-cell office:value-type="string" calcext:value-type="string">
            <text:p>Hawaii</text:p>
          </table:table-cell>
          <table:table-cell table:formula="of:=VLOOKUP([.C552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6001</text:p>
          </table:table-cell>
          <table:table-cell office:value-type="string" calcext:value-type="string">
            <text:p>Ada County</text:p>
          </table:table-cell>
          <table:table-cell office:value-type="string" calcext:value-type="string">
            <text:p>Idaho</text:p>
          </table:table-cell>
          <table:table-cell table:formula="of:=VLOOKUP([.C55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daho</text:p>
          </table:table-cell>
          <table:table-cell table:formula="of:=VLOOKUP([.C55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5</text:p>
          </table:table-cell>
          <table:table-cell office:value-type="string" calcext:value-type="string">
            <text:p>Bannock County</text:p>
          </table:table-cell>
          <table:table-cell office:value-type="string" calcext:value-type="string">
            <text:p>Idaho</text:p>
          </table:table-cell>
          <table:table-cell table:formula="of:=VLOOKUP([.C55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7</text:p>
          </table:table-cell>
          <table:table-cell office:value-type="string" calcext:value-type="string">
            <text:p>Bear Lake County</text:p>
          </table:table-cell>
          <table:table-cell office:value-type="string" calcext:value-type="string">
            <text:p>Idaho</text:p>
          </table:table-cell>
          <table:table-cell table:formula="of:=VLOOKUP([.C55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9</text:p>
          </table:table-cell>
          <table:table-cell office:value-type="string" calcext:value-type="string">
            <text:p>Benewah County</text:p>
          </table:table-cell>
          <table:table-cell office:value-type="string" calcext:value-type="string">
            <text:p>Idaho</text:p>
          </table:table-cell>
          <table:table-cell table:formula="of:=VLOOKUP([.C55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1</text:p>
          </table:table-cell>
          <table:table-cell office:value-type="string" calcext:value-type="string">
            <text:p>Bingham County</text:p>
          </table:table-cell>
          <table:table-cell office:value-type="string" calcext:value-type="string">
            <text:p>Idaho</text:p>
          </table:table-cell>
          <table:table-cell table:formula="of:=VLOOKUP([.C55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3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Idaho</text:p>
          </table:table-cell>
          <table:table-cell table:formula="of:=VLOOKUP([.C55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5</text:p>
          </table:table-cell>
          <table:table-cell office:value-type="string" calcext:value-type="string">
            <text:p>Boise County</text:p>
          </table:table-cell>
          <table:table-cell office:value-type="string" calcext:value-type="string">
            <text:p>Idaho</text:p>
          </table:table-cell>
          <table:table-cell table:formula="of:=VLOOKUP([.C56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7</text:p>
          </table:table-cell>
          <table:table-cell office:value-type="string" calcext:value-type="string">
            <text:p>Bonner County</text:p>
          </table:table-cell>
          <table:table-cell office:value-type="string" calcext:value-type="string">
            <text:p>Idaho</text:p>
          </table:table-cell>
          <table:table-cell table:formula="of:=VLOOKUP([.C56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9</text:p>
          </table:table-cell>
          <table:table-cell office:value-type="string" calcext:value-type="string">
            <text:p>Bonneville County</text:p>
          </table:table-cell>
          <table:table-cell office:value-type="string" calcext:value-type="string">
            <text:p>Idaho</text:p>
          </table:table-cell>
          <table:table-cell table:formula="of:=VLOOKUP([.C56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1</text:p>
          </table:table-cell>
          <table:table-cell office:value-type="string" calcext:value-type="string">
            <text:p>Boundary County</text:p>
          </table:table-cell>
          <table:table-cell office:value-type="string" calcext:value-type="string">
            <text:p>Idaho</text:p>
          </table:table-cell>
          <table:table-cell table:formula="of:=VLOOKUP([.C56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3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Idaho</text:p>
          </table:table-cell>
          <table:table-cell table:formula="of:=VLOOKUP([.C56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5</text:p>
          </table:table-cell>
          <table:table-cell office:value-type="string" calcext:value-type="string">
            <text:p>Camas County</text:p>
          </table:table-cell>
          <table:table-cell office:value-type="string" calcext:value-type="string">
            <text:p>Idaho</text:p>
          </table:table-cell>
          <table:table-cell table:formula="of:=VLOOKUP([.C56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7</text:p>
          </table:table-cell>
          <table:table-cell office:value-type="string" calcext:value-type="string">
            <text:p>Canyon County</text:p>
          </table:table-cell>
          <table:table-cell office:value-type="string" calcext:value-type="string">
            <text:p>Idaho</text:p>
          </table:table-cell>
          <table:table-cell table:formula="of:=VLOOKUP([.C56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9</text:p>
          </table:table-cell>
          <table:table-cell office:value-type="string" calcext:value-type="string">
            <text:p>Caribou County</text:p>
          </table:table-cell>
          <table:table-cell office:value-type="string" calcext:value-type="string">
            <text:p>Idaho</text:p>
          </table:table-cell>
          <table:table-cell table:formula="of:=VLOOKUP([.C56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1</text:p>
          </table:table-cell>
          <table:table-cell office:value-type="string" calcext:value-type="string">
            <text:p>Cassia County</text:p>
          </table:table-cell>
          <table:table-cell office:value-type="string" calcext:value-type="string">
            <text:p>Idaho</text:p>
          </table:table-cell>
          <table:table-cell table:formula="of:=VLOOKUP([.C56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daho</text:p>
          </table:table-cell>
          <table:table-cell table:formula="of:=VLOOKUP([.C56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5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Idaho</text:p>
          </table:table-cell>
          <table:table-cell table:formula="of:=VLOOKUP([.C57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Idaho</text:p>
          </table:table-cell>
          <table:table-cell table:formula="of:=VLOOKUP([.C57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9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Idaho</text:p>
          </table:table-cell>
          <table:table-cell table:formula="of:=VLOOKUP([.C57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daho</text:p>
          </table:table-cell>
          <table:table-cell table:formula="of:=VLOOKUP([.C57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daho</text:p>
          </table:table-cell>
          <table:table-cell table:formula="of:=VLOOKUP([.C57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5</text:p>
          </table:table-cell>
          <table:table-cell office:value-type="string" calcext:value-type="string">
            <text:p>Gem County</text:p>
          </table:table-cell>
          <table:table-cell office:value-type="string" calcext:value-type="string">
            <text:p>Idaho</text:p>
          </table:table-cell>
          <table:table-cell table:formula="of:=VLOOKUP([.C57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7</text:p>
          </table:table-cell>
          <table:table-cell office:value-type="string" calcext:value-type="string">
            <text:p>Gooding County</text:p>
          </table:table-cell>
          <table:table-cell office:value-type="string" calcext:value-type="string">
            <text:p>Idaho</text:p>
          </table:table-cell>
          <table:table-cell table:formula="of:=VLOOKUP([.C57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9</text:p>
          </table:table-cell>
          <table:table-cell office:value-type="string" calcext:value-type="string">
            <text:p>Idaho County</text:p>
          </table:table-cell>
          <table:table-cell office:value-type="string" calcext:value-type="string">
            <text:p>Idaho</text:p>
          </table:table-cell>
          <table:table-cell table:formula="of:=VLOOKUP([.C57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daho</text:p>
          </table:table-cell>
          <table:table-cell table:formula="of:=VLOOKUP([.C57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3</text:p>
          </table:table-cell>
          <table:table-cell office:value-type="string" calcext:value-type="string">
            <text:p>Jerome County</text:p>
          </table:table-cell>
          <table:table-cell office:value-type="string" calcext:value-type="string">
            <text:p>Idaho</text:p>
          </table:table-cell>
          <table:table-cell table:formula="of:=VLOOKUP([.C57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5</text:p>
          </table:table-cell>
          <table:table-cell office:value-type="string" calcext:value-type="string">
            <text:p>Kootenai County</text:p>
          </table:table-cell>
          <table:table-cell office:value-type="string" calcext:value-type="string">
            <text:p>Idaho</text:p>
          </table:table-cell>
          <table:table-cell table:formula="of:=VLOOKUP([.C58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7</text:p>
          </table:table-cell>
          <table:table-cell office:value-type="string" calcext:value-type="string">
            <text:p>Latah County</text:p>
          </table:table-cell>
          <table:table-cell office:value-type="string" calcext:value-type="string">
            <text:p>Idaho</text:p>
          </table:table-cell>
          <table:table-cell table:formula="of:=VLOOKUP([.C58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9</text:p>
          </table:table-cell>
          <table:table-cell office:value-type="string" calcext:value-type="string">
            <text:p>Lemhi County</text:p>
          </table:table-cell>
          <table:table-cell office:value-type="string" calcext:value-type="string">
            <text:p>Idaho</text:p>
          </table:table-cell>
          <table:table-cell table:formula="of:=VLOOKUP([.C58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Idaho</text:p>
          </table:table-cell>
          <table:table-cell table:formula="of:=VLOOKUP([.C58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Idaho</text:p>
          </table:table-cell>
          <table:table-cell table:formula="of:=VLOOKUP([.C58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daho</text:p>
          </table:table-cell>
          <table:table-cell table:formula="of:=VLOOKUP([.C58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7</text:p>
          </table:table-cell>
          <table:table-cell office:value-type="string" calcext:value-type="string">
            <text:p>Minidoka County</text:p>
          </table:table-cell>
          <table:table-cell office:value-type="string" calcext:value-type="string">
            <text:p>Idaho</text:p>
          </table:table-cell>
          <table:table-cell table:formula="of:=VLOOKUP([.C58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9</text:p>
          </table:table-cell>
          <table:table-cell office:value-type="string" calcext:value-type="string">
            <text:p>Nez Perce County</text:p>
          </table:table-cell>
          <table:table-cell office:value-type="string" calcext:value-type="string">
            <text:p>Idaho</text:p>
          </table:table-cell>
          <table:table-cell table:formula="of:=VLOOKUP([.C58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1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Idaho</text:p>
          </table:table-cell>
          <table:table-cell table:formula="of:=VLOOKUP([.C58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3</text:p>
          </table:table-cell>
          <table:table-cell office:value-type="string" calcext:value-type="string">
            <text:p>Owyhee County</text:p>
          </table:table-cell>
          <table:table-cell office:value-type="string" calcext:value-type="string">
            <text:p>Idaho</text:p>
          </table:table-cell>
          <table:table-cell table:formula="of:=VLOOKUP([.C58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5</text:p>
          </table:table-cell>
          <table:table-cell office:value-type="string" calcext:value-type="string">
            <text:p>Payette County</text:p>
          </table:table-cell>
          <table:table-cell office:value-type="string" calcext:value-type="string">
            <text:p>Idaho</text:p>
          </table:table-cell>
          <table:table-cell table:formula="of:=VLOOKUP([.C59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7</text:p>
          </table:table-cell>
          <table:table-cell office:value-type="string" calcext:value-type="string">
            <text:p>Power County</text:p>
          </table:table-cell>
          <table:table-cell office:value-type="string" calcext:value-type="string">
            <text:p>Idaho</text:p>
          </table:table-cell>
          <table:table-cell table:formula="of:=VLOOKUP([.C59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9</text:p>
          </table:table-cell>
          <table:table-cell office:value-type="string" calcext:value-type="string">
            <text:p>Shoshone County</text:p>
          </table:table-cell>
          <table:table-cell office:value-type="string" calcext:value-type="string">
            <text:p>Idaho</text:p>
          </table:table-cell>
          <table:table-cell table:formula="of:=VLOOKUP([.C59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1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Idaho</text:p>
          </table:table-cell>
          <table:table-cell table:formula="of:=VLOOKUP([.C59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3</text:p>
          </table:table-cell>
          <table:table-cell office:value-type="string" calcext:value-type="string">
            <text:p>Twin Falls County</text:p>
          </table:table-cell>
          <table:table-cell office:value-type="string" calcext:value-type="string">
            <text:p>Idaho</text:p>
          </table:table-cell>
          <table:table-cell table:formula="of:=VLOOKUP([.C59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Idaho</text:p>
          </table:table-cell>
          <table:table-cell table:formula="of:=VLOOKUP([.C59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daho</text:p>
          </table:table-cell>
          <table:table-cell table:formula="of:=VLOOKUP([.C59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7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llinois</text:p>
          </table:table-cell>
          <table:table-cell table:formula="of:=VLOOKUP([.C5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Illinois</text:p>
          </table:table-cell>
          <table:table-cell table:formula="of:=VLOOKUP([.C5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5</text:p>
          </table:table-cell>
          <table:table-cell office:value-type="string" calcext:value-type="string">
            <text:p>Bond County</text:p>
          </table:table-cell>
          <table:table-cell office:value-type="string" calcext:value-type="string">
            <text:p>Illinois</text:p>
          </table:table-cell>
          <table:table-cell table:formula="of:=VLOOKUP([.C59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7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llinois</text:p>
          </table:table-cell>
          <table:table-cell table:formula="of:=VLOOKUP([.C60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llinois</text:p>
          </table:table-cell>
          <table:table-cell table:formula="of:=VLOOKUP([.C60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1</text:p>
          </table:table-cell>
          <table:table-cell office:value-type="string" calcext:value-type="string">
            <text:p>Bureau County</text:p>
          </table:table-cell>
          <table:table-cell office:value-type="string" calcext:value-type="string">
            <text:p>Illinois</text:p>
          </table:table-cell>
          <table:table-cell table:formula="of:=VLOOKUP([.C60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llinois</text:p>
          </table:table-cell>
          <table:table-cell table:formula="of:=VLOOKUP([.C60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llinois</text:p>
          </table:table-cell>
          <table:table-cell table:formula="of:=VLOOKUP([.C60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llinois</text:p>
          </table:table-cell>
          <table:table-cell table:formula="of:=VLOOKUP([.C60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9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Illinois</text:p>
          </table:table-cell>
          <table:table-cell table:formula="of:=VLOOKUP([.C60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1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Illinois</text:p>
          </table:table-cell>
          <table:table-cell table:formula="of:=VLOOKUP([.C60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llinois</text:p>
          </table:table-cell>
          <table:table-cell table:formula="of:=VLOOKUP([.C60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llinois</text:p>
          </table:table-cell>
          <table:table-cell table:formula="of:=VLOOKUP([.C60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llinois</text:p>
          </table:table-cell>
          <table:table-cell table:formula="of:=VLOOKUP([.C61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9</text:p>
          </table:table-cell>
          <table:table-cell office:value-type="string" calcext:value-type="string">
            <text:p>Coles County</text:p>
          </table:table-cell>
          <table:table-cell office:value-type="string" calcext:value-type="string">
            <text:p>Illinois</text:p>
          </table:table-cell>
          <table:table-cell table:formula="of:=VLOOKUP([.C61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Illinois</text:p>
          </table:table-cell>
          <table:table-cell table:formula="of:=VLOOKUP([.C61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llinois</text:p>
          </table:table-cell>
          <table:table-cell table:formula="of:=VLOOKUP([.C61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Illinois</text:p>
          </table:table-cell>
          <table:table-cell table:formula="of:=VLOOKUP([.C61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7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llinois</text:p>
          </table:table-cell>
          <table:table-cell table:formula="of:=VLOOKUP([.C61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9</text:p>
          </table:table-cell>
          <table:table-cell office:value-type="string" calcext:value-type="string">
            <text:p>De Witt County</text:p>
          </table:table-cell>
          <table:table-cell office:value-type="string" calcext:value-type="string">
            <text:p>Illinois</text:p>
          </table:table-cell>
          <table:table-cell table:formula="of:=VLOOKUP([.C61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Illinois</text:p>
          </table:table-cell>
          <table:table-cell table:formula="of:=VLOOKUP([.C61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3</text:p>
          </table:table-cell>
          <table:table-cell office:value-type="string" calcext:value-type="string">
            <text:p>DuPage County</text:p>
          </table:table-cell>
          <table:table-cell office:value-type="string" calcext:value-type="string">
            <text:p>Illinois</text:p>
          </table:table-cell>
          <table:table-cell table:formula="of:=VLOOKUP([.C61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5</text:p>
          </table:table-cell>
          <table:table-cell office:value-type="string" calcext:value-type="string">
            <text:p>Edgar County</text:p>
          </table:table-cell>
          <table:table-cell office:value-type="string" calcext:value-type="string">
            <text:p>Illinois</text:p>
          </table:table-cell>
          <table:table-cell table:formula="of:=VLOOKUP([.C61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Illinois</text:p>
          </table:table-cell>
          <table:table-cell table:formula="of:=VLOOKUP([.C62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9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Illinois</text:p>
          </table:table-cell>
          <table:table-cell table:formula="of:=VLOOKUP([.C62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llinois</text:p>
          </table:table-cell>
          <table:table-cell table:formula="of:=VLOOKUP([.C62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3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Illinois</text:p>
          </table:table-cell>
          <table:table-cell table:formula="of:=VLOOKUP([.C62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llinois</text:p>
          </table:table-cell>
          <table:table-cell table:formula="of:=VLOOKUP([.C62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llinois</text:p>
          </table:table-cell>
          <table:table-cell table:formula="of:=VLOOKUP([.C62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9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Illinois</text:p>
          </table:table-cell>
          <table:table-cell table:formula="of:=VLOOKUP([.C62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llinois</text:p>
          </table:table-cell>
          <table:table-cell table:formula="of:=VLOOKUP([.C62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3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llinois</text:p>
          </table:table-cell>
          <table:table-cell table:formula="of:=VLOOKUP([.C62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llinois</text:p>
          </table:table-cell>
          <table:table-cell table:formula="of:=VLOOKUP([.C62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llinois</text:p>
          </table:table-cell>
          <table:table-cell table:formula="of:=VLOOKUP([.C63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llinois</text:p>
          </table:table-cell>
          <table:table-cell table:formula="of:=VLOOKUP([.C63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Illinois</text:p>
          </table:table-cell>
          <table:table-cell table:formula="of:=VLOOKUP([.C63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llinois</text:p>
          </table:table-cell>
          <table:table-cell table:formula="of:=VLOOKUP([.C63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5</text:p>
          </table:table-cell>
          <table:table-cell office:value-type="string" calcext:value-type="string">
            <text:p>Iroquois County</text:p>
          </table:table-cell>
          <table:table-cell office:value-type="string" calcext:value-type="string">
            <text:p>Illinois</text:p>
          </table:table-cell>
          <table:table-cell table:formula="of:=VLOOKUP([.C63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llinois</text:p>
          </table:table-cell>
          <table:table-cell table:formula="of:=VLOOKUP([.C63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llinois</text:p>
          </table:table-cell>
          <table:table-cell table:formula="of:=VLOOKUP([.C63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llinois</text:p>
          </table:table-cell>
          <table:table-cell table:formula="of:=VLOOKUP([.C63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3</text:p>
          </table:table-cell>
          <table:table-cell office:value-type="string" calcext:value-type="string">
            <text:p>Jersey County</text:p>
          </table:table-cell>
          <table:table-cell office:value-type="string" calcext:value-type="string">
            <text:p>Illinois</text:p>
          </table:table-cell>
          <table:table-cell table:formula="of:=VLOOKUP([.C63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5</text:p>
          </table:table-cell>
          <table:table-cell office:value-type="string" calcext:value-type="string">
            <text:p>Jo Daviess County</text:p>
          </table:table-cell>
          <table:table-cell office:value-type="string" calcext:value-type="string">
            <text:p>Illinois</text:p>
          </table:table-cell>
          <table:table-cell table:formula="of:=VLOOKUP([.C63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llinois</text:p>
          </table:table-cell>
          <table:table-cell table:formula="of:=VLOOKUP([.C64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9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Illinois</text:p>
          </table:table-cell>
          <table:table-cell table:formula="of:=VLOOKUP([.C64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1</text:p>
          </table:table-cell>
          <table:table-cell office:value-type="string" calcext:value-type="string">
            <text:p>Kankakee County</text:p>
          </table:table-cell>
          <table:table-cell office:value-type="string" calcext:value-type="string">
            <text:p>Illinois</text:p>
          </table:table-cell>
          <table:table-cell table:formula="of:=VLOOKUP([.C64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3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Illinois</text:p>
          </table:table-cell>
          <table:table-cell table:formula="of:=VLOOKUP([.C64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llinois</text:p>
          </table:table-cell>
          <table:table-cell table:formula="of:=VLOOKUP([.C64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llinois</text:p>
          </table:table-cell>
          <table:table-cell table:formula="of:=VLOOKUP([.C64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9</text:p>
          </table:table-cell>
          <table:table-cell office:value-type="string" calcext:value-type="string">
            <text:p>LaSalle County</text:p>
          </table:table-cell>
          <table:table-cell office:value-type="string" calcext:value-type="string">
            <text:p>Illinois</text:p>
          </table:table-cell>
          <table:table-cell table:formula="of:=VLOOKUP([.C64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llinois</text:p>
          </table:table-cell>
          <table:table-cell table:formula="of:=VLOOKUP([.C64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3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llinois</text:p>
          </table:table-cell>
          <table:table-cell table:formula="of:=VLOOKUP([.C64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5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Illinois</text:p>
          </table:table-cell>
          <table:table-cell table:formula="of:=VLOOKUP([.C64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Illinois</text:p>
          </table:table-cell>
          <table:table-cell table:formula="of:=VLOOKUP([.C65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9</text:p>
          </table:table-cell>
          <table:table-cell office:value-type="string" calcext:value-type="string">
            <text:p>McDonough County</text:p>
          </table:table-cell>
          <table:table-cell office:value-type="string" calcext:value-type="string">
            <text:p>Illinois</text:p>
          </table:table-cell>
          <table:table-cell table:formula="of:=VLOOKUP([.C65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1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Illinois</text:p>
          </table:table-cell>
          <table:table-cell table:formula="of:=VLOOKUP([.C65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3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Illinois</text:p>
          </table:table-cell>
          <table:table-cell table:formula="of:=VLOOKUP([.C65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5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Illinois</text:p>
          </table:table-cell>
          <table:table-cell table:formula="of:=VLOOKUP([.C65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7</text:p>
          </table:table-cell>
          <table:table-cell office:value-type="string" calcext:value-type="string">
            <text:p>Macoupin County</text:p>
          </table:table-cell>
          <table:table-cell office:value-type="string" calcext:value-type="string">
            <text:p>Illinois</text:p>
          </table:table-cell>
          <table:table-cell table:formula="of:=VLOOKUP([.C65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llinois</text:p>
          </table:table-cell>
          <table:table-cell table:formula="of:=VLOOKUP([.C65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llinois</text:p>
          </table:table-cell>
          <table:table-cell table:formula="of:=VLOOKUP([.C65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llinois</text:p>
          </table:table-cell>
          <table:table-cell table:formula="of:=VLOOKUP([.C65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Illinois</text:p>
          </table:table-cell>
          <table:table-cell table:formula="of:=VLOOKUP([.C65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7</text:p>
          </table:table-cell>
          <table:table-cell office:value-type="string" calcext:value-type="string">
            <text:p>Massac County</text:p>
          </table:table-cell>
          <table:table-cell office:value-type="string" calcext:value-type="string">
            <text:p>Illinois</text:p>
          </table:table-cell>
          <table:table-cell table:formula="of:=VLOOKUP([.C66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9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Illinois</text:p>
          </table:table-cell>
          <table:table-cell table:formula="of:=VLOOKUP([.C66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Illinois</text:p>
          </table:table-cell>
          <table:table-cell table:formula="of:=VLOOKUP([.C66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llinois</text:p>
          </table:table-cell>
          <table:table-cell table:formula="of:=VLOOKUP([.C66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llinois</text:p>
          </table:table-cell>
          <table:table-cell table:formula="of:=VLOOKUP([.C66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llinois</text:p>
          </table:table-cell>
          <table:table-cell table:formula="of:=VLOOKUP([.C66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9</text:p>
          </table:table-cell>
          <table:table-cell office:value-type="string" calcext:value-type="string">
            <text:p>Moultrie County</text:p>
          </table:table-cell>
          <table:table-cell office:value-type="string" calcext:value-type="string">
            <text:p>Illinois</text:p>
          </table:table-cell>
          <table:table-cell table:formula="of:=VLOOKUP([.C66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1</text:p>
          </table:table-cell>
          <table:table-cell office:value-type="string" calcext:value-type="string">
            <text:p>Ogle County</text:p>
          </table:table-cell>
          <table:table-cell office:value-type="string" calcext:value-type="string">
            <text:p>Illinois</text:p>
          </table:table-cell>
          <table:table-cell table:formula="of:=VLOOKUP([.C66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3</text:p>
          </table:table-cell>
          <table:table-cell office:value-type="string" calcext:value-type="string">
            <text:p>Peoria County</text:p>
          </table:table-cell>
          <table:table-cell office:value-type="string" calcext:value-type="string">
            <text:p>Illinois</text:p>
          </table:table-cell>
          <table:table-cell table:formula="of:=VLOOKUP([.C66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llinois</text:p>
          </table:table-cell>
          <table:table-cell table:formula="of:=VLOOKUP([.C66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7</text:p>
          </table:table-cell>
          <table:table-cell office:value-type="string" calcext:value-type="string">
            <text:p>Piatt County</text:p>
          </table:table-cell>
          <table:table-cell office:value-type="string" calcext:value-type="string">
            <text:p>Illinois</text:p>
          </table:table-cell>
          <table:table-cell table:formula="of:=VLOOKUP([.C67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llinois</text:p>
          </table:table-cell>
          <table:table-cell table:formula="of:=VLOOKUP([.C67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Illinois</text:p>
          </table:table-cell>
          <table:table-cell table:formula="of:=VLOOKUP([.C67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3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llinois</text:p>
          </table:table-cell>
          <table:table-cell table:formula="of:=VLOOKUP([.C67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5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llinois</text:p>
          </table:table-cell>
          <table:table-cell table:formula="of:=VLOOKUP([.C67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7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llinois</text:p>
          </table:table-cell>
          <table:table-cell table:formula="of:=VLOOKUP([.C67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Illinois</text:p>
          </table:table-cell>
          <table:table-cell table:formula="of:=VLOOKUP([.C67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1</text:p>
          </table:table-cell>
          <table:table-cell office:value-type="string" calcext:value-type="string">
            <text:p>Rock Island County</text:p>
          </table:table-cell>
          <table:table-cell office:value-type="string" calcext:value-type="string">
            <text:p>Illinois</text:p>
          </table:table-cell>
          <table:table-cell table:formula="of:=VLOOKUP([.C67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3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Illinois</text:p>
          </table:table-cell>
          <table:table-cell table:formula="of:=VLOOKUP([.C67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Illinois</text:p>
          </table:table-cell>
          <table:table-cell table:formula="of:=VLOOKUP([.C67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7</text:p>
          </table:table-cell>
          <table:table-cell office:value-type="string" calcext:value-type="string">
            <text:p>Sangamon County</text:p>
          </table:table-cell>
          <table:table-cell office:value-type="string" calcext:value-type="string">
            <text:p>Illinois</text:p>
          </table:table-cell>
          <table:table-cell table:formula="of:=VLOOKUP([.C68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9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Illinois</text:p>
          </table:table-cell>
          <table:table-cell table:formula="of:=VLOOKUP([.C68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llinois</text:p>
          </table:table-cell>
          <table:table-cell table:formula="of:=VLOOKUP([.C68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3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llinois</text:p>
          </table:table-cell>
          <table:table-cell table:formula="of:=VLOOKUP([.C68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5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Illinois</text:p>
          </table:table-cell>
          <table:table-cell table:formula="of:=VLOOKUP([.C68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7</text:p>
          </table:table-cell>
          <table:table-cell office:value-type="string" calcext:value-type="string">
            <text:p>Stephenson County</text:p>
          </table:table-cell>
          <table:table-cell office:value-type="string" calcext:value-type="string">
            <text:p>Illinois</text:p>
          </table:table-cell>
          <table:table-cell table:formula="of:=VLOOKUP([.C68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9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Illinois</text:p>
          </table:table-cell>
          <table:table-cell table:formula="of:=VLOOKUP([.C68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llinois</text:p>
          </table:table-cell>
          <table:table-cell table:formula="of:=VLOOKUP([.C68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3</text:p>
          </table:table-cell>
          <table:table-cell office:value-type="string" calcext:value-type="string">
            <text:p>Vermilion County</text:p>
          </table:table-cell>
          <table:table-cell office:value-type="string" calcext:value-type="string">
            <text:p>Illinois</text:p>
          </table:table-cell>
          <table:table-cell table:formula="of:=VLOOKUP([.C68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5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llinois</text:p>
          </table:table-cell>
          <table:table-cell table:formula="of:=VLOOKUP([.C68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llinois</text:p>
          </table:table-cell>
          <table:table-cell table:formula="of:=VLOOKUP([.C69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llinois</text:p>
          </table:table-cell>
          <table:table-cell table:formula="of:=VLOOKUP([.C69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llinois</text:p>
          </table:table-cell>
          <table:table-cell table:formula="of:=VLOOKUP([.C69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3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llinois</text:p>
          </table:table-cell>
          <table:table-cell table:formula="of:=VLOOKUP([.C69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5</text:p>
          </table:table-cell>
          <table:table-cell office:value-type="string" calcext:value-type="string">
            <text:p>Whiteside County</text:p>
          </table:table-cell>
          <table:table-cell office:value-type="string" calcext:value-type="string">
            <text:p>Illinois</text:p>
          </table:table-cell>
          <table:table-cell table:formula="of:=VLOOKUP([.C69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7</text:p>
          </table:table-cell>
          <table:table-cell office:value-type="string" calcext:value-type="string">
            <text:p>Will County</text:p>
          </table:table-cell>
          <table:table-cell office:value-type="string" calcext:value-type="string">
            <text:p>Illinois</text:p>
          </table:table-cell>
          <table:table-cell table:formula="of:=VLOOKUP([.C69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9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Illinois</text:p>
          </table:table-cell>
          <table:table-cell table:formula="of:=VLOOKUP([.C69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1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llinois</text:p>
          </table:table-cell>
          <table:table-cell table:formula="of:=VLOOKUP([.C6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3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Illinois</text:p>
          </table:table-cell>
          <table:table-cell table:formula="of:=VLOOKUP([.C6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ndiana</text:p>
          </table:table-cell>
          <table:table-cell table:formula="of:=VLOOKUP([.C69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Indiana</text:p>
          </table:table-cell>
          <table:table-cell table:formula="of:=VLOOKUP([.C70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Bartholomew County</text:p>
          </table:table-cell>
          <table:table-cell office:value-type="string" calcext:value-type="string">
            <text:p>Indiana</text:p>
          </table:table-cell>
          <table:table-cell table:formula="of:=VLOOKUP([.C70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ndiana</text:p>
          </table:table-cell>
          <table:table-cell table:formula="of:=VLOOKUP([.C70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9</text:p>
          </table:table-cell>
          <table:table-cell office:value-type="string" calcext:value-type="string">
            <text:p>Blackford County</text:p>
          </table:table-cell>
          <table:table-cell office:value-type="string" calcext:value-type="string">
            <text:p>Indiana</text:p>
          </table:table-cell>
          <table:table-cell table:formula="of:=VLOOKUP([.C70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ndiana</text:p>
          </table:table-cell>
          <table:table-cell table:formula="of:=VLOOKUP([.C70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ndiana</text:p>
          </table:table-cell>
          <table:table-cell table:formula="of:=VLOOKUP([.C70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ndiana</text:p>
          </table:table-cell>
          <table:table-cell table:formula="of:=VLOOKUP([.C70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ndiana</text:p>
          </table:table-cell>
          <table:table-cell table:formula="of:=VLOOKUP([.C70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ndiana</text:p>
          </table:table-cell>
          <table:table-cell table:formula="of:=VLOOKUP([.C70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ndiana</text:p>
          </table:table-cell>
          <table:table-cell table:formula="of:=VLOOKUP([.C70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ndiana</text:p>
          </table:table-cell>
          <table:table-cell table:formula="of:=VLOOKUP([.C71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ndiana</text:p>
          </table:table-cell>
          <table:table-cell table:formula="of:=VLOOKUP([.C71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Indiana</text:p>
          </table:table-cell>
          <table:table-cell table:formula="of:=VLOOKUP([.C71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Dearborn County</text:p>
          </table:table-cell>
          <table:table-cell office:value-type="string" calcext:value-type="string">
            <text:p>Indiana</text:p>
          </table:table-cell>
          <table:table-cell table:formula="of:=VLOOKUP([.C71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1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ndiana</text:p>
          </table:table-cell>
          <table:table-cell table:formula="of:=VLOOKUP([.C71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ndiana</text:p>
          </table:table-cell>
          <table:table-cell table:formula="of:=VLOOKUP([.C71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ndiana</text:p>
          </table:table-cell>
          <table:table-cell table:formula="of:=VLOOKUP([.C71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Dubois County</text:p>
          </table:table-cell>
          <table:table-cell office:value-type="string" calcext:value-type="string">
            <text:p>Indiana</text:p>
          </table:table-cell>
          <table:table-cell table:formula="of:=VLOOKUP([.C71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Elkhart County</text:p>
          </table:table-cell>
          <table:table-cell office:value-type="string" calcext:value-type="string">
            <text:p>Indiana</text:p>
          </table:table-cell>
          <table:table-cell table:formula="of:=VLOOKUP([.C71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ndiana</text:p>
          </table:table-cell>
          <table:table-cell table:formula="of:=VLOOKUP([.C71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ndiana</text:p>
          </table:table-cell>
          <table:table-cell table:formula="of:=VLOOKUP([.C72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Fountain County</text:p>
          </table:table-cell>
          <table:table-cell office:value-type="string" calcext:value-type="string">
            <text:p>Indiana</text:p>
          </table:table-cell>
          <table:table-cell table:formula="of:=VLOOKUP([.C72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ndiana</text:p>
          </table:table-cell>
          <table:table-cell table:formula="of:=VLOOKUP([.C72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ndiana</text:p>
          </table:table-cell>
          <table:table-cell table:formula="of:=VLOOKUP([.C72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Indiana</text:p>
          </table:table-cell>
          <table:table-cell table:formula="of:=VLOOKUP([.C72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Indiana</text:p>
          </table:table-cell>
          <table:table-cell table:formula="of:=VLOOKUP([.C72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ndiana</text:p>
          </table:table-cell>
          <table:table-cell table:formula="of:=VLOOKUP([.C72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ndiana</text:p>
          </table:table-cell>
          <table:table-cell table:formula="of:=VLOOKUP([.C72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ndiana</text:p>
          </table:table-cell>
          <table:table-cell table:formula="of:=VLOOKUP([.C72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ndiana</text:p>
          </table:table-cell>
          <table:table-cell table:formula="of:=VLOOKUP([.C72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Hendricks County</text:p>
          </table:table-cell>
          <table:table-cell office:value-type="string" calcext:value-type="string">
            <text:p>Indiana</text:p>
          </table:table-cell>
          <table:table-cell table:formula="of:=VLOOKUP([.C73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ndiana</text:p>
          </table:table-cell>
          <table:table-cell table:formula="of:=VLOOKUP([.C73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ndiana</text:p>
          </table:table-cell>
          <table:table-cell table:formula="of:=VLOOKUP([.C73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Huntington County</text:p>
          </table:table-cell>
          <table:table-cell office:value-type="string" calcext:value-type="string">
            <text:p>Indiana</text:p>
          </table:table-cell>
          <table:table-cell table:formula="of:=VLOOKUP([.C73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ndiana</text:p>
          </table:table-cell>
          <table:table-cell table:formula="of:=VLOOKUP([.C73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ndiana</text:p>
          </table:table-cell>
          <table:table-cell table:formula="of:=VLOOKUP([.C73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5</text:p>
          </table:table-cell>
          <table:table-cell office:value-type="string" calcext:value-type="string">
            <text:p>Jay County</text:p>
          </table:table-cell>
          <table:table-cell office:value-type="string" calcext:value-type="string">
            <text:p>Indiana</text:p>
          </table:table-cell>
          <table:table-cell table:formula="of:=VLOOKUP([.C73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ndiana</text:p>
          </table:table-cell>
          <table:table-cell table:formula="of:=VLOOKUP([.C73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Jennings County</text:p>
          </table:table-cell>
          <table:table-cell office:value-type="string" calcext:value-type="string">
            <text:p>Indiana</text:p>
          </table:table-cell>
          <table:table-cell table:formula="of:=VLOOKUP([.C73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ndiana</text:p>
          </table:table-cell>
          <table:table-cell table:formula="of:=VLOOKUP([.C73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ndiana</text:p>
          </table:table-cell>
          <table:table-cell table:formula="of:=VLOOKUP([.C74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Kosciusko County</text:p>
          </table:table-cell>
          <table:table-cell office:value-type="string" calcext:value-type="string">
            <text:p>Indiana</text:p>
          </table:table-cell>
          <table:table-cell table:formula="of:=VLOOKUP([.C74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LaGrange County</text:p>
          </table:table-cell>
          <table:table-cell office:value-type="string" calcext:value-type="string">
            <text:p>Indiana</text:p>
          </table:table-cell>
          <table:table-cell table:formula="of:=VLOOKUP([.C74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ndiana</text:p>
          </table:table-cell>
          <table:table-cell table:formula="of:=VLOOKUP([.C74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1</text:p>
          </table:table-cell>
          <table:table-cell office:value-type="string" calcext:value-type="string">
            <text:p>LaPorte County</text:p>
          </table:table-cell>
          <table:table-cell office:value-type="string" calcext:value-type="string">
            <text:p>Indiana</text:p>
          </table:table-cell>
          <table:table-cell table:formula="of:=VLOOKUP([.C74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ndiana</text:p>
          </table:table-cell>
          <table:table-cell table:formula="of:=VLOOKUP([.C74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ndiana</text:p>
          </table:table-cell>
          <table:table-cell table:formula="of:=VLOOKUP([.C74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ndiana</text:p>
          </table:table-cell>
          <table:table-cell table:formula="of:=VLOOKUP([.C74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ndiana</text:p>
          </table:table-cell>
          <table:table-cell table:formula="of:=VLOOKUP([.C74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Indiana</text:p>
          </table:table-cell>
          <table:table-cell table:formula="of:=VLOOKUP([.C74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Indiana</text:p>
          </table:table-cell>
          <table:table-cell table:formula="of:=VLOOKUP([.C75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ndiana</text:p>
          </table:table-cell>
          <table:table-cell table:formula="of:=VLOOKUP([.C75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ndiana</text:p>
          </table:table-cell>
          <table:table-cell table:formula="of:=VLOOKUP([.C75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ndiana</text:p>
          </table:table-cell>
          <table:table-cell table:formula="of:=VLOOKUP([.C75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Indiana</text:p>
          </table:table-cell>
          <table:table-cell table:formula="of:=VLOOKUP([.C75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Indiana</text:p>
          </table:table-cell>
          <table:table-cell table:formula="of:=VLOOKUP([.C75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Indiana</text:p>
          </table:table-cell>
          <table:table-cell table:formula="of:=VLOOKUP([.C75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Indiana</text:p>
          </table:table-cell>
          <table:table-cell table:formula="of:=VLOOKUP([.C75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Indiana</text:p>
          </table:table-cell>
          <table:table-cell table:formula="of:=VLOOKUP([.C75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Parke County</text:p>
          </table:table-cell>
          <table:table-cell office:value-type="string" calcext:value-type="string">
            <text:p>Indiana</text:p>
          </table:table-cell>
          <table:table-cell table:formula="of:=VLOOKUP([.C75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ndiana</text:p>
          </table:table-cell>
          <table:table-cell table:formula="of:=VLOOKUP([.C76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ndiana</text:p>
          </table:table-cell>
          <table:table-cell table:formula="of:=VLOOKUP([.C76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Porter County</text:p>
          </table:table-cell>
          <table:table-cell office:value-type="string" calcext:value-type="string">
            <text:p>Indiana</text:p>
          </table:table-cell>
          <table:table-cell table:formula="of:=VLOOKUP([.C76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9</text:p>
          </table:table-cell>
          <table:table-cell office:value-type="string" calcext:value-type="string">
            <text:p>Posey County</text:p>
          </table:table-cell>
          <table:table-cell office:value-type="string" calcext:value-type="string">
            <text:p>Indiana</text:p>
          </table:table-cell>
          <table:table-cell table:formula="of:=VLOOKUP([.C76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1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ndiana</text:p>
          </table:table-cell>
          <table:table-cell table:formula="of:=VLOOKUP([.C76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ndiana</text:p>
          </table:table-cell>
          <table:table-cell table:formula="of:=VLOOKUP([.C76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ndiana</text:p>
          </table:table-cell>
          <table:table-cell table:formula="of:=VLOOKUP([.C76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Indiana</text:p>
          </table:table-cell>
          <table:table-cell table:formula="of:=VLOOKUP([.C76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9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Indiana</text:p>
          </table:table-cell>
          <table:table-cell table:formula="of:=VLOOKUP([.C76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Indiana</text:p>
          </table:table-cell>
          <table:table-cell table:formula="of:=VLOOKUP([.C76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ndiana</text:p>
          </table:table-cell>
          <table:table-cell table:formula="of:=VLOOKUP([.C77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ndiana</text:p>
          </table:table-cell>
          <table:table-cell table:formula="of:=VLOOKUP([.C77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Indiana</text:p>
          </table:table-cell>
          <table:table-cell table:formula="of:=VLOOKUP([.C77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Starke County</text:p>
          </table:table-cell>
          <table:table-cell office:value-type="string" calcext:value-type="string">
            <text:p>Indiana</text:p>
          </table:table-cell>
          <table:table-cell table:formula="of:=VLOOKUP([.C77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Indiana</text:p>
          </table:table-cell>
          <table:table-cell table:formula="of:=VLOOKUP([.C77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Indiana</text:p>
          </table:table-cell>
          <table:table-cell table:formula="of:=VLOOKUP([.C77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5</text:p>
          </table:table-cell>
          <table:table-cell office:value-type="string" calcext:value-type="string">
            <text:p>Switzerland County</text:p>
          </table:table-cell>
          <table:table-cell office:value-type="string" calcext:value-type="string">
            <text:p>Indiana</text:p>
          </table:table-cell>
          <table:table-cell table:formula="of:=VLOOKUP([.C77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Tippecanoe County</text:p>
          </table:table-cell>
          <table:table-cell office:value-type="string" calcext:value-type="string">
            <text:p>Indiana</text:p>
          </table:table-cell>
          <table:table-cell table:formula="of:=VLOOKUP([.C77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Indiana</text:p>
          </table:table-cell>
          <table:table-cell table:formula="of:=VLOOKUP([.C77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ndiana</text:p>
          </table:table-cell>
          <table:table-cell table:formula="of:=VLOOKUP([.C77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Vanderburgh County</text:p>
          </table:table-cell>
          <table:table-cell office:value-type="string" calcext:value-type="string">
            <text:p>Indiana</text:p>
          </table:table-cell>
          <table:table-cell table:formula="of:=VLOOKUP([.C78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Vermillion County</text:p>
          </table:table-cell>
          <table:table-cell office:value-type="string" calcext:value-type="string">
            <text:p>Indiana</text:p>
          </table:table-cell>
          <table:table-cell table:formula="of:=VLOOKUP([.C78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Vigo County</text:p>
          </table:table-cell>
          <table:table-cell office:value-type="string" calcext:value-type="string">
            <text:p>Indiana</text:p>
          </table:table-cell>
          <table:table-cell table:formula="of:=VLOOKUP([.C78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9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ndiana</text:p>
          </table:table-cell>
          <table:table-cell table:formula="of:=VLOOKUP([.C78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ndiana</text:p>
          </table:table-cell>
          <table:table-cell table:formula="of:=VLOOKUP([.C78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Warrick County</text:p>
          </table:table-cell>
          <table:table-cell office:value-type="string" calcext:value-type="string">
            <text:p>Indiana</text:p>
          </table:table-cell>
          <table:table-cell table:formula="of:=VLOOKUP([.C78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ndiana</text:p>
          </table:table-cell>
          <table:table-cell table:formula="of:=VLOOKUP([.C78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ndiana</text:p>
          </table:table-cell>
          <table:table-cell table:formula="of:=VLOOKUP([.C78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Indiana</text:p>
          </table:table-cell>
          <table:table-cell table:formula="of:=VLOOKUP([.C78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ndiana</text:p>
          </table:table-cell>
          <table:table-cell table:formula="of:=VLOOKUP([.C78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Indiana</text:p>
          </table:table-cell>
          <table:table-cell table:formula="of:=VLOOKUP([.C79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Iowa</text:p>
          </table:table-cell>
          <table:table-cell table:formula="of:=VLOOKUP([.C79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owa</text:p>
          </table:table-cell>
          <table:table-cell table:formula="of:=VLOOKUP([.C79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5</text:p>
          </table:table-cell>
          <table:table-cell office:value-type="string" calcext:value-type="string">
            <text:p>Allamakee County</text:p>
          </table:table-cell>
          <table:table-cell office:value-type="string" calcext:value-type="string">
            <text:p>Iowa</text:p>
          </table:table-cell>
          <table:table-cell table:formula="of:=VLOOKUP([.C79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7</text:p>
          </table:table-cell>
          <table:table-cell office:value-type="string" calcext:value-type="string">
            <text:p>Appanoose County</text:p>
          </table:table-cell>
          <table:table-cell office:value-type="string" calcext:value-type="string">
            <text:p>Iowa</text:p>
          </table:table-cell>
          <table:table-cell table:formula="of:=VLOOKUP([.C79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9</text:p>
          </table:table-cell>
          <table:table-cell office:value-type="string" calcext:value-type="string">
            <text:p>Audubon County</text:p>
          </table:table-cell>
          <table:table-cell office:value-type="string" calcext:value-type="string">
            <text:p>Iowa</text:p>
          </table:table-cell>
          <table:table-cell table:formula="of:=VLOOKUP([.C79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1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owa</text:p>
          </table:table-cell>
          <table:table-cell table:formula="of:=VLOOKUP([.C79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3</text:p>
          </table:table-cell>
          <table:table-cell office:value-type="string" calcext:value-type="string">
            <text:p>Black Hawk County</text:p>
          </table:table-cell>
          <table:table-cell office:value-type="string" calcext:value-type="string">
            <text:p>Iowa</text:p>
          </table:table-cell>
          <table:table-cell table:formula="of:=VLOOKUP([.C79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owa</text:p>
          </table:table-cell>
          <table:table-cell table:formula="of:=VLOOKUP([.C79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7</text:p>
          </table:table-cell>
          <table:table-cell office:value-type="string" calcext:value-type="string">
            <text:p>Bremer County</text:p>
          </table:table-cell>
          <table:table-cell office:value-type="string" calcext:value-type="string">
            <text:p>Iowa</text:p>
          </table:table-cell>
          <table:table-cell table:formula="of:=VLOOKUP([.C79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9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Iowa</text:p>
          </table:table-cell>
          <table:table-cell table:formula="of:=VLOOKUP([.C80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1</text:p>
          </table:table-cell>
          <table:table-cell office:value-type="string" calcext:value-type="string">
            <text:p>Buena Vista County</text:p>
          </table:table-cell>
          <table:table-cell office:value-type="string" calcext:value-type="string">
            <text:p>Iowa</text:p>
          </table:table-cell>
          <table:table-cell table:formula="of:=VLOOKUP([.C80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Iowa</text:p>
          </table:table-cell>
          <table:table-cell table:formula="of:=VLOOKUP([.C80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owa</text:p>
          </table:table-cell>
          <table:table-cell table:formula="of:=VLOOKUP([.C80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owa</text:p>
          </table:table-cell>
          <table:table-cell table:formula="of:=VLOOKUP([.C80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9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owa</text:p>
          </table:table-cell>
          <table:table-cell table:formula="of:=VLOOKUP([.C80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1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Iowa</text:p>
          </table:table-cell>
          <table:table-cell table:formula="of:=VLOOKUP([.C80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3</text:p>
          </table:table-cell>
          <table:table-cell office:value-type="string" calcext:value-type="string">
            <text:p>Cerro Gordo County</text:p>
          </table:table-cell>
          <table:table-cell office:value-type="string" calcext:value-type="string">
            <text:p>Iowa</text:p>
          </table:table-cell>
          <table:table-cell table:formula="of:=VLOOKUP([.C80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5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Iowa</text:p>
          </table:table-cell>
          <table:table-cell table:formula="of:=VLOOKUP([.C80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Iowa</text:p>
          </table:table-cell>
          <table:table-cell table:formula="of:=VLOOKUP([.C80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Iowa</text:p>
          </table:table-cell>
          <table:table-cell table:formula="of:=VLOOKUP([.C81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owa</text:p>
          </table:table-cell>
          <table:table-cell table:formula="of:=VLOOKUP([.C81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Iowa</text:p>
          </table:table-cell>
          <table:table-cell table:formula="of:=VLOOKUP([.C81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owa</text:p>
          </table:table-cell>
          <table:table-cell table:formula="of:=VLOOKUP([.C81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owa</text:p>
          </table:table-cell>
          <table:table-cell table:formula="of:=VLOOKUP([.C81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Iowa</text:p>
          </table:table-cell>
          <table:table-cell table:formula="of:=VLOOKUP([.C81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Iowa</text:p>
          </table:table-cell>
          <table:table-cell table:formula="of:=VLOOKUP([.C81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3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owa</text:p>
          </table:table-cell>
          <table:table-cell table:formula="of:=VLOOKUP([.C81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owa</text:p>
          </table:table-cell>
          <table:table-cell table:formula="of:=VLOOKUP([.C81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7</text:p>
          </table:table-cell>
          <table:table-cell office:value-type="string" calcext:value-type="string">
            <text:p>Des Moines County</text:p>
          </table:table-cell>
          <table:table-cell office:value-type="string" calcext:value-type="string">
            <text:p>Iowa</text:p>
          </table:table-cell>
          <table:table-cell table:formula="of:=VLOOKUP([.C81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9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Iowa</text:p>
          </table:table-cell>
          <table:table-cell table:formula="of:=VLOOKUP([.C82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1</text:p>
          </table:table-cell>
          <table:table-cell office:value-type="string" calcext:value-type="string">
            <text:p>Dubuque County</text:p>
          </table:table-cell>
          <table:table-cell office:value-type="string" calcext:value-type="string">
            <text:p>Iowa</text:p>
          </table:table-cell>
          <table:table-cell table:formula="of:=VLOOKUP([.C82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3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Iowa</text:p>
          </table:table-cell>
          <table:table-cell table:formula="of:=VLOOKUP([.C82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5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owa</text:p>
          </table:table-cell>
          <table:table-cell table:formula="of:=VLOOKUP([.C82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7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owa</text:p>
          </table:table-cell>
          <table:table-cell table:formula="of:=VLOOKUP([.C82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owa</text:p>
          </table:table-cell>
          <table:table-cell table:formula="of:=VLOOKUP([.C82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1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owa</text:p>
          </table:table-cell>
          <table:table-cell table:formula="of:=VLOOKUP([.C82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owa</text:p>
          </table:table-cell>
          <table:table-cell table:formula="of:=VLOOKUP([.C82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5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owa</text:p>
          </table:table-cell>
          <table:table-cell table:formula="of:=VLOOKUP([.C82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7</text:p>
          </table:table-cell>
          <table:table-cell office:value-type="string" calcext:value-type="string">
            <text:p>Guthrie County</text:p>
          </table:table-cell>
          <table:table-cell office:value-type="string" calcext:value-type="string">
            <text:p>Iowa</text:p>
          </table:table-cell>
          <table:table-cell table:formula="of:=VLOOKUP([.C82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9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owa</text:p>
          </table:table-cell>
          <table:table-cell table:formula="of:=VLOOKUP([.C83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owa</text:p>
          </table:table-cell>
          <table:table-cell table:formula="of:=VLOOKUP([.C83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owa</text:p>
          </table:table-cell>
          <table:table-cell table:formula="of:=VLOOKUP([.C83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5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owa</text:p>
          </table:table-cell>
          <table:table-cell table:formula="of:=VLOOKUP([.C83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owa</text:p>
          </table:table-cell>
          <table:table-cell table:formula="of:=VLOOKUP([.C83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owa</text:p>
          </table:table-cell>
          <table:table-cell table:formula="of:=VLOOKUP([.C83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1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Iowa</text:p>
          </table:table-cell>
          <table:table-cell table:formula="of:=VLOOKUP([.C83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3</text:p>
          </table:table-cell>
          <table:table-cell office:value-type="string" calcext:value-type="string">
            <text:p>Ida County</text:p>
          </table:table-cell>
          <table:table-cell office:value-type="string" calcext:value-type="string">
            <text:p>Iowa</text:p>
          </table:table-cell>
          <table:table-cell table:formula="of:=VLOOKUP([.C83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5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Iowa</text:p>
          </table:table-cell>
          <table:table-cell table:formula="of:=VLOOKUP([.C83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owa</text:p>
          </table:table-cell>
          <table:table-cell table:formula="of:=VLOOKUP([.C83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owa</text:p>
          </table:table-cell>
          <table:table-cell table:formula="of:=VLOOKUP([.C84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owa</text:p>
          </table:table-cell>
          <table:table-cell table:formula="of:=VLOOKUP([.C84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3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owa</text:p>
          </table:table-cell>
          <table:table-cell table:formula="of:=VLOOKUP([.C84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Iowa</text:p>
          </table:table-cell>
          <table:table-cell table:formula="of:=VLOOKUP([.C84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7</text:p>
          </table:table-cell>
          <table:table-cell office:value-type="string" calcext:value-type="string">
            <text:p>Keokuk County</text:p>
          </table:table-cell>
          <table:table-cell office:value-type="string" calcext:value-type="string">
            <text:p>Iowa</text:p>
          </table:table-cell>
          <table:table-cell table:formula="of:=VLOOKUP([.C84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9</text:p>
          </table:table-cell>
          <table:table-cell office:value-type="string" calcext:value-type="string">
            <text:p>Kossuth County</text:p>
          </table:table-cell>
          <table:table-cell office:value-type="string" calcext:value-type="string">
            <text:p>Iowa</text:p>
          </table:table-cell>
          <table:table-cell table:formula="of:=VLOOKUP([.C84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owa</text:p>
          </table:table-cell>
          <table:table-cell table:formula="of:=VLOOKUP([.C84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Iowa</text:p>
          </table:table-cell>
          <table:table-cell table:formula="of:=VLOOKUP([.C84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5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Iowa</text:p>
          </table:table-cell>
          <table:table-cell table:formula="of:=VLOOKUP([.C84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7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Iowa</text:p>
          </table:table-cell>
          <table:table-cell table:formula="of:=VLOOKUP([.C84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Iowa</text:p>
          </table:table-cell>
          <table:table-cell table:formula="of:=VLOOKUP([.C85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owa</text:p>
          </table:table-cell>
          <table:table-cell table:formula="of:=VLOOKUP([.C85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3</text:p>
          </table:table-cell>
          <table:table-cell office:value-type="string" calcext:value-type="string">
            <text:p>Mahaska County</text:p>
          </table:table-cell>
          <table:table-cell office:value-type="string" calcext:value-type="string">
            <text:p>Iowa</text:p>
          </table:table-cell>
          <table:table-cell table:formula="of:=VLOOKUP([.C85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owa</text:p>
          </table:table-cell>
          <table:table-cell table:formula="of:=VLOOKUP([.C85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owa</text:p>
          </table:table-cell>
          <table:table-cell table:formula="of:=VLOOKUP([.C85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9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Iowa</text:p>
          </table:table-cell>
          <table:table-cell table:formula="of:=VLOOKUP([.C85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Iowa</text:p>
          </table:table-cell>
          <table:table-cell table:formula="of:=VLOOKUP([.C85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3</text:p>
          </table:table-cell>
          <table:table-cell office:value-type="string" calcext:value-type="string">
            <text:p>Monona County</text:p>
          </table:table-cell>
          <table:table-cell office:value-type="string" calcext:value-type="string">
            <text:p>Iowa</text:p>
          </table:table-cell>
          <table:table-cell table:formula="of:=VLOOKUP([.C85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owa</text:p>
          </table:table-cell>
          <table:table-cell table:formula="of:=VLOOKUP([.C85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owa</text:p>
          </table:table-cell>
          <table:table-cell table:formula="of:=VLOOKUP([.C85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9</text:p>
          </table:table-cell>
          <table:table-cell office:value-type="string" calcext:value-type="string">
            <text:p>Muscatine County</text:p>
          </table:table-cell>
          <table:table-cell office:value-type="string" calcext:value-type="string">
            <text:p>Iowa</text:p>
          </table:table-cell>
          <table:table-cell table:formula="of:=VLOOKUP([.C86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1</text:p>
          </table:table-cell>
          <table:table-cell office:value-type="string" calcext:value-type="string">
            <text:p>O'Brien County</text:p>
          </table:table-cell>
          <table:table-cell office:value-type="string" calcext:value-type="string">
            <text:p>Iowa</text:p>
          </table:table-cell>
          <table:table-cell table:formula="of:=VLOOKUP([.C86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Iowa</text:p>
          </table:table-cell>
          <table:table-cell table:formula="of:=VLOOKUP([.C86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5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Iowa</text:p>
          </table:table-cell>
          <table:table-cell table:formula="of:=VLOOKUP([.C86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7</text:p>
          </table:table-cell>
          <table:table-cell office:value-type="string" calcext:value-type="string">
            <text:p>Palo Alto County</text:p>
          </table:table-cell>
          <table:table-cell office:value-type="string" calcext:value-type="string">
            <text:p>Iowa</text:p>
          </table:table-cell>
          <table:table-cell table:formula="of:=VLOOKUP([.C86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9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Iowa</text:p>
          </table:table-cell>
          <table:table-cell table:formula="of:=VLOOKUP([.C86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1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Iowa</text:p>
          </table:table-cell>
          <table:table-cell table:formula="of:=VLOOKUP([.C86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Iowa</text:p>
          </table:table-cell>
          <table:table-cell table:formula="of:=VLOOKUP([.C86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5</text:p>
          </table:table-cell>
          <table:table-cell office:value-type="string" calcext:value-type="string">
            <text:p>Pottawattamie County</text:p>
          </table:table-cell>
          <table:table-cell office:value-type="string" calcext:value-type="string">
            <text:p>Iowa</text:p>
          </table:table-cell>
          <table:table-cell table:formula="of:=VLOOKUP([.C86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7</text:p>
          </table:table-cell>
          <table:table-cell office:value-type="string" calcext:value-type="string">
            <text:p>Poweshiek County</text:p>
          </table:table-cell>
          <table:table-cell office:value-type="string" calcext:value-type="string">
            <text:p>Iowa</text:p>
          </table:table-cell>
          <table:table-cell table:formula="of:=VLOOKUP([.C86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9</text:p>
          </table:table-cell>
          <table:table-cell office:value-type="string" calcext:value-type="string">
            <text:p>Ringgold County</text:p>
          </table:table-cell>
          <table:table-cell office:value-type="string" calcext:value-type="string">
            <text:p>Iowa</text:p>
          </table:table-cell>
          <table:table-cell table:formula="of:=VLOOKUP([.C87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1</text:p>
          </table:table-cell>
          <table:table-cell office:value-type="string" calcext:value-type="string">
            <text:p>Sac County</text:p>
          </table:table-cell>
          <table:table-cell office:value-type="string" calcext:value-type="string">
            <text:p>Iowa</text:p>
          </table:table-cell>
          <table:table-cell table:formula="of:=VLOOKUP([.C87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owa</text:p>
          </table:table-cell>
          <table:table-cell table:formula="of:=VLOOKUP([.C87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owa</text:p>
          </table:table-cell>
          <table:table-cell table:formula="of:=VLOOKUP([.C87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7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Iowa</text:p>
          </table:table-cell>
          <table:table-cell table:formula="of:=VLOOKUP([.C87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9</text:p>
          </table:table-cell>
          <table:table-cell office:value-type="string" calcext:value-type="string">
            <text:p>Story County</text:p>
          </table:table-cell>
          <table:table-cell office:value-type="string" calcext:value-type="string">
            <text:p>Iowa</text:p>
          </table:table-cell>
          <table:table-cell table:formula="of:=VLOOKUP([.C87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1</text:p>
          </table:table-cell>
          <table:table-cell office:value-type="string" calcext:value-type="string">
            <text:p>Tama County</text:p>
          </table:table-cell>
          <table:table-cell office:value-type="string" calcext:value-type="string">
            <text:p>Iowa</text:p>
          </table:table-cell>
          <table:table-cell table:formula="of:=VLOOKUP([.C87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Iowa</text:p>
          </table:table-cell>
          <table:table-cell table:formula="of:=VLOOKUP([.C87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owa</text:p>
          </table:table-cell>
          <table:table-cell table:formula="of:=VLOOKUP([.C87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7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Iowa</text:p>
          </table:table-cell>
          <table:table-cell table:formula="of:=VLOOKUP([.C87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9</text:p>
          </table:table-cell>
          <table:table-cell office:value-type="string" calcext:value-type="string">
            <text:p>Wapello County</text:p>
          </table:table-cell>
          <table:table-cell office:value-type="string" calcext:value-type="string">
            <text:p>Iowa</text:p>
          </table:table-cell>
          <table:table-cell table:formula="of:=VLOOKUP([.C88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owa</text:p>
          </table:table-cell>
          <table:table-cell table:formula="of:=VLOOKUP([.C88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owa</text:p>
          </table:table-cell>
          <table:table-cell table:formula="of:=VLOOKUP([.C88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owa</text:p>
          </table:table-cell>
          <table:table-cell table:formula="of:=VLOOKUP([.C88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Iowa</text:p>
          </table:table-cell>
          <table:table-cell table:formula="of:=VLOOKUP([.C88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owa</text:p>
          </table:table-cell>
          <table:table-cell table:formula="of:=VLOOKUP([.C88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1</text:p>
          </table:table-cell>
          <table:table-cell office:value-type="string" calcext:value-type="string">
            <text:p>Winneshiek County</text:p>
          </table:table-cell>
          <table:table-cell office:value-type="string" calcext:value-type="string">
            <text:p>Iowa</text:p>
          </table:table-cell>
          <table:table-cell table:formula="of:=VLOOKUP([.C88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3</text:p>
          </table:table-cell>
          <table:table-cell office:value-type="string" calcext:value-type="string">
            <text:p>Woodbury County</text:p>
          </table:table-cell>
          <table:table-cell office:value-type="string" calcext:value-type="string">
            <text:p>Iowa</text:p>
          </table:table-cell>
          <table:table-cell table:formula="of:=VLOOKUP([.C88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5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Iowa</text:p>
          </table:table-cell>
          <table:table-cell table:formula="of:=VLOOKUP([.C88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Iowa</text:p>
          </table:table-cell>
          <table:table-cell table:formula="of:=VLOOKUP([.C88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ansas</text:p>
          </table:table-cell>
          <table:table-cell table:formula="of:=VLOOKUP([.C8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ansas</text:p>
          </table:table-cell>
          <table:table-cell table:formula="of:=VLOOKUP([.C8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Kansas</text:p>
          </table:table-cell>
          <table:table-cell table:formula="of:=VLOOKUP([.C8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Barber County</text:p>
          </table:table-cell>
          <table:table-cell office:value-type="string" calcext:value-type="string">
            <text:p>Kansas</text:p>
          </table:table-cell>
          <table:table-cell table:formula="of:=VLOOKUP([.C8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Kansas</text:p>
          </table:table-cell>
          <table:table-cell table:formula="of:=VLOOKUP([.C8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ansas</text:p>
          </table:table-cell>
          <table:table-cell table:formula="of:=VLOOKUP([.C89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Kansas</text:p>
          </table:table-cell>
          <table:table-cell table:formula="of:=VLOOKUP([.C89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ansas</text:p>
          </table:table-cell>
          <table:table-cell table:formula="of:=VLOOKUP([.C89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Kansas</text:p>
          </table:table-cell>
          <table:table-cell table:formula="of:=VLOOKUP([.C89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Kansas</text:p>
          </table:table-cell>
          <table:table-cell table:formula="of:=VLOOKUP([.C89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Kansas</text:p>
          </table:table-cell>
          <table:table-cell table:formula="of:=VLOOKUP([.C90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Kansas</text:p>
          </table:table-cell>
          <table:table-cell table:formula="of:=VLOOKUP([.C90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ansas</text:p>
          </table:table-cell>
          <table:table-cell table:formula="of:=VLOOKUP([.C90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ansas</text:p>
          </table:table-cell>
          <table:table-cell table:formula="of:=VLOOKUP([.C90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Cloud County</text:p>
          </table:table-cell>
          <table:table-cell office:value-type="string" calcext:value-type="string">
            <text:p>Kansas</text:p>
          </table:table-cell>
          <table:table-cell table:formula="of:=VLOOKUP([.C90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Coffey County</text:p>
          </table:table-cell>
          <table:table-cell office:value-type="string" calcext:value-type="string">
            <text:p>Kansas</text:p>
          </table:table-cell>
          <table:table-cell table:formula="of:=VLOOKUP([.C90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Kansas</text:p>
          </table:table-cell>
          <table:table-cell table:formula="of:=VLOOKUP([.C90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Cowley County</text:p>
          </table:table-cell>
          <table:table-cell office:value-type="string" calcext:value-type="string">
            <text:p>Kansas</text:p>
          </table:table-cell>
          <table:table-cell table:formula="of:=VLOOKUP([.C90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Kansas</text:p>
          </table:table-cell>
          <table:table-cell table:formula="of:=VLOOKUP([.C90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Kansas</text:p>
          </table:table-cell>
          <table:table-cell table:formula="of:=VLOOKUP([.C90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Kansas</text:p>
          </table:table-cell>
          <table:table-cell table:formula="of:=VLOOKUP([.C91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Doniphan County</text:p>
          </table:table-cell>
          <table:table-cell office:value-type="string" calcext:value-type="string">
            <text:p>Kansas</text:p>
          </table:table-cell>
          <table:table-cell table:formula="of:=VLOOKUP([.C91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Kansas</text:p>
          </table:table-cell>
          <table:table-cell table:formula="of:=VLOOKUP([.C91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Kansas</text:p>
          </table:table-cell>
          <table:table-cell table:formula="of:=VLOOKUP([.C91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Kansas</text:p>
          </table:table-cell>
          <table:table-cell table:formula="of:=VLOOKUP([.C91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Kansas</text:p>
          </table:table-cell>
          <table:table-cell table:formula="of:=VLOOKUP([.C91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Ellsworth County</text:p>
          </table:table-cell>
          <table:table-cell office:value-type="string" calcext:value-type="string">
            <text:p>Kansas</text:p>
          </table:table-cell>
          <table:table-cell table:formula="of:=VLOOKUP([.C91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Finney County</text:p>
          </table:table-cell>
          <table:table-cell office:value-type="string" calcext:value-type="string">
            <text:p>Kansas</text:p>
          </table:table-cell>
          <table:table-cell table:formula="of:=VLOOKUP([.C91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Kansas</text:p>
          </table:table-cell>
          <table:table-cell table:formula="of:=VLOOKUP([.C91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ansas</text:p>
          </table:table-cell>
          <table:table-cell table:formula="of:=VLOOKUP([.C91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Geary County</text:p>
          </table:table-cell>
          <table:table-cell office:value-type="string" calcext:value-type="string">
            <text:p>Kansas</text:p>
          </table:table-cell>
          <table:table-cell table:formula="of:=VLOOKUP([.C92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Gove County</text:p>
          </table:table-cell>
          <table:table-cell office:value-type="string" calcext:value-type="string">
            <text:p>Kansas</text:p>
          </table:table-cell>
          <table:table-cell table:formula="of:=VLOOKUP([.C92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Kansas</text:p>
          </table:table-cell>
          <table:table-cell table:formula="of:=VLOOKUP([.C92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ansas</text:p>
          </table:table-cell>
          <table:table-cell table:formula="of:=VLOOKUP([.C92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Kansas</text:p>
          </table:table-cell>
          <table:table-cell table:formula="of:=VLOOKUP([.C92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Kansas</text:p>
          </table:table-cell>
          <table:table-cell table:formula="of:=VLOOKUP([.C92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Kansas</text:p>
          </table:table-cell>
          <table:table-cell table:formula="of:=VLOOKUP([.C92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Kansas</text:p>
          </table:table-cell>
          <table:table-cell table:formula="of:=VLOOKUP([.C92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Kansas</text:p>
          </table:table-cell>
          <table:table-cell table:formula="of:=VLOOKUP([.C92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Harvey County</text:p>
          </table:table-cell>
          <table:table-cell office:value-type="string" calcext:value-type="string">
            <text:p>Kansas</text:p>
          </table:table-cell>
          <table:table-cell table:formula="of:=VLOOKUP([.C92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Kansas</text:p>
          </table:table-cell>
          <table:table-cell table:formula="of:=VLOOKUP([.C93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3</text:p>
          </table:table-cell>
          <table:table-cell office:value-type="string" calcext:value-type="string">
            <text:p>Hodgeman County</text:p>
          </table:table-cell>
          <table:table-cell office:value-type="string" calcext:value-type="string">
            <text:p>Kansas</text:p>
          </table:table-cell>
          <table:table-cell table:formula="of:=VLOOKUP([.C93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ansas</text:p>
          </table:table-cell>
          <table:table-cell table:formula="of:=VLOOKUP([.C93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ansas</text:p>
          </table:table-cell>
          <table:table-cell table:formula="of:=VLOOKUP([.C93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9</text:p>
          </table:table-cell>
          <table:table-cell office:value-type="string" calcext:value-type="string">
            <text:p>Jewell County</text:p>
          </table:table-cell>
          <table:table-cell office:value-type="string" calcext:value-type="string">
            <text:p>Kansas</text:p>
          </table:table-cell>
          <table:table-cell table:formula="of:=VLOOKUP([.C93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ansas</text:p>
          </table:table-cell>
          <table:table-cell table:formula="of:=VLOOKUP([.C93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3</text:p>
          </table:table-cell>
          <table:table-cell office:value-type="string" calcext:value-type="string">
            <text:p>Kearny County</text:p>
          </table:table-cell>
          <table:table-cell office:value-type="string" calcext:value-type="string">
            <text:p>Kansas</text:p>
          </table:table-cell>
          <table:table-cell table:formula="of:=VLOOKUP([.C93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5</text:p>
          </table:table-cell>
          <table:table-cell office:value-type="string" calcext:value-type="string">
            <text:p>Kingman County</text:p>
          </table:table-cell>
          <table:table-cell office:value-type="string" calcext:value-type="string">
            <text:p>Kansas</text:p>
          </table:table-cell>
          <table:table-cell table:formula="of:=VLOOKUP([.C93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7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Kansas</text:p>
          </table:table-cell>
          <table:table-cell table:formula="of:=VLOOKUP([.C93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9</text:p>
          </table:table-cell>
          <table:table-cell office:value-type="string" calcext:value-type="string">
            <text:p>Labette County</text:p>
          </table:table-cell>
          <table:table-cell office:value-type="string" calcext:value-type="string">
            <text:p>Kansas</text:p>
          </table:table-cell>
          <table:table-cell table:formula="of:=VLOOKUP([.C93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1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Kansas</text:p>
          </table:table-cell>
          <table:table-cell table:formula="of:=VLOOKUP([.C94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3</text:p>
          </table:table-cell>
          <table:table-cell office:value-type="string" calcext:value-type="string">
            <text:p>Leavenworth County</text:p>
          </table:table-cell>
          <table:table-cell office:value-type="string" calcext:value-type="string">
            <text:p>Kansas</text:p>
          </table:table-cell>
          <table:table-cell table:formula="of:=VLOOKUP([.C94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ansas</text:p>
          </table:table-cell>
          <table:table-cell table:formula="of:=VLOOKUP([.C94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7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Kansas</text:p>
          </table:table-cell>
          <table:table-cell table:formula="of:=VLOOKUP([.C94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9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ansas</text:p>
          </table:table-cell>
          <table:table-cell table:formula="of:=VLOOKUP([.C94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1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ansas</text:p>
          </table:table-cell>
          <table:table-cell table:formula="of:=VLOOKUP([.C94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3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Kansas</text:p>
          </table:table-cell>
          <table:table-cell table:formula="of:=VLOOKUP([.C94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ansas</text:p>
          </table:table-cell>
          <table:table-cell table:formula="of:=VLOOKUP([.C94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ansas</text:p>
          </table:table-cell>
          <table:table-cell table:formula="of:=VLOOKUP([.C94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9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ansas</text:p>
          </table:table-cell>
          <table:table-cell table:formula="of:=VLOOKUP([.C94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1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Kansas</text:p>
          </table:table-cell>
          <table:table-cell table:formula="of:=VLOOKUP([.C95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3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Kansas</text:p>
          </table:table-cell>
          <table:table-cell table:formula="of:=VLOOKUP([.C95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ansas</text:p>
          </table:table-cell>
          <table:table-cell table:formula="of:=VLOOKUP([.C95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Kansas</text:p>
          </table:table-cell>
          <table:table-cell table:formula="of:=VLOOKUP([.C95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Kansas</text:p>
          </table:table-cell>
          <table:table-cell table:formula="of:=VLOOKUP([.C95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1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Kansas</text:p>
          </table:table-cell>
          <table:table-cell table:formula="of:=VLOOKUP([.C95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3</text:p>
          </table:table-cell>
          <table:table-cell office:value-type="string" calcext:value-type="string">
            <text:p>Neosho County</text:p>
          </table:table-cell>
          <table:table-cell office:value-type="string" calcext:value-type="string">
            <text:p>Kansas</text:p>
          </table:table-cell>
          <table:table-cell table:formula="of:=VLOOKUP([.C95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5</text:p>
          </table:table-cell>
          <table:table-cell office:value-type="string" calcext:value-type="string">
            <text:p>Ness County</text:p>
          </table:table-cell>
          <table:table-cell office:value-type="string" calcext:value-type="string">
            <text:p>Kansas</text:p>
          </table:table-cell>
          <table:table-cell table:formula="of:=VLOOKUP([.C95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7</text:p>
          </table:table-cell>
          <table:table-cell office:value-type="string" calcext:value-type="string">
            <text:p>Norton County</text:p>
          </table:table-cell>
          <table:table-cell office:value-type="string" calcext:value-type="string">
            <text:p>Kansas</text:p>
          </table:table-cell>
          <table:table-cell table:formula="of:=VLOOKUP([.C95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9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Kansas</text:p>
          </table:table-cell>
          <table:table-cell table:formula="of:=VLOOKUP([.C95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1</text:p>
          </table:table-cell>
          <table:table-cell office:value-type="string" calcext:value-type="string">
            <text:p>Osborne County</text:p>
          </table:table-cell>
          <table:table-cell office:value-type="string" calcext:value-type="string">
            <text:p>Kansas</text:p>
          </table:table-cell>
          <table:table-cell table:formula="of:=VLOOKUP([.C96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Kansas</text:p>
          </table:table-cell>
          <table:table-cell table:formula="of:=VLOOKUP([.C96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5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Kansas</text:p>
          </table:table-cell>
          <table:table-cell table:formula="of:=VLOOKUP([.C96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Kansas</text:p>
          </table:table-cell>
          <table:table-cell table:formula="of:=VLOOKUP([.C96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9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Kansas</text:p>
          </table:table-cell>
          <table:table-cell table:formula="of:=VLOOKUP([.C96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1</text:p>
          </table:table-cell>
          <table:table-cell office:value-type="string" calcext:value-type="string">
            <text:p>Pratt County</text:p>
          </table:table-cell>
          <table:table-cell office:value-type="string" calcext:value-type="string">
            <text:p>Kansas</text:p>
          </table:table-cell>
          <table:table-cell table:formula="of:=VLOOKUP([.C96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3</text:p>
          </table:table-cell>
          <table:table-cell office:value-type="string" calcext:value-type="string">
            <text:p>Rawlins County</text:p>
          </table:table-cell>
          <table:table-cell office:value-type="string" calcext:value-type="string">
            <text:p>Kansas</text:p>
          </table:table-cell>
          <table:table-cell table:formula="of:=VLOOKUP([.C96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5</text:p>
          </table:table-cell>
          <table:table-cell office:value-type="string" calcext:value-type="string">
            <text:p>Reno County</text:p>
          </table:table-cell>
          <table:table-cell office:value-type="string" calcext:value-type="string">
            <text:p>Kansas</text:p>
          </table:table-cell>
          <table:table-cell table:formula="of:=VLOOKUP([.C96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7</text:p>
          </table:table-cell>
          <table:table-cell office:value-type="string" calcext:value-type="string">
            <text:p>Republic County</text:p>
          </table:table-cell>
          <table:table-cell office:value-type="string" calcext:value-type="string">
            <text:p>Kansas</text:p>
          </table:table-cell>
          <table:table-cell table:formula="of:=VLOOKUP([.C96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9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Kansas</text:p>
          </table:table-cell>
          <table:table-cell table:formula="of:=VLOOKUP([.C96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1</text:p>
          </table:table-cell>
          <table:table-cell office:value-type="string" calcext:value-type="string">
            <text:p>Riley County</text:p>
          </table:table-cell>
          <table:table-cell office:value-type="string" calcext:value-type="string">
            <text:p>Kansas</text:p>
          </table:table-cell>
          <table:table-cell table:formula="of:=VLOOKUP([.C97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3</text:p>
          </table:table-cell>
          <table:table-cell office:value-type="string" calcext:value-type="string">
            <text:p>Rooks County</text:p>
          </table:table-cell>
          <table:table-cell office:value-type="string" calcext:value-type="string">
            <text:p>Kansas</text:p>
          </table:table-cell>
          <table:table-cell table:formula="of:=VLOOKUP([.C97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5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Kansas</text:p>
          </table:table-cell>
          <table:table-cell table:formula="of:=VLOOKUP([.C97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ansas</text:p>
          </table:table-cell>
          <table:table-cell table:formula="of:=VLOOKUP([.C97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9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Kansas</text:p>
          </table:table-cell>
          <table:table-cell table:formula="of:=VLOOKUP([.C97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ansas</text:p>
          </table:table-cell>
          <table:table-cell table:formula="of:=VLOOKUP([.C97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3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Kansas</text:p>
          </table:table-cell>
          <table:table-cell table:formula="of:=VLOOKUP([.C97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5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Kansas</text:p>
          </table:table-cell>
          <table:table-cell table:formula="of:=VLOOKUP([.C97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7</text:p>
          </table:table-cell>
          <table:table-cell office:value-type="string" calcext:value-type="string">
            <text:p>Shawnee County</text:p>
          </table:table-cell>
          <table:table-cell office:value-type="string" calcext:value-type="string">
            <text:p>Kansas</text:p>
          </table:table-cell>
          <table:table-cell table:formula="of:=VLOOKUP([.C97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9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Kansas</text:p>
          </table:table-cell>
          <table:table-cell table:formula="of:=VLOOKUP([.C97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Kansas</text:p>
          </table:table-cell>
          <table:table-cell table:formula="of:=VLOOKUP([.C98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Kansas</text:p>
          </table:table-cell>
          <table:table-cell table:formula="of:=VLOOKUP([.C98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5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Kansas</text:p>
          </table:table-cell>
          <table:table-cell table:formula="of:=VLOOKUP([.C98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Kansas</text:p>
          </table:table-cell>
          <table:table-cell table:formula="of:=VLOOKUP([.C98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Kansas</text:p>
          </table:table-cell>
          <table:table-cell table:formula="of:=VLOOKUP([.C98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1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Kansas</text:p>
          </table:table-cell>
          <table:table-cell table:formula="of:=VLOOKUP([.C98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3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Kansas</text:p>
          </table:table-cell>
          <table:table-cell table:formula="of:=VLOOKUP([.C98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5</text:p>
          </table:table-cell>
          <table:table-cell office:value-type="string" calcext:value-type="string">
            <text:p>Trego County</text:p>
          </table:table-cell>
          <table:table-cell office:value-type="string" calcext:value-type="string">
            <text:p>Kansas</text:p>
          </table:table-cell>
          <table:table-cell table:formula="of:=VLOOKUP([.C98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7</text:p>
          </table:table-cell>
          <table:table-cell office:value-type="string" calcext:value-type="string">
            <text:p>Wabaunsee County</text:p>
          </table:table-cell>
          <table:table-cell office:value-type="string" calcext:value-type="string">
            <text:p>Kansas</text:p>
          </table:table-cell>
          <table:table-cell table:formula="of:=VLOOKUP([.C98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9</text:p>
          </table:table-cell>
          <table:table-cell office:value-type="string" calcext:value-type="string">
            <text:p>Wallace County</text:p>
          </table:table-cell>
          <table:table-cell office:value-type="string" calcext:value-type="string">
            <text:p>Kansas</text:p>
          </table:table-cell>
          <table:table-cell table:formula="of:=VLOOKUP([.C98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ansas</text:p>
          </table:table-cell>
          <table:table-cell table:formula="of:=VLOOKUP([.C9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3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Kansas</text:p>
          </table:table-cell>
          <table:table-cell table:formula="of:=VLOOKUP([.C9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Kansas</text:p>
          </table:table-cell>
          <table:table-cell table:formula="of:=VLOOKUP([.C9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7</text:p>
          </table:table-cell>
          <table:table-cell office:value-type="string" calcext:value-type="string">
            <text:p>Woodson County</text:p>
          </table:table-cell>
          <table:table-cell office:value-type="string" calcext:value-type="string">
            <text:p>Kansas</text:p>
          </table:table-cell>
          <table:table-cell table:formula="of:=VLOOKUP([.C9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9</text:p>
          </table:table-cell>
          <table:table-cell office:value-type="string" calcext:value-type="string">
            <text:p>Wyandotte County</text:p>
          </table:table-cell>
          <table:table-cell office:value-type="string" calcext:value-type="string">
            <text:p>Kansas</text:p>
          </table:table-cell>
          <table:table-cell table:formula="of:=VLOOKUP([.C9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1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Kentucky</text:p>
          </table:table-cell>
          <table:table-cell table:formula="of:=VLOOKUP([.C9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entucky</text:p>
          </table:table-cell>
          <table:table-cell table:formula="of:=VLOOKUP([.C9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5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entucky</text:p>
          </table:table-cell>
          <table:table-cell table:formula="of:=VLOOKUP([.C9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7</text:p>
          </table:table-cell>
          <table:table-cell office:value-type="string" calcext:value-type="string">
            <text:p>Ballard County</text:p>
          </table:table-cell>
          <table:table-cell office:value-type="string" calcext:value-type="string">
            <text:p>Kentucky</text:p>
          </table:table-cell>
          <table:table-cell table:formula="of:=VLOOKUP([.C9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9</text:p>
          </table:table-cell>
          <table:table-cell office:value-type="string" calcext:value-type="string">
            <text:p>Barren County</text:p>
          </table:table-cell>
          <table:table-cell office:value-type="string" calcext:value-type="string">
            <text:p>Kentucky</text:p>
          </table:table-cell>
          <table:table-cell table:formula="of:=VLOOKUP([.C9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1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Kentucky</text:p>
          </table:table-cell>
          <table:table-cell table:formula="of:=VLOOKUP([.C10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3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Kentucky</text:p>
          </table:table-cell>
          <table:table-cell table:formula="of:=VLOOKUP([.C10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Kentucky</text:p>
          </table:table-cell>
          <table:table-cell table:formula="of:=VLOOKUP([.C10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7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entucky</text:p>
          </table:table-cell>
          <table:table-cell table:formula="of:=VLOOKUP([.C10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9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Kentucky</text:p>
          </table:table-cell>
          <table:table-cell table:formula="of:=VLOOKUP([.C10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1</text:p>
          </table:table-cell>
          <table:table-cell office:value-type="string" calcext:value-type="string">
            <text:p>Boyle County</text:p>
          </table:table-cell>
          <table:table-cell office:value-type="string" calcext:value-type="string">
            <text:p>Kentucky</text:p>
          </table:table-cell>
          <table:table-cell table:formula="of:=VLOOKUP([.C10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3</text:p>
          </table:table-cell>
          <table:table-cell office:value-type="string" calcext:value-type="string">
            <text:p>Bracken County</text:p>
          </table:table-cell>
          <table:table-cell office:value-type="string" calcext:value-type="string">
            <text:p>Kentucky</text:p>
          </table:table-cell>
          <table:table-cell table:formula="of:=VLOOKUP([.C10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5</text:p>
          </table:table-cell>
          <table:table-cell office:value-type="string" calcext:value-type="string">
            <text:p>Breathitt County</text:p>
          </table:table-cell>
          <table:table-cell office:value-type="string" calcext:value-type="string">
            <text:p>Kentucky</text:p>
          </table:table-cell>
          <table:table-cell table:formula="of:=VLOOKUP([.C10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7</text:p>
          </table:table-cell>
          <table:table-cell office:value-type="string" calcext:value-type="string">
            <text:p>Breckinridge County</text:p>
          </table:table-cell>
          <table:table-cell office:value-type="string" calcext:value-type="string">
            <text:p>Kentucky</text:p>
          </table:table-cell>
          <table:table-cell table:formula="of:=VLOOKUP([.C10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9</text:p>
          </table:table-cell>
          <table:table-cell office:value-type="string" calcext:value-type="string">
            <text:p>Bullitt County</text:p>
          </table:table-cell>
          <table:table-cell office:value-type="string" calcext:value-type="string">
            <text:p>Kentucky</text:p>
          </table:table-cell>
          <table:table-cell table:formula="of:=VLOOKUP([.C10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1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entucky</text:p>
          </table:table-cell>
          <table:table-cell table:formula="of:=VLOOKUP([.C10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3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Kentucky</text:p>
          </table:table-cell>
          <table:table-cell table:formula="of:=VLOOKUP([.C10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5</text:p>
          </table:table-cell>
          <table:table-cell office:value-type="string" calcext:value-type="string">
            <text:p>Calloway County</text:p>
          </table:table-cell>
          <table:table-cell office:value-type="string" calcext:value-type="string">
            <text:p>Kentucky</text:p>
          </table:table-cell>
          <table:table-cell table:formula="of:=VLOOKUP([.C10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7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Kentucky</text:p>
          </table:table-cell>
          <table:table-cell table:formula="of:=VLOOKUP([.C10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9</text:p>
          </table:table-cell>
          <table:table-cell office:value-type="string" calcext:value-type="string">
            <text:p>Carlisle County</text:p>
          </table:table-cell>
          <table:table-cell office:value-type="string" calcext:value-type="string">
            <text:p>Kentucky</text:p>
          </table:table-cell>
          <table:table-cell table:formula="of:=VLOOKUP([.C10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1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Kentucky</text:p>
          </table:table-cell>
          <table:table-cell table:formula="of:=VLOOKUP([.C101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3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Kentucky</text:p>
          </table:table-cell>
          <table:table-cell table:formula="of:=VLOOKUP([.C101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5</text:p>
          </table:table-cell>
          <table:table-cell office:value-type="string" calcext:value-type="string">
            <text:p>Casey County</text:p>
          </table:table-cell>
          <table:table-cell office:value-type="string" calcext:value-type="string">
            <text:p>Kentucky</text:p>
          </table:table-cell>
          <table:table-cell table:formula="of:=VLOOKUP([.C101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7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Kentucky</text:p>
          </table:table-cell>
          <table:table-cell table:formula="of:=VLOOKUP([.C101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entucky</text:p>
          </table:table-cell>
          <table:table-cell table:formula="of:=VLOOKUP([.C101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entucky</text:p>
          </table:table-cell>
          <table:table-cell table:formula="of:=VLOOKUP([.C102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Kentucky</text:p>
          </table:table-cell>
          <table:table-cell table:formula="of:=VLOOKUP([.C102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Kentucky</text:p>
          </table:table-cell>
          <table:table-cell table:formula="of:=VLOOKUP([.C102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7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Kentucky</text:p>
          </table:table-cell>
          <table:table-cell table:formula="of:=VLOOKUP([.C102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9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Kentucky</text:p>
          </table:table-cell>
          <table:table-cell table:formula="of:=VLOOKUP([.C102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1</text:p>
          </table:table-cell>
          <table:table-cell office:value-type="string" calcext:value-type="string">
            <text:p>Edmonson County</text:p>
          </table:table-cell>
          <table:table-cell office:value-type="string" calcext:value-type="string">
            <text:p>Kentucky</text:p>
          </table:table-cell>
          <table:table-cell table:formula="of:=VLOOKUP([.C102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3</text:p>
          </table:table-cell>
          <table:table-cell office:value-type="string" calcext:value-type="string">
            <text:p>Elliott County</text:p>
          </table:table-cell>
          <table:table-cell office:value-type="string" calcext:value-type="string">
            <text:p>Kentucky</text:p>
          </table:table-cell>
          <table:table-cell table:formula="of:=VLOOKUP([.C102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5</text:p>
          </table:table-cell>
          <table:table-cell office:value-type="string" calcext:value-type="string">
            <text:p>Estill County</text:p>
          </table:table-cell>
          <table:table-cell office:value-type="string" calcext:value-type="string">
            <text:p>Kentucky</text:p>
          </table:table-cell>
          <table:table-cell table:formula="of:=VLOOKUP([.C102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Kentucky</text:p>
          </table:table-cell>
          <table:table-cell table:formula="of:=VLOOKUP([.C102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9</text:p>
          </table:table-cell>
          <table:table-cell office:value-type="string" calcext:value-type="string">
            <text:p>Fleming County</text:p>
          </table:table-cell>
          <table:table-cell office:value-type="string" calcext:value-type="string">
            <text:p>Kentucky</text:p>
          </table:table-cell>
          <table:table-cell table:formula="of:=VLOOKUP([.C102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1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Kentucky</text:p>
          </table:table-cell>
          <table:table-cell table:formula="of:=VLOOKUP([.C103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entucky</text:p>
          </table:table-cell>
          <table:table-cell table:formula="of:=VLOOKUP([.C103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Kentucky</text:p>
          </table:table-cell>
          <table:table-cell table:formula="of:=VLOOKUP([.C103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7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Kentucky</text:p>
          </table:table-cell>
          <table:table-cell table:formula="of:=VLOOKUP([.C103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9</text:p>
          </table:table-cell>
          <table:table-cell office:value-type="string" calcext:value-type="string">
            <text:p>Garrard County</text:p>
          </table:table-cell>
          <table:table-cell office:value-type="string" calcext:value-type="string">
            <text:p>Kentucky</text:p>
          </table:table-cell>
          <table:table-cell table:formula="of:=VLOOKUP([.C103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entucky</text:p>
          </table:table-cell>
          <table:table-cell table:formula="of:=VLOOKUP([.C103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3</text:p>
          </table:table-cell>
          <table:table-cell office:value-type="string" calcext:value-type="string">
            <text:p>Graves County</text:p>
          </table:table-cell>
          <table:table-cell office:value-type="string" calcext:value-type="string">
            <text:p>Kentucky</text:p>
          </table:table-cell>
          <table:table-cell table:formula="of:=VLOOKUP([.C103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5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Kentucky</text:p>
          </table:table-cell>
          <table:table-cell table:formula="of:=VLOOKUP([.C103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7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Kentucky</text:p>
          </table:table-cell>
          <table:table-cell table:formula="of:=VLOOKUP([.C103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9</text:p>
          </table:table-cell>
          <table:table-cell office:value-type="string" calcext:value-type="string">
            <text:p>Greenup County</text:p>
          </table:table-cell>
          <table:table-cell office:value-type="string" calcext:value-type="string">
            <text:p>Kentucky</text:p>
          </table:table-cell>
          <table:table-cell table:formula="of:=VLOOKUP([.C103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Kentucky</text:p>
          </table:table-cell>
          <table:table-cell table:formula="of:=VLOOKUP([.C104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Kentucky</text:p>
          </table:table-cell>
          <table:table-cell table:formula="of:=VLOOKUP([.C104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5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Kentucky</text:p>
          </table:table-cell>
          <table:table-cell table:formula="of:=VLOOKUP([.C104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Kentucky</text:p>
          </table:table-cell>
          <table:table-cell table:formula="of:=VLOOKUP([.C104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9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Kentucky</text:p>
          </table:table-cell>
          <table:table-cell table:formula="of:=VLOOKUP([.C104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Kentucky</text:p>
          </table:table-cell>
          <table:table-cell table:formula="of:=VLOOKUP([.C104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Kentucky</text:p>
          </table:table-cell>
          <table:table-cell table:formula="of:=VLOOKUP([.C104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5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Kentucky</text:p>
          </table:table-cell>
          <table:table-cell table:formula="of:=VLOOKUP([.C104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7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Kentucky</text:p>
          </table:table-cell>
          <table:table-cell table:formula="of:=VLOOKUP([.C104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entucky</text:p>
          </table:table-cell>
          <table:table-cell table:formula="of:=VLOOKUP([.C104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entucky</text:p>
          </table:table-cell>
          <table:table-cell table:formula="of:=VLOOKUP([.C105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3</text:p>
          </table:table-cell>
          <table:table-cell office:value-type="string" calcext:value-type="string">
            <text:p>Jessamine County</text:p>
          </table:table-cell>
          <table:table-cell office:value-type="string" calcext:value-type="string">
            <text:p>Kentucky</text:p>
          </table:table-cell>
          <table:table-cell table:formula="of:=VLOOKUP([.C105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5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entucky</text:p>
          </table:table-cell>
          <table:table-cell table:formula="of:=VLOOKUP([.C105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7</text:p>
          </table:table-cell>
          <table:table-cell office:value-type="string" calcext:value-type="string">
            <text:p>Kenton County</text:p>
          </table:table-cell>
          <table:table-cell office:value-type="string" calcext:value-type="string">
            <text:p>Kentucky</text:p>
          </table:table-cell>
          <table:table-cell table:formula="of:=VLOOKUP([.C105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9</text:p>
          </table:table-cell>
          <table:table-cell office:value-type="string" calcext:value-type="string">
            <text:p>Knott County</text:p>
          </table:table-cell>
          <table:table-cell office:value-type="string" calcext:value-type="string">
            <text:p>Kentucky</text:p>
          </table:table-cell>
          <table:table-cell table:formula="of:=VLOOKUP([.C105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1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Kentucky</text:p>
          </table:table-cell>
          <table:table-cell table:formula="of:=VLOOKUP([.C105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3</text:p>
          </table:table-cell>
          <table:table-cell office:value-type="string" calcext:value-type="string">
            <text:p>LaRue County</text:p>
          </table:table-cell>
          <table:table-cell office:value-type="string" calcext:value-type="string">
            <text:p>Kentucky</text:p>
          </table:table-cell>
          <table:table-cell table:formula="of:=VLOOKUP([.C105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5</text:p>
          </table:table-cell>
          <table:table-cell office:value-type="string" calcext:value-type="string">
            <text:p>Laurel County</text:p>
          </table:table-cell>
          <table:table-cell office:value-type="string" calcext:value-type="string">
            <text:p>Kentucky</text:p>
          </table:table-cell>
          <table:table-cell table:formula="of:=VLOOKUP([.C105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Kentucky</text:p>
          </table:table-cell>
          <table:table-cell table:formula="of:=VLOOKUP([.C105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9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Kentucky</text:p>
          </table:table-cell>
          <table:table-cell table:formula="of:=VLOOKUP([.C105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1</text:p>
          </table:table-cell>
          <table:table-cell office:value-type="string" calcext:value-type="string">
            <text:p>Leslie County</text:p>
          </table:table-cell>
          <table:table-cell office:value-type="string" calcext:value-type="string">
            <text:p>Kentucky</text:p>
          </table:table-cell>
          <table:table-cell table:formula="of:=VLOOKUP([.C106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3</text:p>
          </table:table-cell>
          <table:table-cell office:value-type="string" calcext:value-type="string">
            <text:p>Letcher County</text:p>
          </table:table-cell>
          <table:table-cell office:value-type="string" calcext:value-type="string">
            <text:p>Kentucky</text:p>
          </table:table-cell>
          <table:table-cell table:formula="of:=VLOOKUP([.C106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5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Kentucky</text:p>
          </table:table-cell>
          <table:table-cell table:formula="of:=VLOOKUP([.C106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entucky</text:p>
          </table:table-cell>
          <table:table-cell table:formula="of:=VLOOKUP([.C106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9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Kentucky</text:p>
          </table:table-cell>
          <table:table-cell table:formula="of:=VLOOKUP([.C106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entucky</text:p>
          </table:table-cell>
          <table:table-cell table:formula="of:=VLOOKUP([.C106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entucky</text:p>
          </table:table-cell>
          <table:table-cell table:formula="of:=VLOOKUP([.C106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5</text:p>
          </table:table-cell>
          <table:table-cell office:value-type="string" calcext:value-type="string">
            <text:p>McCracken County</text:p>
          </table:table-cell>
          <table:table-cell office:value-type="string" calcext:value-type="string">
            <text:p>Kentucky</text:p>
          </table:table-cell>
          <table:table-cell table:formula="of:=VLOOKUP([.C106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7</text:p>
          </table:table-cell>
          <table:table-cell office:value-type="string" calcext:value-type="string">
            <text:p>McCreary County</text:p>
          </table:table-cell>
          <table:table-cell office:value-type="string" calcext:value-type="string">
            <text:p>Kentucky</text:p>
          </table:table-cell>
          <table:table-cell table:formula="of:=VLOOKUP([.C106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9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Kentucky</text:p>
          </table:table-cell>
          <table:table-cell table:formula="of:=VLOOKUP([.C106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Kentucky</text:p>
          </table:table-cell>
          <table:table-cell table:formula="of:=VLOOKUP([.C107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3</text:p>
          </table:table-cell>
          <table:table-cell office:value-type="string" calcext:value-type="string">
            <text:p>Magoffin County</text:p>
          </table:table-cell>
          <table:table-cell office:value-type="string" calcext:value-type="string">
            <text:p>Kentucky</text:p>
          </table:table-cell>
          <table:table-cell table:formula="of:=VLOOKUP([.C107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entucky</text:p>
          </table:table-cell>
          <table:table-cell table:formula="of:=VLOOKUP([.C107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entucky</text:p>
          </table:table-cell>
          <table:table-cell table:formula="of:=VLOOKUP([.C107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9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Kentucky</text:p>
          </table:table-cell>
          <table:table-cell table:formula="of:=VLOOKUP([.C107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1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Kentucky</text:p>
          </table:table-cell>
          <table:table-cell table:formula="of:=VLOOKUP([.C107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entucky</text:p>
          </table:table-cell>
          <table:table-cell table:formula="of:=VLOOKUP([.C107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5</text:p>
          </table:table-cell>
          <table:table-cell office:value-type="string" calcext:value-type="string">
            <text:p>Menifee County</text:p>
          </table:table-cell>
          <table:table-cell office:value-type="string" calcext:value-type="string">
            <text:p>Kentucky</text:p>
          </table:table-cell>
          <table:table-cell table:formula="of:=VLOOKUP([.C107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Kentucky</text:p>
          </table:table-cell>
          <table:table-cell table:formula="of:=VLOOKUP([.C107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9</text:p>
          </table:table-cell>
          <table:table-cell office:value-type="string" calcext:value-type="string">
            <text:p>Metcalfe County</text:p>
          </table:table-cell>
          <table:table-cell office:value-type="string" calcext:value-type="string">
            <text:p>Kentucky</text:p>
          </table:table-cell>
          <table:table-cell table:formula="of:=VLOOKUP([.C107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Kentucky</text:p>
          </table:table-cell>
          <table:table-cell table:formula="of:=VLOOKUP([.C108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entucky</text:p>
          </table:table-cell>
          <table:table-cell table:formula="of:=VLOOKUP([.C108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Kentucky</text:p>
          </table:table-cell>
          <table:table-cell table:formula="of:=VLOOKUP([.C108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7</text:p>
          </table:table-cell>
          <table:table-cell office:value-type="string" calcext:value-type="string">
            <text:p>Muhlenberg County</text:p>
          </table:table-cell>
          <table:table-cell office:value-type="string" calcext:value-type="string">
            <text:p>Kentucky</text:p>
          </table:table-cell>
          <table:table-cell table:formula="of:=VLOOKUP([.C108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9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Kentucky</text:p>
          </table:table-cell>
          <table:table-cell table:formula="of:=VLOOKUP([.C108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1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Kentucky</text:p>
          </table:table-cell>
          <table:table-cell table:formula="of:=VLOOKUP([.C108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3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Kentucky</text:p>
          </table:table-cell>
          <table:table-cell table:formula="of:=VLOOKUP([.C108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5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Kentucky</text:p>
          </table:table-cell>
          <table:table-cell table:formula="of:=VLOOKUP([.C108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7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Kentucky</text:p>
          </table:table-cell>
          <table:table-cell table:formula="of:=VLOOKUP([.C108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9</text:p>
          </table:table-cell>
          <table:table-cell office:value-type="string" calcext:value-type="string">
            <text:p>Owsley County</text:p>
          </table:table-cell>
          <table:table-cell office:value-type="string" calcext:value-type="string">
            <text:p>Kentucky</text:p>
          </table:table-cell>
          <table:table-cell table:formula="of:=VLOOKUP([.C108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Kentucky</text:p>
          </table:table-cell>
          <table:table-cell table:formula="of:=VLOOKUP([.C109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Kentucky</text:p>
          </table:table-cell>
          <table:table-cell table:formula="of:=VLOOKUP([.C109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Kentucky</text:p>
          </table:table-cell>
          <table:table-cell table:formula="of:=VLOOKUP([.C109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Kentucky</text:p>
          </table:table-cell>
          <table:table-cell table:formula="of:=VLOOKUP([.C109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Kentucky</text:p>
          </table:table-cell>
          <table:table-cell table:formula="of:=VLOOKUP([.C109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1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Kentucky</text:p>
          </table:table-cell>
          <table:table-cell table:formula="of:=VLOOKUP([.C10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3</text:p>
          </table:table-cell>
          <table:table-cell office:value-type="string" calcext:value-type="string">
            <text:p>Rockcastle County</text:p>
          </table:table-cell>
          <table:table-cell office:value-type="string" calcext:value-type="string">
            <text:p>Kentucky</text:p>
          </table:table-cell>
          <table:table-cell table:formula="of:=VLOOKUP([.C10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5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Kentucky</text:p>
          </table:table-cell>
          <table:table-cell table:formula="of:=VLOOKUP([.C10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entucky</text:p>
          </table:table-cell>
          <table:table-cell table:formula="of:=VLOOKUP([.C10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entucky</text:p>
          </table:table-cell>
          <table:table-cell table:formula="of:=VLOOKUP([.C10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1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Kentucky</text:p>
          </table:table-cell>
          <table:table-cell table:formula="of:=VLOOKUP([.C11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3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Kentucky</text:p>
          </table:table-cell>
          <table:table-cell table:formula="of:=VLOOKUP([.C11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5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Kentucky</text:p>
          </table:table-cell>
          <table:table-cell table:formula="of:=VLOOKUP([.C11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7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Kentucky</text:p>
          </table:table-cell>
          <table:table-cell table:formula="of:=VLOOKUP([.C11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9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Kentucky</text:p>
          </table:table-cell>
          <table:table-cell table:formula="of:=VLOOKUP([.C11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1</text:p>
          </table:table-cell>
          <table:table-cell office:value-type="string" calcext:value-type="string">
            <text:p>Trigg County</text:p>
          </table:table-cell>
          <table:table-cell office:value-type="string" calcext:value-type="string">
            <text:p>Kentucky</text:p>
          </table:table-cell>
          <table:table-cell table:formula="of:=VLOOKUP([.C11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3</text:p>
          </table:table-cell>
          <table:table-cell office:value-type="string" calcext:value-type="string">
            <text:p>Trimble County</text:p>
          </table:table-cell>
          <table:table-cell office:value-type="string" calcext:value-type="string">
            <text:p>Kentucky</text:p>
          </table:table-cell>
          <table:table-cell table:formula="of:=VLOOKUP([.C11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Kentucky</text:p>
          </table:table-cell>
          <table:table-cell table:formula="of:=VLOOKUP([.C11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Kentucky</text:p>
          </table:table-cell>
          <table:table-cell table:formula="of:=VLOOKUP([.C11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entucky</text:p>
          </table:table-cell>
          <table:table-cell table:formula="of:=VLOOKUP([.C11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Kentucky</text:p>
          </table:table-cell>
          <table:table-cell table:formula="of:=VLOOKUP([.C11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3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Kentucky</text:p>
          </table:table-cell>
          <table:table-cell table:formula="of:=VLOOKUP([.C11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5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Kentucky</text:p>
          </table:table-cell>
          <table:table-cell table:formula="of:=VLOOKUP([.C11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7</text:p>
          </table:table-cell>
          <table:table-cell office:value-type="string" calcext:value-type="string">
            <text:p>Wolfe County</text:p>
          </table:table-cell>
          <table:table-cell office:value-type="string" calcext:value-type="string">
            <text:p>Kentucky</text:p>
          </table:table-cell>
          <table:table-cell table:formula="of:=VLOOKUP([.C11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9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Kentucky</text:p>
          </table:table-cell>
          <table:table-cell table:formula="of:=VLOOKUP([.C11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2001</text:p>
          </table:table-cell>
          <table:table-cell office:value-type="string" calcext:value-type="string">
            <text:p>Acadia Parish</text:p>
          </table:table-cell>
          <table:table-cell office:value-type="string" calcext:value-type="string">
            <text:p>Louisiana</text:p>
          </table:table-cell>
          <table:table-cell table:formula="of:=VLOOKUP([.C111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3</text:p>
          </table:table-cell>
          <table:table-cell office:value-type="string" calcext:value-type="string">
            <text:p>Allen Parish</text:p>
          </table:table-cell>
          <table:table-cell office:value-type="string" calcext:value-type="string">
            <text:p>Louisiana</text:p>
          </table:table-cell>
          <table:table-cell table:formula="of:=VLOOKUP([.C111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5</text:p>
          </table:table-cell>
          <table:table-cell office:value-type="string" calcext:value-type="string">
            <text:p>Ascension Parish</text:p>
          </table:table-cell>
          <table:table-cell office:value-type="string" calcext:value-type="string">
            <text:p>Louisiana</text:p>
          </table:table-cell>
          <table:table-cell table:formula="of:=VLOOKUP([.C111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7</text:p>
          </table:table-cell>
          <table:table-cell office:value-type="string" calcext:value-type="string">
            <text:p>Assumption Parish</text:p>
          </table:table-cell>
          <table:table-cell office:value-type="string" calcext:value-type="string">
            <text:p>Louisiana</text:p>
          </table:table-cell>
          <table:table-cell table:formula="of:=VLOOKUP([.C111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9</text:p>
          </table:table-cell>
          <table:table-cell office:value-type="string" calcext:value-type="string">
            <text:p>Avoyelles Parish</text:p>
          </table:table-cell>
          <table:table-cell office:value-type="string" calcext:value-type="string">
            <text:p>Louisiana</text:p>
          </table:table-cell>
          <table:table-cell table:formula="of:=VLOOKUP([.C111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1</text:p>
          </table:table-cell>
          <table:table-cell office:value-type="string" calcext:value-type="string">
            <text:p>Beauregard Parish</text:p>
          </table:table-cell>
          <table:table-cell office:value-type="string" calcext:value-type="string">
            <text:p>Louisiana</text:p>
          </table:table-cell>
          <table:table-cell table:formula="of:=VLOOKUP([.C112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3</text:p>
          </table:table-cell>
          <table:table-cell office:value-type="string" calcext:value-type="string">
            <text:p>Bienville Parish</text:p>
          </table:table-cell>
          <table:table-cell office:value-type="string" calcext:value-type="string">
            <text:p>Louisiana</text:p>
          </table:table-cell>
          <table:table-cell table:formula="of:=VLOOKUP([.C112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5</text:p>
          </table:table-cell>
          <table:table-cell office:value-type="string" calcext:value-type="string">
            <text:p>Bossier Parish</text:p>
          </table:table-cell>
          <table:table-cell office:value-type="string" calcext:value-type="string">
            <text:p>Louisiana</text:p>
          </table:table-cell>
          <table:table-cell table:formula="of:=VLOOKUP([.C112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7</text:p>
          </table:table-cell>
          <table:table-cell office:value-type="string" calcext:value-type="string">
            <text:p>Caddo Parish</text:p>
          </table:table-cell>
          <table:table-cell office:value-type="string" calcext:value-type="string">
            <text:p>Louisiana</text:p>
          </table:table-cell>
          <table:table-cell table:formula="of:=VLOOKUP([.C112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9</text:p>
          </table:table-cell>
          <table:table-cell office:value-type="string" calcext:value-type="string">
            <text:p>Calcasieu Parish</text:p>
          </table:table-cell>
          <table:table-cell office:value-type="string" calcext:value-type="string">
            <text:p>Louisiana</text:p>
          </table:table-cell>
          <table:table-cell table:formula="of:=VLOOKUP([.C112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1</text:p>
          </table:table-cell>
          <table:table-cell office:value-type="string" calcext:value-type="string">
            <text:p>Caldwell Parish</text:p>
          </table:table-cell>
          <table:table-cell office:value-type="string" calcext:value-type="string">
            <text:p>Louisiana</text:p>
          </table:table-cell>
          <table:table-cell table:formula="of:=VLOOKUP([.C112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3</text:p>
          </table:table-cell>
          <table:table-cell office:value-type="string" calcext:value-type="string">
            <text:p>Cameron Parish</text:p>
          </table:table-cell>
          <table:table-cell office:value-type="string" calcext:value-type="string">
            <text:p>Louisiana</text:p>
          </table:table-cell>
          <table:table-cell table:formula="of:=VLOOKUP([.C112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5</text:p>
          </table:table-cell>
          <table:table-cell office:value-type="string" calcext:value-type="string">
            <text:p>Catahoula Parish</text:p>
          </table:table-cell>
          <table:table-cell office:value-type="string" calcext:value-type="string">
            <text:p>Louisiana</text:p>
          </table:table-cell>
          <table:table-cell table:formula="of:=VLOOKUP([.C112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7</text:p>
          </table:table-cell>
          <table:table-cell office:value-type="string" calcext:value-type="string">
            <text:p>Claiborne Parish</text:p>
          </table:table-cell>
          <table:table-cell office:value-type="string" calcext:value-type="string">
            <text:p>Louisiana</text:p>
          </table:table-cell>
          <table:table-cell table:formula="of:=VLOOKUP([.C112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9</text:p>
          </table:table-cell>
          <table:table-cell office:value-type="string" calcext:value-type="string">
            <text:p>Concordia Parish</text:p>
          </table:table-cell>
          <table:table-cell office:value-type="string" calcext:value-type="string">
            <text:p>Louisiana</text:p>
          </table:table-cell>
          <table:table-cell table:formula="of:=VLOOKUP([.C112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1</text:p>
          </table:table-cell>
          <table:table-cell office:value-type="string" calcext:value-type="string">
            <text:p>De Soto Parish</text:p>
          </table:table-cell>
          <table:table-cell office:value-type="string" calcext:value-type="string">
            <text:p>Louisiana</text:p>
          </table:table-cell>
          <table:table-cell table:formula="of:=VLOOKUP([.C113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3</text:p>
          </table:table-cell>
          <table:table-cell office:value-type="string" calcext:value-type="string">
            <text:p>East Baton Rouge Parish</text:p>
          </table:table-cell>
          <table:table-cell office:value-type="string" calcext:value-type="string">
            <text:p>Louisiana</text:p>
          </table:table-cell>
          <table:table-cell table:formula="of:=VLOOKUP([.C113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5</text:p>
          </table:table-cell>
          <table:table-cell office:value-type="string" calcext:value-type="string">
            <text:p>East Carroll Parish</text:p>
          </table:table-cell>
          <table:table-cell office:value-type="string" calcext:value-type="string">
            <text:p>Louisiana</text:p>
          </table:table-cell>
          <table:table-cell table:formula="of:=VLOOKUP([.C113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7</text:p>
          </table:table-cell>
          <table:table-cell office:value-type="string" calcext:value-type="string">
            <text:p>East Feliciana Parish</text:p>
          </table:table-cell>
          <table:table-cell office:value-type="string" calcext:value-type="string">
            <text:p>Louisiana</text:p>
          </table:table-cell>
          <table:table-cell table:formula="of:=VLOOKUP([.C113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9</text:p>
          </table:table-cell>
          <table:table-cell office:value-type="string" calcext:value-type="string">
            <text:p>Evangeline Parish</text:p>
          </table:table-cell>
          <table:table-cell office:value-type="string" calcext:value-type="string">
            <text:p>Louisiana</text:p>
          </table:table-cell>
          <table:table-cell table:formula="of:=VLOOKUP([.C113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1</text:p>
          </table:table-cell>
          <table:table-cell office:value-type="string" calcext:value-type="string">
            <text:p>Franklin Parish</text:p>
          </table:table-cell>
          <table:table-cell office:value-type="string" calcext:value-type="string">
            <text:p>Louisiana</text:p>
          </table:table-cell>
          <table:table-cell table:formula="of:=VLOOKUP([.C113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3</text:p>
          </table:table-cell>
          <table:table-cell office:value-type="string" calcext:value-type="string">
            <text:p>Grant Parish</text:p>
          </table:table-cell>
          <table:table-cell office:value-type="string" calcext:value-type="string">
            <text:p>Louisiana</text:p>
          </table:table-cell>
          <table:table-cell table:formula="of:=VLOOKUP([.C113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5</text:p>
          </table:table-cell>
          <table:table-cell office:value-type="string" calcext:value-type="string">
            <text:p>Iberia Parish</text:p>
          </table:table-cell>
          <table:table-cell office:value-type="string" calcext:value-type="string">
            <text:p>Louisiana</text:p>
          </table:table-cell>
          <table:table-cell table:formula="of:=VLOOKUP([.C113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7</text:p>
          </table:table-cell>
          <table:table-cell office:value-type="string" calcext:value-type="string">
            <text:p>Iberville Parish</text:p>
          </table:table-cell>
          <table:table-cell office:value-type="string" calcext:value-type="string">
            <text:p>Louisiana</text:p>
          </table:table-cell>
          <table:table-cell table:formula="of:=VLOOKUP([.C113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9</text:p>
          </table:table-cell>
          <table:table-cell office:value-type="string" calcext:value-type="string">
            <text:p>Jackson Parish</text:p>
          </table:table-cell>
          <table:table-cell office:value-type="string" calcext:value-type="string">
            <text:p>Louisiana</text:p>
          </table:table-cell>
          <table:table-cell table:formula="of:=VLOOKUP([.C113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1</text:p>
          </table:table-cell>
          <table:table-cell office:value-type="string" calcext:value-type="string">
            <text:p>Jefferson Parish</text:p>
          </table:table-cell>
          <table:table-cell office:value-type="string" calcext:value-type="string">
            <text:p>Louisiana</text:p>
          </table:table-cell>
          <table:table-cell table:formula="of:=VLOOKUP([.C114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3</text:p>
          </table:table-cell>
          <table:table-cell office:value-type="string" calcext:value-type="string">
            <text:p>Jefferson Davis Parish</text:p>
          </table:table-cell>
          <table:table-cell office:value-type="string" calcext:value-type="string">
            <text:p>Louisiana</text:p>
          </table:table-cell>
          <table:table-cell table:formula="of:=VLOOKUP([.C114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5</text:p>
          </table:table-cell>
          <table:table-cell office:value-type="string" calcext:value-type="string">
            <text:p>Lafayette Parish</text:p>
          </table:table-cell>
          <table:table-cell office:value-type="string" calcext:value-type="string">
            <text:p>Louisiana</text:p>
          </table:table-cell>
          <table:table-cell table:formula="of:=VLOOKUP([.C114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7</text:p>
          </table:table-cell>
          <table:table-cell office:value-type="string" calcext:value-type="string">
            <text:p>Lafourche Parish</text:p>
          </table:table-cell>
          <table:table-cell office:value-type="string" calcext:value-type="string">
            <text:p>Louisiana</text:p>
          </table:table-cell>
          <table:table-cell table:formula="of:=VLOOKUP([.C114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9</text:p>
          </table:table-cell>
          <table:table-cell office:value-type="string" calcext:value-type="string">
            <text:p>LaSalle Parish</text:p>
          </table:table-cell>
          <table:table-cell office:value-type="string" calcext:value-type="string">
            <text:p>Louisiana</text:p>
          </table:table-cell>
          <table:table-cell table:formula="of:=VLOOKUP([.C114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1</text:p>
          </table:table-cell>
          <table:table-cell office:value-type="string" calcext:value-type="string">
            <text:p>Lincoln Parish</text:p>
          </table:table-cell>
          <table:table-cell office:value-type="string" calcext:value-type="string">
            <text:p>Louisiana</text:p>
          </table:table-cell>
          <table:table-cell table:formula="of:=VLOOKUP([.C114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3</text:p>
          </table:table-cell>
          <table:table-cell office:value-type="string" calcext:value-type="string">
            <text:p>Livingston Parish</text:p>
          </table:table-cell>
          <table:table-cell office:value-type="string" calcext:value-type="string">
            <text:p>Louisiana</text:p>
          </table:table-cell>
          <table:table-cell table:formula="of:=VLOOKUP([.C114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5</text:p>
          </table:table-cell>
          <table:table-cell office:value-type="string" calcext:value-type="string">
            <text:p>Madison Parish</text:p>
          </table:table-cell>
          <table:table-cell office:value-type="string" calcext:value-type="string">
            <text:p>Louisiana</text:p>
          </table:table-cell>
          <table:table-cell table:formula="of:=VLOOKUP([.C114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7</text:p>
          </table:table-cell>
          <table:table-cell office:value-type="string" calcext:value-type="string">
            <text:p>Morehouse Parish</text:p>
          </table:table-cell>
          <table:table-cell office:value-type="string" calcext:value-type="string">
            <text:p>Louisiana</text:p>
          </table:table-cell>
          <table:table-cell table:formula="of:=VLOOKUP([.C114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9</text:p>
          </table:table-cell>
          <table:table-cell office:value-type="string" calcext:value-type="string">
            <text:p>Natchitoches Parish</text:p>
          </table:table-cell>
          <table:table-cell office:value-type="string" calcext:value-type="string">
            <text:p>Louisiana</text:p>
          </table:table-cell>
          <table:table-cell table:formula="of:=VLOOKUP([.C114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1</text:p>
          </table:table-cell>
          <table:table-cell office:value-type="string" calcext:value-type="string">
            <text:p>Orleans Parish</text:p>
          </table:table-cell>
          <table:table-cell office:value-type="string" calcext:value-type="string">
            <text:p>Louisiana</text:p>
          </table:table-cell>
          <table:table-cell table:formula="of:=VLOOKUP([.C115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3</text:p>
          </table:table-cell>
          <table:table-cell office:value-type="string" calcext:value-type="string">
            <text:p>Ouachita Parish</text:p>
          </table:table-cell>
          <table:table-cell office:value-type="string" calcext:value-type="string">
            <text:p>Louisiana</text:p>
          </table:table-cell>
          <table:table-cell table:formula="of:=VLOOKUP([.C115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5</text:p>
          </table:table-cell>
          <table:table-cell office:value-type="string" calcext:value-type="string">
            <text:p>Plaquemines Parish</text:p>
          </table:table-cell>
          <table:table-cell office:value-type="string" calcext:value-type="string">
            <text:p>Louisiana</text:p>
          </table:table-cell>
          <table:table-cell table:formula="of:=VLOOKUP([.C115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7</text:p>
          </table:table-cell>
          <table:table-cell office:value-type="string" calcext:value-type="string">
            <text:p>Pointe Coupee Parish</text:p>
          </table:table-cell>
          <table:table-cell office:value-type="string" calcext:value-type="string">
            <text:p>Louisiana</text:p>
          </table:table-cell>
          <table:table-cell table:formula="of:=VLOOKUP([.C115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9</text:p>
          </table:table-cell>
          <table:table-cell office:value-type="string" calcext:value-type="string">
            <text:p>Rapides Parish</text:p>
          </table:table-cell>
          <table:table-cell office:value-type="string" calcext:value-type="string">
            <text:p>Louisiana</text:p>
          </table:table-cell>
          <table:table-cell table:formula="of:=VLOOKUP([.C115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1</text:p>
          </table:table-cell>
          <table:table-cell office:value-type="string" calcext:value-type="string">
            <text:p>Red River Parish</text:p>
          </table:table-cell>
          <table:table-cell office:value-type="string" calcext:value-type="string">
            <text:p>Louisiana</text:p>
          </table:table-cell>
          <table:table-cell table:formula="of:=VLOOKUP([.C115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3</text:p>
          </table:table-cell>
          <table:table-cell office:value-type="string" calcext:value-type="string">
            <text:p>Richland Parish</text:p>
          </table:table-cell>
          <table:table-cell office:value-type="string" calcext:value-type="string">
            <text:p>Louisiana</text:p>
          </table:table-cell>
          <table:table-cell table:formula="of:=VLOOKUP([.C115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5</text:p>
          </table:table-cell>
          <table:table-cell office:value-type="string" calcext:value-type="string">
            <text:p>Sabine Parish</text:p>
          </table:table-cell>
          <table:table-cell office:value-type="string" calcext:value-type="string">
            <text:p>Louisiana</text:p>
          </table:table-cell>
          <table:table-cell table:formula="of:=VLOOKUP([.C115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7</text:p>
          </table:table-cell>
          <table:table-cell office:value-type="string" calcext:value-type="string">
            <text:p>St. Bernard Parish</text:p>
          </table:table-cell>
          <table:table-cell office:value-type="string" calcext:value-type="string">
            <text:p>Louisiana</text:p>
          </table:table-cell>
          <table:table-cell table:formula="of:=VLOOKUP([.C115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9</text:p>
          </table:table-cell>
          <table:table-cell office:value-type="string" calcext:value-type="string">
            <text:p>St. Charles Parish</text:p>
          </table:table-cell>
          <table:table-cell office:value-type="string" calcext:value-type="string">
            <text:p>Louisiana</text:p>
          </table:table-cell>
          <table:table-cell table:formula="of:=VLOOKUP([.C115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1</text:p>
          </table:table-cell>
          <table:table-cell office:value-type="string" calcext:value-type="string">
            <text:p>St. Helena Parish</text:p>
          </table:table-cell>
          <table:table-cell office:value-type="string" calcext:value-type="string">
            <text:p>Louisiana</text:p>
          </table:table-cell>
          <table:table-cell table:formula="of:=VLOOKUP([.C116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3</text:p>
          </table:table-cell>
          <table:table-cell office:value-type="string" calcext:value-type="string">
            <text:p>St. James Parish</text:p>
          </table:table-cell>
          <table:table-cell office:value-type="string" calcext:value-type="string">
            <text:p>Louisiana</text:p>
          </table:table-cell>
          <table:table-cell table:formula="of:=VLOOKUP([.C116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5</text:p>
          </table:table-cell>
          <table:table-cell office:value-type="string" calcext:value-type="string">
            <text:p>St. John the Baptist Parish</text:p>
          </table:table-cell>
          <table:table-cell office:value-type="string" calcext:value-type="string">
            <text:p>Louisiana</text:p>
          </table:table-cell>
          <table:table-cell table:formula="of:=VLOOKUP([.C116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7</text:p>
          </table:table-cell>
          <table:table-cell office:value-type="string" calcext:value-type="string">
            <text:p>St. Landry Parish</text:p>
          </table:table-cell>
          <table:table-cell office:value-type="string" calcext:value-type="string">
            <text:p>Louisiana</text:p>
          </table:table-cell>
          <table:table-cell table:formula="of:=VLOOKUP([.C116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9</text:p>
          </table:table-cell>
          <table:table-cell office:value-type="string" calcext:value-type="string">
            <text:p>St. Martin Parish</text:p>
          </table:table-cell>
          <table:table-cell office:value-type="string" calcext:value-type="string">
            <text:p>Louisiana</text:p>
          </table:table-cell>
          <table:table-cell table:formula="of:=VLOOKUP([.C116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1</text:p>
          </table:table-cell>
          <table:table-cell office:value-type="string" calcext:value-type="string">
            <text:p>St. Mary Parish</text:p>
          </table:table-cell>
          <table:table-cell office:value-type="string" calcext:value-type="string">
            <text:p>Louisiana</text:p>
          </table:table-cell>
          <table:table-cell table:formula="of:=VLOOKUP([.C116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3</text:p>
          </table:table-cell>
          <table:table-cell office:value-type="string" calcext:value-type="string">
            <text:p>St. Tammany Parish</text:p>
          </table:table-cell>
          <table:table-cell office:value-type="string" calcext:value-type="string">
            <text:p>Louisiana</text:p>
          </table:table-cell>
          <table:table-cell table:formula="of:=VLOOKUP([.C116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5</text:p>
          </table:table-cell>
          <table:table-cell office:value-type="string" calcext:value-type="string">
            <text:p>Tangipahoa Parish</text:p>
          </table:table-cell>
          <table:table-cell office:value-type="string" calcext:value-type="string">
            <text:p>Louisiana</text:p>
          </table:table-cell>
          <table:table-cell table:formula="of:=VLOOKUP([.C116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7</text:p>
          </table:table-cell>
          <table:table-cell office:value-type="string" calcext:value-type="string">
            <text:p>Tensas Parish</text:p>
          </table:table-cell>
          <table:table-cell office:value-type="string" calcext:value-type="string">
            <text:p>Louisiana</text:p>
          </table:table-cell>
          <table:table-cell table:formula="of:=VLOOKUP([.C116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9</text:p>
          </table:table-cell>
          <table:table-cell office:value-type="string" calcext:value-type="string">
            <text:p>Terrebonne Parish</text:p>
          </table:table-cell>
          <table:table-cell office:value-type="string" calcext:value-type="string">
            <text:p>Louisiana</text:p>
          </table:table-cell>
          <table:table-cell table:formula="of:=VLOOKUP([.C116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1</text:p>
          </table:table-cell>
          <table:table-cell office:value-type="string" calcext:value-type="string">
            <text:p>Union Parish</text:p>
          </table:table-cell>
          <table:table-cell office:value-type="string" calcext:value-type="string">
            <text:p>Louisiana</text:p>
          </table:table-cell>
          <table:table-cell table:formula="of:=VLOOKUP([.C117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3</text:p>
          </table:table-cell>
          <table:table-cell office:value-type="string" calcext:value-type="string">
            <text:p>Vermilion Parish</text:p>
          </table:table-cell>
          <table:table-cell office:value-type="string" calcext:value-type="string">
            <text:p>Louisiana</text:p>
          </table:table-cell>
          <table:table-cell table:formula="of:=VLOOKUP([.C117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5</text:p>
          </table:table-cell>
          <table:table-cell office:value-type="string" calcext:value-type="string">
            <text:p>Vernon Parish</text:p>
          </table:table-cell>
          <table:table-cell office:value-type="string" calcext:value-type="string">
            <text:p>Louisiana</text:p>
          </table:table-cell>
          <table:table-cell table:formula="of:=VLOOKUP([.C117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7</text:p>
          </table:table-cell>
          <table:table-cell office:value-type="string" calcext:value-type="string">
            <text:p>Washington Parish</text:p>
          </table:table-cell>
          <table:table-cell office:value-type="string" calcext:value-type="string">
            <text:p>Louisiana</text:p>
          </table:table-cell>
          <table:table-cell table:formula="of:=VLOOKUP([.C117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9</text:p>
          </table:table-cell>
          <table:table-cell office:value-type="string" calcext:value-type="string">
            <text:p>Webster Parish</text:p>
          </table:table-cell>
          <table:table-cell office:value-type="string" calcext:value-type="string">
            <text:p>Louisiana</text:p>
          </table:table-cell>
          <table:table-cell table:formula="of:=VLOOKUP([.C117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1</text:p>
          </table:table-cell>
          <table:table-cell office:value-type="string" calcext:value-type="string">
            <text:p>West Baton Rouge Parish</text:p>
          </table:table-cell>
          <table:table-cell office:value-type="string" calcext:value-type="string">
            <text:p>Louisiana</text:p>
          </table:table-cell>
          <table:table-cell table:formula="of:=VLOOKUP([.C117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3</text:p>
          </table:table-cell>
          <table:table-cell office:value-type="string" calcext:value-type="string">
            <text:p>West Carroll Parish</text:p>
          </table:table-cell>
          <table:table-cell office:value-type="string" calcext:value-type="string">
            <text:p>Louisiana</text:p>
          </table:table-cell>
          <table:table-cell table:formula="of:=VLOOKUP([.C117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5</text:p>
          </table:table-cell>
          <table:table-cell office:value-type="string" calcext:value-type="string">
            <text:p>West Feliciana Parish</text:p>
          </table:table-cell>
          <table:table-cell office:value-type="string" calcext:value-type="string">
            <text:p>Louisiana</text:p>
          </table:table-cell>
          <table:table-cell table:formula="of:=VLOOKUP([.C117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7</text:p>
          </table:table-cell>
          <table:table-cell office:value-type="string" calcext:value-type="string">
            <text:p>Winn Parish</text:p>
          </table:table-cell>
          <table:table-cell office:value-type="string" calcext:value-type="string">
            <text:p>Louisiana</text:p>
          </table:table-cell>
          <table:table-cell table:formula="of:=VLOOKUP([.C117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3001</text:p>
          </table:table-cell>
          <table:table-cell office:value-type="string" calcext:value-type="string">
            <text:p>Androscoggin County</text:p>
          </table:table-cell>
          <table:table-cell office:value-type="string" calcext:value-type="string">
            <text:p>Maine</text:p>
          </table:table-cell>
          <table:table-cell table:formula="of:=VLOOKUP([.C117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3</text:p>
          </table:table-cell>
          <table:table-cell office:value-type="string" calcext:value-type="string">
            <text:p>Aroostook County</text:p>
          </table:table-cell>
          <table:table-cell office:value-type="string" calcext:value-type="string">
            <text:p>Maine</text:p>
          </table:table-cell>
          <table:table-cell table:formula="of:=VLOOKUP([.C118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Maine</text:p>
          </table:table-cell>
          <table:table-cell table:formula="of:=VLOOKUP([.C118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ine</text:p>
          </table:table-cell>
          <table:table-cell table:formula="of:=VLOOKUP([.C118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aine</text:p>
          </table:table-cell>
          <table:table-cell table:formula="of:=VLOOKUP([.C118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1</text:p>
          </table:table-cell>
          <table:table-cell office:value-type="string" calcext:value-type="string">
            <text:p>Kennebec County</text:p>
          </table:table-cell>
          <table:table-cell office:value-type="string" calcext:value-type="string">
            <text:p>Maine</text:p>
          </table:table-cell>
          <table:table-cell table:formula="of:=VLOOKUP([.C118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aine</text:p>
          </table:table-cell>
          <table:table-cell table:formula="of:=VLOOKUP([.C1185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aine</text:p>
          </table:table-cell>
          <table:table-cell table:formula="of:=VLOOKUP([.C1186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7</text:p>
          </table:table-cell>
          <table:table-cell office:value-type="string" calcext:value-type="string">
            <text:p>Oxford County</text:p>
          </table:table-cell>
          <table:table-cell office:value-type="string" calcext:value-type="string">
            <text:p>Maine</text:p>
          </table:table-cell>
          <table:table-cell table:formula="of:=VLOOKUP([.C1187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9</text:p>
          </table:table-cell>
          <table:table-cell office:value-type="string" calcext:value-type="string">
            <text:p>Penobscot County</text:p>
          </table:table-cell>
          <table:table-cell office:value-type="string" calcext:value-type="string">
            <text:p>Maine</text:p>
          </table:table-cell>
          <table:table-cell table:formula="of:=VLOOKUP([.C1188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1</text:p>
          </table:table-cell>
          <table:table-cell office:value-type="string" calcext:value-type="string">
            <text:p>Piscataquis County</text:p>
          </table:table-cell>
          <table:table-cell office:value-type="string" calcext:value-type="string">
            <text:p>Maine</text:p>
          </table:table-cell>
          <table:table-cell table:formula="of:=VLOOKUP([.C118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3</text:p>
          </table:table-cell>
          <table:table-cell office:value-type="string" calcext:value-type="string">
            <text:p>Sagadahoc County</text:p>
          </table:table-cell>
          <table:table-cell office:value-type="string" calcext:value-type="string">
            <text:p>Maine</text:p>
          </table:table-cell>
          <table:table-cell table:formula="of:=VLOOKUP([.C119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ine</text:p>
          </table:table-cell>
          <table:table-cell table:formula="of:=VLOOKUP([.C119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7</text:p>
          </table:table-cell>
          <table:table-cell office:value-type="string" calcext:value-type="string">
            <text:p>Waldo County</text:p>
          </table:table-cell>
          <table:table-cell office:value-type="string" calcext:value-type="string">
            <text:p>Maine</text:p>
          </table:table-cell>
          <table:table-cell table:formula="of:=VLOOKUP([.C119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ine</text:p>
          </table:table-cell>
          <table:table-cell table:formula="of:=VLOOKUP([.C119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3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Maine</text:p>
          </table:table-cell>
          <table:table-cell table:formula="of:=VLOOKUP([.C119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4001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Maryland</text:p>
          </table:table-cell>
          <table:table-cell table:formula="of:=VLOOKUP([.C119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3</text:p>
          </table:table-cell>
          <table:table-cell office:value-type="string" calcext:value-type="string">
            <text:p>Anne Arundel County</text:p>
          </table:table-cell>
          <table:table-cell office:value-type="string" calcext:value-type="string">
            <text:p>Maryland</text:p>
          </table:table-cell>
          <table:table-cell table:formula="of:=VLOOKUP([.C119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5</text:p>
          </table:table-cell>
          <table:table-cell office:value-type="string" calcext:value-type="string">
            <text:p>Baltimore County</text:p>
          </table:table-cell>
          <table:table-cell office:value-type="string" calcext:value-type="string">
            <text:p>Maryland</text:p>
          </table:table-cell>
          <table:table-cell table:formula="of:=VLOOKUP([.C119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9</text:p>
          </table:table-cell>
          <table:table-cell office:value-type="string" calcext:value-type="string">
            <text:p>Calvert County</text:p>
          </table:table-cell>
          <table:table-cell office:value-type="string" calcext:value-type="string">
            <text:p>Maryland</text:p>
          </table:table-cell>
          <table:table-cell table:formula="of:=VLOOKUP([.C119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1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Maryland</text:p>
          </table:table-cell>
          <table:table-cell table:formula="of:=VLOOKUP([.C119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aryland</text:p>
          </table:table-cell>
          <table:table-cell table:formula="of:=VLOOKUP([.C120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5</text:p>
          </table:table-cell>
          <table:table-cell office:value-type="string" calcext:value-type="string">
            <text:p>Cecil County</text:p>
          </table:table-cell>
          <table:table-cell office:value-type="string" calcext:value-type="string">
            <text:p>Maryland</text:p>
          </table:table-cell>
          <table:table-cell table:formula="of:=VLOOKUP([.C120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7</text:p>
          </table:table-cell>
          <table:table-cell office:value-type="string" calcext:value-type="string">
            <text:p>Charles County</text:p>
          </table:table-cell>
          <table:table-cell office:value-type="string" calcext:value-type="string">
            <text:p>Maryland</text:p>
          </table:table-cell>
          <table:table-cell table:formula="of:=VLOOKUP([.C120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9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Maryland</text:p>
          </table:table-cell>
          <table:table-cell table:formula="of:=VLOOKUP([.C120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1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Maryland</text:p>
          </table:table-cell>
          <table:table-cell table:formula="of:=VLOOKUP([.C120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3</text:p>
          </table:table-cell>
          <table:table-cell office:value-type="string" calcext:value-type="string">
            <text:p>Garrett County</text:p>
          </table:table-cell>
          <table:table-cell office:value-type="string" calcext:value-type="string">
            <text:p>Maryland</text:p>
          </table:table-cell>
          <table:table-cell table:formula="of:=VLOOKUP([.C120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5</text:p>
          </table:table-cell>
          <table:table-cell office:value-type="string" calcext:value-type="string">
            <text:p>Harford County</text:p>
          </table:table-cell>
          <table:table-cell office:value-type="string" calcext:value-type="string">
            <text:p>Maryland</text:p>
          </table:table-cell>
          <table:table-cell table:formula="of:=VLOOKUP([.C120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aryland</text:p>
          </table:table-cell>
          <table:table-cell table:formula="of:=VLOOKUP([.C120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9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aryland</text:p>
          </table:table-cell>
          <table:table-cell table:formula="of:=VLOOKUP([.C120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aryland</text:p>
          </table:table-cell>
          <table:table-cell table:formula="of:=VLOOKUP([.C120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3</text:p>
          </table:table-cell>
          <table:table-cell office:value-type="string" calcext:value-type="string">
            <text:p>Prince George's County</text:p>
          </table:table-cell>
          <table:table-cell office:value-type="string" calcext:value-type="string">
            <text:p>Maryland</text:p>
          </table:table-cell>
          <table:table-cell table:formula="of:=VLOOKUP([.C121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5</text:p>
          </table:table-cell>
          <table:table-cell office:value-type="string" calcext:value-type="string">
            <text:p>Queen Anne's County</text:p>
          </table:table-cell>
          <table:table-cell office:value-type="string" calcext:value-type="string">
            <text:p>Maryland</text:p>
          </table:table-cell>
          <table:table-cell table:formula="of:=VLOOKUP([.C121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7</text:p>
          </table:table-cell>
          <table:table-cell office:value-type="string" calcext:value-type="string">
            <text:p>St. Mary's County</text:p>
          </table:table-cell>
          <table:table-cell office:value-type="string" calcext:value-type="string">
            <text:p>Maryland</text:p>
          </table:table-cell>
          <table:table-cell table:formula="of:=VLOOKUP([.C121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9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ryland</text:p>
          </table:table-cell>
          <table:table-cell table:formula="of:=VLOOKUP([.C121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1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Maryland</text:p>
          </table:table-cell>
          <table:table-cell table:formula="of:=VLOOKUP([.C121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ryland</text:p>
          </table:table-cell>
          <table:table-cell table:formula="of:=VLOOKUP([.C121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5</text:p>
          </table:table-cell>
          <table:table-cell office:value-type="string" calcext:value-type="string">
            <text:p>Wicomico County</text:p>
          </table:table-cell>
          <table:table-cell office:value-type="string" calcext:value-type="string">
            <text:p>Maryland</text:p>
          </table:table-cell>
          <table:table-cell table:formula="of:=VLOOKUP([.C121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ryland</text:p>
          </table:table-cell>
          <table:table-cell table:formula="of:=VLOOKUP([.C121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510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aryland</text:p>
          </table:table-cell>
          <table:table-cell table:formula="of:=VLOOKUP([.C121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5001</text:p>
          </table:table-cell>
          <table:table-cell office:value-type="string" calcext:value-type="string">
            <text:p>Barnstable County</text:p>
          </table:table-cell>
          <table:table-cell office:value-type="string" calcext:value-type="string">
            <text:p>Massachusetts</text:p>
          </table:table-cell>
          <table:table-cell table:formula="of:=VLOOKUP([.C121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3</text:p>
          </table:table-cell>
          <table:table-cell office:value-type="string" calcext:value-type="string">
            <text:p>Berkshire County</text:p>
          </table:table-cell>
          <table:table-cell office:value-type="string" calcext:value-type="string">
            <text:p>Massachusetts</text:p>
          </table:table-cell>
          <table:table-cell table:formula="of:=VLOOKUP([.C122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5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Massachusetts</text:p>
          </table:table-cell>
          <table:table-cell table:formula="of:=VLOOKUP([.C122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7</text:p>
          </table:table-cell>
          <table:table-cell office:value-type="string" calcext:value-type="string">
            <text:p>Dukes County</text:p>
          </table:table-cell>
          <table:table-cell office:value-type="string" calcext:value-type="string">
            <text:p>Massachusetts</text:p>
          </table:table-cell>
          <table:table-cell table:formula="of:=VLOOKUP([.C122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Massachusetts</text:p>
          </table:table-cell>
          <table:table-cell table:formula="of:=VLOOKUP([.C1223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ssachusetts</text:p>
          </table:table-cell>
          <table:table-cell table:formula="of:=VLOOKUP([.C1224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3</text:p>
          </table:table-cell>
          <table:table-cell office:value-type="string" calcext:value-type="string">
            <text:p>Hampden County</text:p>
          </table:table-cell>
          <table:table-cell office:value-type="string" calcext:value-type="string">
            <text:p>Massachusetts</text:p>
          </table:table-cell>
          <table:table-cell table:formula="of:=VLOOKUP([.C1225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5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Massachusetts</text:p>
          </table:table-cell>
          <table:table-cell table:formula="of:=VLOOKUP([.C1226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Massachusetts</text:p>
          </table:table-cell>
          <table:table-cell table:formula="of:=VLOOKUP([.C1227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9</text:p>
          </table:table-cell>
          <table:table-cell office:value-type="string" calcext:value-type="string">
            <text:p>Nantucket, Town and County of</text:p>
          </table:table-cell>
          <table:table-cell office:value-type="string" calcext:value-type="string">
            <text:p>Massachusetts</text:p>
          </table:table-cell>
          <table:table-cell table:formula="of:=VLOOKUP([.C1228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1</text:p>
          </table:table-cell>
          <table:table-cell office:value-type="string" calcext:value-type="string">
            <text:p>Norfolk County</text:p>
          </table:table-cell>
          <table:table-cell office:value-type="string" calcext:value-type="string">
            <text:p>Massachusetts</text:p>
          </table:table-cell>
          <table:table-cell table:formula="of:=VLOOKUP([.C122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3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Massachusetts</text:p>
          </table:table-cell>
          <table:table-cell table:formula="of:=VLOOKUP([.C123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5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Massachusetts</text:p>
          </table:table-cell>
          <table:table-cell table:formula="of:=VLOOKUP([.C123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ssachusetts</text:p>
          </table:table-cell>
          <table:table-cell table:formula="of:=VLOOKUP([.C123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6001</text:p>
          </table:table-cell>
          <table:table-cell office:value-type="string" calcext:value-type="string">
            <text:p>Alcona County</text:p>
          </table:table-cell>
          <table:table-cell office:value-type="string" calcext:value-type="string">
            <text:p>Michigan</text:p>
          </table:table-cell>
          <table:table-cell table:formula="of:=VLOOKUP([.C123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3</text:p>
          </table:table-cell>
          <table:table-cell office:value-type="string" calcext:value-type="string">
            <text:p>Alger County</text:p>
          </table:table-cell>
          <table:table-cell office:value-type="string" calcext:value-type="string">
            <text:p>Michigan</text:p>
          </table:table-cell>
          <table:table-cell table:formula="of:=VLOOKUP([.C123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5</text:p>
          </table:table-cell>
          <table:table-cell office:value-type="string" calcext:value-type="string">
            <text:p>Allegan County</text:p>
          </table:table-cell>
          <table:table-cell office:value-type="string" calcext:value-type="string">
            <text:p>Michigan</text:p>
          </table:table-cell>
          <table:table-cell table:formula="of:=VLOOKUP([.C123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7</text:p>
          </table:table-cell>
          <table:table-cell office:value-type="string" calcext:value-type="string">
            <text:p>Alpena County</text:p>
          </table:table-cell>
          <table:table-cell office:value-type="string" calcext:value-type="string">
            <text:p>Michigan</text:p>
          </table:table-cell>
          <table:table-cell table:formula="of:=VLOOKUP([.C123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9</text:p>
          </table:table-cell>
          <table:table-cell office:value-type="string" calcext:value-type="string">
            <text:p>Antrim County</text:p>
          </table:table-cell>
          <table:table-cell office:value-type="string" calcext:value-type="string">
            <text:p>Michigan</text:p>
          </table:table-cell>
          <table:table-cell table:formula="of:=VLOOKUP([.C123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1</text:p>
          </table:table-cell>
          <table:table-cell office:value-type="string" calcext:value-type="string">
            <text:p>Arenac County</text:p>
          </table:table-cell>
          <table:table-cell office:value-type="string" calcext:value-type="string">
            <text:p>Michigan</text:p>
          </table:table-cell>
          <table:table-cell table:formula="of:=VLOOKUP([.C123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3</text:p>
          </table:table-cell>
          <table:table-cell office:value-type="string" calcext:value-type="string">
            <text:p>Baraga County</text:p>
          </table:table-cell>
          <table:table-cell office:value-type="string" calcext:value-type="string">
            <text:p>Michigan</text:p>
          </table:table-cell>
          <table:table-cell table:formula="of:=VLOOKUP([.C123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5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chigan</text:p>
          </table:table-cell>
          <table:table-cell table:formula="of:=VLOOKUP([.C124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7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Michigan</text:p>
          </table:table-cell>
          <table:table-cell table:formula="of:=VLOOKUP([.C124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9</text:p>
          </table:table-cell>
          <table:table-cell office:value-type="string" calcext:value-type="string">
            <text:p>Benzie County</text:p>
          </table:table-cell>
          <table:table-cell office:value-type="string" calcext:value-type="string">
            <text:p>Michigan</text:p>
          </table:table-cell>
          <table:table-cell table:formula="of:=VLOOKUP([.C124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1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Michigan</text:p>
          </table:table-cell>
          <table:table-cell table:formula="of:=VLOOKUP([.C124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3</text:p>
          </table:table-cell>
          <table:table-cell office:value-type="string" calcext:value-type="string">
            <text:p>Branch County</text:p>
          </table:table-cell>
          <table:table-cell office:value-type="string" calcext:value-type="string">
            <text:p>Michigan</text:p>
          </table:table-cell>
          <table:table-cell table:formula="of:=VLOOKUP([.C124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chigan</text:p>
          </table:table-cell>
          <table:table-cell table:formula="of:=VLOOKUP([.C124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chigan</text:p>
          </table:table-cell>
          <table:table-cell table:formula="of:=VLOOKUP([.C124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9</text:p>
          </table:table-cell>
          <table:table-cell office:value-type="string" calcext:value-type="string">
            <text:p>Charlevoix County</text:p>
          </table:table-cell>
          <table:table-cell office:value-type="string" calcext:value-type="string">
            <text:p>Michigan</text:p>
          </table:table-cell>
          <table:table-cell table:formula="of:=VLOOKUP([.C124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1</text:p>
          </table:table-cell>
          <table:table-cell office:value-type="string" calcext:value-type="string">
            <text:p>Cheboygan County</text:p>
          </table:table-cell>
          <table:table-cell office:value-type="string" calcext:value-type="string">
            <text:p>Michigan</text:p>
          </table:table-cell>
          <table:table-cell table:formula="of:=VLOOKUP([.C124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chigan</text:p>
          </table:table-cell>
          <table:table-cell table:formula="of:=VLOOKUP([.C124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5</text:p>
          </table:table-cell>
          <table:table-cell office:value-type="string" calcext:value-type="string">
            <text:p>Clare County</text:p>
          </table:table-cell>
          <table:table-cell office:value-type="string" calcext:value-type="string">
            <text:p>Michigan</text:p>
          </table:table-cell>
          <table:table-cell table:formula="of:=VLOOKUP([.C125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chigan</text:p>
          </table:table-cell>
          <table:table-cell table:formula="of:=VLOOKUP([.C125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chigan</text:p>
          </table:table-cell>
          <table:table-cell table:formula="of:=VLOOKUP([.C125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1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Michigan</text:p>
          </table:table-cell>
          <table:table-cell table:formula="of:=VLOOKUP([.C125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3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Michigan</text:p>
          </table:table-cell>
          <table:table-cell table:formula="of:=VLOOKUP([.C125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5</text:p>
          </table:table-cell>
          <table:table-cell office:value-type="string" calcext:value-type="string">
            <text:p>Eaton County</text:p>
          </table:table-cell>
          <table:table-cell office:value-type="string" calcext:value-type="string">
            <text:p>Michigan</text:p>
          </table:table-cell>
          <table:table-cell table:formula="of:=VLOOKUP([.C125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7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Michigan</text:p>
          </table:table-cell>
          <table:table-cell table:formula="of:=VLOOKUP([.C125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9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Michigan</text:p>
          </table:table-cell>
          <table:table-cell table:formula="of:=VLOOKUP([.C125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1</text:p>
          </table:table-cell>
          <table:table-cell office:value-type="string" calcext:value-type="string">
            <text:p>Gladwin County</text:p>
          </table:table-cell>
          <table:table-cell office:value-type="string" calcext:value-type="string">
            <text:p>Michigan</text:p>
          </table:table-cell>
          <table:table-cell table:formula="of:=VLOOKUP([.C125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3</text:p>
          </table:table-cell>
          <table:table-cell office:value-type="string" calcext:value-type="string">
            <text:p>Gogebic County</text:p>
          </table:table-cell>
          <table:table-cell office:value-type="string" calcext:value-type="string">
            <text:p>Michigan</text:p>
          </table:table-cell>
          <table:table-cell table:formula="of:=VLOOKUP([.C125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5</text:p>
          </table:table-cell>
          <table:table-cell office:value-type="string" calcext:value-type="string">
            <text:p>Grand Traverse County</text:p>
          </table:table-cell>
          <table:table-cell office:value-type="string" calcext:value-type="string">
            <text:p>Michigan</text:p>
          </table:table-cell>
          <table:table-cell table:formula="of:=VLOOKUP([.C126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7</text:p>
          </table:table-cell>
          <table:table-cell office:value-type="string" calcext:value-type="string">
            <text:p>Gratiot County</text:p>
          </table:table-cell>
          <table:table-cell office:value-type="string" calcext:value-type="string">
            <text:p>Michigan</text:p>
          </table:table-cell>
          <table:table-cell table:formula="of:=VLOOKUP([.C126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9</text:p>
          </table:table-cell>
          <table:table-cell office:value-type="string" calcext:value-type="string">
            <text:p>Hillsdale County</text:p>
          </table:table-cell>
          <table:table-cell office:value-type="string" calcext:value-type="string">
            <text:p>Michigan</text:p>
          </table:table-cell>
          <table:table-cell table:formula="of:=VLOOKUP([.C126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1</text:p>
          </table:table-cell>
          <table:table-cell office:value-type="string" calcext:value-type="string">
            <text:p>Houghton County</text:p>
          </table:table-cell>
          <table:table-cell office:value-type="string" calcext:value-type="string">
            <text:p>Michigan</text:p>
          </table:table-cell>
          <table:table-cell table:formula="of:=VLOOKUP([.C126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3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Michigan</text:p>
          </table:table-cell>
          <table:table-cell table:formula="of:=VLOOKUP([.C126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5</text:p>
          </table:table-cell>
          <table:table-cell office:value-type="string" calcext:value-type="string">
            <text:p>Ingham County</text:p>
          </table:table-cell>
          <table:table-cell office:value-type="string" calcext:value-type="string">
            <text:p>Michigan</text:p>
          </table:table-cell>
          <table:table-cell table:formula="of:=VLOOKUP([.C126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7</text:p>
          </table:table-cell>
          <table:table-cell office:value-type="string" calcext:value-type="string">
            <text:p>Ionia County</text:p>
          </table:table-cell>
          <table:table-cell office:value-type="string" calcext:value-type="string">
            <text:p>Michigan</text:p>
          </table:table-cell>
          <table:table-cell table:formula="of:=VLOOKUP([.C126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9</text:p>
          </table:table-cell>
          <table:table-cell office:value-type="string" calcext:value-type="string">
            <text:p>Iosco County</text:p>
          </table:table-cell>
          <table:table-cell office:value-type="string" calcext:value-type="string">
            <text:p>Michigan</text:p>
          </table:table-cell>
          <table:table-cell table:formula="of:=VLOOKUP([.C126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chigan</text:p>
          </table:table-cell>
          <table:table-cell table:formula="of:=VLOOKUP([.C126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3</text:p>
          </table:table-cell>
          <table:table-cell office:value-type="string" calcext:value-type="string">
            <text:p>Isabella County</text:p>
          </table:table-cell>
          <table:table-cell office:value-type="string" calcext:value-type="string">
            <text:p>Michigan</text:p>
          </table:table-cell>
          <table:table-cell table:formula="of:=VLOOKUP([.C126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chigan</text:p>
          </table:table-cell>
          <table:table-cell table:formula="of:=VLOOKUP([.C127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7</text:p>
          </table:table-cell>
          <table:table-cell office:value-type="string" calcext:value-type="string">
            <text:p>Kalamazoo County</text:p>
          </table:table-cell>
          <table:table-cell office:value-type="string" calcext:value-type="string">
            <text:p>Michigan</text:p>
          </table:table-cell>
          <table:table-cell table:formula="of:=VLOOKUP([.C127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9</text:p>
          </table:table-cell>
          <table:table-cell office:value-type="string" calcext:value-type="string">
            <text:p>Kalkaska County</text:p>
          </table:table-cell>
          <table:table-cell office:value-type="string" calcext:value-type="string">
            <text:p>Michigan</text:p>
          </table:table-cell>
          <table:table-cell table:formula="of:=VLOOKUP([.C127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ichigan</text:p>
          </table:table-cell>
          <table:table-cell table:formula="of:=VLOOKUP([.C127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3</text:p>
          </table:table-cell>
          <table:table-cell office:value-type="string" calcext:value-type="string">
            <text:p>Keweenaw County</text:p>
          </table:table-cell>
          <table:table-cell office:value-type="string" calcext:value-type="string">
            <text:p>Michigan</text:p>
          </table:table-cell>
          <table:table-cell table:formula="of:=VLOOKUP([.C127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chigan</text:p>
          </table:table-cell>
          <table:table-cell table:formula="of:=VLOOKUP([.C127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7</text:p>
          </table:table-cell>
          <table:table-cell office:value-type="string" calcext:value-type="string">
            <text:p>Lapeer County</text:p>
          </table:table-cell>
          <table:table-cell office:value-type="string" calcext:value-type="string">
            <text:p>Michigan</text:p>
          </table:table-cell>
          <table:table-cell table:formula="of:=VLOOKUP([.C127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9</text:p>
          </table:table-cell>
          <table:table-cell office:value-type="string" calcext:value-type="string">
            <text:p>Leelanau County</text:p>
          </table:table-cell>
          <table:table-cell office:value-type="string" calcext:value-type="string">
            <text:p>Michigan</text:p>
          </table:table-cell>
          <table:table-cell table:formula="of:=VLOOKUP([.C127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1</text:p>
          </table:table-cell>
          <table:table-cell office:value-type="string" calcext:value-type="string">
            <text:p>Lenawee County</text:p>
          </table:table-cell>
          <table:table-cell office:value-type="string" calcext:value-type="string">
            <text:p>Michigan</text:p>
          </table:table-cell>
          <table:table-cell table:formula="of:=VLOOKUP([.C127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3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chigan</text:p>
          </table:table-cell>
          <table:table-cell table:formula="of:=VLOOKUP([.C127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5</text:p>
          </table:table-cell>
          <table:table-cell office:value-type="string" calcext:value-type="string">
            <text:p>Luce County</text:p>
          </table:table-cell>
          <table:table-cell office:value-type="string" calcext:value-type="string">
            <text:p>Michigan</text:p>
          </table:table-cell>
          <table:table-cell table:formula="of:=VLOOKUP([.C128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7</text:p>
          </table:table-cell>
          <table:table-cell office:value-type="string" calcext:value-type="string">
            <text:p>Mackinac County</text:p>
          </table:table-cell>
          <table:table-cell office:value-type="string" calcext:value-type="string">
            <text:p>Michigan</text:p>
          </table:table-cell>
          <table:table-cell table:formula="of:=VLOOKUP([.C128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9</text:p>
          </table:table-cell>
          <table:table-cell office:value-type="string" calcext:value-type="string">
            <text:p>Macomb County</text:p>
          </table:table-cell>
          <table:table-cell office:value-type="string" calcext:value-type="string">
            <text:p>Michigan</text:p>
          </table:table-cell>
          <table:table-cell table:formula="of:=VLOOKUP([.C128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1</text:p>
          </table:table-cell>
          <table:table-cell office:value-type="string" calcext:value-type="string">
            <text:p>Manistee County</text:p>
          </table:table-cell>
          <table:table-cell office:value-type="string" calcext:value-type="string">
            <text:p>Michigan</text:p>
          </table:table-cell>
          <table:table-cell table:formula="of:=VLOOKUP([.C128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3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Michigan</text:p>
          </table:table-cell>
          <table:table-cell table:formula="of:=VLOOKUP([.C128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Michigan</text:p>
          </table:table-cell>
          <table:table-cell table:formula="of:=VLOOKUP([.C128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7</text:p>
          </table:table-cell>
          <table:table-cell office:value-type="string" calcext:value-type="string">
            <text:p>Mecosta County</text:p>
          </table:table-cell>
          <table:table-cell office:value-type="string" calcext:value-type="string">
            <text:p>Michigan</text:p>
          </table:table-cell>
          <table:table-cell table:formula="of:=VLOOKUP([.C128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9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Michigan</text:p>
          </table:table-cell>
          <table:table-cell table:formula="of:=VLOOKUP([.C128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1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Michigan</text:p>
          </table:table-cell>
          <table:table-cell table:formula="of:=VLOOKUP([.C128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3</text:p>
          </table:table-cell>
          <table:table-cell office:value-type="string" calcext:value-type="string">
            <text:p>Missaukee County</text:p>
          </table:table-cell>
          <table:table-cell office:value-type="string" calcext:value-type="string">
            <text:p>Michigan</text:p>
          </table:table-cell>
          <table:table-cell table:formula="of:=VLOOKUP([.C128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chigan</text:p>
          </table:table-cell>
          <table:table-cell table:formula="of:=VLOOKUP([.C129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7</text:p>
          </table:table-cell>
          <table:table-cell office:value-type="string" calcext:value-type="string">
            <text:p>Montcalm County</text:p>
          </table:table-cell>
          <table:table-cell office:value-type="string" calcext:value-type="string">
            <text:p>Michigan</text:p>
          </table:table-cell>
          <table:table-cell table:formula="of:=VLOOKUP([.C129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9</text:p>
          </table:table-cell>
          <table:table-cell office:value-type="string" calcext:value-type="string">
            <text:p>Montmorency County</text:p>
          </table:table-cell>
          <table:table-cell office:value-type="string" calcext:value-type="string">
            <text:p>Michigan</text:p>
          </table:table-cell>
          <table:table-cell table:formula="of:=VLOOKUP([.C129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1</text:p>
          </table:table-cell>
          <table:table-cell office:value-type="string" calcext:value-type="string">
            <text:p>Muskegon County</text:p>
          </table:table-cell>
          <table:table-cell office:value-type="string" calcext:value-type="string">
            <text:p>Michigan</text:p>
          </table:table-cell>
          <table:table-cell table:formula="of:=VLOOKUP([.C129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3</text:p>
          </table:table-cell>
          <table:table-cell office:value-type="string" calcext:value-type="string">
            <text:p>Newaygo County</text:p>
          </table:table-cell>
          <table:table-cell office:value-type="string" calcext:value-type="string">
            <text:p>Michigan</text:p>
          </table:table-cell>
          <table:table-cell table:formula="of:=VLOOKUP([.C129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5</text:p>
          </table:table-cell>
          <table:table-cell office:value-type="string" calcext:value-type="string">
            <text:p>Oakland County</text:p>
          </table:table-cell>
          <table:table-cell office:value-type="string" calcext:value-type="string">
            <text:p>Michigan</text:p>
          </table:table-cell>
          <table:table-cell table:formula="of:=VLOOKUP([.C129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7</text:p>
          </table:table-cell>
          <table:table-cell office:value-type="string" calcext:value-type="string">
            <text:p>Oceana County</text:p>
          </table:table-cell>
          <table:table-cell office:value-type="string" calcext:value-type="string">
            <text:p>Michigan</text:p>
          </table:table-cell>
          <table:table-cell table:formula="of:=VLOOKUP([.C129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9</text:p>
          </table:table-cell>
          <table:table-cell office:value-type="string" calcext:value-type="string">
            <text:p>Ogemaw County</text:p>
          </table:table-cell>
          <table:table-cell office:value-type="string" calcext:value-type="string">
            <text:p>Michigan</text:p>
          </table:table-cell>
          <table:table-cell table:formula="of:=VLOOKUP([.C129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1</text:p>
          </table:table-cell>
          <table:table-cell office:value-type="string" calcext:value-type="string">
            <text:p>Ontonagon County</text:p>
          </table:table-cell>
          <table:table-cell office:value-type="string" calcext:value-type="string">
            <text:p>Michigan</text:p>
          </table:table-cell>
          <table:table-cell table:formula="of:=VLOOKUP([.C129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Michigan</text:p>
          </table:table-cell>
          <table:table-cell table:formula="of:=VLOOKUP([.C129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5</text:p>
          </table:table-cell>
          <table:table-cell office:value-type="string" calcext:value-type="string">
            <text:p>Oscoda County</text:p>
          </table:table-cell>
          <table:table-cell office:value-type="string" calcext:value-type="string">
            <text:p>Michigan</text:p>
          </table:table-cell>
          <table:table-cell table:formula="of:=VLOOKUP([.C130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Michigan</text:p>
          </table:table-cell>
          <table:table-cell table:formula="of:=VLOOKUP([.C130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9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Michigan</text:p>
          </table:table-cell>
          <table:table-cell table:formula="of:=VLOOKUP([.C130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1</text:p>
          </table:table-cell>
          <table:table-cell office:value-type="string" calcext:value-type="string">
            <text:p>Presque Isle County</text:p>
          </table:table-cell>
          <table:table-cell office:value-type="string" calcext:value-type="string">
            <text:p>Michigan</text:p>
          </table:table-cell>
          <table:table-cell table:formula="of:=VLOOKUP([.C130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3</text:p>
          </table:table-cell>
          <table:table-cell office:value-type="string" calcext:value-type="string">
            <text:p>Roscommon County</text:p>
          </table:table-cell>
          <table:table-cell office:value-type="string" calcext:value-type="string">
            <text:p>Michigan</text:p>
          </table:table-cell>
          <table:table-cell table:formula="of:=VLOOKUP([.C130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5</text:p>
          </table:table-cell>
          <table:table-cell office:value-type="string" calcext:value-type="string">
            <text:p>Saginaw County</text:p>
          </table:table-cell>
          <table:table-cell office:value-type="string" calcext:value-type="string">
            <text:p>Michigan</text:p>
          </table:table-cell>
          <table:table-cell table:formula="of:=VLOOKUP([.C130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7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chigan</text:p>
          </table:table-cell>
          <table:table-cell table:formula="of:=VLOOKUP([.C130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9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Michigan</text:p>
          </table:table-cell>
          <table:table-cell table:formula="of:=VLOOKUP([.C130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1</text:p>
          </table:table-cell>
          <table:table-cell office:value-type="string" calcext:value-type="string">
            <text:p>Sanilac County</text:p>
          </table:table-cell>
          <table:table-cell office:value-type="string" calcext:value-type="string">
            <text:p>Michigan</text:p>
          </table:table-cell>
          <table:table-cell table:formula="of:=VLOOKUP([.C130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3</text:p>
          </table:table-cell>
          <table:table-cell office:value-type="string" calcext:value-type="string">
            <text:p>Schoolcraft County</text:p>
          </table:table-cell>
          <table:table-cell office:value-type="string" calcext:value-type="string">
            <text:p>Michigan</text:p>
          </table:table-cell>
          <table:table-cell table:formula="of:=VLOOKUP([.C130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5</text:p>
          </table:table-cell>
          <table:table-cell office:value-type="string" calcext:value-type="string">
            <text:p>Shiawassee County</text:p>
          </table:table-cell>
          <table:table-cell office:value-type="string" calcext:value-type="string">
            <text:p>Michigan</text:p>
          </table:table-cell>
          <table:table-cell table:formula="of:=VLOOKUP([.C131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7</text:p>
          </table:table-cell>
          <table:table-cell office:value-type="string" calcext:value-type="string">
            <text:p>Tuscola County</text:p>
          </table:table-cell>
          <table:table-cell office:value-type="string" calcext:value-type="string">
            <text:p>Michigan</text:p>
          </table:table-cell>
          <table:table-cell table:formula="of:=VLOOKUP([.C131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9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Michigan</text:p>
          </table:table-cell>
          <table:table-cell table:formula="of:=VLOOKUP([.C131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1</text:p>
          </table:table-cell>
          <table:table-cell office:value-type="string" calcext:value-type="string">
            <text:p>Washtenaw County</text:p>
          </table:table-cell>
          <table:table-cell office:value-type="string" calcext:value-type="string">
            <text:p>Michigan</text:p>
          </table:table-cell>
          <table:table-cell table:formula="of:=VLOOKUP([.C131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chigan</text:p>
          </table:table-cell>
          <table:table-cell table:formula="of:=VLOOKUP([.C131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5</text:p>
          </table:table-cell>
          <table:table-cell office:value-type="string" calcext:value-type="string">
            <text:p>Wexford County</text:p>
          </table:table-cell>
          <table:table-cell office:value-type="string" calcext:value-type="string">
            <text:p>Michigan</text:p>
          </table:table-cell>
          <table:table-cell table:formula="of:=VLOOKUP([.C131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7001</text:p>
          </table:table-cell>
          <table:table-cell office:value-type="string" calcext:value-type="string">
            <text:p>Aitkin County</text:p>
          </table:table-cell>
          <table:table-cell office:value-type="string" calcext:value-type="string">
            <text:p>Minnesota</text:p>
          </table:table-cell>
          <table:table-cell table:formula="of:=VLOOKUP([.C131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3</text:p>
          </table:table-cell>
          <table:table-cell office:value-type="string" calcext:value-type="string">
            <text:p>Anoka County</text:p>
          </table:table-cell>
          <table:table-cell office:value-type="string" calcext:value-type="string">
            <text:p>Minnesota</text:p>
          </table:table-cell>
          <table:table-cell table:formula="of:=VLOOKUP([.C131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5</text:p>
          </table:table-cell>
          <table:table-cell office:value-type="string" calcext:value-type="string">
            <text:p>Becker County</text:p>
          </table:table-cell>
          <table:table-cell office:value-type="string" calcext:value-type="string">
            <text:p>Minnesota</text:p>
          </table:table-cell>
          <table:table-cell table:formula="of:=VLOOKUP([.C131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7</text:p>
          </table:table-cell>
          <table:table-cell office:value-type="string" calcext:value-type="string">
            <text:p>Beltrami County</text:p>
          </table:table-cell>
          <table:table-cell office:value-type="string" calcext:value-type="string">
            <text:p>Minnesota</text:p>
          </table:table-cell>
          <table:table-cell table:formula="of:=VLOOKUP([.C131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nnesota</text:p>
          </table:table-cell>
          <table:table-cell table:formula="of:=VLOOKUP([.C132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1</text:p>
          </table:table-cell>
          <table:table-cell office:value-type="string" calcext:value-type="string">
            <text:p>Big Stone County</text:p>
          </table:table-cell>
          <table:table-cell office:value-type="string" calcext:value-type="string">
            <text:p>Minnesota</text:p>
          </table:table-cell>
          <table:table-cell table:formula="of:=VLOOKUP([.C132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3</text:p>
          </table:table-cell>
          <table:table-cell office:value-type="string" calcext:value-type="string">
            <text:p>Blue Earth County</text:p>
          </table:table-cell>
          <table:table-cell office:value-type="string" calcext:value-type="string">
            <text:p>Minnesota</text:p>
          </table:table-cell>
          <table:table-cell table:formula="of:=VLOOKUP([.C132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Minnesota</text:p>
          </table:table-cell>
          <table:table-cell table:formula="of:=VLOOKUP([.C132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7</text:p>
          </table:table-cell>
          <table:table-cell office:value-type="string" calcext:value-type="string">
            <text:p>Carlton County</text:p>
          </table:table-cell>
          <table:table-cell office:value-type="string" calcext:value-type="string">
            <text:p>Minnesota</text:p>
          </table:table-cell>
          <table:table-cell table:formula="of:=VLOOKUP([.C132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9</text:p>
          </table:table-cell>
          <table:table-cell office:value-type="string" calcext:value-type="string">
            <text:p>Carver County</text:p>
          </table:table-cell>
          <table:table-cell office:value-type="string" calcext:value-type="string">
            <text:p>Minnesota</text:p>
          </table:table-cell>
          <table:table-cell table:formula="of:=VLOOKUP([.C132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1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nnesota</text:p>
          </table:table-cell>
          <table:table-cell table:formula="of:=VLOOKUP([.C132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nnesota</text:p>
          </table:table-cell>
          <table:table-cell table:formula="of:=VLOOKUP([.C132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5</text:p>
          </table:table-cell>
          <table:table-cell office:value-type="string" calcext:value-type="string">
            <text:p>Chisago County</text:p>
          </table:table-cell>
          <table:table-cell office:value-type="string" calcext:value-type="string">
            <text:p>Minnesota</text:p>
          </table:table-cell>
          <table:table-cell table:formula="of:=VLOOKUP([.C132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nnesota</text:p>
          </table:table-cell>
          <table:table-cell table:formula="of:=VLOOKUP([.C132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9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Minnesota</text:p>
          </table:table-cell>
          <table:table-cell table:formula="of:=VLOOKUP([.C133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Minnesota</text:p>
          </table:table-cell>
          <table:table-cell table:formula="of:=VLOOKUP([.C133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3</text:p>
          </table:table-cell>
          <table:table-cell office:value-type="string" calcext:value-type="string">
            <text:p>Cottonwood County</text:p>
          </table:table-cell>
          <table:table-cell office:value-type="string" calcext:value-type="string">
            <text:p>Minnesota</text:p>
          </table:table-cell>
          <table:table-cell table:formula="of:=VLOOKUP([.C133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5</text:p>
          </table:table-cell>
          <table:table-cell office:value-type="string" calcext:value-type="string">
            <text:p>Crow Wing County</text:p>
          </table:table-cell>
          <table:table-cell office:value-type="string" calcext:value-type="string">
            <text:p>Minnesota</text:p>
          </table:table-cell>
          <table:table-cell table:formula="of:=VLOOKUP([.C133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7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Minnesota</text:p>
          </table:table-cell>
          <table:table-cell table:formula="of:=VLOOKUP([.C133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9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Minnesota</text:p>
          </table:table-cell>
          <table:table-cell table:formula="of:=VLOOKUP([.C133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nnesota</text:p>
          </table:table-cell>
          <table:table-cell table:formula="of:=VLOOKUP([.C133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3</text:p>
          </table:table-cell>
          <table:table-cell office:value-type="string" calcext:value-type="string">
            <text:p>Faribault County</text:p>
          </table:table-cell>
          <table:table-cell office:value-type="string" calcext:value-type="string">
            <text:p>Minnesota</text:p>
          </table:table-cell>
          <table:table-cell table:formula="of:=VLOOKUP([.C133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5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Minnesota</text:p>
          </table:table-cell>
          <table:table-cell table:formula="of:=VLOOKUP([.C133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7</text:p>
          </table:table-cell>
          <table:table-cell office:value-type="string" calcext:value-type="string">
            <text:p>Freeborn County</text:p>
          </table:table-cell>
          <table:table-cell office:value-type="string" calcext:value-type="string">
            <text:p>Minnesota</text:p>
          </table:table-cell>
          <table:table-cell table:formula="of:=VLOOKUP([.C133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9</text:p>
          </table:table-cell>
          <table:table-cell office:value-type="string" calcext:value-type="string">
            <text:p>Goodhue County</text:p>
          </table:table-cell>
          <table:table-cell office:value-type="string" calcext:value-type="string">
            <text:p>Minnesota</text:p>
          </table:table-cell>
          <table:table-cell table:formula="of:=VLOOKUP([.C134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Minnesota</text:p>
          </table:table-cell>
          <table:table-cell table:formula="of:=VLOOKUP([.C134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3</text:p>
          </table:table-cell>
          <table:table-cell office:value-type="string" calcext:value-type="string">
            <text:p>Hennepin County</text:p>
          </table:table-cell>
          <table:table-cell office:value-type="string" calcext:value-type="string">
            <text:p>Minnesota</text:p>
          </table:table-cell>
          <table:table-cell table:formula="of:=VLOOKUP([.C134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Minnesota</text:p>
          </table:table-cell>
          <table:table-cell table:formula="of:=VLOOKUP([.C134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7</text:p>
          </table:table-cell>
          <table:table-cell office:value-type="string" calcext:value-type="string">
            <text:p>Hubbard County</text:p>
          </table:table-cell>
          <table:table-cell office:value-type="string" calcext:value-type="string">
            <text:p>Minnesota</text:p>
          </table:table-cell>
          <table:table-cell table:formula="of:=VLOOKUP([.C134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9</text:p>
          </table:table-cell>
          <table:table-cell office:value-type="string" calcext:value-type="string">
            <text:p>Isanti County</text:p>
          </table:table-cell>
          <table:table-cell office:value-type="string" calcext:value-type="string">
            <text:p>Minnesota</text:p>
          </table:table-cell>
          <table:table-cell table:formula="of:=VLOOKUP([.C134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1</text:p>
          </table:table-cell>
          <table:table-cell office:value-type="string" calcext:value-type="string">
            <text:p>Itasca County</text:p>
          </table:table-cell>
          <table:table-cell office:value-type="string" calcext:value-type="string">
            <text:p>Minnesota</text:p>
          </table:table-cell>
          <table:table-cell table:formula="of:=VLOOKUP([.C134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nnesota</text:p>
          </table:table-cell>
          <table:table-cell table:formula="of:=VLOOKUP([.C134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5</text:p>
          </table:table-cell>
          <table:table-cell office:value-type="string" calcext:value-type="string">
            <text:p>Kanabec County</text:p>
          </table:table-cell>
          <table:table-cell office:value-type="string" calcext:value-type="string">
            <text:p>Minnesota</text:p>
          </table:table-cell>
          <table:table-cell table:formula="of:=VLOOKUP([.C134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7</text:p>
          </table:table-cell>
          <table:table-cell office:value-type="string" calcext:value-type="string">
            <text:p>Kandiyohi County</text:p>
          </table:table-cell>
          <table:table-cell office:value-type="string" calcext:value-type="string">
            <text:p>Minnesota</text:p>
          </table:table-cell>
          <table:table-cell table:formula="of:=VLOOKUP([.C134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9</text:p>
          </table:table-cell>
          <table:table-cell office:value-type="string" calcext:value-type="string">
            <text:p>Kittson County</text:p>
          </table:table-cell>
          <table:table-cell office:value-type="string" calcext:value-type="string">
            <text:p>Minnesota</text:p>
          </table:table-cell>
          <table:table-cell table:formula="of:=VLOOKUP([.C135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1</text:p>
          </table:table-cell>
          <table:table-cell office:value-type="string" calcext:value-type="string">
            <text:p>Koochiching County</text:p>
          </table:table-cell>
          <table:table-cell office:value-type="string" calcext:value-type="string">
            <text:p>Minnesota</text:p>
          </table:table-cell>
          <table:table-cell table:formula="of:=VLOOKUP([.C135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3</text:p>
          </table:table-cell>
          <table:table-cell office:value-type="string" calcext:value-type="string">
            <text:p>Lac qui Parle County</text:p>
          </table:table-cell>
          <table:table-cell office:value-type="string" calcext:value-type="string">
            <text:p>Minnesota</text:p>
          </table:table-cell>
          <table:table-cell table:formula="of:=VLOOKUP([.C135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nnesota</text:p>
          </table:table-cell>
          <table:table-cell table:formula="of:=VLOOKUP([.C135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7</text:p>
          </table:table-cell>
          <table:table-cell office:value-type="string" calcext:value-type="string">
            <text:p>Lake of the Woods County</text:p>
          </table:table-cell>
          <table:table-cell office:value-type="string" calcext:value-type="string">
            <text:p>Minnesota</text:p>
          </table:table-cell>
          <table:table-cell table:formula="of:=VLOOKUP([.C135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9</text:p>
          </table:table-cell>
          <table:table-cell office:value-type="string" calcext:value-type="string">
            <text:p>Le Sueur County</text:p>
          </table:table-cell>
          <table:table-cell office:value-type="string" calcext:value-type="string">
            <text:p>Minnesota</text:p>
          </table:table-cell>
          <table:table-cell table:formula="of:=VLOOKUP([.C135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nnesota</text:p>
          </table:table-cell>
          <table:table-cell table:formula="of:=VLOOKUP([.C135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Minnesota</text:p>
          </table:table-cell>
          <table:table-cell table:formula="of:=VLOOKUP([.C135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5</text:p>
          </table:table-cell>
          <table:table-cell office:value-type="string" calcext:value-type="string">
            <text:p>McLeod County</text:p>
          </table:table-cell>
          <table:table-cell office:value-type="string" calcext:value-type="string">
            <text:p>Minnesota</text:p>
          </table:table-cell>
          <table:table-cell table:formula="of:=VLOOKUP([.C135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7</text:p>
          </table:table-cell>
          <table:table-cell office:value-type="string" calcext:value-type="string">
            <text:p>Mahnomen County</text:p>
          </table:table-cell>
          <table:table-cell office:value-type="string" calcext:value-type="string">
            <text:p>Minnesota</text:p>
          </table:table-cell>
          <table:table-cell table:formula="of:=VLOOKUP([.C135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nnesota</text:p>
          </table:table-cell>
          <table:table-cell table:formula="of:=VLOOKUP([.C136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Minnesota</text:p>
          </table:table-cell>
          <table:table-cell table:formula="of:=VLOOKUP([.C136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3</text:p>
          </table:table-cell>
          <table:table-cell office:value-type="string" calcext:value-type="string">
            <text:p>Meeker County</text:p>
          </table:table-cell>
          <table:table-cell office:value-type="string" calcext:value-type="string">
            <text:p>Minnesota</text:p>
          </table:table-cell>
          <table:table-cell table:formula="of:=VLOOKUP([.C136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5</text:p>
          </table:table-cell>
          <table:table-cell office:value-type="string" calcext:value-type="string">
            <text:p>Mille Lacs County</text:p>
          </table:table-cell>
          <table:table-cell office:value-type="string" calcext:value-type="string">
            <text:p>Minnesota</text:p>
          </table:table-cell>
          <table:table-cell table:formula="of:=VLOOKUP([.C136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7</text:p>
          </table:table-cell>
          <table:table-cell office:value-type="string" calcext:value-type="string">
            <text:p>Morrison County</text:p>
          </table:table-cell>
          <table:table-cell office:value-type="string" calcext:value-type="string">
            <text:p>Minnesota</text:p>
          </table:table-cell>
          <table:table-cell table:formula="of:=VLOOKUP([.C136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9</text:p>
          </table:table-cell>
          <table:table-cell office:value-type="string" calcext:value-type="string">
            <text:p>Mower County</text:p>
          </table:table-cell>
          <table:table-cell office:value-type="string" calcext:value-type="string">
            <text:p>Minnesota</text:p>
          </table:table-cell>
          <table:table-cell table:formula="of:=VLOOKUP([.C136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1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Minnesota</text:p>
          </table:table-cell>
          <table:table-cell table:formula="of:=VLOOKUP([.C136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3</text:p>
          </table:table-cell>
          <table:table-cell office:value-type="string" calcext:value-type="string">
            <text:p>Nicollet County</text:p>
          </table:table-cell>
          <table:table-cell office:value-type="string" calcext:value-type="string">
            <text:p>Minnesota</text:p>
          </table:table-cell>
          <table:table-cell table:formula="of:=VLOOKUP([.C136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5</text:p>
          </table:table-cell>
          <table:table-cell office:value-type="string" calcext:value-type="string">
            <text:p>Nobles County</text:p>
          </table:table-cell>
          <table:table-cell office:value-type="string" calcext:value-type="string">
            <text:p>Minnesota</text:p>
          </table:table-cell>
          <table:table-cell table:formula="of:=VLOOKUP([.C136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7</text:p>
          </table:table-cell>
          <table:table-cell office:value-type="string" calcext:value-type="string">
            <text:p>Norman County</text:p>
          </table:table-cell>
          <table:table-cell office:value-type="string" calcext:value-type="string">
            <text:p>Minnesota</text:p>
          </table:table-cell>
          <table:table-cell table:formula="of:=VLOOKUP([.C136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9</text:p>
          </table:table-cell>
          <table:table-cell office:value-type="string" calcext:value-type="string">
            <text:p>Olmsted County</text:p>
          </table:table-cell>
          <table:table-cell office:value-type="string" calcext:value-type="string">
            <text:p>Minnesota</text:p>
          </table:table-cell>
          <table:table-cell table:formula="of:=VLOOKUP([.C137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1</text:p>
          </table:table-cell>
          <table:table-cell office:value-type="string" calcext:value-type="string">
            <text:p>Otter Tail County</text:p>
          </table:table-cell>
          <table:table-cell office:value-type="string" calcext:value-type="string">
            <text:p>Minnesota</text:p>
          </table:table-cell>
          <table:table-cell table:formula="of:=VLOOKUP([.C137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Minnesota</text:p>
          </table:table-cell>
          <table:table-cell table:formula="of:=VLOOKUP([.C137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5</text:p>
          </table:table-cell>
          <table:table-cell office:value-type="string" calcext:value-type="string">
            <text:p>Pine County</text:p>
          </table:table-cell>
          <table:table-cell office:value-type="string" calcext:value-type="string">
            <text:p>Minnesota</text:p>
          </table:table-cell>
          <table:table-cell table:formula="of:=VLOOKUP([.C137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7</text:p>
          </table:table-cell>
          <table:table-cell office:value-type="string" calcext:value-type="string">
            <text:p>Pipestone County</text:p>
          </table:table-cell>
          <table:table-cell office:value-type="string" calcext:value-type="string">
            <text:p>Minnesota</text:p>
          </table:table-cell>
          <table:table-cell table:formula="of:=VLOOKUP([.C137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nnesota</text:p>
          </table:table-cell>
          <table:table-cell table:formula="of:=VLOOKUP([.C137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Minnesota</text:p>
          </table:table-cell>
          <table:table-cell table:formula="of:=VLOOKUP([.C137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3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Minnesota</text:p>
          </table:table-cell>
          <table:table-cell table:formula="of:=VLOOKUP([.C137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5</text:p>
          </table:table-cell>
          <table:table-cell office:value-type="string" calcext:value-type="string">
            <text:p>Red Lake County</text:p>
          </table:table-cell>
          <table:table-cell office:value-type="string" calcext:value-type="string">
            <text:p>Minnesota</text:p>
          </table:table-cell>
          <table:table-cell table:formula="of:=VLOOKUP([.C137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7</text:p>
          </table:table-cell>
          <table:table-cell office:value-type="string" calcext:value-type="string">
            <text:p>Redwood County</text:p>
          </table:table-cell>
          <table:table-cell office:value-type="string" calcext:value-type="string">
            <text:p>Minnesota</text:p>
          </table:table-cell>
          <table:table-cell table:formula="of:=VLOOKUP([.C137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9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Minnesota</text:p>
          </table:table-cell>
          <table:table-cell table:formula="of:=VLOOKUP([.C138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1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Minnesota</text:p>
          </table:table-cell>
          <table:table-cell table:formula="of:=VLOOKUP([.C138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3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Minnesota</text:p>
          </table:table-cell>
          <table:table-cell table:formula="of:=VLOOKUP([.C138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5</text:p>
          </table:table-cell>
          <table:table-cell office:value-type="string" calcext:value-type="string">
            <text:p>Roseau County</text:p>
          </table:table-cell>
          <table:table-cell office:value-type="string" calcext:value-type="string">
            <text:p>Minnesota</text:p>
          </table:table-cell>
          <table:table-cell table:formula="of:=VLOOKUP([.C138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7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nnesota</text:p>
          </table:table-cell>
          <table:table-cell table:formula="of:=VLOOKUP([.C138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nnesota</text:p>
          </table:table-cell>
          <table:table-cell table:formula="of:=VLOOKUP([.C138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1</text:p>
          </table:table-cell>
          <table:table-cell office:value-type="string" calcext:value-type="string">
            <text:p>Sherburne County</text:p>
          </table:table-cell>
          <table:table-cell office:value-type="string" calcext:value-type="string">
            <text:p>Minnesota</text:p>
          </table:table-cell>
          <table:table-cell table:formula="of:=VLOOKUP([.C138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3</text:p>
          </table:table-cell>
          <table:table-cell office:value-type="string" calcext:value-type="string">
            <text:p>Sibley County</text:p>
          </table:table-cell>
          <table:table-cell office:value-type="string" calcext:value-type="string">
            <text:p>Minnesota</text:p>
          </table:table-cell>
          <table:table-cell table:formula="of:=VLOOKUP([.C138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5</text:p>
          </table:table-cell>
          <table:table-cell office:value-type="string" calcext:value-type="string">
            <text:p>Stearns County</text:p>
          </table:table-cell>
          <table:table-cell office:value-type="string" calcext:value-type="string">
            <text:p>Minnesota</text:p>
          </table:table-cell>
          <table:table-cell table:formula="of:=VLOOKUP([.C138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7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Minnesota</text:p>
          </table:table-cell>
          <table:table-cell table:formula="of:=VLOOKUP([.C138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Minnesota</text:p>
          </table:table-cell>
          <table:table-cell table:formula="of:=VLOOKUP([.C139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1</text:p>
          </table:table-cell>
          <table:table-cell office:value-type="string" calcext:value-type="string">
            <text:p>Swift County</text:p>
          </table:table-cell>
          <table:table-cell office:value-type="string" calcext:value-type="string">
            <text:p>Minnesota</text:p>
          </table:table-cell>
          <table:table-cell table:formula="of:=VLOOKUP([.C139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3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Minnesota</text:p>
          </table:table-cell>
          <table:table-cell table:formula="of:=VLOOKUP([.C139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5</text:p>
          </table:table-cell>
          <table:table-cell office:value-type="string" calcext:value-type="string">
            <text:p>Traverse County</text:p>
          </table:table-cell>
          <table:table-cell office:value-type="string" calcext:value-type="string">
            <text:p>Minnesota</text:p>
          </table:table-cell>
          <table:table-cell table:formula="of:=VLOOKUP([.C139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7</text:p>
          </table:table-cell>
          <table:table-cell office:value-type="string" calcext:value-type="string">
            <text:p>Wabasha County</text:p>
          </table:table-cell>
          <table:table-cell office:value-type="string" calcext:value-type="string">
            <text:p>Minnesota</text:p>
          </table:table-cell>
          <table:table-cell table:formula="of:=VLOOKUP([.C139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9</text:p>
          </table:table-cell>
          <table:table-cell office:value-type="string" calcext:value-type="string">
            <text:p>Wadena County</text:p>
          </table:table-cell>
          <table:table-cell office:value-type="string" calcext:value-type="string">
            <text:p>Minnesota</text:p>
          </table:table-cell>
          <table:table-cell table:formula="of:=VLOOKUP([.C139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1</text:p>
          </table:table-cell>
          <table:table-cell office:value-type="string" calcext:value-type="string">
            <text:p>Waseca County</text:p>
          </table:table-cell>
          <table:table-cell office:value-type="string" calcext:value-type="string">
            <text:p>Minnesota</text:p>
          </table:table-cell>
          <table:table-cell table:formula="of:=VLOOKUP([.C139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nnesota</text:p>
          </table:table-cell>
          <table:table-cell table:formula="of:=VLOOKUP([.C139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5</text:p>
          </table:table-cell>
          <table:table-cell office:value-type="string" calcext:value-type="string">
            <text:p>Watonwan County</text:p>
          </table:table-cell>
          <table:table-cell office:value-type="string" calcext:value-type="string">
            <text:p>Minnesota</text:p>
          </table:table-cell>
          <table:table-cell table:formula="of:=VLOOKUP([.C139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7</text:p>
          </table:table-cell>
          <table:table-cell office:value-type="string" calcext:value-type="string">
            <text:p>Wilkin County</text:p>
          </table:table-cell>
          <table:table-cell office:value-type="string" calcext:value-type="string">
            <text:p>Minnesota</text:p>
          </table:table-cell>
          <table:table-cell table:formula="of:=VLOOKUP([.C139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9</text:p>
          </table:table-cell>
          <table:table-cell office:value-type="string" calcext:value-type="string">
            <text:p>Winona County</text:p>
          </table:table-cell>
          <table:table-cell office:value-type="string" calcext:value-type="string">
            <text:p>Minnesota</text:p>
          </table:table-cell>
          <table:table-cell table:formula="of:=VLOOKUP([.C140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1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nnesota</text:p>
          </table:table-cell>
          <table:table-cell table:formula="of:=VLOOKUP([.C140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3</text:p>
          </table:table-cell>
          <table:table-cell office:value-type="string" calcext:value-type="string">
            <text:p>Yellow Medicine County</text:p>
          </table:table-cell>
          <table:table-cell office:value-type="string" calcext:value-type="string">
            <text:p>Minnesota</text:p>
          </table:table-cell>
          <table:table-cell table:formula="of:=VLOOKUP([.C140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Mississippi</text:p>
          </table:table-cell>
          <table:table-cell table:formula="of:=VLOOKUP([.C140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3</text:p>
          </table:table-cell>
          <table:table-cell office:value-type="string" calcext:value-type="string">
            <text:p>Alcorn County</text:p>
          </table:table-cell>
          <table:table-cell office:value-type="string" calcext:value-type="string">
            <text:p>Mississippi</text:p>
          </table:table-cell>
          <table:table-cell table:formula="of:=VLOOKUP([.C140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5</text:p>
          </table:table-cell>
          <table:table-cell office:value-type="string" calcext:value-type="string">
            <text:p>Amite County</text:p>
          </table:table-cell>
          <table:table-cell office:value-type="string" calcext:value-type="string">
            <text:p>Mississippi</text:p>
          </table:table-cell>
          <table:table-cell table:formula="of:=VLOOKUP([.C140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7</text:p>
          </table:table-cell>
          <table:table-cell office:value-type="string" calcext:value-type="string">
            <text:p>Attala County</text:p>
          </table:table-cell>
          <table:table-cell office:value-type="string" calcext:value-type="string">
            <text:p>Mississippi</text:p>
          </table:table-cell>
          <table:table-cell table:formula="of:=VLOOKUP([.C140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issippi</text:p>
          </table:table-cell>
          <table:table-cell table:formula="of:=VLOOKUP([.C140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1</text:p>
          </table:table-cell>
          <table:table-cell office:value-type="string" calcext:value-type="string">
            <text:p>Bolivar County</text:p>
          </table:table-cell>
          <table:table-cell office:value-type="string" calcext:value-type="string">
            <text:p>Mississippi</text:p>
          </table:table-cell>
          <table:table-cell table:formula="of:=VLOOKUP([.C140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ssissippi</text:p>
          </table:table-cell>
          <table:table-cell table:formula="of:=VLOOKUP([.C140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issippi</text:p>
          </table:table-cell>
          <table:table-cell table:formula="of:=VLOOKUP([.C141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Mississippi</text:p>
          </table:table-cell>
          <table:table-cell table:formula="of:=VLOOKUP([.C141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9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Mississippi</text:p>
          </table:table-cell>
          <table:table-cell table:formula="of:=VLOOKUP([.C141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1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Mississippi</text:p>
          </table:table-cell>
          <table:table-cell table:formula="of:=VLOOKUP([.C141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Mississippi</text:p>
          </table:table-cell>
          <table:table-cell table:formula="of:=VLOOKUP([.C141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issippi</text:p>
          </table:table-cell>
          <table:table-cell table:formula="of:=VLOOKUP([.C141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7</text:p>
          </table:table-cell>
          <table:table-cell office:value-type="string" calcext:value-type="string">
            <text:p>Coahoma County</text:p>
          </table:table-cell>
          <table:table-cell office:value-type="string" calcext:value-type="string">
            <text:p>Mississippi</text:p>
          </table:table-cell>
          <table:table-cell table:formula="of:=VLOOKUP([.C141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9</text:p>
          </table:table-cell>
          <table:table-cell office:value-type="string" calcext:value-type="string">
            <text:p>Copiah County</text:p>
          </table:table-cell>
          <table:table-cell office:value-type="string" calcext:value-type="string">
            <text:p>Mississippi</text:p>
          </table:table-cell>
          <table:table-cell table:formula="of:=VLOOKUP([.C141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1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Mississippi</text:p>
          </table:table-cell>
          <table:table-cell table:formula="of:=VLOOKUP([.C141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3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Mississippi</text:p>
          </table:table-cell>
          <table:table-cell table:formula="of:=VLOOKUP([.C141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5</text:p>
          </table:table-cell>
          <table:table-cell office:value-type="string" calcext:value-type="string">
            <text:p>Forrest County</text:p>
          </table:table-cell>
          <table:table-cell office:value-type="string" calcext:value-type="string">
            <text:p>Mississippi</text:p>
          </table:table-cell>
          <table:table-cell table:formula="of:=VLOOKUP([.C142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issippi</text:p>
          </table:table-cell>
          <table:table-cell table:formula="of:=VLOOKUP([.C142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9</text:p>
          </table:table-cell>
          <table:table-cell office:value-type="string" calcext:value-type="string">
            <text:p>George County</text:p>
          </table:table-cell>
          <table:table-cell office:value-type="string" calcext:value-type="string">
            <text:p>Mississippi</text:p>
          </table:table-cell>
          <table:table-cell table:formula="of:=VLOOKUP([.C142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issippi</text:p>
          </table:table-cell>
          <table:table-cell table:formula="of:=VLOOKUP([.C142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3</text:p>
          </table:table-cell>
          <table:table-cell office:value-type="string" calcext:value-type="string">
            <text:p>Grenada County</text:p>
          </table:table-cell>
          <table:table-cell office:value-type="string" calcext:value-type="string">
            <text:p>Mississippi</text:p>
          </table:table-cell>
          <table:table-cell table:formula="of:=VLOOKUP([.C142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5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ississippi</text:p>
          </table:table-cell>
          <table:table-cell table:formula="of:=VLOOKUP([.C142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issippi</text:p>
          </table:table-cell>
          <table:table-cell table:formula="of:=VLOOKUP([.C142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9</text:p>
          </table:table-cell>
          <table:table-cell office:value-type="string" calcext:value-type="string">
            <text:p>Hinds County</text:p>
          </table:table-cell>
          <table:table-cell office:value-type="string" calcext:value-type="string">
            <text:p>Mississippi</text:p>
          </table:table-cell>
          <table:table-cell table:formula="of:=VLOOKUP([.C142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1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Mississippi</text:p>
          </table:table-cell>
          <table:table-cell table:formula="of:=VLOOKUP([.C142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3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Mississippi</text:p>
          </table:table-cell>
          <table:table-cell table:formula="of:=VLOOKUP([.C142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5</text:p>
          </table:table-cell>
          <table:table-cell office:value-type="string" calcext:value-type="string">
            <text:p>Issaquena County</text:p>
          </table:table-cell>
          <table:table-cell office:value-type="string" calcext:value-type="string">
            <text:p>Mississippi</text:p>
          </table:table-cell>
          <table:table-cell table:formula="of:=VLOOKUP([.C143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7</text:p>
          </table:table-cell>
          <table:table-cell office:value-type="string" calcext:value-type="string">
            <text:p>Itawamba County</text:p>
          </table:table-cell>
          <table:table-cell office:value-type="string" calcext:value-type="string">
            <text:p>Mississippi</text:p>
          </table:table-cell>
          <table:table-cell table:formula="of:=VLOOKUP([.C143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issippi</text:p>
          </table:table-cell>
          <table:table-cell table:formula="of:=VLOOKUP([.C143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issippi</text:p>
          </table:table-cell>
          <table:table-cell table:formula="of:=VLOOKUP([.C143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issippi</text:p>
          </table:table-cell>
          <table:table-cell table:formula="of:=VLOOKUP([.C143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5</text:p>
          </table:table-cell>
          <table:table-cell office:value-type="string" calcext:value-type="string">
            <text:p>Jefferson Davis County</text:p>
          </table:table-cell>
          <table:table-cell office:value-type="string" calcext:value-type="string">
            <text:p>Mississippi</text:p>
          </table:table-cell>
          <table:table-cell table:formula="of:=VLOOKUP([.C143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7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Mississippi</text:p>
          </table:table-cell>
          <table:table-cell table:formula="of:=VLOOKUP([.C143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9</text:p>
          </table:table-cell>
          <table:table-cell office:value-type="string" calcext:value-type="string">
            <text:p>Kemper County</text:p>
          </table:table-cell>
          <table:table-cell office:value-type="string" calcext:value-type="string">
            <text:p>Mississippi</text:p>
          </table:table-cell>
          <table:table-cell table:formula="of:=VLOOKUP([.C143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1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issippi</text:p>
          </table:table-cell>
          <table:table-cell table:formula="of:=VLOOKUP([.C143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3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Mississippi</text:p>
          </table:table-cell>
          <table:table-cell table:formula="of:=VLOOKUP([.C143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5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Mississippi</text:p>
          </table:table-cell>
          <table:table-cell table:formula="of:=VLOOKUP([.C144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issippi</text:p>
          </table:table-cell>
          <table:table-cell table:formula="of:=VLOOKUP([.C144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9</text:p>
          </table:table-cell>
          <table:table-cell office:value-type="string" calcext:value-type="string">
            <text:p>Leake County</text:p>
          </table:table-cell>
          <table:table-cell office:value-type="string" calcext:value-type="string">
            <text:p>Mississippi</text:p>
          </table:table-cell>
          <table:table-cell table:formula="of:=VLOOKUP([.C144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Mississippi</text:p>
          </table:table-cell>
          <table:table-cell table:formula="of:=VLOOKUP([.C144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3</text:p>
          </table:table-cell>
          <table:table-cell office:value-type="string" calcext:value-type="string">
            <text:p>Leflore County</text:p>
          </table:table-cell>
          <table:table-cell office:value-type="string" calcext:value-type="string">
            <text:p>Mississippi</text:p>
          </table:table-cell>
          <table:table-cell table:formula="of:=VLOOKUP([.C144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issippi</text:p>
          </table:table-cell>
          <table:table-cell table:formula="of:=VLOOKUP([.C144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7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Mississippi</text:p>
          </table:table-cell>
          <table:table-cell table:formula="of:=VLOOKUP([.C144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issippi</text:p>
          </table:table-cell>
          <table:table-cell table:formula="of:=VLOOKUP([.C144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issippi</text:p>
          </table:table-cell>
          <table:table-cell table:formula="of:=VLOOKUP([.C144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ssissippi</text:p>
          </table:table-cell>
          <table:table-cell table:formula="of:=VLOOKUP([.C144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issippi</text:p>
          </table:table-cell>
          <table:table-cell table:formula="of:=VLOOKUP([.C145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issippi</text:p>
          </table:table-cell>
          <table:table-cell table:formula="of:=VLOOKUP([.C145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9</text:p>
          </table:table-cell>
          <table:table-cell office:value-type="string" calcext:value-type="string">
            <text:p>Neshoba County</text:p>
          </table:table-cell>
          <table:table-cell office:value-type="string" calcext:value-type="string">
            <text:p>Mississippi</text:p>
          </table:table-cell>
          <table:table-cell table:formula="of:=VLOOKUP([.C145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issippi</text:p>
          </table:table-cell>
          <table:table-cell table:formula="of:=VLOOKUP([.C145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3</text:p>
          </table:table-cell>
          <table:table-cell office:value-type="string" calcext:value-type="string">
            <text:p>Noxubee County</text:p>
          </table:table-cell>
          <table:table-cell office:value-type="string" calcext:value-type="string">
            <text:p>Mississippi</text:p>
          </table:table-cell>
          <table:table-cell table:formula="of:=VLOOKUP([.C145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5</text:p>
          </table:table-cell>
          <table:table-cell office:value-type="string" calcext:value-type="string">
            <text:p>Oktibbeha County</text:p>
          </table:table-cell>
          <table:table-cell office:value-type="string" calcext:value-type="string">
            <text:p>Mississippi</text:p>
          </table:table-cell>
          <table:table-cell table:formula="of:=VLOOKUP([.C145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7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Mississippi</text:p>
          </table:table-cell>
          <table:table-cell table:formula="of:=VLOOKUP([.C145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9</text:p>
          </table:table-cell>
          <table:table-cell office:value-type="string" calcext:value-type="string">
            <text:p>Pearl River County</text:p>
          </table:table-cell>
          <table:table-cell office:value-type="string" calcext:value-type="string">
            <text:p>Mississippi</text:p>
          </table:table-cell>
          <table:table-cell table:formula="of:=VLOOKUP([.C145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1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issippi</text:p>
          </table:table-cell>
          <table:table-cell table:formula="of:=VLOOKUP([.C145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issippi</text:p>
          </table:table-cell>
          <table:table-cell table:formula="of:=VLOOKUP([.C145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5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Mississippi</text:p>
          </table:table-cell>
          <table:table-cell table:formula="of:=VLOOKUP([.C146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7</text:p>
          </table:table-cell>
          <table:table-cell office:value-type="string" calcext:value-type="string">
            <text:p>Prentiss County</text:p>
          </table:table-cell>
          <table:table-cell office:value-type="string" calcext:value-type="string">
            <text:p>Mississippi</text:p>
          </table:table-cell>
          <table:table-cell table:formula="of:=VLOOKUP([.C146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Mississippi</text:p>
          </table:table-cell>
          <table:table-cell table:formula="of:=VLOOKUP([.C146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1</text:p>
          </table:table-cell>
          <table:table-cell office:value-type="string" calcext:value-type="string">
            <text:p>Rankin County</text:p>
          </table:table-cell>
          <table:table-cell office:value-type="string" calcext:value-type="string">
            <text:p>Mississippi</text:p>
          </table:table-cell>
          <table:table-cell table:formula="of:=VLOOKUP([.C146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issippi</text:p>
          </table:table-cell>
          <table:table-cell table:formula="of:=VLOOKUP([.C146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5</text:p>
          </table:table-cell>
          <table:table-cell office:value-type="string" calcext:value-type="string">
            <text:p>Sharkey County</text:p>
          </table:table-cell>
          <table:table-cell office:value-type="string" calcext:value-type="string">
            <text:p>Mississippi</text:p>
          </table:table-cell>
          <table:table-cell table:formula="of:=VLOOKUP([.C146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7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Mississippi</text:p>
          </table:table-cell>
          <table:table-cell table:formula="of:=VLOOKUP([.C146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Mississippi</text:p>
          </table:table-cell>
          <table:table-cell table:formula="of:=VLOOKUP([.C146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1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issippi</text:p>
          </table:table-cell>
          <table:table-cell table:formula="of:=VLOOKUP([.C146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3</text:p>
          </table:table-cell>
          <table:table-cell office:value-type="string" calcext:value-type="string">
            <text:p>Sunflower County</text:p>
          </table:table-cell>
          <table:table-cell office:value-type="string" calcext:value-type="string">
            <text:p>Mississippi</text:p>
          </table:table-cell>
          <table:table-cell table:formula="of:=VLOOKUP([.C146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5</text:p>
          </table:table-cell>
          <table:table-cell office:value-type="string" calcext:value-type="string">
            <text:p>Tallahatchie County</text:p>
          </table:table-cell>
          <table:table-cell office:value-type="string" calcext:value-type="string">
            <text:p>Mississippi</text:p>
          </table:table-cell>
          <table:table-cell table:formula="of:=VLOOKUP([.C147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7</text:p>
          </table:table-cell>
          <table:table-cell office:value-type="string" calcext:value-type="string">
            <text:p>Tate County</text:p>
          </table:table-cell>
          <table:table-cell office:value-type="string" calcext:value-type="string">
            <text:p>Mississippi</text:p>
          </table:table-cell>
          <table:table-cell table:formula="of:=VLOOKUP([.C147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9</text:p>
          </table:table-cell>
          <table:table-cell office:value-type="string" calcext:value-type="string">
            <text:p>Tippah County</text:p>
          </table:table-cell>
          <table:table-cell office:value-type="string" calcext:value-type="string">
            <text:p>Mississippi</text:p>
          </table:table-cell>
          <table:table-cell table:formula="of:=VLOOKUP([.C147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1</text:p>
          </table:table-cell>
          <table:table-cell office:value-type="string" calcext:value-type="string">
            <text:p>Tishomingo County</text:p>
          </table:table-cell>
          <table:table-cell office:value-type="string" calcext:value-type="string">
            <text:p>Mississippi</text:p>
          </table:table-cell>
          <table:table-cell table:formula="of:=VLOOKUP([.C147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3</text:p>
          </table:table-cell>
          <table:table-cell office:value-type="string" calcext:value-type="string">
            <text:p>Tunica County</text:p>
          </table:table-cell>
          <table:table-cell office:value-type="string" calcext:value-type="string">
            <text:p>Mississippi</text:p>
          </table:table-cell>
          <table:table-cell table:formula="of:=VLOOKUP([.C147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Mississippi</text:p>
          </table:table-cell>
          <table:table-cell table:formula="of:=VLOOKUP([.C147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7</text:p>
          </table:table-cell>
          <table:table-cell office:value-type="string" calcext:value-type="string">
            <text:p>Walthall County</text:p>
          </table:table-cell>
          <table:table-cell office:value-type="string" calcext:value-type="string">
            <text:p>Mississippi</text:p>
          </table:table-cell>
          <table:table-cell table:formula="of:=VLOOKUP([.C147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issippi</text:p>
          </table:table-cell>
          <table:table-cell table:formula="of:=VLOOKUP([.C147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issippi</text:p>
          </table:table-cell>
          <table:table-cell table:formula="of:=VLOOKUP([.C147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issippi</text:p>
          </table:table-cell>
          <table:table-cell table:formula="of:=VLOOKUP([.C147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issippi</text:p>
          </table:table-cell>
          <table:table-cell table:formula="of:=VLOOKUP([.C148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7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Mississippi</text:p>
          </table:table-cell>
          <table:table-cell table:formula="of:=VLOOKUP([.C148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9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Mississippi</text:p>
          </table:table-cell>
          <table:table-cell table:formula="of:=VLOOKUP([.C148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1</text:p>
          </table:table-cell>
          <table:table-cell office:value-type="string" calcext:value-type="string">
            <text:p>Yalobusha County</text:p>
          </table:table-cell>
          <table:table-cell office:value-type="string" calcext:value-type="string">
            <text:p>Mississippi</text:p>
          </table:table-cell>
          <table:table-cell table:formula="of:=VLOOKUP([.C148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3</text:p>
          </table:table-cell>
          <table:table-cell office:value-type="string" calcext:value-type="string">
            <text:p>Yazoo County</text:p>
          </table:table-cell>
          <table:table-cell office:value-type="string" calcext:value-type="string">
            <text:p>Mississippi</text:p>
          </table:table-cell>
          <table:table-cell table:formula="of:=VLOOKUP([.C148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Missouri</text:p>
          </table:table-cell>
          <table:table-cell table:formula="of:=VLOOKUP([.C14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3</text:p>
          </table:table-cell>
          <table:table-cell office:value-type="string" calcext:value-type="string">
            <text:p>Andrew County</text:p>
          </table:table-cell>
          <table:table-cell office:value-type="string" calcext:value-type="string">
            <text:p>Missouri</text:p>
          </table:table-cell>
          <table:table-cell table:formula="of:=VLOOKUP([.C14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Missouri</text:p>
          </table:table-cell>
          <table:table-cell table:formula="of:=VLOOKUP([.C14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7</text:p>
          </table:table-cell>
          <table:table-cell office:value-type="string" calcext:value-type="string">
            <text:p>Audrain County</text:p>
          </table:table-cell>
          <table:table-cell office:value-type="string" calcext:value-type="string">
            <text:p>Missouri</text:p>
          </table:table-cell>
          <table:table-cell table:formula="of:=VLOOKUP([.C14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9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ssouri</text:p>
          </table:table-cell>
          <table:table-cell table:formula="of:=VLOOKUP([.C14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1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Missouri</text:p>
          </table:table-cell>
          <table:table-cell table:formula="of:=VLOOKUP([.C14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3</text:p>
          </table:table-cell>
          <table:table-cell office:value-type="string" calcext:value-type="string">
            <text:p>Bates County</text:p>
          </table:table-cell>
          <table:table-cell office:value-type="string" calcext:value-type="string">
            <text:p>Missouri</text:p>
          </table:table-cell>
          <table:table-cell table:formula="of:=VLOOKUP([.C14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ouri</text:p>
          </table:table-cell>
          <table:table-cell table:formula="of:=VLOOKUP([.C14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7</text:p>
          </table:table-cell>
          <table:table-cell office:value-type="string" calcext:value-type="string">
            <text:p>Bollinger County</text:p>
          </table:table-cell>
          <table:table-cell office:value-type="string" calcext:value-type="string">
            <text:p>Missouri</text:p>
          </table:table-cell>
          <table:table-cell table:formula="of:=VLOOKUP([.C14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Missouri</text:p>
          </table:table-cell>
          <table:table-cell table:formula="of:=VLOOKUP([.C14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1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Missouri</text:p>
          </table:table-cell>
          <table:table-cell table:formula="of:=VLOOKUP([.C14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Missouri</text:p>
          </table:table-cell>
          <table:table-cell table:formula="of:=VLOOKUP([.C14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Missouri</text:p>
          </table:table-cell>
          <table:table-cell table:formula="of:=VLOOKUP([.C14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7</text:p>
          </table:table-cell>
          <table:table-cell office:value-type="string" calcext:value-type="string">
            <text:p>Callaway County</text:p>
          </table:table-cell>
          <table:table-cell office:value-type="string" calcext:value-type="string">
            <text:p>Missouri</text:p>
          </table:table-cell>
          <table:table-cell table:formula="of:=VLOOKUP([.C14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Missouri</text:p>
          </table:table-cell>
          <table:table-cell table:formula="of:=VLOOKUP([.C14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1</text:p>
          </table:table-cell>
          <table:table-cell office:value-type="string" calcext:value-type="string">
            <text:p>Cape Girardeau County</text:p>
          </table:table-cell>
          <table:table-cell office:value-type="string" calcext:value-type="string">
            <text:p>Missouri</text:p>
          </table:table-cell>
          <table:table-cell table:formula="of:=VLOOKUP([.C150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ouri</text:p>
          </table:table-cell>
          <table:table-cell table:formula="of:=VLOOKUP([.C150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5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issouri</text:p>
          </table:table-cell>
          <table:table-cell table:formula="of:=VLOOKUP([.C150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ssouri</text:p>
          </table:table-cell>
          <table:table-cell table:formula="of:=VLOOKUP([.C150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9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Missouri</text:p>
          </table:table-cell>
          <table:table-cell table:formula="of:=VLOOKUP([.C150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1</text:p>
          </table:table-cell>
          <table:table-cell office:value-type="string" calcext:value-type="string">
            <text:p>Chariton County</text:p>
          </table:table-cell>
          <table:table-cell office:value-type="string" calcext:value-type="string">
            <text:p>Missouri</text:p>
          </table:table-cell>
          <table:table-cell table:formula="of:=VLOOKUP([.C150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3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Missouri</text:p>
          </table:table-cell>
          <table:table-cell table:formula="of:=VLOOKUP([.C150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Missouri</text:p>
          </table:table-cell>
          <table:table-cell table:formula="of:=VLOOKUP([.C150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ouri</text:p>
          </table:table-cell>
          <table:table-cell table:formula="of:=VLOOKUP([.C150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ssouri</text:p>
          </table:table-cell>
          <table:table-cell table:formula="of:=VLOOKUP([.C150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1</text:p>
          </table:table-cell>
          <table:table-cell office:value-type="string" calcext:value-type="string">
            <text:p>Cole County</text:p>
          </table:table-cell>
          <table:table-cell office:value-type="string" calcext:value-type="string">
            <text:p>Missouri</text:p>
          </table:table-cell>
          <table:table-cell table:formula="of:=VLOOKUP([.C151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3</text:p>
          </table:table-cell>
          <table:table-cell office:value-type="string" calcext:value-type="string">
            <text:p>Cooper County</text:p>
          </table:table-cell>
          <table:table-cell office:value-type="string" calcext:value-type="string">
            <text:p>Missouri</text:p>
          </table:table-cell>
          <table:table-cell table:formula="of:=VLOOKUP([.C151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ssouri</text:p>
          </table:table-cell>
          <table:table-cell table:formula="of:=VLOOKUP([.C151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7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Missouri</text:p>
          </table:table-cell>
          <table:table-cell table:formula="of:=VLOOKUP([.C151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Missouri</text:p>
          </table:table-cell>
          <table:table-cell table:formula="of:=VLOOKUP([.C151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1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Missouri</text:p>
          </table:table-cell>
          <table:table-cell table:formula="of:=VLOOKUP([.C151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Missouri</text:p>
          </table:table-cell>
          <table:table-cell table:formula="of:=VLOOKUP([.C151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5</text:p>
          </table:table-cell>
          <table:table-cell office:value-type="string" calcext:value-type="string">
            <text:p>Dent County</text:p>
          </table:table-cell>
          <table:table-cell office:value-type="string" calcext:value-type="string">
            <text:p>Missouri</text:p>
          </table:table-cell>
          <table:table-cell table:formula="of:=VLOOKUP([.C151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ssouri</text:p>
          </table:table-cell>
          <table:table-cell table:formula="of:=VLOOKUP([.C151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9</text:p>
          </table:table-cell>
          <table:table-cell office:value-type="string" calcext:value-type="string">
            <text:p>Dunklin County</text:p>
          </table:table-cell>
          <table:table-cell office:value-type="string" calcext:value-type="string">
            <text:p>Missouri</text:p>
          </table:table-cell>
          <table:table-cell table:formula="of:=VLOOKUP([.C151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ouri</text:p>
          </table:table-cell>
          <table:table-cell table:formula="of:=VLOOKUP([.C152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3</text:p>
          </table:table-cell>
          <table:table-cell office:value-type="string" calcext:value-type="string">
            <text:p>Gasconade County</text:p>
          </table:table-cell>
          <table:table-cell office:value-type="string" calcext:value-type="string">
            <text:p>Missouri</text:p>
          </table:table-cell>
          <table:table-cell table:formula="of:=VLOOKUP([.C152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5</text:p>
          </table:table-cell>
          <table:table-cell office:value-type="string" calcext:value-type="string">
            <text:p>Gentry County</text:p>
          </table:table-cell>
          <table:table-cell office:value-type="string" calcext:value-type="string">
            <text:p>Missouri</text:p>
          </table:table-cell>
          <table:table-cell table:formula="of:=VLOOKUP([.C152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ouri</text:p>
          </table:table-cell>
          <table:table-cell table:formula="of:=VLOOKUP([.C152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9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Missouri</text:p>
          </table:table-cell>
          <table:table-cell table:formula="of:=VLOOKUP([.C152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ouri</text:p>
          </table:table-cell>
          <table:table-cell table:formula="of:=VLOOKUP([.C152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Missouri</text:p>
          </table:table-cell>
          <table:table-cell table:formula="of:=VLOOKUP([.C152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5</text:p>
          </table:table-cell>
          <table:table-cell office:value-type="string" calcext:value-type="string">
            <text:p>Hickory County</text:p>
          </table:table-cell>
          <table:table-cell office:value-type="string" calcext:value-type="string">
            <text:p>Missouri</text:p>
          </table:table-cell>
          <table:table-cell table:formula="of:=VLOOKUP([.C152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7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Missouri</text:p>
          </table:table-cell>
          <table:table-cell table:formula="of:=VLOOKUP([.C152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issouri</text:p>
          </table:table-cell>
          <table:table-cell table:formula="of:=VLOOKUP([.C152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1</text:p>
          </table:table-cell>
          <table:table-cell office:value-type="string" calcext:value-type="string">
            <text:p>Howell County</text:p>
          </table:table-cell>
          <table:table-cell office:value-type="string" calcext:value-type="string">
            <text:p>Missouri</text:p>
          </table:table-cell>
          <table:table-cell table:formula="of:=VLOOKUP([.C153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3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ssouri</text:p>
          </table:table-cell>
          <table:table-cell table:formula="of:=VLOOKUP([.C153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ouri</text:p>
          </table:table-cell>
          <table:table-cell table:formula="of:=VLOOKUP([.C153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7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ouri</text:p>
          </table:table-cell>
          <table:table-cell table:formula="of:=VLOOKUP([.C153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ouri</text:p>
          </table:table-cell>
          <table:table-cell table:formula="of:=VLOOKUP([.C153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Missouri</text:p>
          </table:table-cell>
          <table:table-cell table:formula="of:=VLOOKUP([.C153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issouri</text:p>
          </table:table-cell>
          <table:table-cell table:formula="of:=VLOOKUP([.C153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5</text:p>
          </table:table-cell>
          <table:table-cell office:value-type="string" calcext:value-type="string">
            <text:p>Laclede County</text:p>
          </table:table-cell>
          <table:table-cell office:value-type="string" calcext:value-type="string">
            <text:p>Missouri</text:p>
          </table:table-cell>
          <table:table-cell table:formula="of:=VLOOKUP([.C153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ouri</text:p>
          </table:table-cell>
          <table:table-cell table:formula="of:=VLOOKUP([.C153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ouri</text:p>
          </table:table-cell>
          <table:table-cell table:formula="of:=VLOOKUP([.C153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Missouri</text:p>
          </table:table-cell>
          <table:table-cell table:formula="of:=VLOOKUP([.C154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ouri</text:p>
          </table:table-cell>
          <table:table-cell table:formula="of:=VLOOKUP([.C154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5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Missouri</text:p>
          </table:table-cell>
          <table:table-cell table:formula="of:=VLOOKUP([.C154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7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ssouri</text:p>
          </table:table-cell>
          <table:table-cell table:formula="of:=VLOOKUP([.C154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9</text:p>
          </table:table-cell>
          <table:table-cell office:value-type="string" calcext:value-type="string">
            <text:p>McDonald County</text:p>
          </table:table-cell>
          <table:table-cell office:value-type="string" calcext:value-type="string">
            <text:p>Missouri</text:p>
          </table:table-cell>
          <table:table-cell table:formula="of:=VLOOKUP([.C154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Missouri</text:p>
          </table:table-cell>
          <table:table-cell table:formula="of:=VLOOKUP([.C154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ouri</text:p>
          </table:table-cell>
          <table:table-cell table:formula="of:=VLOOKUP([.C154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5</text:p>
          </table:table-cell>
          <table:table-cell office:value-type="string" calcext:value-type="string">
            <text:p>Maries County</text:p>
          </table:table-cell>
          <table:table-cell office:value-type="string" calcext:value-type="string">
            <text:p>Missouri</text:p>
          </table:table-cell>
          <table:table-cell table:formula="of:=VLOOKUP([.C154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ouri</text:p>
          </table:table-cell>
          <table:table-cell table:formula="of:=VLOOKUP([.C154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9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Missouri</text:p>
          </table:table-cell>
          <table:table-cell table:formula="of:=VLOOKUP([.C154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Missouri</text:p>
          </table:table-cell>
          <table:table-cell table:formula="of:=VLOOKUP([.C155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Missouri</text:p>
          </table:table-cell>
          <table:table-cell table:formula="of:=VLOOKUP([.C155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5</text:p>
          </table:table-cell>
          <table:table-cell office:value-type="string" calcext:value-type="string">
            <text:p>Moniteau County</text:p>
          </table:table-cell>
          <table:table-cell office:value-type="string" calcext:value-type="string">
            <text:p>Missouri</text:p>
          </table:table-cell>
          <table:table-cell table:formula="of:=VLOOKUP([.C155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ouri</text:p>
          </table:table-cell>
          <table:table-cell table:formula="of:=VLOOKUP([.C155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ouri</text:p>
          </table:table-cell>
          <table:table-cell table:formula="of:=VLOOKUP([.C155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Missouri</text:p>
          </table:table-cell>
          <table:table-cell table:formula="of:=VLOOKUP([.C155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3</text:p>
          </table:table-cell>
          <table:table-cell office:value-type="string" calcext:value-type="string">
            <text:p>New Madrid County</text:p>
          </table:table-cell>
          <table:table-cell office:value-type="string" calcext:value-type="string">
            <text:p>Missouri</text:p>
          </table:table-cell>
          <table:table-cell table:formula="of:=VLOOKUP([.C155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5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ouri</text:p>
          </table:table-cell>
          <table:table-cell table:formula="of:=VLOOKUP([.C155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7</text:p>
          </table:table-cell>
          <table:table-cell office:value-type="string" calcext:value-type="string">
            <text:p>Nodaway County</text:p>
          </table:table-cell>
          <table:table-cell office:value-type="string" calcext:value-type="string">
            <text:p>Missouri</text:p>
          </table:table-cell>
          <table:table-cell table:formula="of:=VLOOKUP([.C155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9</text:p>
          </table:table-cell>
          <table:table-cell office:value-type="string" calcext:value-type="string">
            <text:p>Oregon County</text:p>
          </table:table-cell>
          <table:table-cell office:value-type="string" calcext:value-type="string">
            <text:p>Missouri</text:p>
          </table:table-cell>
          <table:table-cell table:formula="of:=VLOOKUP([.C155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1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Missouri</text:p>
          </table:table-cell>
          <table:table-cell table:formula="of:=VLOOKUP([.C156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3</text:p>
          </table:table-cell>
          <table:table-cell office:value-type="string" calcext:value-type="string">
            <text:p>Ozark County</text:p>
          </table:table-cell>
          <table:table-cell office:value-type="string" calcext:value-type="string">
            <text:p>Missouri</text:p>
          </table:table-cell>
          <table:table-cell table:formula="of:=VLOOKUP([.C156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5</text:p>
          </table:table-cell>
          <table:table-cell office:value-type="string" calcext:value-type="string">
            <text:p>Pemiscot County</text:p>
          </table:table-cell>
          <table:table-cell office:value-type="string" calcext:value-type="string">
            <text:p>Missouri</text:p>
          </table:table-cell>
          <table:table-cell table:formula="of:=VLOOKUP([.C156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ouri</text:p>
          </table:table-cell>
          <table:table-cell table:formula="of:=VLOOKUP([.C156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9</text:p>
          </table:table-cell>
          <table:table-cell office:value-type="string" calcext:value-type="string">
            <text:p>Pettis County</text:p>
          </table:table-cell>
          <table:table-cell office:value-type="string" calcext:value-type="string">
            <text:p>Missouri</text:p>
          </table:table-cell>
          <table:table-cell table:formula="of:=VLOOKUP([.C156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1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Missouri</text:p>
          </table:table-cell>
          <table:table-cell table:formula="of:=VLOOKUP([.C156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ouri</text:p>
          </table:table-cell>
          <table:table-cell table:formula="of:=VLOOKUP([.C156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5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Missouri</text:p>
          </table:table-cell>
          <table:table-cell table:formula="of:=VLOOKUP([.C156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7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ssouri</text:p>
          </table:table-cell>
          <table:table-cell table:formula="of:=VLOOKUP([.C156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Missouri</text:p>
          </table:table-cell>
          <table:table-cell table:formula="of:=VLOOKUP([.C156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Missouri</text:p>
          </table:table-cell>
          <table:table-cell table:formula="of:=VLOOKUP([.C157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3</text:p>
          </table:table-cell>
          <table:table-cell office:value-type="string" calcext:value-type="string">
            <text:p>Ralls County</text:p>
          </table:table-cell>
          <table:table-cell office:value-type="string" calcext:value-type="string">
            <text:p>Missouri</text:p>
          </table:table-cell>
          <table:table-cell table:formula="of:=VLOOKUP([.C157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Missouri</text:p>
          </table:table-cell>
          <table:table-cell table:formula="of:=VLOOKUP([.C157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7</text:p>
          </table:table-cell>
          <table:table-cell office:value-type="string" calcext:value-type="string">
            <text:p>Ray County</text:p>
          </table:table-cell>
          <table:table-cell office:value-type="string" calcext:value-type="string">
            <text:p>Missouri</text:p>
          </table:table-cell>
          <table:table-cell table:formula="of:=VLOOKUP([.C157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9</text:p>
          </table:table-cell>
          <table:table-cell office:value-type="string" calcext:value-type="string">
            <text:p>Reynolds County</text:p>
          </table:table-cell>
          <table:table-cell office:value-type="string" calcext:value-type="string">
            <text:p>Missouri</text:p>
          </table:table-cell>
          <table:table-cell table:formula="of:=VLOOKUP([.C157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1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Missouri</text:p>
          </table:table-cell>
          <table:table-cell table:formula="of:=VLOOKUP([.C157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3</text:p>
          </table:table-cell>
          <table:table-cell office:value-type="string" calcext:value-type="string">
            <text:p>St. Charles County</text:p>
          </table:table-cell>
          <table:table-cell office:value-type="string" calcext:value-type="string">
            <text:p>Missouri</text:p>
          </table:table-cell>
          <table:table-cell table:formula="of:=VLOOKUP([.C157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ssouri</text:p>
          </table:table-cell>
          <table:table-cell table:formula="of:=VLOOKUP([.C157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6</text:p>
          </table:table-cell>
          <table:table-cell office:value-type="string" calcext:value-type="string">
            <text:p>Ste. Genevieve County</text:p>
          </table:table-cell>
          <table:table-cell office:value-type="string" calcext:value-type="string">
            <text:p>Missouri</text:p>
          </table:table-cell>
          <table:table-cell table:formula="of:=VLOOKUP([.C157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7</text:p>
          </table:table-cell>
          <table:table-cell office:value-type="string" calcext:value-type="string">
            <text:p>St. Francois County</text:p>
          </table:table-cell>
          <table:table-cell office:value-type="string" calcext:value-type="string">
            <text:p>Missouri</text:p>
          </table:table-cell>
          <table:table-cell table:formula="of:=VLOOKUP([.C157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9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ssouri</text:p>
          </table:table-cell>
          <table:table-cell table:formula="of:=VLOOKUP([.C158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Missouri</text:p>
          </table:table-cell>
          <table:table-cell table:formula="of:=VLOOKUP([.C158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Missouri</text:p>
          </table:table-cell>
          <table:table-cell table:formula="of:=VLOOKUP([.C158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9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Missouri</text:p>
          </table:table-cell>
          <table:table-cell table:formula="of:=VLOOKUP([.C158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ouri</text:p>
          </table:table-cell>
          <table:table-cell table:formula="of:=VLOOKUP([.C158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3</text:p>
          </table:table-cell>
          <table:table-cell office:value-type="string" calcext:value-type="string">
            <text:p>Shannon County</text:p>
          </table:table-cell>
          <table:table-cell office:value-type="string" calcext:value-type="string">
            <text:p>Missouri</text:p>
          </table:table-cell>
          <table:table-cell table:formula="of:=VLOOKUP([.C15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Missouri</text:p>
          </table:table-cell>
          <table:table-cell table:formula="of:=VLOOKUP([.C15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7</text:p>
          </table:table-cell>
          <table:table-cell office:value-type="string" calcext:value-type="string">
            <text:p>Stoddard County</text:p>
          </table:table-cell>
          <table:table-cell office:value-type="string" calcext:value-type="string">
            <text:p>Missouri</text:p>
          </table:table-cell>
          <table:table-cell table:formula="of:=VLOOKUP([.C15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9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ouri</text:p>
          </table:table-cell>
          <table:table-cell table:formula="of:=VLOOKUP([.C15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1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Missouri</text:p>
          </table:table-cell>
          <table:table-cell table:formula="of:=VLOOKUP([.C15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3</text:p>
          </table:table-cell>
          <table:table-cell office:value-type="string" calcext:value-type="string">
            <text:p>Taney County</text:p>
          </table:table-cell>
          <table:table-cell office:value-type="string" calcext:value-type="string">
            <text:p>Missouri</text:p>
          </table:table-cell>
          <table:table-cell table:formula="of:=VLOOKUP([.C15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5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Missouri</text:p>
          </table:table-cell>
          <table:table-cell table:formula="of:=VLOOKUP([.C15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7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Missouri</text:p>
          </table:table-cell>
          <table:table-cell table:formula="of:=VLOOKUP([.C15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ouri</text:p>
          </table:table-cell>
          <table:table-cell table:formula="of:=VLOOKUP([.C15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ouri</text:p>
          </table:table-cell>
          <table:table-cell table:formula="of:=VLOOKUP([.C15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ouri</text:p>
          </table:table-cell>
          <table:table-cell table:formula="of:=VLOOKUP([.C15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ouri</text:p>
          </table:table-cell>
          <table:table-cell table:formula="of:=VLOOKUP([.C15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7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Missouri</text:p>
          </table:table-cell>
          <table:table-cell table:formula="of:=VLOOKUP([.C15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9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ssouri</text:p>
          </table:table-cell>
          <table:table-cell table:formula="of:=VLOOKUP([.C15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510</text:p>
          </table:table-cell>
          <table:table-cell office:value-type="string" calcext:value-type="string">
            <text:p>St. Louis, City of</text:p>
          </table:table-cell>
          <table:table-cell office:value-type="string" calcext:value-type="string">
            <text:p>Missouri</text:p>
          </table:table-cell>
          <table:table-cell table:formula="of:=VLOOKUP([.C15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Beaverhead County</text:p>
          </table:table-cell>
          <table:table-cell office:value-type="string" calcext:value-type="string">
            <text:p>Montana</text:p>
          </table:table-cell>
          <table:table-cell table:formula="of:=VLOOKUP([.C160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Montana</text:p>
          </table:table-cell>
          <table:table-cell table:formula="of:=VLOOKUP([.C160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Montana</text:p>
          </table:table-cell>
          <table:table-cell table:formula="of:=VLOOKUP([.C160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Broadwater County</text:p>
          </table:table-cell>
          <table:table-cell office:value-type="string" calcext:value-type="string">
            <text:p>Montana</text:p>
          </table:table-cell>
          <table:table-cell table:formula="of:=VLOOKUP([.C160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Montana</text:p>
          </table:table-cell>
          <table:table-cell table:formula="of:=VLOOKUP([.C160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ontana</text:p>
          </table:table-cell>
          <table:table-cell table:formula="of:=VLOOKUP([.C160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Cascade County</text:p>
          </table:table-cell>
          <table:table-cell office:value-type="string" calcext:value-type="string">
            <text:p>Montana</text:p>
          </table:table-cell>
          <table:table-cell table:formula="of:=VLOOKUP([.C160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Chouteau County</text:p>
          </table:table-cell>
          <table:table-cell office:value-type="string" calcext:value-type="string">
            <text:p>Montana</text:p>
          </table:table-cell>
          <table:table-cell table:formula="of:=VLOOKUP([.C160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Montana</text:p>
          </table:table-cell>
          <table:table-cell table:formula="of:=VLOOKUP([.C160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Daniels County</text:p>
          </table:table-cell>
          <table:table-cell office:value-type="string" calcext:value-type="string">
            <text:p>Montana</text:p>
          </table:table-cell>
          <table:table-cell table:formula="of:=VLOOKUP([.C160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Montana</text:p>
          </table:table-cell>
          <table:table-cell table:formula="of:=VLOOKUP([.C161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Deer Lodge County</text:p>
          </table:table-cell>
          <table:table-cell office:value-type="string" calcext:value-type="string">
            <text:p>Montana</text:p>
          </table:table-cell>
          <table:table-cell table:formula="of:=VLOOKUP([.C161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Fallon County</text:p>
          </table:table-cell>
          <table:table-cell office:value-type="string" calcext:value-type="string">
            <text:p>Montana</text:p>
          </table:table-cell>
          <table:table-cell table:formula="of:=VLOOKUP([.C161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Fergus County</text:p>
          </table:table-cell>
          <table:table-cell office:value-type="string" calcext:value-type="string">
            <text:p>Montana</text:p>
          </table:table-cell>
          <table:table-cell table:formula="of:=VLOOKUP([.C161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Flathead County</text:p>
          </table:table-cell>
          <table:table-cell office:value-type="string" calcext:value-type="string">
            <text:p>Montana</text:p>
          </table:table-cell>
          <table:table-cell table:formula="of:=VLOOKUP([.C161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Montana</text:p>
          </table:table-cell>
          <table:table-cell table:formula="of:=VLOOKUP([.C161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Montana</text:p>
          </table:table-cell>
          <table:table-cell table:formula="of:=VLOOKUP([.C161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Glacier County</text:p>
          </table:table-cell>
          <table:table-cell office:value-type="string" calcext:value-type="string">
            <text:p>Montana</text:p>
          </table:table-cell>
          <table:table-cell table:formula="of:=VLOOKUP([.C161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Montana</text:p>
          </table:table-cell>
          <table:table-cell table:formula="of:=VLOOKUP([.C161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Granite County</text:p>
          </table:table-cell>
          <table:table-cell office:value-type="string" calcext:value-type="string">
            <text:p>Montana</text:p>
          </table:table-cell>
          <table:table-cell table:formula="of:=VLOOKUP([.C161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Montana</text:p>
          </table:table-cell>
          <table:table-cell table:formula="of:=VLOOKUP([.C162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ontana</text:p>
          </table:table-cell>
          <table:table-cell table:formula="of:=VLOOKUP([.C162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5</text:p>
          </table:table-cell>
          <table:table-cell office:value-type="string" calcext:value-type="string">
            <text:p>Judith Basin County</text:p>
          </table:table-cell>
          <table:table-cell office:value-type="string" calcext:value-type="string">
            <text:p>Montana</text:p>
          </table:table-cell>
          <table:table-cell table:formula="of:=VLOOKUP([.C162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ontana</text:p>
          </table:table-cell>
          <table:table-cell table:formula="of:=VLOOKUP([.C162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9</text:p>
          </table:table-cell>
          <table:table-cell office:value-type="string" calcext:value-type="string">
            <text:p>Lewis and Clark County</text:p>
          </table:table-cell>
          <table:table-cell office:value-type="string" calcext:value-type="string">
            <text:p>Montana</text:p>
          </table:table-cell>
          <table:table-cell table:formula="of:=VLOOKUP([.C162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Montana</text:p>
          </table:table-cell>
          <table:table-cell table:formula="of:=VLOOKUP([.C162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ontana</text:p>
          </table:table-cell>
          <table:table-cell table:formula="of:=VLOOKUP([.C162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5</text:p>
          </table:table-cell>
          <table:table-cell office:value-type="string" calcext:value-type="string">
            <text:p>McCone County</text:p>
          </table:table-cell>
          <table:table-cell office:value-type="string" calcext:value-type="string">
            <text:p>Montana</text:p>
          </table:table-cell>
          <table:table-cell table:formula="of:=VLOOKUP([.C162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ontana</text:p>
          </table:table-cell>
          <table:table-cell table:formula="of:=VLOOKUP([.C162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9</text:p>
          </table:table-cell>
          <table:table-cell office:value-type="string" calcext:value-type="string">
            <text:p>Meagher County</text:p>
          </table:table-cell>
          <table:table-cell office:value-type="string" calcext:value-type="string">
            <text:p>Montana</text:p>
          </table:table-cell>
          <table:table-cell table:formula="of:=VLOOKUP([.C162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Montana</text:p>
          </table:table-cell>
          <table:table-cell table:formula="of:=VLOOKUP([.C163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3</text:p>
          </table:table-cell>
          <table:table-cell office:value-type="string" calcext:value-type="string">
            <text:p>Missoula County</text:p>
          </table:table-cell>
          <table:table-cell office:value-type="string" calcext:value-type="string">
            <text:p>Montana</text:p>
          </table:table-cell>
          <table:table-cell table:formula="of:=VLOOKUP([.C163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5</text:p>
          </table:table-cell>
          <table:table-cell office:value-type="string" calcext:value-type="string">
            <text:p>Musselshell County</text:p>
          </table:table-cell>
          <table:table-cell office:value-type="string" calcext:value-type="string">
            <text:p>Montana</text:p>
          </table:table-cell>
          <table:table-cell table:formula="of:=VLOOKUP([.C163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7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Montana</text:p>
          </table:table-cell>
          <table:table-cell table:formula="of:=VLOOKUP([.C163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9</text:p>
          </table:table-cell>
          <table:table-cell office:value-type="string" calcext:value-type="string">
            <text:p>Petroleum County</text:p>
          </table:table-cell>
          <table:table-cell office:value-type="string" calcext:value-type="string">
            <text:p>Montana</text:p>
          </table:table-cell>
          <table:table-cell table:formula="of:=VLOOKUP([.C163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1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Montana</text:p>
          </table:table-cell>
          <table:table-cell table:formula="of:=VLOOKUP([.C163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3</text:p>
          </table:table-cell>
          <table:table-cell office:value-type="string" calcext:value-type="string">
            <text:p>Pondera County</text:p>
          </table:table-cell>
          <table:table-cell office:value-type="string" calcext:value-type="string">
            <text:p>Montana</text:p>
          </table:table-cell>
          <table:table-cell table:formula="of:=VLOOKUP([.C163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5</text:p>
          </table:table-cell>
          <table:table-cell office:value-type="string" calcext:value-type="string">
            <text:p>Powder River County</text:p>
          </table:table-cell>
          <table:table-cell office:value-type="string" calcext:value-type="string">
            <text:p>Montana</text:p>
          </table:table-cell>
          <table:table-cell table:formula="of:=VLOOKUP([.C163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Montana</text:p>
          </table:table-cell>
          <table:table-cell table:formula="of:=VLOOKUP([.C163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9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Montana</text:p>
          </table:table-cell>
          <table:table-cell table:formula="of:=VLOOKUP([.C163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1</text:p>
          </table:table-cell>
          <table:table-cell office:value-type="string" calcext:value-type="string">
            <text:p>Ravalli County</text:p>
          </table:table-cell>
          <table:table-cell office:value-type="string" calcext:value-type="string">
            <text:p>Montana</text:p>
          </table:table-cell>
          <table:table-cell table:formula="of:=VLOOKUP([.C164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Montana</text:p>
          </table:table-cell>
          <table:table-cell table:formula="of:=VLOOKUP([.C164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5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Montana</text:p>
          </table:table-cell>
          <table:table-cell table:formula="of:=VLOOKUP([.C164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7</text:p>
          </table:table-cell>
          <table:table-cell office:value-type="string" calcext:value-type="string">
            <text:p>Rosebud County</text:p>
          </table:table-cell>
          <table:table-cell office:value-type="string" calcext:value-type="string">
            <text:p>Montana</text:p>
          </table:table-cell>
          <table:table-cell table:formula="of:=VLOOKUP([.C164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9</text:p>
          </table:table-cell>
          <table:table-cell office:value-type="string" calcext:value-type="string">
            <text:p>Sanders County</text:p>
          </table:table-cell>
          <table:table-cell office:value-type="string" calcext:value-type="string">
            <text:p>Montana</text:p>
          </table:table-cell>
          <table:table-cell table:formula="of:=VLOOKUP([.C164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Montana</text:p>
          </table:table-cell>
          <table:table-cell table:formula="of:=VLOOKUP([.C164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3</text:p>
          </table:table-cell>
          <table:table-cell office:value-type="string" calcext:value-type="string">
            <text:p>Silver Bow County</text:p>
          </table:table-cell>
          <table:table-cell office:value-type="string" calcext:value-type="string">
            <text:p>Montana</text:p>
          </table:table-cell>
          <table:table-cell table:formula="of:=VLOOKUP([.C164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5</text:p>
          </table:table-cell>
          <table:table-cell office:value-type="string" calcext:value-type="string">
            <text:p>Stillwater County</text:p>
          </table:table-cell>
          <table:table-cell office:value-type="string" calcext:value-type="string">
            <text:p>Montana</text:p>
          </table:table-cell>
          <table:table-cell table:formula="of:=VLOOKUP([.C164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7</text:p>
          </table:table-cell>
          <table:table-cell office:value-type="string" calcext:value-type="string">
            <text:p>Sweet Grass County</text:p>
          </table:table-cell>
          <table:table-cell office:value-type="string" calcext:value-type="string">
            <text:p>Montana</text:p>
          </table:table-cell>
          <table:table-cell table:formula="of:=VLOOKUP([.C164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Montana</text:p>
          </table:table-cell>
          <table:table-cell table:formula="of:=VLOOKUP([.C164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1</text:p>
          </table:table-cell>
          <table:table-cell office:value-type="string" calcext:value-type="string">
            <text:p>Toole County</text:p>
          </table:table-cell>
          <table:table-cell office:value-type="string" calcext:value-type="string">
            <text:p>Montana</text:p>
          </table:table-cell>
          <table:table-cell table:formula="of:=VLOOKUP([.C165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3</text:p>
          </table:table-cell>
          <table:table-cell office:value-type="string" calcext:value-type="string">
            <text:p>Treasure County</text:p>
          </table:table-cell>
          <table:table-cell office:value-type="string" calcext:value-type="string">
            <text:p>Montana</text:p>
          </table:table-cell>
          <table:table-cell table:formula="of:=VLOOKUP([.C165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Montana</text:p>
          </table:table-cell>
          <table:table-cell table:formula="of:=VLOOKUP([.C165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7</text:p>
          </table:table-cell>
          <table:table-cell office:value-type="string" calcext:value-type="string">
            <text:p>Wheatland County</text:p>
          </table:table-cell>
          <table:table-cell office:value-type="string" calcext:value-type="string">
            <text:p>Montana</text:p>
          </table:table-cell>
          <table:table-cell table:formula="of:=VLOOKUP([.C165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9</text:p>
          </table:table-cell>
          <table:table-cell office:value-type="string" calcext:value-type="string">
            <text:p>Wibaux County</text:p>
          </table:table-cell>
          <table:table-cell office:value-type="string" calcext:value-type="string">
            <text:p>Montana</text:p>
          </table:table-cell>
          <table:table-cell table:formula="of:=VLOOKUP([.C165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11</text:p>
          </table:table-cell>
          <table:table-cell office:value-type="string" calcext:value-type="string">
            <text:p>Yellowstone County</text:p>
          </table:table-cell>
          <table:table-cell office:value-type="string" calcext:value-type="string">
            <text:p>Montana</text:p>
          </table:table-cell>
          <table:table-cell table:formula="of:=VLOOKUP([.C165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1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ebraska</text:p>
          </table:table-cell>
          <table:table-cell table:formula="of:=VLOOKUP([.C165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3</text:p>
          </table:table-cell>
          <table:table-cell office:value-type="string" calcext:value-type="string">
            <text:p>Antelope County</text:p>
          </table:table-cell>
          <table:table-cell office:value-type="string" calcext:value-type="string">
            <text:p>Nebraska</text:p>
          </table:table-cell>
          <table:table-cell table:formula="of:=VLOOKUP([.C165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5</text:p>
          </table:table-cell>
          <table:table-cell office:value-type="string" calcext:value-type="string">
            <text:p>Arthur County</text:p>
          </table:table-cell>
          <table:table-cell office:value-type="string" calcext:value-type="string">
            <text:p>Nebraska</text:p>
          </table:table-cell>
          <table:table-cell table:formula="of:=VLOOKUP([.C165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7</text:p>
          </table:table-cell>
          <table:table-cell office:value-type="string" calcext:value-type="string">
            <text:p>Banner County</text:p>
          </table:table-cell>
          <table:table-cell office:value-type="string" calcext:value-type="string">
            <text:p>Nebraska</text:p>
          </table:table-cell>
          <table:table-cell table:formula="of:=VLOOKUP([.C165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9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Nebraska</text:p>
          </table:table-cell>
          <table:table-cell table:formula="of:=VLOOKUP([.C166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Nebraska</text:p>
          </table:table-cell>
          <table:table-cell table:formula="of:=VLOOKUP([.C166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3</text:p>
          </table:table-cell>
          <table:table-cell office:value-type="string" calcext:value-type="string">
            <text:p>Box Butte County</text:p>
          </table:table-cell>
          <table:table-cell office:value-type="string" calcext:value-type="string">
            <text:p>Nebraska</text:p>
          </table:table-cell>
          <table:table-cell table:formula="of:=VLOOKUP([.C166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5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Nebraska</text:p>
          </table:table-cell>
          <table:table-cell table:formula="of:=VLOOKUP([.C166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7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Nebraska</text:p>
          </table:table-cell>
          <table:table-cell table:formula="of:=VLOOKUP([.C166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9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Nebraska</text:p>
          </table:table-cell>
          <table:table-cell table:formula="of:=VLOOKUP([.C166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1</text:p>
          </table:table-cell>
          <table:table-cell office:value-type="string" calcext:value-type="string">
            <text:p>Burt County</text:p>
          </table:table-cell>
          <table:table-cell office:value-type="string" calcext:value-type="string">
            <text:p>Nebraska</text:p>
          </table:table-cell>
          <table:table-cell table:formula="of:=VLOOKUP([.C166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Nebraska</text:p>
          </table:table-cell>
          <table:table-cell table:formula="of:=VLOOKUP([.C166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5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ebraska</text:p>
          </table:table-cell>
          <table:table-cell table:formula="of:=VLOOKUP([.C166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7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Nebraska</text:p>
          </table:table-cell>
          <table:table-cell table:formula="of:=VLOOKUP([.C166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9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Nebraska</text:p>
          </table:table-cell>
          <table:table-cell table:formula="of:=VLOOKUP([.C167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1</text:p>
          </table:table-cell>
          <table:table-cell office:value-type="string" calcext:value-type="string">
            <text:p>Cherry County</text:p>
          </table:table-cell>
          <table:table-cell office:value-type="string" calcext:value-type="string">
            <text:p>Nebraska</text:p>
          </table:table-cell>
          <table:table-cell table:formula="of:=VLOOKUP([.C167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Nebraska</text:p>
          </table:table-cell>
          <table:table-cell table:formula="of:=VLOOKUP([.C167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ebraska</text:p>
          </table:table-cell>
          <table:table-cell table:formula="of:=VLOOKUP([.C167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braska</text:p>
          </table:table-cell>
          <table:table-cell table:formula="of:=VLOOKUP([.C167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9</text:p>
          </table:table-cell>
          <table:table-cell office:value-type="string" calcext:value-type="string">
            <text:p>Cuming County</text:p>
          </table:table-cell>
          <table:table-cell office:value-type="string" calcext:value-type="string">
            <text:p>Nebraska</text:p>
          </table:table-cell>
          <table:table-cell table:formula="of:=VLOOKUP([.C167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1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Nebraska</text:p>
          </table:table-cell>
          <table:table-cell table:formula="of:=VLOOKUP([.C167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3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Nebraska</text:p>
          </table:table-cell>
          <table:table-cell table:formula="of:=VLOOKUP([.C167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5</text:p>
          </table:table-cell>
          <table:table-cell office:value-type="string" calcext:value-type="string">
            <text:p>Dawes County</text:p>
          </table:table-cell>
          <table:table-cell office:value-type="string" calcext:value-type="string">
            <text:p>Nebraska</text:p>
          </table:table-cell>
          <table:table-cell table:formula="of:=VLOOKUP([.C167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7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Nebraska</text:p>
          </table:table-cell>
          <table:table-cell table:formula="of:=VLOOKUP([.C167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Nebraska</text:p>
          </table:table-cell>
          <table:table-cell table:formula="of:=VLOOKUP([.C168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1</text:p>
          </table:table-cell>
          <table:table-cell office:value-type="string" calcext:value-type="string">
            <text:p>Dixon County</text:p>
          </table:table-cell>
          <table:table-cell office:value-type="string" calcext:value-type="string">
            <text:p>Nebraska</text:p>
          </table:table-cell>
          <table:table-cell table:formula="of:=VLOOKUP([.C168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3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Nebraska</text:p>
          </table:table-cell>
          <table:table-cell table:formula="of:=VLOOKUP([.C168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braska</text:p>
          </table:table-cell>
          <table:table-cell table:formula="of:=VLOOKUP([.C168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7</text:p>
          </table:table-cell>
          <table:table-cell office:value-type="string" calcext:value-type="string">
            <text:p>Dundy County</text:p>
          </table:table-cell>
          <table:table-cell office:value-type="string" calcext:value-type="string">
            <text:p>Nebraska</text:p>
          </table:table-cell>
          <table:table-cell table:formula="of:=VLOOKUP([.C168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9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Nebraska</text:p>
          </table:table-cell>
          <table:table-cell table:formula="of:=VLOOKUP([.C168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braska</text:p>
          </table:table-cell>
          <table:table-cell table:formula="of:=VLOOKUP([.C168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3</text:p>
          </table:table-cell>
          <table:table-cell office:value-type="string" calcext:value-type="string">
            <text:p>Frontier County</text:p>
          </table:table-cell>
          <table:table-cell office:value-type="string" calcext:value-type="string">
            <text:p>Nebraska</text:p>
          </table:table-cell>
          <table:table-cell table:formula="of:=VLOOKUP([.C168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5</text:p>
          </table:table-cell>
          <table:table-cell office:value-type="string" calcext:value-type="string">
            <text:p>Furnas County</text:p>
          </table:table-cell>
          <table:table-cell office:value-type="string" calcext:value-type="string">
            <text:p>Nebraska</text:p>
          </table:table-cell>
          <table:table-cell table:formula="of:=VLOOKUP([.C168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7</text:p>
          </table:table-cell>
          <table:table-cell office:value-type="string" calcext:value-type="string">
            <text:p>Gage County</text:p>
          </table:table-cell>
          <table:table-cell office:value-type="string" calcext:value-type="string">
            <text:p>Nebraska</text:p>
          </table:table-cell>
          <table:table-cell table:formula="of:=VLOOKUP([.C168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9</text:p>
          </table:table-cell>
          <table:table-cell office:value-type="string" calcext:value-type="string">
            <text:p>Garden County</text:p>
          </table:table-cell>
          <table:table-cell office:value-type="string" calcext:value-type="string">
            <text:p>Nebraska</text:p>
          </table:table-cell>
          <table:table-cell table:formula="of:=VLOOKUP([.C169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1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Nebraska</text:p>
          </table:table-cell>
          <table:table-cell table:formula="of:=VLOOKUP([.C169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3</text:p>
          </table:table-cell>
          <table:table-cell office:value-type="string" calcext:value-type="string">
            <text:p>Gosper County</text:p>
          </table:table-cell>
          <table:table-cell office:value-type="string" calcext:value-type="string">
            <text:p>Nebraska</text:p>
          </table:table-cell>
          <table:table-cell table:formula="of:=VLOOKUP([.C169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braska</text:p>
          </table:table-cell>
          <table:table-cell table:formula="of:=VLOOKUP([.C169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7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Nebraska</text:p>
          </table:table-cell>
          <table:table-cell table:formula="of:=VLOOKUP([.C169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Nebraska</text:p>
          </table:table-cell>
          <table:table-cell table:formula="of:=VLOOKUP([.C169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braska</text:p>
          </table:table-cell>
          <table:table-cell table:formula="of:=VLOOKUP([.C169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3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Nebraska</text:p>
          </table:table-cell>
          <table:table-cell table:formula="of:=VLOOKUP([.C169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5</text:p>
          </table:table-cell>
          <table:table-cell office:value-type="string" calcext:value-type="string">
            <text:p>Hayes County</text:p>
          </table:table-cell>
          <table:table-cell office:value-type="string" calcext:value-type="string">
            <text:p>Nebraska</text:p>
          </table:table-cell>
          <table:table-cell table:formula="of:=VLOOKUP([.C169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7</text:p>
          </table:table-cell>
          <table:table-cell office:value-type="string" calcext:value-type="string">
            <text:p>Hitchcock County</text:p>
          </table:table-cell>
          <table:table-cell office:value-type="string" calcext:value-type="string">
            <text:p>Nebraska</text:p>
          </table:table-cell>
          <table:table-cell table:formula="of:=VLOOKUP([.C169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9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Nebraska</text:p>
          </table:table-cell>
          <table:table-cell table:formula="of:=VLOOKUP([.C170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1</text:p>
          </table:table-cell>
          <table:table-cell office:value-type="string" calcext:value-type="string">
            <text:p>Hooker County</text:p>
          </table:table-cell>
          <table:table-cell office:value-type="string" calcext:value-type="string">
            <text:p>Nebraska</text:p>
          </table:table-cell>
          <table:table-cell table:formula="of:=VLOOKUP([.C170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3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Nebraska</text:p>
          </table:table-cell>
          <table:table-cell table:formula="of:=VLOOKUP([.C170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braska</text:p>
          </table:table-cell>
          <table:table-cell table:formula="of:=VLOOKUP([.C170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Nebraska</text:p>
          </table:table-cell>
          <table:table-cell table:formula="of:=VLOOKUP([.C170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9</text:p>
          </table:table-cell>
          <table:table-cell office:value-type="string" calcext:value-type="string">
            <text:p>Kearney County</text:p>
          </table:table-cell>
          <table:table-cell office:value-type="string" calcext:value-type="string">
            <text:p>Nebraska</text:p>
          </table:table-cell>
          <table:table-cell table:formula="of:=VLOOKUP([.C170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1</text:p>
          </table:table-cell>
          <table:table-cell office:value-type="string" calcext:value-type="string">
            <text:p>Keith County</text:p>
          </table:table-cell>
          <table:table-cell office:value-type="string" calcext:value-type="string">
            <text:p>Nebraska</text:p>
          </table:table-cell>
          <table:table-cell table:formula="of:=VLOOKUP([.C170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3</text:p>
          </table:table-cell>
          <table:table-cell office:value-type="string" calcext:value-type="string">
            <text:p>Keya Paha County</text:p>
          </table:table-cell>
          <table:table-cell office:value-type="string" calcext:value-type="string">
            <text:p>Nebraska</text:p>
          </table:table-cell>
          <table:table-cell table:formula="of:=VLOOKUP([.C170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5</text:p>
          </table:table-cell>
          <table:table-cell office:value-type="string" calcext:value-type="string">
            <text:p>Kimball County</text:p>
          </table:table-cell>
          <table:table-cell office:value-type="string" calcext:value-type="string">
            <text:p>Nebraska</text:p>
          </table:table-cell>
          <table:table-cell table:formula="of:=VLOOKUP([.C170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7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Nebraska</text:p>
          </table:table-cell>
          <table:table-cell table:formula="of:=VLOOKUP([.C170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9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Nebraska</text:p>
          </table:table-cell>
          <table:table-cell table:formula="of:=VLOOKUP([.C171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braska</text:p>
          </table:table-cell>
          <table:table-cell table:formula="of:=VLOOKUP([.C171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ebraska</text:p>
          </table:table-cell>
          <table:table-cell table:formula="of:=VLOOKUP([.C171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5</text:p>
          </table:table-cell>
          <table:table-cell office:value-type="string" calcext:value-type="string">
            <text:p>Loup County</text:p>
          </table:table-cell>
          <table:table-cell office:value-type="string" calcext:value-type="string">
            <text:p>Nebraska</text:p>
          </table:table-cell>
          <table:table-cell table:formula="of:=VLOOKUP([.C171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7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Nebraska</text:p>
          </table:table-cell>
          <table:table-cell table:formula="of:=VLOOKUP([.C171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braska</text:p>
          </table:table-cell>
          <table:table-cell table:formula="of:=VLOOKUP([.C171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1</text:p>
          </table:table-cell>
          <table:table-cell office:value-type="string" calcext:value-type="string">
            <text:p>Merrick County</text:p>
          </table:table-cell>
          <table:table-cell office:value-type="string" calcext:value-type="string">
            <text:p>Nebraska</text:p>
          </table:table-cell>
          <table:table-cell table:formula="of:=VLOOKUP([.C171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3</text:p>
          </table:table-cell>
          <table:table-cell office:value-type="string" calcext:value-type="string">
            <text:p>Morrill County</text:p>
          </table:table-cell>
          <table:table-cell office:value-type="string" calcext:value-type="string">
            <text:p>Nebraska</text:p>
          </table:table-cell>
          <table:table-cell table:formula="of:=VLOOKUP([.C171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5</text:p>
          </table:table-cell>
          <table:table-cell office:value-type="string" calcext:value-type="string">
            <text:p>Nance County</text:p>
          </table:table-cell>
          <table:table-cell office:value-type="string" calcext:value-type="string">
            <text:p>Nebraska</text:p>
          </table:table-cell>
          <table:table-cell table:formula="of:=VLOOKUP([.C171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7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Nebraska</text:p>
          </table:table-cell>
          <table:table-cell table:formula="of:=VLOOKUP([.C171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9</text:p>
          </table:table-cell>
          <table:table-cell office:value-type="string" calcext:value-type="string">
            <text:p>Nuckolls County</text:p>
          </table:table-cell>
          <table:table-cell office:value-type="string" calcext:value-type="string">
            <text:p>Nebraska</text:p>
          </table:table-cell>
          <table:table-cell table:formula="of:=VLOOKUP([.C172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1</text:p>
          </table:table-cell>
          <table:table-cell office:value-type="string" calcext:value-type="string">
            <text:p>Otoe County</text:p>
          </table:table-cell>
          <table:table-cell office:value-type="string" calcext:value-type="string">
            <text:p>Nebraska</text:p>
          </table:table-cell>
          <table:table-cell table:formula="of:=VLOOKUP([.C172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3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Nebraska</text:p>
          </table:table-cell>
          <table:table-cell table:formula="of:=VLOOKUP([.C172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Nebraska</text:p>
          </table:table-cell>
          <table:table-cell table:formula="of:=VLOOKUP([.C172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7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Nebraska</text:p>
          </table:table-cell>
          <table:table-cell table:formula="of:=VLOOKUP([.C172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ebraska</text:p>
          </table:table-cell>
          <table:table-cell table:formula="of:=VLOOKUP([.C172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Nebraska</text:p>
          </table:table-cell>
          <table:table-cell table:formula="of:=VLOOKUP([.C172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ebraska</text:p>
          </table:table-cell>
          <table:table-cell table:formula="of:=VLOOKUP([.C172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5</text:p>
          </table:table-cell>
          <table:table-cell office:value-type="string" calcext:value-type="string">
            <text:p>Red Willow County</text:p>
          </table:table-cell>
          <table:table-cell office:value-type="string" calcext:value-type="string">
            <text:p>Nebraska</text:p>
          </table:table-cell>
          <table:table-cell table:formula="of:=VLOOKUP([.C172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7</text:p>
          </table:table-cell>
          <table:table-cell office:value-type="string" calcext:value-type="string">
            <text:p>Richardson County</text:p>
          </table:table-cell>
          <table:table-cell office:value-type="string" calcext:value-type="string">
            <text:p>Nebraska</text:p>
          </table:table-cell>
          <table:table-cell table:formula="of:=VLOOKUP([.C172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9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Nebraska</text:p>
          </table:table-cell>
          <table:table-cell table:formula="of:=VLOOKUP([.C173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1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Nebraska</text:p>
          </table:table-cell>
          <table:table-cell table:formula="of:=VLOOKUP([.C173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3</text:p>
          </table:table-cell>
          <table:table-cell office:value-type="string" calcext:value-type="string">
            <text:p>Sarpy County</text:p>
          </table:table-cell>
          <table:table-cell office:value-type="string" calcext:value-type="string">
            <text:p>Nebraska</text:p>
          </table:table-cell>
          <table:table-cell table:formula="of:=VLOOKUP([.C173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5</text:p>
          </table:table-cell>
          <table:table-cell office:value-type="string" calcext:value-type="string">
            <text:p>Saunders County</text:p>
          </table:table-cell>
          <table:table-cell office:value-type="string" calcext:value-type="string">
            <text:p>Nebraska</text:p>
          </table:table-cell>
          <table:table-cell table:formula="of:=VLOOKUP([.C173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7</text:p>
          </table:table-cell>
          <table:table-cell office:value-type="string" calcext:value-type="string">
            <text:p>Scotts Bluff County</text:p>
          </table:table-cell>
          <table:table-cell office:value-type="string" calcext:value-type="string">
            <text:p>Nebraska</text:p>
          </table:table-cell>
          <table:table-cell table:formula="of:=VLOOKUP([.C173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9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Nebraska</text:p>
          </table:table-cell>
          <table:table-cell table:formula="of:=VLOOKUP([.C173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ebraska</text:p>
          </table:table-cell>
          <table:table-cell table:formula="of:=VLOOKUP([.C173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3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Nebraska</text:p>
          </table:table-cell>
          <table:table-cell table:formula="of:=VLOOKUP([.C173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ebraska</text:p>
          </table:table-cell>
          <table:table-cell table:formula="of:=VLOOKUP([.C173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Nebraska</text:p>
          </table:table-cell>
          <table:table-cell table:formula="of:=VLOOKUP([.C173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9</text:p>
          </table:table-cell>
          <table:table-cell office:value-type="string" calcext:value-type="string">
            <text:p>Thayer County</text:p>
          </table:table-cell>
          <table:table-cell office:value-type="string" calcext:value-type="string">
            <text:p>Nebraska</text:p>
          </table:table-cell>
          <table:table-cell table:formula="of:=VLOOKUP([.C174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1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Nebraska</text:p>
          </table:table-cell>
          <table:table-cell table:formula="of:=VLOOKUP([.C174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3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Nebraska</text:p>
          </table:table-cell>
          <table:table-cell table:formula="of:=VLOOKUP([.C174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Nebraska</text:p>
          </table:table-cell>
          <table:table-cell table:formula="of:=VLOOKUP([.C174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braska</text:p>
          </table:table-cell>
          <table:table-cell table:formula="of:=VLOOKUP([.C174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braska</text:p>
          </table:table-cell>
          <table:table-cell table:formula="of:=VLOOKUP([.C174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Nebraska</text:p>
          </table:table-cell>
          <table:table-cell table:formula="of:=VLOOKUP([.C174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Nebraska</text:p>
          </table:table-cell>
          <table:table-cell table:formula="of:=VLOOKUP([.C174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5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Nebraska</text:p>
          </table:table-cell>
          <table:table-cell table:formula="of:=VLOOKUP([.C174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2001</text:p>
          </table:table-cell>
          <table:table-cell office:value-type="string" calcext:value-type="string">
            <text:p>Churchill County</text:p>
          </table:table-cell>
          <table:table-cell office:value-type="string" calcext:value-type="string">
            <text:p>Nevada</text:p>
          </table:table-cell>
          <table:table-cell table:formula="of:=VLOOKUP([.C174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Nevada</text:p>
          </table:table-cell>
          <table:table-cell table:formula="of:=VLOOKUP([.C175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vada</text:p>
          </table:table-cell>
          <table:table-cell table:formula="of:=VLOOKUP([.C175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7</text:p>
          </table:table-cell>
          <table:table-cell office:value-type="string" calcext:value-type="string">
            <text:p>Elko County</text:p>
          </table:table-cell>
          <table:table-cell office:value-type="string" calcext:value-type="string">
            <text:p>Nevada</text:p>
          </table:table-cell>
          <table:table-cell table:formula="of:=VLOOKUP([.C175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9</text:p>
          </table:table-cell>
          <table:table-cell office:value-type="string" calcext:value-type="string">
            <text:p>Esmeralda County</text:p>
          </table:table-cell>
          <table:table-cell office:value-type="string" calcext:value-type="string">
            <text:p>Nevada</text:p>
          </table:table-cell>
          <table:table-cell table:formula="of:=VLOOKUP([.C175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1</text:p>
          </table:table-cell>
          <table:table-cell office:value-type="string" calcext:value-type="string">
            <text:p>Eureka County</text:p>
          </table:table-cell>
          <table:table-cell office:value-type="string" calcext:value-type="string">
            <text:p>Nevada</text:p>
          </table:table-cell>
          <table:table-cell table:formula="of:=VLOOKUP([.C175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Nevada</text:p>
          </table:table-cell>
          <table:table-cell table:formula="of:=VLOOKUP([.C175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5</text:p>
          </table:table-cell>
          <table:table-cell office:value-type="string" calcext:value-type="string">
            <text:p>Lander County</text:p>
          </table:table-cell>
          <table:table-cell office:value-type="string" calcext:value-type="string">
            <text:p>Nevada</text:p>
          </table:table-cell>
          <table:table-cell table:formula="of:=VLOOKUP([.C1756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vada</text:p>
          </table:table-cell>
          <table:table-cell table:formula="of:=VLOOKUP([.C1757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Nevada</text:p>
          </table:table-cell>
          <table:table-cell table:formula="of:=VLOOKUP([.C1758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Nevada</text:p>
          </table:table-cell>
          <table:table-cell table:formula="of:=VLOOKUP([.C175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3</text:p>
          </table:table-cell>
          <table:table-cell office:value-type="string" calcext:value-type="string">
            <text:p>Nye County</text:p>
          </table:table-cell>
          <table:table-cell office:value-type="string" calcext:value-type="string">
            <text:p>Nevada</text:p>
          </table:table-cell>
          <table:table-cell table:formula="of:=VLOOKUP([.C176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7</text:p>
          </table:table-cell>
          <table:table-cell office:value-type="string" calcext:value-type="string">
            <text:p>Pershing County</text:p>
          </table:table-cell>
          <table:table-cell office:value-type="string" calcext:value-type="string">
            <text:p>Nevada</text:p>
          </table:table-cell>
          <table:table-cell table:formula="of:=VLOOKUP([.C176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9</text:p>
          </table:table-cell>
          <table:table-cell office:value-type="string" calcext:value-type="string">
            <text:p>Storey County</text:p>
          </table:table-cell>
          <table:table-cell office:value-type="string" calcext:value-type="string">
            <text:p>Nevada</text:p>
          </table:table-cell>
          <table:table-cell table:formula="of:=VLOOKUP([.C176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1</text:p>
          </table:table-cell>
          <table:table-cell office:value-type="string" calcext:value-type="string">
            <text:p>Washoe County</text:p>
          </table:table-cell>
          <table:table-cell office:value-type="string" calcext:value-type="string">
            <text:p>Nevada</text:p>
          </table:table-cell>
          <table:table-cell table:formula="of:=VLOOKUP([.C176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3</text:p>
          </table:table-cell>
          <table:table-cell office:value-type="string" calcext:value-type="string">
            <text:p>White Pine County</text:p>
          </table:table-cell>
          <table:table-cell office:value-type="string" calcext:value-type="string">
            <text:p>Nevada</text:p>
          </table:table-cell>
          <table:table-cell table:formula="of:=VLOOKUP([.C176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510</text:p>
          </table:table-cell>
          <table:table-cell office:value-type="string" calcext:value-type="string">
            <text:p>Carson City, Consolidated Municipality of</text:p>
          </table:table-cell>
          <table:table-cell office:value-type="string" calcext:value-type="string">
            <text:p>Nevada</text:p>
          </table:table-cell>
          <table:table-cell table:formula="of:=VLOOKUP([.C176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3001</text:p>
          </table:table-cell>
          <table:table-cell office:value-type="string" calcext:value-type="string">
            <text:p>Belknap County</text:p>
          </table:table-cell>
          <table:table-cell office:value-type="string" calcext:value-type="string">
            <text:p>New Hampshire</text:p>
          </table:table-cell>
          <table:table-cell table:formula="of:=VLOOKUP([.C1766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New Hampshire</text:p>
          </table:table-cell>
          <table:table-cell table:formula="of:=VLOOKUP([.C1767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5</text:p>
          </table:table-cell>
          <table:table-cell office:value-type="string" calcext:value-type="string">
            <text:p>Cheshire County</text:p>
          </table:table-cell>
          <table:table-cell office:value-type="string" calcext:value-type="string">
            <text:p>New Hampshire</text:p>
          </table:table-cell>
          <table:table-cell table:formula="of:=VLOOKUP([.C1768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7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New Hampshire</text:p>
          </table:table-cell>
          <table:table-cell table:formula="of:=VLOOKUP([.C1769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9</text:p>
          </table:table-cell>
          <table:table-cell office:value-type="string" calcext:value-type="string">
            <text:p>Grafton County</text:p>
          </table:table-cell>
          <table:table-cell office:value-type="string" calcext:value-type="string">
            <text:p>New Hampshire</text:p>
          </table:table-cell>
          <table:table-cell table:formula="of:=VLOOKUP([.C1770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1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New Hampshire</text:p>
          </table:table-cell>
          <table:table-cell table:formula="of:=VLOOKUP([.C1771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3</text:p>
          </table:table-cell>
          <table:table-cell office:value-type="string" calcext:value-type="string">
            <text:p>Merrimack County</text:p>
          </table:table-cell>
          <table:table-cell office:value-type="string" calcext:value-type="string">
            <text:p>New Hampshire</text:p>
          </table:table-cell>
          <table:table-cell table:formula="of:=VLOOKUP([.C1772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ew Hampshire</text:p>
          </table:table-cell>
          <table:table-cell table:formula="of:=VLOOKUP([.C1773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7</text:p>
          </table:table-cell>
          <table:table-cell office:value-type="string" calcext:value-type="string">
            <text:p>Strafford County</text:p>
          </table:table-cell>
          <table:table-cell office:value-type="string" calcext:value-type="string">
            <text:p>New Hampshire</text:p>
          </table:table-cell>
          <table:table-cell table:formula="of:=VLOOKUP([.C1774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9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Hampshire</text:p>
          </table:table-cell>
          <table:table-cell table:formula="of:=VLOOKUP([.C1775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4001</text:p>
          </table:table-cell>
          <table:table-cell office:value-type="string" calcext:value-type="string">
            <text:p>Atlantic County</text:p>
          </table:table-cell>
          <table:table-cell office:value-type="string" calcext:value-type="string">
            <text:p>New Jersey</text:p>
          </table:table-cell>
          <table:table-cell table:formula="of:=VLOOKUP([.C177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3</text:p>
          </table:table-cell>
          <table:table-cell office:value-type="string" calcext:value-type="string">
            <text:p>Bergen County</text:p>
          </table:table-cell>
          <table:table-cell office:value-type="string" calcext:value-type="string">
            <text:p>New Jersey</text:p>
          </table:table-cell>
          <table:table-cell table:formula="of:=VLOOKUP([.C177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5</text:p>
          </table:table-cell>
          <table:table-cell office:value-type="string" calcext:value-type="string">
            <text:p>Burlington County</text:p>
          </table:table-cell>
          <table:table-cell office:value-type="string" calcext:value-type="string">
            <text:p>New Jersey</text:p>
          </table:table-cell>
          <table:table-cell table:formula="of:=VLOOKUP([.C177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7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ew Jersey</text:p>
          </table:table-cell>
          <table:table-cell table:formula="of:=VLOOKUP([.C177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9</text:p>
          </table:table-cell>
          <table:table-cell office:value-type="string" calcext:value-type="string">
            <text:p>Cape May County</text:p>
          </table:table-cell>
          <table:table-cell office:value-type="string" calcext:value-type="string">
            <text:p>New Jersey</text:p>
          </table:table-cell>
          <table:table-cell table:formula="of:=VLOOKUP([.C178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ew Jersey</text:p>
          </table:table-cell>
          <table:table-cell table:formula="of:=VLOOKUP([.C178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3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Jersey</text:p>
          </table:table-cell>
          <table:table-cell table:formula="of:=VLOOKUP([.C178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5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New Jersey</text:p>
          </table:table-cell>
          <table:table-cell table:formula="of:=VLOOKUP([.C178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7</text:p>
          </table:table-cell>
          <table:table-cell office:value-type="string" calcext:value-type="string">
            <text:p>Hudson County</text:p>
          </table:table-cell>
          <table:table-cell office:value-type="string" calcext:value-type="string">
            <text:p>New Jersey</text:p>
          </table:table-cell>
          <table:table-cell table:formula="of:=VLOOKUP([.C178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9</text:p>
          </table:table-cell>
          <table:table-cell office:value-type="string" calcext:value-type="string">
            <text:p>Hunterdon County</text:p>
          </table:table-cell>
          <table:table-cell office:value-type="string" calcext:value-type="string">
            <text:p>New Jersey</text:p>
          </table:table-cell>
          <table:table-cell table:formula="of:=VLOOKUP([.C178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ew Jersey</text:p>
          </table:table-cell>
          <table:table-cell table:formula="of:=VLOOKUP([.C178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3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New Jersey</text:p>
          </table:table-cell>
          <table:table-cell table:formula="of:=VLOOKUP([.C178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5</text:p>
          </table:table-cell>
          <table:table-cell office:value-type="string" calcext:value-type="string">
            <text:p>Monmouth County</text:p>
          </table:table-cell>
          <table:table-cell office:value-type="string" calcext:value-type="string">
            <text:p>New Jersey</text:p>
          </table:table-cell>
          <table:table-cell table:formula="of:=VLOOKUP([.C178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New Jersey</text:p>
          </table:table-cell>
          <table:table-cell table:formula="of:=VLOOKUP([.C178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9</text:p>
          </table:table-cell>
          <table:table-cell office:value-type="string" calcext:value-type="string">
            <text:p>Ocean County</text:p>
          </table:table-cell>
          <table:table-cell office:value-type="string" calcext:value-type="string">
            <text:p>New Jersey</text:p>
          </table:table-cell>
          <table:table-cell table:formula="of:=VLOOKUP([.C179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1</text:p>
          </table:table-cell>
          <table:table-cell office:value-type="string" calcext:value-type="string">
            <text:p>Passaic County</text:p>
          </table:table-cell>
          <table:table-cell office:value-type="string" calcext:value-type="string">
            <text:p>New Jersey</text:p>
          </table:table-cell>
          <table:table-cell table:formula="of:=VLOOKUP([.C179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3</text:p>
          </table:table-cell>
          <table:table-cell office:value-type="string" calcext:value-type="string">
            <text:p>Salem County</text:p>
          </table:table-cell>
          <table:table-cell office:value-type="string" calcext:value-type="string">
            <text:p>New Jersey</text:p>
          </table:table-cell>
          <table:table-cell table:formula="of:=VLOOKUP([.C179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New Jersey</text:p>
          </table:table-cell>
          <table:table-cell table:formula="of:=VLOOKUP([.C179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7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New Jersey</text:p>
          </table:table-cell>
          <table:table-cell table:formula="of:=VLOOKUP([.C179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Jersey</text:p>
          </table:table-cell>
          <table:table-cell table:formula="of:=VLOOKUP([.C179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4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Jersey</text:p>
          </table:table-cell>
          <table:table-cell table:formula="of:=VLOOKUP([.C179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5001</text:p>
          </table:table-cell>
          <table:table-cell office:value-type="string" calcext:value-type="string">
            <text:p>Bernalillo County</text:p>
          </table:table-cell>
          <table:table-cell office:value-type="string" calcext:value-type="string">
            <text:p>New Mexico</text:p>
          </table:table-cell>
          <table:table-cell table:formula="of:=VLOOKUP([.C179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3</text:p>
          </table:table-cell>
          <table:table-cell office:value-type="string" calcext:value-type="string">
            <text:p>Catron County</text:p>
          </table:table-cell>
          <table:table-cell office:value-type="string" calcext:value-type="string">
            <text:p>New Mexico</text:p>
          </table:table-cell>
          <table:table-cell table:formula="of:=VLOOKUP([.C179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5</text:p>
          </table:table-cell>
          <table:table-cell office:value-type="string" calcext:value-type="string">
            <text:p>Chaves County</text:p>
          </table:table-cell>
          <table:table-cell office:value-type="string" calcext:value-type="string">
            <text:p>New Mexico</text:p>
          </table:table-cell>
          <table:table-cell table:formula="of:=VLOOKUP([.C179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6</text:p>
          </table:table-cell>
          <table:table-cell office:value-type="string" calcext:value-type="string">
            <text:p>Cibola County</text:p>
          </table:table-cell>
          <table:table-cell office:value-type="string" calcext:value-type="string">
            <text:p>New Mexico</text:p>
          </table:table-cell>
          <table:table-cell table:formula="of:=VLOOKUP([.C180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w Mexico</text:p>
          </table:table-cell>
          <table:table-cell table:formula="of:=VLOOKUP([.C180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9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New Mexico</text:p>
          </table:table-cell>
          <table:table-cell table:formula="of:=VLOOKUP([.C180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1</text:p>
          </table:table-cell>
          <table:table-cell office:value-type="string" calcext:value-type="string">
            <text:p>De Baca County</text:p>
          </table:table-cell>
          <table:table-cell office:value-type="string" calcext:value-type="string">
            <text:p>New Mexico</text:p>
          </table:table-cell>
          <table:table-cell table:formula="of:=VLOOKUP([.C180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3</text:p>
          </table:table-cell>
          <table:table-cell office:value-type="string" calcext:value-type="string">
            <text:p>Dona Ana County</text:p>
          </table:table-cell>
          <table:table-cell office:value-type="string" calcext:value-type="string">
            <text:p>New Mexico</text:p>
          </table:table-cell>
          <table:table-cell table:formula="of:=VLOOKUP([.C180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5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ew Mexico</text:p>
          </table:table-cell>
          <table:table-cell table:formula="of:=VLOOKUP([.C180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w Mexico</text:p>
          </table:table-cell>
          <table:table-cell table:formula="of:=VLOOKUP([.C180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9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New Mexico</text:p>
          </table:table-cell>
          <table:table-cell table:formula="of:=VLOOKUP([.C180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1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New Mexico</text:p>
          </table:table-cell>
          <table:table-cell table:formula="of:=VLOOKUP([.C180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3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New Mexico</text:p>
          </table:table-cell>
          <table:table-cell table:formula="of:=VLOOKUP([.C180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5</text:p>
          </table:table-cell>
          <table:table-cell office:value-type="string" calcext:value-type="string">
            <text:p>Lea County</text:p>
          </table:table-cell>
          <table:table-cell office:value-type="string" calcext:value-type="string">
            <text:p>New Mexico</text:p>
          </table:table-cell>
          <table:table-cell table:formula="of:=VLOOKUP([.C181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w Mexico</text:p>
          </table:table-cell>
          <table:table-cell table:formula="of:=VLOOKUP([.C181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8</text:p>
          </table:table-cell>
          <table:table-cell office:value-type="string" calcext:value-type="string">
            <text:p>Los Alamos County</text:p>
          </table:table-cell>
          <table:table-cell office:value-type="string" calcext:value-type="string">
            <text:p>New Mexico</text:p>
          </table:table-cell>
          <table:table-cell table:formula="of:=VLOOKUP([.C181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9</text:p>
          </table:table-cell>
          <table:table-cell office:value-type="string" calcext:value-type="string">
            <text:p>Luna County</text:p>
          </table:table-cell>
          <table:table-cell office:value-type="string" calcext:value-type="string">
            <text:p>New Mexico</text:p>
          </table:table-cell>
          <table:table-cell table:formula="of:=VLOOKUP([.C181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1</text:p>
          </table:table-cell>
          <table:table-cell office:value-type="string" calcext:value-type="string">
            <text:p>McKinley County</text:p>
          </table:table-cell>
          <table:table-cell office:value-type="string" calcext:value-type="string">
            <text:p>New Mexico</text:p>
          </table:table-cell>
          <table:table-cell table:formula="of:=VLOOKUP([.C181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3</text:p>
          </table:table-cell>
          <table:table-cell office:value-type="string" calcext:value-type="string">
            <text:p>Mora County</text:p>
          </table:table-cell>
          <table:table-cell office:value-type="string" calcext:value-type="string">
            <text:p>New Mexico</text:p>
          </table:table-cell>
          <table:table-cell table:formula="of:=VLOOKUP([.C181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5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New Mexico</text:p>
          </table:table-cell>
          <table:table-cell table:formula="of:=VLOOKUP([.C181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7</text:p>
          </table:table-cell>
          <table:table-cell office:value-type="string" calcext:value-type="string">
            <text:p>Quay County</text:p>
          </table:table-cell>
          <table:table-cell office:value-type="string" calcext:value-type="string">
            <text:p>New Mexico</text:p>
          </table:table-cell>
          <table:table-cell table:formula="of:=VLOOKUP([.C181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9</text:p>
          </table:table-cell>
          <table:table-cell office:value-type="string" calcext:value-type="string">
            <text:p>Rio Arriba County</text:p>
          </table:table-cell>
          <table:table-cell office:value-type="string" calcext:value-type="string">
            <text:p>New Mexico</text:p>
          </table:table-cell>
          <table:table-cell table:formula="of:=VLOOKUP([.C181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1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New Mexico</text:p>
          </table:table-cell>
          <table:table-cell table:formula="of:=VLOOKUP([.C181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3</text:p>
          </table:table-cell>
          <table:table-cell office:value-type="string" calcext:value-type="string">
            <text:p>Sandoval County</text:p>
          </table:table-cell>
          <table:table-cell office:value-type="string" calcext:value-type="string">
            <text:p>New Mexico</text:p>
          </table:table-cell>
          <table:table-cell table:formula="of:=VLOOKUP([.C182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New Mexico</text:p>
          </table:table-cell>
          <table:table-cell table:formula="of:=VLOOKUP([.C182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7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New Mexico</text:p>
          </table:table-cell>
          <table:table-cell table:formula="of:=VLOOKUP([.C182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9</text:p>
          </table:table-cell>
          <table:table-cell office:value-type="string" calcext:value-type="string">
            <text:p>Santa Fe County</text:p>
          </table:table-cell>
          <table:table-cell office:value-type="string" calcext:value-type="string">
            <text:p>New Mexico</text:p>
          </table:table-cell>
          <table:table-cell table:formula="of:=VLOOKUP([.C182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New Mexico</text:p>
          </table:table-cell>
          <table:table-cell table:formula="of:=VLOOKUP([.C182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3</text:p>
          </table:table-cell>
          <table:table-cell office:value-type="string" calcext:value-type="string">
            <text:p>Socorro County</text:p>
          </table:table-cell>
          <table:table-cell office:value-type="string" calcext:value-type="string">
            <text:p>New Mexico</text:p>
          </table:table-cell>
          <table:table-cell table:formula="of:=VLOOKUP([.C182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5</text:p>
          </table:table-cell>
          <table:table-cell office:value-type="string" calcext:value-type="string">
            <text:p>Taos County</text:p>
          </table:table-cell>
          <table:table-cell office:value-type="string" calcext:value-type="string">
            <text:p>New Mexico</text:p>
          </table:table-cell>
          <table:table-cell table:formula="of:=VLOOKUP([.C182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7</text:p>
          </table:table-cell>
          <table:table-cell office:value-type="string" calcext:value-type="string">
            <text:p>Torrance County</text:p>
          </table:table-cell>
          <table:table-cell office:value-type="string" calcext:value-type="string">
            <text:p>New Mexico</text:p>
          </table:table-cell>
          <table:table-cell table:formula="of:=VLOOKUP([.C182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Mexico</text:p>
          </table:table-cell>
          <table:table-cell table:formula="of:=VLOOKUP([.C182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61</text:p>
          </table:table-cell>
          <table:table-cell office:value-type="string" calcext:value-type="string">
            <text:p>Valencia County</text:p>
          </table:table-cell>
          <table:table-cell office:value-type="string" calcext:value-type="string">
            <text:p>New Mexico</text:p>
          </table:table-cell>
          <table:table-cell table:formula="of:=VLOOKUP([.C182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New York</text:p>
          </table:table-cell>
          <table:table-cell table:formula="of:=VLOOKUP([.C183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3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New York</text:p>
          </table:table-cell>
          <table:table-cell table:formula="of:=VLOOKUP([.C183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5</text:p>
          </table:table-cell>
          <table:table-cell office:value-type="string" calcext:value-type="string">
            <text:p>Bronx County</text:p>
          </table:table-cell>
          <table:table-cell office:value-type="string" calcext:value-type="string">
            <text:p>New York</text:p>
          </table:table-cell>
          <table:table-cell table:formula="of:=VLOOKUP([.C183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7</text:p>
          </table:table-cell>
          <table:table-cell office:value-type="string" calcext:value-type="string">
            <text:p>Broome County</text:p>
          </table:table-cell>
          <table:table-cell office:value-type="string" calcext:value-type="string">
            <text:p>New York</text:p>
          </table:table-cell>
          <table:table-cell table:formula="of:=VLOOKUP([.C183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9</text:p>
          </table:table-cell>
          <table:table-cell office:value-type="string" calcext:value-type="string">
            <text:p>Cattaraugus County</text:p>
          </table:table-cell>
          <table:table-cell office:value-type="string" calcext:value-type="string">
            <text:p>New York</text:p>
          </table:table-cell>
          <table:table-cell table:formula="of:=VLOOKUP([.C183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1</text:p>
          </table:table-cell>
          <table:table-cell office:value-type="string" calcext:value-type="string">
            <text:p>Cayuga County</text:p>
          </table:table-cell>
          <table:table-cell office:value-type="string" calcext:value-type="string">
            <text:p>New York</text:p>
          </table:table-cell>
          <table:table-cell table:formula="of:=VLOOKUP([.C183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3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New York</text:p>
          </table:table-cell>
          <table:table-cell table:formula="of:=VLOOKUP([.C183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5</text:p>
          </table:table-cell>
          <table:table-cell office:value-type="string" calcext:value-type="string">
            <text:p>Chemung County</text:p>
          </table:table-cell>
          <table:table-cell office:value-type="string" calcext:value-type="string">
            <text:p>New York</text:p>
          </table:table-cell>
          <table:table-cell table:formula="of:=VLOOKUP([.C183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7</text:p>
          </table:table-cell>
          <table:table-cell office:value-type="string" calcext:value-type="string">
            <text:p>Chenango County</text:p>
          </table:table-cell>
          <table:table-cell office:value-type="string" calcext:value-type="string">
            <text:p>New York</text:p>
          </table:table-cell>
          <table:table-cell table:formula="of:=VLOOKUP([.C183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New York</text:p>
          </table:table-cell>
          <table:table-cell table:formula="of:=VLOOKUP([.C183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New York</text:p>
          </table:table-cell>
          <table:table-cell table:formula="of:=VLOOKUP([.C184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3</text:p>
          </table:table-cell>
          <table:table-cell office:value-type="string" calcext:value-type="string">
            <text:p>Cortland County</text:p>
          </table:table-cell>
          <table:table-cell office:value-type="string" calcext:value-type="string">
            <text:p>New York</text:p>
          </table:table-cell>
          <table:table-cell table:formula="of:=VLOOKUP([.C184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New York</text:p>
          </table:table-cell>
          <table:table-cell table:formula="of:=VLOOKUP([.C184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7</text:p>
          </table:table-cell>
          <table:table-cell office:value-type="string" calcext:value-type="string">
            <text:p>Dutchess County</text:p>
          </table:table-cell>
          <table:table-cell office:value-type="string" calcext:value-type="string">
            <text:p>New York</text:p>
          </table:table-cell>
          <table:table-cell table:formula="of:=VLOOKUP([.C184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New York</text:p>
          </table:table-cell>
          <table:table-cell table:formula="of:=VLOOKUP([.C184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1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York</text:p>
          </table:table-cell>
          <table:table-cell table:formula="of:=VLOOKUP([.C184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w York</text:p>
          </table:table-cell>
          <table:table-cell table:formula="of:=VLOOKUP([.C184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New York</text:p>
          </table:table-cell>
          <table:table-cell table:formula="of:=VLOOKUP([.C184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7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New York</text:p>
          </table:table-cell>
          <table:table-cell table:formula="of:=VLOOKUP([.C184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ew York</text:p>
          </table:table-cell>
          <table:table-cell table:formula="of:=VLOOKUP([.C184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w York</text:p>
          </table:table-cell>
          <table:table-cell table:formula="of:=VLOOKUP([.C185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3</text:p>
          </table:table-cell>
          <table:table-cell office:value-type="string" calcext:value-type="string">
            <text:p>Herkimer County</text:p>
          </table:table-cell>
          <table:table-cell office:value-type="string" calcext:value-type="string">
            <text:p>New York</text:p>
          </table:table-cell>
          <table:table-cell table:formula="of:=VLOOKUP([.C185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w York</text:p>
          </table:table-cell>
          <table:table-cell table:formula="of:=VLOOKUP([.C185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7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New York</text:p>
          </table:table-cell>
          <table:table-cell table:formula="of:=VLOOKUP([.C185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9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New York</text:p>
          </table:table-cell>
          <table:table-cell table:formula="of:=VLOOKUP([.C185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1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New York</text:p>
          </table:table-cell>
          <table:table-cell table:formula="of:=VLOOKUP([.C185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w York</text:p>
          </table:table-cell>
          <table:table-cell table:formula="of:=VLOOKUP([.C185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New York</text:p>
          </table:table-cell>
          <table:table-cell table:formula="of:=VLOOKUP([.C185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ew York</text:p>
          </table:table-cell>
          <table:table-cell table:formula="of:=VLOOKUP([.C185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New York</text:p>
          </table:table-cell>
          <table:table-cell table:formula="of:=VLOOKUP([.C185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1</text:p>
          </table:table-cell>
          <table:table-cell office:value-type="string" calcext:value-type="string">
            <text:p>New York County</text:p>
          </table:table-cell>
          <table:table-cell office:value-type="string" calcext:value-type="string">
            <text:p>New York</text:p>
          </table:table-cell>
          <table:table-cell table:formula="of:=VLOOKUP([.C186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3</text:p>
          </table:table-cell>
          <table:table-cell office:value-type="string" calcext:value-type="string">
            <text:p>Niagara County</text:p>
          </table:table-cell>
          <table:table-cell office:value-type="string" calcext:value-type="string">
            <text:p>New York</text:p>
          </table:table-cell>
          <table:table-cell table:formula="of:=VLOOKUP([.C186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New York</text:p>
          </table:table-cell>
          <table:table-cell table:formula="of:=VLOOKUP([.C186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7</text:p>
          </table:table-cell>
          <table:table-cell office:value-type="string" calcext:value-type="string">
            <text:p>Onondaga County</text:p>
          </table:table-cell>
          <table:table-cell office:value-type="string" calcext:value-type="string">
            <text:p>New York</text:p>
          </table:table-cell>
          <table:table-cell table:formula="of:=VLOOKUP([.C186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9</text:p>
          </table:table-cell>
          <table:table-cell office:value-type="string" calcext:value-type="string">
            <text:p>Ontario County</text:p>
          </table:table-cell>
          <table:table-cell office:value-type="string" calcext:value-type="string">
            <text:p>New York</text:p>
          </table:table-cell>
          <table:table-cell table:formula="of:=VLOOKUP([.C186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ew York</text:p>
          </table:table-cell>
          <table:table-cell table:formula="of:=VLOOKUP([.C186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3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New York</text:p>
          </table:table-cell>
          <table:table-cell table:formula="of:=VLOOKUP([.C186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5</text:p>
          </table:table-cell>
          <table:table-cell office:value-type="string" calcext:value-type="string">
            <text:p>Oswego County</text:p>
          </table:table-cell>
          <table:table-cell office:value-type="string" calcext:value-type="string">
            <text:p>New York</text:p>
          </table:table-cell>
          <table:table-cell table:formula="of:=VLOOKUP([.C186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New York</text:p>
          </table:table-cell>
          <table:table-cell table:formula="of:=VLOOKUP([.C186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New York</text:p>
          </table:table-cell>
          <table:table-cell table:formula="of:=VLOOKUP([.C186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1</text:p>
          </table:table-cell>
          <table:table-cell office:value-type="string" calcext:value-type="string">
            <text:p>Queens County</text:p>
          </table:table-cell>
          <table:table-cell office:value-type="string" calcext:value-type="string">
            <text:p>New York</text:p>
          </table:table-cell>
          <table:table-cell table:formula="of:=VLOOKUP([.C187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3</text:p>
          </table:table-cell>
          <table:table-cell office:value-type="string" calcext:value-type="string">
            <text:p>Rensselaer County</text:p>
          </table:table-cell>
          <table:table-cell office:value-type="string" calcext:value-type="string">
            <text:p>New York</text:p>
          </table:table-cell>
          <table:table-cell table:formula="of:=VLOOKUP([.C187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ew York</text:p>
          </table:table-cell>
          <table:table-cell table:formula="of:=VLOOKUP([.C187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7</text:p>
          </table:table-cell>
          <table:table-cell office:value-type="string" calcext:value-type="string">
            <text:p>Rockland County</text:p>
          </table:table-cell>
          <table:table-cell office:value-type="string" calcext:value-type="string">
            <text:p>New York</text:p>
          </table:table-cell>
          <table:table-cell table:formula="of:=VLOOKUP([.C187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9</text:p>
          </table:table-cell>
          <table:table-cell office:value-type="string" calcext:value-type="string">
            <text:p>St. Lawrence County</text:p>
          </table:table-cell>
          <table:table-cell office:value-type="string" calcext:value-type="string">
            <text:p>New York</text:p>
          </table:table-cell>
          <table:table-cell table:formula="of:=VLOOKUP([.C187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1</text:p>
          </table:table-cell>
          <table:table-cell office:value-type="string" calcext:value-type="string">
            <text:p>Saratoga County</text:p>
          </table:table-cell>
          <table:table-cell office:value-type="string" calcext:value-type="string">
            <text:p>New York</text:p>
          </table:table-cell>
          <table:table-cell table:formula="of:=VLOOKUP([.C187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3</text:p>
          </table:table-cell>
          <table:table-cell office:value-type="string" calcext:value-type="string">
            <text:p>Schenectady County</text:p>
          </table:table-cell>
          <table:table-cell office:value-type="string" calcext:value-type="string">
            <text:p>New York</text:p>
          </table:table-cell>
          <table:table-cell table:formula="of:=VLOOKUP([.C187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5</text:p>
          </table:table-cell>
          <table:table-cell office:value-type="string" calcext:value-type="string">
            <text:p>Schoharie County</text:p>
          </table:table-cell>
          <table:table-cell office:value-type="string" calcext:value-type="string">
            <text:p>New York</text:p>
          </table:table-cell>
          <table:table-cell table:formula="of:=VLOOKUP([.C187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New York</text:p>
          </table:table-cell>
          <table:table-cell table:formula="of:=VLOOKUP([.C187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9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New York</text:p>
          </table:table-cell>
          <table:table-cell table:formula="of:=VLOOKUP([.C187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New York</text:p>
          </table:table-cell>
          <table:table-cell table:formula="of:=VLOOKUP([.C188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3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New York</text:p>
          </table:table-cell>
          <table:table-cell table:formula="of:=VLOOKUP([.C188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5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York</text:p>
          </table:table-cell>
          <table:table-cell table:formula="of:=VLOOKUP([.C188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New York</text:p>
          </table:table-cell>
          <table:table-cell table:formula="of:=VLOOKUP([.C188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9</text:p>
          </table:table-cell>
          <table:table-cell office:value-type="string" calcext:value-type="string">
            <text:p>Tompkins County</text:p>
          </table:table-cell>
          <table:table-cell office:value-type="string" calcext:value-type="string">
            <text:p>New York</text:p>
          </table:table-cell>
          <table:table-cell table:formula="of:=VLOOKUP([.C188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1</text:p>
          </table:table-cell>
          <table:table-cell office:value-type="string" calcext:value-type="string">
            <text:p>Ulster County</text:p>
          </table:table-cell>
          <table:table-cell office:value-type="string" calcext:value-type="string">
            <text:p>New York</text:p>
          </table:table-cell>
          <table:table-cell table:formula="of:=VLOOKUP([.C188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York</text:p>
          </table:table-cell>
          <table:table-cell table:formula="of:=VLOOKUP([.C188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w York</text:p>
          </table:table-cell>
          <table:table-cell table:formula="of:=VLOOKUP([.C188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w York</text:p>
          </table:table-cell>
          <table:table-cell table:formula="of:=VLOOKUP([.C188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9</text:p>
          </table:table-cell>
          <table:table-cell office:value-type="string" calcext:value-type="string">
            <text:p>Westchester County</text:p>
          </table:table-cell>
          <table:table-cell office:value-type="string" calcext:value-type="string">
            <text:p>New York</text:p>
          </table:table-cell>
          <table:table-cell table:formula="of:=VLOOKUP([.C188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New York</text:p>
          </table:table-cell>
          <table:table-cell table:formula="of:=VLOOKUP([.C189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3</text:p>
          </table:table-cell>
          <table:table-cell office:value-type="string" calcext:value-type="string">
            <text:p>Yates County</text:p>
          </table:table-cell>
          <table:table-cell office:value-type="string" calcext:value-type="string">
            <text:p>New York</text:p>
          </table:table-cell>
          <table:table-cell table:formula="of:=VLOOKUP([.C189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7001</text:p>
          </table:table-cell>
          <table:table-cell office:value-type="string" calcext:value-type="string">
            <text:p>Alamance County</text:p>
          </table:table-cell>
          <table:table-cell office:value-type="string" calcext:value-type="string">
            <text:p>North Carolina</text:p>
          </table:table-cell>
          <table:table-cell table:formula="of:=VLOOKUP([.C189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North Carolina</text:p>
          </table:table-cell>
          <table:table-cell table:formula="of:=VLOOKUP([.C189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North Carolina</text:p>
          </table:table-cell>
          <table:table-cell table:formula="of:=VLOOKUP([.C189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7</text:p>
          </table:table-cell>
          <table:table-cell office:value-type="string" calcext:value-type="string">
            <text:p>Anson County</text:p>
          </table:table-cell>
          <table:table-cell office:value-type="string" calcext:value-type="string">
            <text:p>North Carolina</text:p>
          </table:table-cell>
          <table:table-cell table:formula="of:=VLOOKUP([.C189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9</text:p>
          </table:table-cell>
          <table:table-cell office:value-type="string" calcext:value-type="string">
            <text:p>Ashe County</text:p>
          </table:table-cell>
          <table:table-cell office:value-type="string" calcext:value-type="string">
            <text:p>North Carolina</text:p>
          </table:table-cell>
          <table:table-cell table:formula="of:=VLOOKUP([.C189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1</text:p>
          </table:table-cell>
          <table:table-cell office:value-type="string" calcext:value-type="string">
            <text:p>Avery County</text:p>
          </table:table-cell>
          <table:table-cell office:value-type="string" calcext:value-type="string">
            <text:p>North Carolina</text:p>
          </table:table-cell>
          <table:table-cell table:formula="of:=VLOOKUP([.C189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North Carolina</text:p>
          </table:table-cell>
          <table:table-cell table:formula="of:=VLOOKUP([.C189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5</text:p>
          </table:table-cell>
          <table:table-cell office:value-type="string" calcext:value-type="string">
            <text:p>Bertie County</text:p>
          </table:table-cell>
          <table:table-cell office:value-type="string" calcext:value-type="string">
            <text:p>North Carolina</text:p>
          </table:table-cell>
          <table:table-cell table:formula="of:=VLOOKUP([.C189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7</text:p>
          </table:table-cell>
          <table:table-cell office:value-type="string" calcext:value-type="string">
            <text:p>Bladen County</text:p>
          </table:table-cell>
          <table:table-cell office:value-type="string" calcext:value-type="string">
            <text:p>North Carolina</text:p>
          </table:table-cell>
          <table:table-cell table:formula="of:=VLOOKUP([.C190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9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North Carolina</text:p>
          </table:table-cell>
          <table:table-cell table:formula="of:=VLOOKUP([.C190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1</text:p>
          </table:table-cell>
          <table:table-cell office:value-type="string" calcext:value-type="string">
            <text:p>Buncombe County</text:p>
          </table:table-cell>
          <table:table-cell office:value-type="string" calcext:value-type="string">
            <text:p>North Carolina</text:p>
          </table:table-cell>
          <table:table-cell table:formula="of:=VLOOKUP([.C190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Carolina</text:p>
          </table:table-cell>
          <table:table-cell table:formula="of:=VLOOKUP([.C190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5</text:p>
          </table:table-cell>
          <table:table-cell office:value-type="string" calcext:value-type="string">
            <text:p>Cabarrus County</text:p>
          </table:table-cell>
          <table:table-cell office:value-type="string" calcext:value-type="string">
            <text:p>North Carolina</text:p>
          </table:table-cell>
          <table:table-cell table:formula="of:=VLOOKUP([.C190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7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North Carolina</text:p>
          </table:table-cell>
          <table:table-cell table:formula="of:=VLOOKUP([.C190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orth Carolina</text:p>
          </table:table-cell>
          <table:table-cell table:formula="of:=VLOOKUP([.C190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1</text:p>
          </table:table-cell>
          <table:table-cell office:value-type="string" calcext:value-type="string">
            <text:p>Carteret County</text:p>
          </table:table-cell>
          <table:table-cell office:value-type="string" calcext:value-type="string">
            <text:p>North Carolina</text:p>
          </table:table-cell>
          <table:table-cell table:formula="of:=VLOOKUP([.C190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3</text:p>
          </table:table-cell>
          <table:table-cell office:value-type="string" calcext:value-type="string">
            <text:p>Caswell County</text:p>
          </table:table-cell>
          <table:table-cell office:value-type="string" calcext:value-type="string">
            <text:p>North Carolina</text:p>
          </table:table-cell>
          <table:table-cell table:formula="of:=VLOOKUP([.C190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5</text:p>
          </table:table-cell>
          <table:table-cell office:value-type="string" calcext:value-type="string">
            <text:p>Catawba County</text:p>
          </table:table-cell>
          <table:table-cell office:value-type="string" calcext:value-type="string">
            <text:p>North Carolina</text:p>
          </table:table-cell>
          <table:table-cell table:formula="of:=VLOOKUP([.C190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7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North Carolina</text:p>
          </table:table-cell>
          <table:table-cell table:formula="of:=VLOOKUP([.C191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North Carolina</text:p>
          </table:table-cell>
          <table:table-cell table:formula="of:=VLOOKUP([.C191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1</text:p>
          </table:table-cell>
          <table:table-cell office:value-type="string" calcext:value-type="string">
            <text:p>Chowan County</text:p>
          </table:table-cell>
          <table:table-cell office:value-type="string" calcext:value-type="string">
            <text:p>North Carolina</text:p>
          </table:table-cell>
          <table:table-cell table:formula="of:=VLOOKUP([.C191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3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orth Carolina</text:p>
          </table:table-cell>
          <table:table-cell table:formula="of:=VLOOKUP([.C191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North Carolina</text:p>
          </table:table-cell>
          <table:table-cell table:formula="of:=VLOOKUP([.C191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7</text:p>
          </table:table-cell>
          <table:table-cell office:value-type="string" calcext:value-type="string">
            <text:p>Columbus County</text:p>
          </table:table-cell>
          <table:table-cell office:value-type="string" calcext:value-type="string">
            <text:p>North Carolina</text:p>
          </table:table-cell>
          <table:table-cell table:formula="of:=VLOOKUP([.C191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9</text:p>
          </table:table-cell>
          <table:table-cell office:value-type="string" calcext:value-type="string">
            <text:p>Craven County</text:p>
          </table:table-cell>
          <table:table-cell office:value-type="string" calcext:value-type="string">
            <text:p>North Carolina</text:p>
          </table:table-cell>
          <table:table-cell table:formula="of:=VLOOKUP([.C191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orth Carolina</text:p>
          </table:table-cell>
          <table:table-cell table:formula="of:=VLOOKUP([.C191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3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North Carolina</text:p>
          </table:table-cell>
          <table:table-cell table:formula="of:=VLOOKUP([.C191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5</text:p>
          </table:table-cell>
          <table:table-cell office:value-type="string" calcext:value-type="string">
            <text:p>Dare County</text:p>
          </table:table-cell>
          <table:table-cell office:value-type="string" calcext:value-type="string">
            <text:p>North Carolina</text:p>
          </table:table-cell>
          <table:table-cell table:formula="of:=VLOOKUP([.C191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North Carolina</text:p>
          </table:table-cell>
          <table:table-cell table:formula="of:=VLOOKUP([.C192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9</text:p>
          </table:table-cell>
          <table:table-cell office:value-type="string" calcext:value-type="string">
            <text:p>Davie County</text:p>
          </table:table-cell>
          <table:table-cell office:value-type="string" calcext:value-type="string">
            <text:p>North Carolina</text:p>
          </table:table-cell>
          <table:table-cell table:formula="of:=VLOOKUP([.C192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1</text:p>
          </table:table-cell>
          <table:table-cell office:value-type="string" calcext:value-type="string">
            <text:p>Duplin County</text:p>
          </table:table-cell>
          <table:table-cell office:value-type="string" calcext:value-type="string">
            <text:p>North Carolina</text:p>
          </table:table-cell>
          <table:table-cell table:formula="of:=VLOOKUP([.C192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3</text:p>
          </table:table-cell>
          <table:table-cell office:value-type="string" calcext:value-type="string">
            <text:p>Durham County</text:p>
          </table:table-cell>
          <table:table-cell office:value-type="string" calcext:value-type="string">
            <text:p>North Carolina</text:p>
          </table:table-cell>
          <table:table-cell table:formula="of:=VLOOKUP([.C192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5</text:p>
          </table:table-cell>
          <table:table-cell office:value-type="string" calcext:value-type="string">
            <text:p>Edgecombe County</text:p>
          </table:table-cell>
          <table:table-cell office:value-type="string" calcext:value-type="string">
            <text:p>North Carolina</text:p>
          </table:table-cell>
          <table:table-cell table:formula="of:=VLOOKUP([.C192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North Carolina</text:p>
          </table:table-cell>
          <table:table-cell table:formula="of:=VLOOKUP([.C192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orth Carolina</text:p>
          </table:table-cell>
          <table:table-cell table:formula="of:=VLOOKUP([.C192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1</text:p>
          </table:table-cell>
          <table:table-cell office:value-type="string" calcext:value-type="string">
            <text:p>Gaston County</text:p>
          </table:table-cell>
          <table:table-cell office:value-type="string" calcext:value-type="string">
            <text:p>North Carolina</text:p>
          </table:table-cell>
          <table:table-cell table:formula="of:=VLOOKUP([.C192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3</text:p>
          </table:table-cell>
          <table:table-cell office:value-type="string" calcext:value-type="string">
            <text:p>Gates County</text:p>
          </table:table-cell>
          <table:table-cell office:value-type="string" calcext:value-type="string">
            <text:p>North Carolina</text:p>
          </table:table-cell>
          <table:table-cell table:formula="of:=VLOOKUP([.C192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North Carolina</text:p>
          </table:table-cell>
          <table:table-cell table:formula="of:=VLOOKUP([.C192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7</text:p>
          </table:table-cell>
          <table:table-cell office:value-type="string" calcext:value-type="string">
            <text:p>Granville County</text:p>
          </table:table-cell>
          <table:table-cell office:value-type="string" calcext:value-type="string">
            <text:p>North Carolina</text:p>
          </table:table-cell>
          <table:table-cell table:formula="of:=VLOOKUP([.C193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orth Carolina</text:p>
          </table:table-cell>
          <table:table-cell table:formula="of:=VLOOKUP([.C193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1</text:p>
          </table:table-cell>
          <table:table-cell office:value-type="string" calcext:value-type="string">
            <text:p>Guilford County</text:p>
          </table:table-cell>
          <table:table-cell office:value-type="string" calcext:value-type="string">
            <text:p>North Carolina</text:p>
          </table:table-cell>
          <table:table-cell table:formula="of:=VLOOKUP([.C193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North Carolina</text:p>
          </table:table-cell>
          <table:table-cell table:formula="of:=VLOOKUP([.C193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5</text:p>
          </table:table-cell>
          <table:table-cell office:value-type="string" calcext:value-type="string">
            <text:p>Harnett County</text:p>
          </table:table-cell>
          <table:table-cell office:value-type="string" calcext:value-type="string">
            <text:p>North Carolina</text:p>
          </table:table-cell>
          <table:table-cell table:formula="of:=VLOOKUP([.C193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7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North Carolina</text:p>
          </table:table-cell>
          <table:table-cell table:formula="of:=VLOOKUP([.C193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9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North Carolina</text:p>
          </table:table-cell>
          <table:table-cell table:formula="of:=VLOOKUP([.C193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1</text:p>
          </table:table-cell>
          <table:table-cell office:value-type="string" calcext:value-type="string">
            <text:p>Hertford County</text:p>
          </table:table-cell>
          <table:table-cell office:value-type="string" calcext:value-type="string">
            <text:p>North Carolina</text:p>
          </table:table-cell>
          <table:table-cell table:formula="of:=VLOOKUP([.C193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3</text:p>
          </table:table-cell>
          <table:table-cell office:value-type="string" calcext:value-type="string">
            <text:p>Hoke County</text:p>
          </table:table-cell>
          <table:table-cell office:value-type="string" calcext:value-type="string">
            <text:p>North Carolina</text:p>
          </table:table-cell>
          <table:table-cell table:formula="of:=VLOOKUP([.C193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5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North Carolina</text:p>
          </table:table-cell>
          <table:table-cell table:formula="of:=VLOOKUP([.C193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7</text:p>
          </table:table-cell>
          <table:table-cell office:value-type="string" calcext:value-type="string">
            <text:p>Iredell County</text:p>
          </table:table-cell>
          <table:table-cell office:value-type="string" calcext:value-type="string">
            <text:p>North Carolina</text:p>
          </table:table-cell>
          <table:table-cell table:formula="of:=VLOOKUP([.C194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North Carolina</text:p>
          </table:table-cell>
          <table:table-cell table:formula="of:=VLOOKUP([.C194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1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North Carolina</text:p>
          </table:table-cell>
          <table:table-cell table:formula="of:=VLOOKUP([.C194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North Carolina</text:p>
          </table:table-cell>
          <table:table-cell table:formula="of:=VLOOKUP([.C194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North Carolina</text:p>
          </table:table-cell>
          <table:table-cell table:formula="of:=VLOOKUP([.C194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7</text:p>
          </table:table-cell>
          <table:table-cell office:value-type="string" calcext:value-type="string">
            <text:p>Lenoir County</text:p>
          </table:table-cell>
          <table:table-cell office:value-type="string" calcext:value-type="string">
            <text:p>North Carolina</text:p>
          </table:table-cell>
          <table:table-cell table:formula="of:=VLOOKUP([.C194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orth Carolina</text:p>
          </table:table-cell>
          <table:table-cell table:formula="of:=VLOOKUP([.C194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1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North Carolina</text:p>
          </table:table-cell>
          <table:table-cell table:formula="of:=VLOOKUP([.C194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North Carolina</text:p>
          </table:table-cell>
          <table:table-cell table:formula="of:=VLOOKUP([.C194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orth Carolina</text:p>
          </table:table-cell>
          <table:table-cell table:formula="of:=VLOOKUP([.C194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North Carolina</text:p>
          </table:table-cell>
          <table:table-cell table:formula="of:=VLOOKUP([.C195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9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North Carolina</text:p>
          </table:table-cell>
          <table:table-cell table:formula="of:=VLOOKUP([.C195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North Carolina</text:p>
          </table:table-cell>
          <table:table-cell table:formula="of:=VLOOKUP([.C195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orth Carolina</text:p>
          </table:table-cell>
          <table:table-cell table:formula="of:=VLOOKUP([.C195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5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North Carolina</text:p>
          </table:table-cell>
          <table:table-cell table:formula="of:=VLOOKUP([.C195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7</text:p>
          </table:table-cell>
          <table:table-cell office:value-type="string" calcext:value-type="string">
            <text:p>Nash County</text:p>
          </table:table-cell>
          <table:table-cell office:value-type="string" calcext:value-type="string">
            <text:p>North Carolina</text:p>
          </table:table-cell>
          <table:table-cell table:formula="of:=VLOOKUP([.C195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9</text:p>
          </table:table-cell>
          <table:table-cell office:value-type="string" calcext:value-type="string">
            <text:p>New Hanover County</text:p>
          </table:table-cell>
          <table:table-cell office:value-type="string" calcext:value-type="string">
            <text:p>North Carolina</text:p>
          </table:table-cell>
          <table:table-cell table:formula="of:=VLOOKUP([.C195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North Carolina</text:p>
          </table:table-cell>
          <table:table-cell table:formula="of:=VLOOKUP([.C195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3</text:p>
          </table:table-cell>
          <table:table-cell office:value-type="string" calcext:value-type="string">
            <text:p>Onslow County</text:p>
          </table:table-cell>
          <table:table-cell office:value-type="string" calcext:value-type="string">
            <text:p>North Carolina</text:p>
          </table:table-cell>
          <table:table-cell table:formula="of:=VLOOKUP([.C195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orth Carolina</text:p>
          </table:table-cell>
          <table:table-cell table:formula="of:=VLOOKUP([.C195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7</text:p>
          </table:table-cell>
          <table:table-cell office:value-type="string" calcext:value-type="string">
            <text:p>Pamlico County</text:p>
          </table:table-cell>
          <table:table-cell office:value-type="string" calcext:value-type="string">
            <text:p>North Carolina</text:p>
          </table:table-cell>
          <table:table-cell table:formula="of:=VLOOKUP([.C196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9</text:p>
          </table:table-cell>
          <table:table-cell office:value-type="string" calcext:value-type="string">
            <text:p>Pasquotank County</text:p>
          </table:table-cell>
          <table:table-cell office:value-type="string" calcext:value-type="string">
            <text:p>North Carolina</text:p>
          </table:table-cell>
          <table:table-cell table:formula="of:=VLOOKUP([.C196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1</text:p>
          </table:table-cell>
          <table:table-cell office:value-type="string" calcext:value-type="string">
            <text:p>Pender County</text:p>
          </table:table-cell>
          <table:table-cell office:value-type="string" calcext:value-type="string">
            <text:p>North Carolina</text:p>
          </table:table-cell>
          <table:table-cell table:formula="of:=VLOOKUP([.C196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3</text:p>
          </table:table-cell>
          <table:table-cell office:value-type="string" calcext:value-type="string">
            <text:p>Perquimans County</text:p>
          </table:table-cell>
          <table:table-cell office:value-type="string" calcext:value-type="string">
            <text:p>North Carolina</text:p>
          </table:table-cell>
          <table:table-cell table:formula="of:=VLOOKUP([.C196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5</text:p>
          </table:table-cell>
          <table:table-cell office:value-type="string" calcext:value-type="string">
            <text:p>Person County</text:p>
          </table:table-cell>
          <table:table-cell office:value-type="string" calcext:value-type="string">
            <text:p>North Carolina</text:p>
          </table:table-cell>
          <table:table-cell table:formula="of:=VLOOKUP([.C196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7</text:p>
          </table:table-cell>
          <table:table-cell office:value-type="string" calcext:value-type="string">
            <text:p>Pitt County</text:p>
          </table:table-cell>
          <table:table-cell office:value-type="string" calcext:value-type="string">
            <text:p>North Carolina</text:p>
          </table:table-cell>
          <table:table-cell table:formula="of:=VLOOKUP([.C196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orth Carolina</text:p>
          </table:table-cell>
          <table:table-cell table:formula="of:=VLOOKUP([.C196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North Carolina</text:p>
          </table:table-cell>
          <table:table-cell table:formula="of:=VLOOKUP([.C196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3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orth Carolina</text:p>
          </table:table-cell>
          <table:table-cell table:formula="of:=VLOOKUP([.C196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5</text:p>
          </table:table-cell>
          <table:table-cell office:value-type="string" calcext:value-type="string">
            <text:p>Robeson County</text:p>
          </table:table-cell>
          <table:table-cell office:value-type="string" calcext:value-type="string">
            <text:p>North Carolina</text:p>
          </table:table-cell>
          <table:table-cell table:formula="of:=VLOOKUP([.C196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7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orth Carolina</text:p>
          </table:table-cell>
          <table:table-cell table:formula="of:=VLOOKUP([.C197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9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North Carolina</text:p>
          </table:table-cell>
          <table:table-cell table:formula="of:=VLOOKUP([.C197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1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North Carolina</text:p>
          </table:table-cell>
          <table:table-cell table:formula="of:=VLOOKUP([.C197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3</text:p>
          </table:table-cell>
          <table:table-cell office:value-type="string" calcext:value-type="string">
            <text:p>Sampson County</text:p>
          </table:table-cell>
          <table:table-cell office:value-type="string" calcext:value-type="string">
            <text:p>North Carolina</text:p>
          </table:table-cell>
          <table:table-cell table:formula="of:=VLOOKUP([.C197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5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North Carolina</text:p>
          </table:table-cell>
          <table:table-cell table:formula="of:=VLOOKUP([.C197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7</text:p>
          </table:table-cell>
          <table:table-cell office:value-type="string" calcext:value-type="string">
            <text:p>Stanly County</text:p>
          </table:table-cell>
          <table:table-cell office:value-type="string" calcext:value-type="string">
            <text:p>North Carolina</text:p>
          </table:table-cell>
          <table:table-cell table:formula="of:=VLOOKUP([.C197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9</text:p>
          </table:table-cell>
          <table:table-cell office:value-type="string" calcext:value-type="string">
            <text:p>Stokes County</text:p>
          </table:table-cell>
          <table:table-cell office:value-type="string" calcext:value-type="string">
            <text:p>North Carolina</text:p>
          </table:table-cell>
          <table:table-cell table:formula="of:=VLOOKUP([.C197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North Carolina</text:p>
          </table:table-cell>
          <table:table-cell table:formula="of:=VLOOKUP([.C197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3</text:p>
          </table:table-cell>
          <table:table-cell office:value-type="string" calcext:value-type="string">
            <text:p>Swain County</text:p>
          </table:table-cell>
          <table:table-cell office:value-type="string" calcext:value-type="string">
            <text:p>North Carolina</text:p>
          </table:table-cell>
          <table:table-cell table:formula="of:=VLOOKUP([.C197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5</text:p>
          </table:table-cell>
          <table:table-cell office:value-type="string" calcext:value-type="string">
            <text:p>Transylvania County</text:p>
          </table:table-cell>
          <table:table-cell office:value-type="string" calcext:value-type="string">
            <text:p>North Carolina</text:p>
          </table:table-cell>
          <table:table-cell table:formula="of:=VLOOKUP([.C197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7</text:p>
          </table:table-cell>
          <table:table-cell office:value-type="string" calcext:value-type="string">
            <text:p>Tyrrell County</text:p>
          </table:table-cell>
          <table:table-cell office:value-type="string" calcext:value-type="string">
            <text:p>North Carolina</text:p>
          </table:table-cell>
          <table:table-cell table:formula="of:=VLOOKUP([.C198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orth Carolina</text:p>
          </table:table-cell>
          <table:table-cell table:formula="of:=VLOOKUP([.C198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1</text:p>
          </table:table-cell>
          <table:table-cell office:value-type="string" calcext:value-type="string">
            <text:p>Vance County</text:p>
          </table:table-cell>
          <table:table-cell office:value-type="string" calcext:value-type="string">
            <text:p>North Carolina</text:p>
          </table:table-cell>
          <table:table-cell table:formula="of:=VLOOKUP([.C198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3</text:p>
          </table:table-cell>
          <table:table-cell office:value-type="string" calcext:value-type="string">
            <text:p>Wake County</text:p>
          </table:table-cell>
          <table:table-cell office:value-type="string" calcext:value-type="string">
            <text:p>North Carolina</text:p>
          </table:table-cell>
          <table:table-cell table:formula="of:=VLOOKUP([.C198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orth Carolina</text:p>
          </table:table-cell>
          <table:table-cell table:formula="of:=VLOOKUP([.C198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orth Carolina</text:p>
          </table:table-cell>
          <table:table-cell table:formula="of:=VLOOKUP([.C198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9</text:p>
          </table:table-cell>
          <table:table-cell office:value-type="string" calcext:value-type="string">
            <text:p>Watauga County</text:p>
          </table:table-cell>
          <table:table-cell office:value-type="string" calcext:value-type="string">
            <text:p>North Carolina</text:p>
          </table:table-cell>
          <table:table-cell table:formula="of:=VLOOKUP([.C198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orth Carolina</text:p>
          </table:table-cell>
          <table:table-cell table:formula="of:=VLOOKUP([.C198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3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North Carolina</text:p>
          </table:table-cell>
          <table:table-cell table:formula="of:=VLOOKUP([.C198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North Carolina</text:p>
          </table:table-cell>
          <table:table-cell table:formula="of:=VLOOKUP([.C198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7</text:p>
          </table:table-cell>
          <table:table-cell office:value-type="string" calcext:value-type="string">
            <text:p>Yadkin County</text:p>
          </table:table-cell>
          <table:table-cell office:value-type="string" calcext:value-type="string">
            <text:p>North Carolina</text:p>
          </table:table-cell>
          <table:table-cell table:formula="of:=VLOOKUP([.C199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9</text:p>
          </table:table-cell>
          <table:table-cell office:value-type="string" calcext:value-type="string">
            <text:p>Yancey County</text:p>
          </table:table-cell>
          <table:table-cell office:value-type="string" calcext:value-type="string">
            <text:p>North Carolina</text:p>
          </table:table-cell>
          <table:table-cell table:formula="of:=VLOOKUP([.C199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orth Dakota</text:p>
          </table:table-cell>
          <table:table-cell table:formula="of:=VLOOKUP([.C199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3</text:p>
          </table:table-cell>
          <table:table-cell office:value-type="string" calcext:value-type="string">
            <text:p>Barnes County</text:p>
          </table:table-cell>
          <table:table-cell office:value-type="string" calcext:value-type="string">
            <text:p>North Dakota</text:p>
          </table:table-cell>
          <table:table-cell table:formula="of:=VLOOKUP([.C199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5</text:p>
          </table:table-cell>
          <table:table-cell office:value-type="string" calcext:value-type="string">
            <text:p>Benson County</text:p>
          </table:table-cell>
          <table:table-cell office:value-type="string" calcext:value-type="string">
            <text:p>North Dakota</text:p>
          </table:table-cell>
          <table:table-cell table:formula="of:=VLOOKUP([.C199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7</text:p>
          </table:table-cell>
          <table:table-cell office:value-type="string" calcext:value-type="string">
            <text:p>Billings County</text:p>
          </table:table-cell>
          <table:table-cell office:value-type="string" calcext:value-type="string">
            <text:p>North Dakota</text:p>
          </table:table-cell>
          <table:table-cell table:formula="of:=VLOOKUP([.C199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9</text:p>
          </table:table-cell>
          <table:table-cell office:value-type="string" calcext:value-type="string">
            <text:p>Bottineau County</text:p>
          </table:table-cell>
          <table:table-cell office:value-type="string" calcext:value-type="string">
            <text:p>North Dakota</text:p>
          </table:table-cell>
          <table:table-cell table:formula="of:=VLOOKUP([.C199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1</text:p>
          </table:table-cell>
          <table:table-cell office:value-type="string" calcext:value-type="string">
            <text:p>Bowman County</text:p>
          </table:table-cell>
          <table:table-cell office:value-type="string" calcext:value-type="string">
            <text:p>North Dakota</text:p>
          </table:table-cell>
          <table:table-cell table:formula="of:=VLOOKUP([.C199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Dakota</text:p>
          </table:table-cell>
          <table:table-cell table:formula="of:=VLOOKUP([.C199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5</text:p>
          </table:table-cell>
          <table:table-cell office:value-type="string" calcext:value-type="string">
            <text:p>Burleigh County</text:p>
          </table:table-cell>
          <table:table-cell office:value-type="string" calcext:value-type="string">
            <text:p>North Dakota</text:p>
          </table:table-cell>
          <table:table-cell table:formula="of:=VLOOKUP([.C199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orth Dakota</text:p>
          </table:table-cell>
          <table:table-cell table:formula="of:=VLOOKUP([.C200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9</text:p>
          </table:table-cell>
          <table:table-cell office:value-type="string" calcext:value-type="string">
            <text:p>Cavalier County</text:p>
          </table:table-cell>
          <table:table-cell office:value-type="string" calcext:value-type="string">
            <text:p>North Dakota</text:p>
          </table:table-cell>
          <table:table-cell table:formula="of:=VLOOKUP([.C200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1</text:p>
          </table:table-cell>
          <table:table-cell office:value-type="string" calcext:value-type="string">
            <text:p>Dickey County</text:p>
          </table:table-cell>
          <table:table-cell office:value-type="string" calcext:value-type="string">
            <text:p>North Dakota</text:p>
          </table:table-cell>
          <table:table-cell table:formula="of:=VLOOKUP([.C200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3</text:p>
          </table:table-cell>
          <table:table-cell office:value-type="string" calcext:value-type="string">
            <text:p>Divide County</text:p>
          </table:table-cell>
          <table:table-cell office:value-type="string" calcext:value-type="string">
            <text:p>North Dakota</text:p>
          </table:table-cell>
          <table:table-cell table:formula="of:=VLOOKUP([.C200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5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North Dakota</text:p>
          </table:table-cell>
          <table:table-cell table:formula="of:=VLOOKUP([.C200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7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orth Dakota</text:p>
          </table:table-cell>
          <table:table-cell table:formula="of:=VLOOKUP([.C200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9</text:p>
          </table:table-cell>
          <table:table-cell office:value-type="string" calcext:value-type="string">
            <text:p>Emmons County</text:p>
          </table:table-cell>
          <table:table-cell office:value-type="string" calcext:value-type="string">
            <text:p>North Dakota</text:p>
          </table:table-cell>
          <table:table-cell table:formula="of:=VLOOKUP([.C200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1</text:p>
          </table:table-cell>
          <table:table-cell office:value-type="string" calcext:value-type="string">
            <text:p>Foster County</text:p>
          </table:table-cell>
          <table:table-cell office:value-type="string" calcext:value-type="string">
            <text:p>North Dakota</text:p>
          </table:table-cell>
          <table:table-cell table:formula="of:=VLOOKUP([.C200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3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North Dakota</text:p>
          </table:table-cell>
          <table:table-cell table:formula="of:=VLOOKUP([.C200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5</text:p>
          </table:table-cell>
          <table:table-cell office:value-type="string" calcext:value-type="string">
            <text:p>Grand Forks County</text:p>
          </table:table-cell>
          <table:table-cell office:value-type="string" calcext:value-type="string">
            <text:p>North Dakota</text:p>
          </table:table-cell>
          <table:table-cell table:formula="of:=VLOOKUP([.C200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orth Dakota</text:p>
          </table:table-cell>
          <table:table-cell table:formula="of:=VLOOKUP([.C201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9</text:p>
          </table:table-cell>
          <table:table-cell office:value-type="string" calcext:value-type="string">
            <text:p>Griggs County</text:p>
          </table:table-cell>
          <table:table-cell office:value-type="string" calcext:value-type="string">
            <text:p>North Dakota</text:p>
          </table:table-cell>
          <table:table-cell table:formula="of:=VLOOKUP([.C201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1</text:p>
          </table:table-cell>
          <table:table-cell office:value-type="string" calcext:value-type="string">
            <text:p>Hettinger County</text:p>
          </table:table-cell>
          <table:table-cell office:value-type="string" calcext:value-type="string">
            <text:p>North Dakota</text:p>
          </table:table-cell>
          <table:table-cell table:formula="of:=VLOOKUP([.C201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3</text:p>
          </table:table-cell>
          <table:table-cell office:value-type="string" calcext:value-type="string">
            <text:p>Kidder County</text:p>
          </table:table-cell>
          <table:table-cell office:value-type="string" calcext:value-type="string">
            <text:p>North Dakota</text:p>
          </table:table-cell>
          <table:table-cell table:formula="of:=VLOOKUP([.C201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5</text:p>
          </table:table-cell>
          <table:table-cell office:value-type="string" calcext:value-type="string">
            <text:p>LaMoure County</text:p>
          </table:table-cell>
          <table:table-cell office:value-type="string" calcext:value-type="string">
            <text:p>North Dakota</text:p>
          </table:table-cell>
          <table:table-cell table:formula="of:=VLOOKUP([.C201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orth Dakota</text:p>
          </table:table-cell>
          <table:table-cell table:formula="of:=VLOOKUP([.C201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9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North Dakota</text:p>
          </table:table-cell>
          <table:table-cell table:formula="of:=VLOOKUP([.C201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North Dakota</text:p>
          </table:table-cell>
          <table:table-cell table:formula="of:=VLOOKUP([.C201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3</text:p>
          </table:table-cell>
          <table:table-cell office:value-type="string" calcext:value-type="string">
            <text:p>McKenzie County</text:p>
          </table:table-cell>
          <table:table-cell office:value-type="string" calcext:value-type="string">
            <text:p>North Dakota</text:p>
          </table:table-cell>
          <table:table-cell table:formula="of:=VLOOKUP([.C201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5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North Dakota</text:p>
          </table:table-cell>
          <table:table-cell table:formula="of:=VLOOKUP([.C201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orth Dakota</text:p>
          </table:table-cell>
          <table:table-cell table:formula="of:=VLOOKUP([.C202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North Dakota</text:p>
          </table:table-cell>
          <table:table-cell table:formula="of:=VLOOKUP([.C202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1</text:p>
          </table:table-cell>
          <table:table-cell office:value-type="string" calcext:value-type="string">
            <text:p>Mountrail County</text:p>
          </table:table-cell>
          <table:table-cell office:value-type="string" calcext:value-type="string">
            <text:p>North Dakota</text:p>
          </table:table-cell>
          <table:table-cell table:formula="of:=VLOOKUP([.C202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3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North Dakota</text:p>
          </table:table-cell>
          <table:table-cell table:formula="of:=VLOOKUP([.C202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5</text:p>
          </table:table-cell>
          <table:table-cell office:value-type="string" calcext:value-type="string">
            <text:p>Oliver County</text:p>
          </table:table-cell>
          <table:table-cell office:value-type="string" calcext:value-type="string">
            <text:p>North Dakota</text:p>
          </table:table-cell>
          <table:table-cell table:formula="of:=VLOOKUP([.C202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7</text:p>
          </table:table-cell>
          <table:table-cell office:value-type="string" calcext:value-type="string">
            <text:p>Pembina County</text:p>
          </table:table-cell>
          <table:table-cell office:value-type="string" calcext:value-type="string">
            <text:p>North Dakota</text:p>
          </table:table-cell>
          <table:table-cell table:formula="of:=VLOOKUP([.C202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orth Dakota</text:p>
          </table:table-cell>
          <table:table-cell table:formula="of:=VLOOKUP([.C202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1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North Dakota</text:p>
          </table:table-cell>
          <table:table-cell table:formula="of:=VLOOKUP([.C202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3</text:p>
          </table:table-cell>
          <table:table-cell office:value-type="string" calcext:value-type="string">
            <text:p>Ransom County</text:p>
          </table:table-cell>
          <table:table-cell office:value-type="string" calcext:value-type="string">
            <text:p>North Dakota</text:p>
          </table:table-cell>
          <table:table-cell table:formula="of:=VLOOKUP([.C202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5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North Dakota</text:p>
          </table:table-cell>
          <table:table-cell table:formula="of:=VLOOKUP([.C202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7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North Dakota</text:p>
          </table:table-cell>
          <table:table-cell table:formula="of:=VLOOKUP([.C203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9</text:p>
          </table:table-cell>
          <table:table-cell office:value-type="string" calcext:value-type="string">
            <text:p>Rolette County</text:p>
          </table:table-cell>
          <table:table-cell office:value-type="string" calcext:value-type="string">
            <text:p>North Dakota</text:p>
          </table:table-cell>
          <table:table-cell table:formula="of:=VLOOKUP([.C203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1</text:p>
          </table:table-cell>
          <table:table-cell office:value-type="string" calcext:value-type="string">
            <text:p>Sargent County</text:p>
          </table:table-cell>
          <table:table-cell office:value-type="string" calcext:value-type="string">
            <text:p>North Dakota</text:p>
          </table:table-cell>
          <table:table-cell table:formula="of:=VLOOKUP([.C203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orth Dakota</text:p>
          </table:table-cell>
          <table:table-cell table:formula="of:=VLOOKUP([.C203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orth Dakota</text:p>
          </table:table-cell>
          <table:table-cell table:formula="of:=VLOOKUP([.C203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7</text:p>
          </table:table-cell>
          <table:table-cell office:value-type="string" calcext:value-type="string">
            <text:p>Slope County</text:p>
          </table:table-cell>
          <table:table-cell office:value-type="string" calcext:value-type="string">
            <text:p>North Dakota</text:p>
          </table:table-cell>
          <table:table-cell table:formula="of:=VLOOKUP([.C203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9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North Dakota</text:p>
          </table:table-cell>
          <table:table-cell table:formula="of:=VLOOKUP([.C203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1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North Dakota</text:p>
          </table:table-cell>
          <table:table-cell table:formula="of:=VLOOKUP([.C203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3</text:p>
          </table:table-cell>
          <table:table-cell office:value-type="string" calcext:value-type="string">
            <text:p>Stutsman County</text:p>
          </table:table-cell>
          <table:table-cell office:value-type="string" calcext:value-type="string">
            <text:p>North Dakota</text:p>
          </table:table-cell>
          <table:table-cell table:formula="of:=VLOOKUP([.C203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5</text:p>
          </table:table-cell>
          <table:table-cell office:value-type="string" calcext:value-type="string">
            <text:p>Towner County</text:p>
          </table:table-cell>
          <table:table-cell office:value-type="string" calcext:value-type="string">
            <text:p>North Dakota</text:p>
          </table:table-cell>
          <table:table-cell table:formula="of:=VLOOKUP([.C203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7</text:p>
          </table:table-cell>
          <table:table-cell office:value-type="string" calcext:value-type="string">
            <text:p>Traill County</text:p>
          </table:table-cell>
          <table:table-cell office:value-type="string" calcext:value-type="string">
            <text:p>North Dakota</text:p>
          </table:table-cell>
          <table:table-cell table:formula="of:=VLOOKUP([.C204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9</text:p>
          </table:table-cell>
          <table:table-cell office:value-type="string" calcext:value-type="string">
            <text:p>Walsh County</text:p>
          </table:table-cell>
          <table:table-cell office:value-type="string" calcext:value-type="string">
            <text:p>North Dakota</text:p>
          </table:table-cell>
          <table:table-cell table:formula="of:=VLOOKUP([.C204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1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North Dakota</text:p>
          </table:table-cell>
          <table:table-cell table:formula="of:=VLOOKUP([.C204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3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North Dakota</text:p>
          </table:table-cell>
          <table:table-cell table:formula="of:=VLOOKUP([.C204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5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North Dakota</text:p>
          </table:table-cell>
          <table:table-cell table:formula="of:=VLOOKUP([.C204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9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Ohio</text:p>
          </table:table-cell>
          <table:table-cell table:formula="of:=VLOOKUP([.C204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Ohio</text:p>
          </table:table-cell>
          <table:table-cell table:formula="of:=VLOOKUP([.C204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5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Ohio</text:p>
          </table:table-cell>
          <table:table-cell table:formula="of:=VLOOKUP([.C204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7</text:p>
          </table:table-cell>
          <table:table-cell office:value-type="string" calcext:value-type="string">
            <text:p>Ashtabula County</text:p>
          </table:table-cell>
          <table:table-cell office:value-type="string" calcext:value-type="string">
            <text:p>Ohio</text:p>
          </table:table-cell>
          <table:table-cell table:formula="of:=VLOOKUP([.C204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9</text:p>
          </table:table-cell>
          <table:table-cell office:value-type="string" calcext:value-type="string">
            <text:p>Athens County</text:p>
          </table:table-cell>
          <table:table-cell office:value-type="string" calcext:value-type="string">
            <text:p>Ohio</text:p>
          </table:table-cell>
          <table:table-cell table:formula="of:=VLOOKUP([.C204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1</text:p>
          </table:table-cell>
          <table:table-cell office:value-type="string" calcext:value-type="string">
            <text:p>Auglaize County</text:p>
          </table:table-cell>
          <table:table-cell office:value-type="string" calcext:value-type="string">
            <text:p>Ohio</text:p>
          </table:table-cell>
          <table:table-cell table:formula="of:=VLOOKUP([.C205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3</text:p>
          </table:table-cell>
          <table:table-cell office:value-type="string" calcext:value-type="string">
            <text:p>Belmont County</text:p>
          </table:table-cell>
          <table:table-cell office:value-type="string" calcext:value-type="string">
            <text:p>Ohio</text:p>
          </table:table-cell>
          <table:table-cell table:formula="of:=VLOOKUP([.C205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Ohio</text:p>
          </table:table-cell>
          <table:table-cell table:formula="of:=VLOOKUP([.C205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7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Ohio</text:p>
          </table:table-cell>
          <table:table-cell table:formula="of:=VLOOKUP([.C205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9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Ohio</text:p>
          </table:table-cell>
          <table:table-cell table:formula="of:=VLOOKUP([.C205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1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Ohio</text:p>
          </table:table-cell>
          <table:table-cell table:formula="of:=VLOOKUP([.C205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Ohio</text:p>
          </table:table-cell>
          <table:table-cell table:formula="of:=VLOOKUP([.C205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5</text:p>
          </table:table-cell>
          <table:table-cell office:value-type="string" calcext:value-type="string">
            <text:p>Clermont County</text:p>
          </table:table-cell>
          <table:table-cell office:value-type="string" calcext:value-type="string">
            <text:p>Ohio</text:p>
          </table:table-cell>
          <table:table-cell table:formula="of:=VLOOKUP([.C205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Ohio</text:p>
          </table:table-cell>
          <table:table-cell table:formula="of:=VLOOKUP([.C205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9</text:p>
          </table:table-cell>
          <table:table-cell office:value-type="string" calcext:value-type="string">
            <text:p>Columbiana County</text:p>
          </table:table-cell>
          <table:table-cell office:value-type="string" calcext:value-type="string">
            <text:p>Ohio</text:p>
          </table:table-cell>
          <table:table-cell table:formula="of:=VLOOKUP([.C205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1</text:p>
          </table:table-cell>
          <table:table-cell office:value-type="string" calcext:value-type="string">
            <text:p>Coshocton County</text:p>
          </table:table-cell>
          <table:table-cell office:value-type="string" calcext:value-type="string">
            <text:p>Ohio</text:p>
          </table:table-cell>
          <table:table-cell table:formula="of:=VLOOKUP([.C206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Ohio</text:p>
          </table:table-cell>
          <table:table-cell table:formula="of:=VLOOKUP([.C206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5</text:p>
          </table:table-cell>
          <table:table-cell office:value-type="string" calcext:value-type="string">
            <text:p>Cuyahoga County</text:p>
          </table:table-cell>
          <table:table-cell office:value-type="string" calcext:value-type="string">
            <text:p>Ohio</text:p>
          </table:table-cell>
          <table:table-cell table:formula="of:=VLOOKUP([.C206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7</text:p>
          </table:table-cell>
          <table:table-cell office:value-type="string" calcext:value-type="string">
            <text:p>Darke County</text:p>
          </table:table-cell>
          <table:table-cell office:value-type="string" calcext:value-type="string">
            <text:p>Ohio</text:p>
          </table:table-cell>
          <table:table-cell table:formula="of:=VLOOKUP([.C206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9</text:p>
          </table:table-cell>
          <table:table-cell office:value-type="string" calcext:value-type="string">
            <text:p>Defiance County</text:p>
          </table:table-cell>
          <table:table-cell office:value-type="string" calcext:value-type="string">
            <text:p>Ohio</text:p>
          </table:table-cell>
          <table:table-cell table:formula="of:=VLOOKUP([.C206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hio</text:p>
          </table:table-cell>
          <table:table-cell table:formula="of:=VLOOKUP([.C206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3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Ohio</text:p>
          </table:table-cell>
          <table:table-cell table:formula="of:=VLOOKUP([.C206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5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Ohio</text:p>
          </table:table-cell>
          <table:table-cell table:formula="of:=VLOOKUP([.C206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Ohio</text:p>
          </table:table-cell>
          <table:table-cell table:formula="of:=VLOOKUP([.C206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Ohio</text:p>
          </table:table-cell>
          <table:table-cell table:formula="of:=VLOOKUP([.C206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Ohio</text:p>
          </table:table-cell>
          <table:table-cell table:formula="of:=VLOOKUP([.C207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3</text:p>
          </table:table-cell>
          <table:table-cell office:value-type="string" calcext:value-type="string">
            <text:p>Gallia County</text:p>
          </table:table-cell>
          <table:table-cell office:value-type="string" calcext:value-type="string">
            <text:p>Ohio</text:p>
          </table:table-cell>
          <table:table-cell table:formula="of:=VLOOKUP([.C207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5</text:p>
          </table:table-cell>
          <table:table-cell office:value-type="string" calcext:value-type="string">
            <text:p>Geauga County</text:p>
          </table:table-cell>
          <table:table-cell office:value-type="string" calcext:value-type="string">
            <text:p>Ohio</text:p>
          </table:table-cell>
          <table:table-cell table:formula="of:=VLOOKUP([.C207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Ohio</text:p>
          </table:table-cell>
          <table:table-cell table:formula="of:=VLOOKUP([.C207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9</text:p>
          </table:table-cell>
          <table:table-cell office:value-type="string" calcext:value-type="string">
            <text:p>Guernsey County</text:p>
          </table:table-cell>
          <table:table-cell office:value-type="string" calcext:value-type="string">
            <text:p>Ohio</text:p>
          </table:table-cell>
          <table:table-cell table:formula="of:=VLOOKUP([.C207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Ohio</text:p>
          </table:table-cell>
          <table:table-cell table:formula="of:=VLOOKUP([.C207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3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Ohio</text:p>
          </table:table-cell>
          <table:table-cell table:formula="of:=VLOOKUP([.C207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5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Ohio</text:p>
          </table:table-cell>
          <table:table-cell table:formula="of:=VLOOKUP([.C207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Ohio</text:p>
          </table:table-cell>
          <table:table-cell table:formula="of:=VLOOKUP([.C207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Ohio</text:p>
          </table:table-cell>
          <table:table-cell table:formula="of:=VLOOKUP([.C207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Ohio</text:p>
          </table:table-cell>
          <table:table-cell table:formula="of:=VLOOKUP([.C208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3</text:p>
          </table:table-cell>
          <table:table-cell office:value-type="string" calcext:value-type="string">
            <text:p>Hocking County</text:p>
          </table:table-cell>
          <table:table-cell office:value-type="string" calcext:value-type="string">
            <text:p>Ohio</text:p>
          </table:table-cell>
          <table:table-cell table:formula="of:=VLOOKUP([.C208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5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Ohio</text:p>
          </table:table-cell>
          <table:table-cell table:formula="of:=VLOOKUP([.C208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7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Ohio</text:p>
          </table:table-cell>
          <table:table-cell table:formula="of:=VLOOKUP([.C208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hio</text:p>
          </table:table-cell>
          <table:table-cell table:formula="of:=VLOOKUP([.C208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hio</text:p>
          </table:table-cell>
          <table:table-cell table:formula="of:=VLOOKUP([.C208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Ohio</text:p>
          </table:table-cell>
          <table:table-cell table:formula="of:=VLOOKUP([.C208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hio</text:p>
          </table:table-cell>
          <table:table-cell table:formula="of:=VLOOKUP([.C208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Ohio</text:p>
          </table:table-cell>
          <table:table-cell table:formula="of:=VLOOKUP([.C208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9</text:p>
          </table:table-cell>
          <table:table-cell office:value-type="string" calcext:value-type="string">
            <text:p>Licking County</text:p>
          </table:table-cell>
          <table:table-cell office:value-type="string" calcext:value-type="string">
            <text:p>Ohio</text:p>
          </table:table-cell>
          <table:table-cell table:formula="of:=VLOOKUP([.C208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hio</text:p>
          </table:table-cell>
          <table:table-cell table:formula="of:=VLOOKUP([.C209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3</text:p>
          </table:table-cell>
          <table:table-cell office:value-type="string" calcext:value-type="string">
            <text:p>Lorain County</text:p>
          </table:table-cell>
          <table:table-cell office:value-type="string" calcext:value-type="string">
            <text:p>Ohio</text:p>
          </table:table-cell>
          <table:table-cell table:formula="of:=VLOOKUP([.C209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5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Ohio</text:p>
          </table:table-cell>
          <table:table-cell table:formula="of:=VLOOKUP([.C209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Ohio</text:p>
          </table:table-cell>
          <table:table-cell table:formula="of:=VLOOKUP([.C209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9</text:p>
          </table:table-cell>
          <table:table-cell office:value-type="string" calcext:value-type="string">
            <text:p>Mahoning County</text:p>
          </table:table-cell>
          <table:table-cell office:value-type="string" calcext:value-type="string">
            <text:p>Ohio</text:p>
          </table:table-cell>
          <table:table-cell table:formula="of:=VLOOKUP([.C209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hio</text:p>
          </table:table-cell>
          <table:table-cell table:formula="of:=VLOOKUP([.C209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3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Ohio</text:p>
          </table:table-cell>
          <table:table-cell table:formula="of:=VLOOKUP([.C209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5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Ohio</text:p>
          </table:table-cell>
          <table:table-cell table:formula="of:=VLOOKUP([.C209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Ohio</text:p>
          </table:table-cell>
          <table:table-cell table:formula="of:=VLOOKUP([.C209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9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Ohio</text:p>
          </table:table-cell>
          <table:table-cell table:formula="of:=VLOOKUP([.C209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Ohio</text:p>
          </table:table-cell>
          <table:table-cell table:formula="of:=VLOOKUP([.C210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Ohio</text:p>
          </table:table-cell>
          <table:table-cell table:formula="of:=VLOOKUP([.C210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Ohio</text:p>
          </table:table-cell>
          <table:table-cell table:formula="of:=VLOOKUP([.C210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7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hio</text:p>
          </table:table-cell>
          <table:table-cell table:formula="of:=VLOOKUP([.C210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9</text:p>
          </table:table-cell>
          <table:table-cell office:value-type="string" calcext:value-type="string">
            <text:p>Muskingum County</text:p>
          </table:table-cell>
          <table:table-cell office:value-type="string" calcext:value-type="string">
            <text:p>Ohio</text:p>
          </table:table-cell>
          <table:table-cell table:formula="of:=VLOOKUP([.C210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1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hio</text:p>
          </table:table-cell>
          <table:table-cell table:formula="of:=VLOOKUP([.C210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hio</text:p>
          </table:table-cell>
          <table:table-cell table:formula="of:=VLOOKUP([.C210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5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Ohio</text:p>
          </table:table-cell>
          <table:table-cell table:formula="of:=VLOOKUP([.C210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Ohio</text:p>
          </table:table-cell>
          <table:table-cell table:formula="of:=VLOOKUP([.C210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9</text:p>
          </table:table-cell>
          <table:table-cell office:value-type="string" calcext:value-type="string">
            <text:p>Pickaway County</text:p>
          </table:table-cell>
          <table:table-cell office:value-type="string" calcext:value-type="string">
            <text:p>Ohio</text:p>
          </table:table-cell>
          <table:table-cell table:formula="of:=VLOOKUP([.C210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Ohio</text:p>
          </table:table-cell>
          <table:table-cell table:formula="of:=VLOOKUP([.C211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3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Ohio</text:p>
          </table:table-cell>
          <table:table-cell table:formula="of:=VLOOKUP([.C211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5</text:p>
          </table:table-cell>
          <table:table-cell office:value-type="string" calcext:value-type="string">
            <text:p>Preble County</text:p>
          </table:table-cell>
          <table:table-cell office:value-type="string" calcext:value-type="string">
            <text:p>Ohio</text:p>
          </table:table-cell>
          <table:table-cell table:formula="of:=VLOOKUP([.C211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Ohio</text:p>
          </table:table-cell>
          <table:table-cell table:formula="of:=VLOOKUP([.C211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Ohio</text:p>
          </table:table-cell>
          <table:table-cell table:formula="of:=VLOOKUP([.C211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1</text:p>
          </table:table-cell>
          <table:table-cell office:value-type="string" calcext:value-type="string">
            <text:p>Ross County</text:p>
          </table:table-cell>
          <table:table-cell office:value-type="string" calcext:value-type="string">
            <text:p>Ohio</text:p>
          </table:table-cell>
          <table:table-cell table:formula="of:=VLOOKUP([.C211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3</text:p>
          </table:table-cell>
          <table:table-cell office:value-type="string" calcext:value-type="string">
            <text:p>Sandusky County</text:p>
          </table:table-cell>
          <table:table-cell office:value-type="string" calcext:value-type="string">
            <text:p>Ohio</text:p>
          </table:table-cell>
          <table:table-cell table:formula="of:=VLOOKUP([.C211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5</text:p>
          </table:table-cell>
          <table:table-cell office:value-type="string" calcext:value-type="string">
            <text:p>Scioto County</text:p>
          </table:table-cell>
          <table:table-cell office:value-type="string" calcext:value-type="string">
            <text:p>Ohio</text:p>
          </table:table-cell>
          <table:table-cell table:formula="of:=VLOOKUP([.C211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7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Ohio</text:p>
          </table:table-cell>
          <table:table-cell table:formula="of:=VLOOKUP([.C211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Ohio</text:p>
          </table:table-cell>
          <table:table-cell table:formula="of:=VLOOKUP([.C211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1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Ohio</text:p>
          </table:table-cell>
          <table:table-cell table:formula="of:=VLOOKUP([.C212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Ohio</text:p>
          </table:table-cell>
          <table:table-cell table:formula="of:=VLOOKUP([.C212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5</text:p>
          </table:table-cell>
          <table:table-cell office:value-type="string" calcext:value-type="string">
            <text:p>Trumbull County</text:p>
          </table:table-cell>
          <table:table-cell office:value-type="string" calcext:value-type="string">
            <text:p>Ohio</text:p>
          </table:table-cell>
          <table:table-cell table:formula="of:=VLOOKUP([.C212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7</text:p>
          </table:table-cell>
          <table:table-cell office:value-type="string" calcext:value-type="string">
            <text:p>Tuscarawas County</text:p>
          </table:table-cell>
          <table:table-cell office:value-type="string" calcext:value-type="string">
            <text:p>Ohio</text:p>
          </table:table-cell>
          <table:table-cell table:formula="of:=VLOOKUP([.C212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hio</text:p>
          </table:table-cell>
          <table:table-cell table:formula="of:=VLOOKUP([.C212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1</text:p>
          </table:table-cell>
          <table:table-cell office:value-type="string" calcext:value-type="string">
            <text:p>Van Wert County</text:p>
          </table:table-cell>
          <table:table-cell office:value-type="string" calcext:value-type="string">
            <text:p>Ohio</text:p>
          </table:table-cell>
          <table:table-cell table:formula="of:=VLOOKUP([.C212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3</text:p>
          </table:table-cell>
          <table:table-cell office:value-type="string" calcext:value-type="string">
            <text:p>Vinton County</text:p>
          </table:table-cell>
          <table:table-cell office:value-type="string" calcext:value-type="string">
            <text:p>Ohio</text:p>
          </table:table-cell>
          <table:table-cell table:formula="of:=VLOOKUP([.C212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Ohio</text:p>
          </table:table-cell>
          <table:table-cell table:formula="of:=VLOOKUP([.C212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hio</text:p>
          </table:table-cell>
          <table:table-cell table:formula="of:=VLOOKUP([.C212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Ohio</text:p>
          </table:table-cell>
          <table:table-cell table:formula="of:=VLOOKUP([.C212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1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Ohio</text:p>
          </table:table-cell>
          <table:table-cell table:formula="of:=VLOOKUP([.C213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3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Ohio</text:p>
          </table:table-cell>
          <table:table-cell table:formula="of:=VLOOKUP([.C213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5</text:p>
          </table:table-cell>
          <table:table-cell office:value-type="string" calcext:value-type="string">
            <text:p>Wyandot County</text:p>
          </table:table-cell>
          <table:table-cell office:value-type="string" calcext:value-type="string">
            <text:p>Ohio</text:p>
          </table:table-cell>
          <table:table-cell table:formula="of:=VLOOKUP([.C213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Oklahoma</text:p>
          </table:table-cell>
          <table:table-cell table:formula="of:=VLOOKUP([.C213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Alfalfa County</text:p>
          </table:table-cell>
          <table:table-cell office:value-type="string" calcext:value-type="string">
            <text:p>Oklahoma</text:p>
          </table:table-cell>
          <table:table-cell table:formula="of:=VLOOKUP([.C213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Atoka County</text:p>
          </table:table-cell>
          <table:table-cell office:value-type="string" calcext:value-type="string">
            <text:p>Oklahoma</text:p>
          </table:table-cell>
          <table:table-cell table:formula="of:=VLOOKUP([.C213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Oklahoma</text:p>
          </table:table-cell>
          <table:table-cell table:formula="of:=VLOOKUP([.C213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Beckham County</text:p>
          </table:table-cell>
          <table:table-cell office:value-type="string" calcext:value-type="string">
            <text:p>Oklahoma</text:p>
          </table:table-cell>
          <table:table-cell table:formula="of:=VLOOKUP([.C213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1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Oklahoma</text:p>
          </table:table-cell>
          <table:table-cell table:formula="of:=VLOOKUP([.C213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Oklahoma</text:p>
          </table:table-cell>
          <table:table-cell table:formula="of:=VLOOKUP([.C213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Caddo County</text:p>
          </table:table-cell>
          <table:table-cell office:value-type="string" calcext:value-type="string">
            <text:p>Oklahoma</text:p>
          </table:table-cell>
          <table:table-cell table:formula="of:=VLOOKUP([.C214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Canadian County</text:p>
          </table:table-cell>
          <table:table-cell office:value-type="string" calcext:value-type="string">
            <text:p>Oklahoma</text:p>
          </table:table-cell>
          <table:table-cell table:formula="of:=VLOOKUP([.C214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Oklahoma</text:p>
          </table:table-cell>
          <table:table-cell table:formula="of:=VLOOKUP([.C214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Oklahoma</text:p>
          </table:table-cell>
          <table:table-cell table:formula="of:=VLOOKUP([.C214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Oklahoma</text:p>
          </table:table-cell>
          <table:table-cell table:formula="of:=VLOOKUP([.C214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Cimarron County</text:p>
          </table:table-cell>
          <table:table-cell office:value-type="string" calcext:value-type="string">
            <text:p>Oklahoma</text:p>
          </table:table-cell>
          <table:table-cell table:formula="of:=VLOOKUP([.C214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7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Oklahoma</text:p>
          </table:table-cell>
          <table:table-cell table:formula="of:=VLOOKUP([.C214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Coal County</text:p>
          </table:table-cell>
          <table:table-cell office:value-type="string" calcext:value-type="string">
            <text:p>Oklahoma</text:p>
          </table:table-cell>
          <table:table-cell table:formula="of:=VLOOKUP([.C214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Oklahoma</text:p>
          </table:table-cell>
          <table:table-cell table:formula="of:=VLOOKUP([.C214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Cotton County</text:p>
          </table:table-cell>
          <table:table-cell office:value-type="string" calcext:value-type="string">
            <text:p>Oklahoma</text:p>
          </table:table-cell>
          <table:table-cell table:formula="of:=VLOOKUP([.C214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Oklahoma</text:p>
          </table:table-cell>
          <table:table-cell table:formula="of:=VLOOKUP([.C215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Creek County</text:p>
          </table:table-cell>
          <table:table-cell office:value-type="string" calcext:value-type="string">
            <text:p>Oklahoma</text:p>
          </table:table-cell>
          <table:table-cell table:formula="of:=VLOOKUP([.C215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Oklahoma</text:p>
          </table:table-cell>
          <table:table-cell table:formula="of:=VLOOKUP([.C215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klahoma</text:p>
          </table:table-cell>
          <table:table-cell table:formula="of:=VLOOKUP([.C215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Oklahoma</text:p>
          </table:table-cell>
          <table:table-cell table:formula="of:=VLOOKUP([.C215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Oklahoma</text:p>
          </table:table-cell>
          <table:table-cell table:formula="of:=VLOOKUP([.C215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Oklahoma</text:p>
          </table:table-cell>
          <table:table-cell table:formula="of:=VLOOKUP([.C215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Garvin County</text:p>
          </table:table-cell>
          <table:table-cell office:value-type="string" calcext:value-type="string">
            <text:p>Oklahoma</text:p>
          </table:table-cell>
          <table:table-cell table:formula="of:=VLOOKUP([.C215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Oklahoma</text:p>
          </table:table-cell>
          <table:table-cell table:formula="of:=VLOOKUP([.C215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klahoma</text:p>
          </table:table-cell>
          <table:table-cell table:formula="of:=VLOOKUP([.C215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Greer County</text:p>
          </table:table-cell>
          <table:table-cell office:value-type="string" calcext:value-type="string">
            <text:p>Oklahoma</text:p>
          </table:table-cell>
          <table:table-cell table:formula="of:=VLOOKUP([.C216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Harmon County</text:p>
          </table:table-cell>
          <table:table-cell office:value-type="string" calcext:value-type="string">
            <text:p>Oklahoma</text:p>
          </table:table-cell>
          <table:table-cell table:formula="of:=VLOOKUP([.C216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Oklahoma</text:p>
          </table:table-cell>
          <table:table-cell table:formula="of:=VLOOKUP([.C216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Oklahoma</text:p>
          </table:table-cell>
          <table:table-cell table:formula="of:=VLOOKUP([.C216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Oklahoma</text:p>
          </table:table-cell>
          <table:table-cell table:formula="of:=VLOOKUP([.C216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klahoma</text:p>
          </table:table-cell>
          <table:table-cell table:formula="of:=VLOOKUP([.C216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klahoma</text:p>
          </table:table-cell>
          <table:table-cell table:formula="of:=VLOOKUP([.C216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Oklahoma</text:p>
          </table:table-cell>
          <table:table-cell table:formula="of:=VLOOKUP([.C216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Kay County</text:p>
          </table:table-cell>
          <table:table-cell office:value-type="string" calcext:value-type="string">
            <text:p>Oklahoma</text:p>
          </table:table-cell>
          <table:table-cell table:formula="of:=VLOOKUP([.C216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Kingfisher County</text:p>
          </table:table-cell>
          <table:table-cell office:value-type="string" calcext:value-type="string">
            <text:p>Oklahoma</text:p>
          </table:table-cell>
          <table:table-cell table:formula="of:=VLOOKUP([.C216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Oklahoma</text:p>
          </table:table-cell>
          <table:table-cell table:formula="of:=VLOOKUP([.C217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Latimer County</text:p>
          </table:table-cell>
          <table:table-cell office:value-type="string" calcext:value-type="string">
            <text:p>Oklahoma</text:p>
          </table:table-cell>
          <table:table-cell table:formula="of:=VLOOKUP([.C217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Le Flore County</text:p>
          </table:table-cell>
          <table:table-cell office:value-type="string" calcext:value-type="string">
            <text:p>Oklahoma</text:p>
          </table:table-cell>
          <table:table-cell table:formula="of:=VLOOKUP([.C217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klahoma</text:p>
          </table:table-cell>
          <table:table-cell table:formula="of:=VLOOKUP([.C217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klahoma</text:p>
          </table:table-cell>
          <table:table-cell table:formula="of:=VLOOKUP([.C217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5</text:p>
          </table:table-cell>
          <table:table-cell office:value-type="string" calcext:value-type="string">
            <text:p>Love County</text:p>
          </table:table-cell>
          <table:table-cell office:value-type="string" calcext:value-type="string">
            <text:p>Oklahoma</text:p>
          </table:table-cell>
          <table:table-cell table:formula="of:=VLOOKUP([.C217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McClain County</text:p>
          </table:table-cell>
          <table:table-cell office:value-type="string" calcext:value-type="string">
            <text:p>Oklahoma</text:p>
          </table:table-cell>
          <table:table-cell table:formula="of:=VLOOKUP([.C217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McCurtain County</text:p>
          </table:table-cell>
          <table:table-cell office:value-type="string" calcext:value-type="string">
            <text:p>Oklahoma</text:p>
          </table:table-cell>
          <table:table-cell table:formula="of:=VLOOKUP([.C217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Oklahoma</text:p>
          </table:table-cell>
          <table:table-cell table:formula="of:=VLOOKUP([.C217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Major County</text:p>
          </table:table-cell>
          <table:table-cell office:value-type="string" calcext:value-type="string">
            <text:p>Oklahoma</text:p>
          </table:table-cell>
          <table:table-cell table:formula="of:=VLOOKUP([.C217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Oklahoma</text:p>
          </table:table-cell>
          <table:table-cell table:formula="of:=VLOOKUP([.C218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Mayes County</text:p>
          </table:table-cell>
          <table:table-cell office:value-type="string" calcext:value-type="string">
            <text:p>Oklahoma</text:p>
          </table:table-cell>
          <table:table-cell table:formula="of:=VLOOKUP([.C218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Oklahoma</text:p>
          </table:table-cell>
          <table:table-cell table:formula="of:=VLOOKUP([.C218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Muskogee County</text:p>
          </table:table-cell>
          <table:table-cell office:value-type="string" calcext:value-type="string">
            <text:p>Oklahoma</text:p>
          </table:table-cell>
          <table:table-cell table:formula="of:=VLOOKUP([.C218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klahoma</text:p>
          </table:table-cell>
          <table:table-cell table:formula="of:=VLOOKUP([.C218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Nowata County</text:p>
          </table:table-cell>
          <table:table-cell office:value-type="string" calcext:value-type="string">
            <text:p>Oklahoma</text:p>
          </table:table-cell>
          <table:table-cell table:formula="of:=VLOOKUP([.C218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Okfuskee County</text:p>
          </table:table-cell>
          <table:table-cell office:value-type="string" calcext:value-type="string">
            <text:p>Oklahoma</text:p>
          </table:table-cell>
          <table:table-cell table:formula="of:=VLOOKUP([.C218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Oklahoma County</text:p>
          </table:table-cell>
          <table:table-cell office:value-type="string" calcext:value-type="string">
            <text:p>Oklahoma</text:p>
          </table:table-cell>
          <table:table-cell table:formula="of:=VLOOKUP([.C218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Okmulgee County</text:p>
          </table:table-cell>
          <table:table-cell office:value-type="string" calcext:value-type="string">
            <text:p>Oklahoma</text:p>
          </table:table-cell>
          <table:table-cell table:formula="of:=VLOOKUP([.C218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Oklahoma</text:p>
          </table:table-cell>
          <table:table-cell table:formula="of:=VLOOKUP([.C218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klahoma</text:p>
          </table:table-cell>
          <table:table-cell table:formula="of:=VLOOKUP([.C219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7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Oklahoma</text:p>
          </table:table-cell>
          <table:table-cell table:formula="of:=VLOOKUP([.C219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Payne County</text:p>
          </table:table-cell>
          <table:table-cell office:value-type="string" calcext:value-type="string">
            <text:p>Oklahoma</text:p>
          </table:table-cell>
          <table:table-cell table:formula="of:=VLOOKUP([.C219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Pittsburg County</text:p>
          </table:table-cell>
          <table:table-cell office:value-type="string" calcext:value-type="string">
            <text:p>Oklahoma</text:p>
          </table:table-cell>
          <table:table-cell table:formula="of:=VLOOKUP([.C219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Oklahoma</text:p>
          </table:table-cell>
          <table:table-cell table:formula="of:=VLOOKUP([.C219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Oklahoma</text:p>
          </table:table-cell>
          <table:table-cell table:formula="of:=VLOOKUP([.C219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Pushmataha County</text:p>
          </table:table-cell>
          <table:table-cell office:value-type="string" calcext:value-type="string">
            <text:p>Oklahoma</text:p>
          </table:table-cell>
          <table:table-cell table:formula="of:=VLOOKUP([.C219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Roger Mills County</text:p>
          </table:table-cell>
          <table:table-cell office:value-type="string" calcext:value-type="string">
            <text:p>Oklahoma</text:p>
          </table:table-cell>
          <table:table-cell table:formula="of:=VLOOKUP([.C219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Rogers County</text:p>
          </table:table-cell>
          <table:table-cell office:value-type="string" calcext:value-type="string">
            <text:p>Oklahoma</text:p>
          </table:table-cell>
          <table:table-cell table:formula="of:=VLOOKUP([.C219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Oklahoma</text:p>
          </table:table-cell>
          <table:table-cell table:formula="of:=VLOOKUP([.C219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Sequoyah County</text:p>
          </table:table-cell>
          <table:table-cell office:value-type="string" calcext:value-type="string">
            <text:p>Oklahoma</text:p>
          </table:table-cell>
          <table:table-cell table:formula="of:=VLOOKUP([.C220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Oklahoma</text:p>
          </table:table-cell>
          <table:table-cell table:formula="of:=VLOOKUP([.C220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Oklahoma</text:p>
          </table:table-cell>
          <table:table-cell table:formula="of:=VLOOKUP([.C220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Tillman County</text:p>
          </table:table-cell>
          <table:table-cell office:value-type="string" calcext:value-type="string">
            <text:p>Oklahoma</text:p>
          </table:table-cell>
          <table:table-cell table:formula="of:=VLOOKUP([.C220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Tulsa County</text:p>
          </table:table-cell>
          <table:table-cell office:value-type="string" calcext:value-type="string">
            <text:p>Oklahoma</text:p>
          </table:table-cell>
          <table:table-cell table:formula="of:=VLOOKUP([.C220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Wagoner County</text:p>
          </table:table-cell>
          <table:table-cell office:value-type="string" calcext:value-type="string">
            <text:p>Oklahoma</text:p>
          </table:table-cell>
          <table:table-cell table:formula="of:=VLOOKUP([.C220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klahoma</text:p>
          </table:table-cell>
          <table:table-cell table:formula="of:=VLOOKUP([.C220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Washita County</text:p>
          </table:table-cell>
          <table:table-cell office:value-type="string" calcext:value-type="string">
            <text:p>Oklahoma</text:p>
          </table:table-cell>
          <table:table-cell table:formula="of:=VLOOKUP([.C220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Woods County</text:p>
          </table:table-cell>
          <table:table-cell office:value-type="string" calcext:value-type="string">
            <text:p>Oklahoma</text:p>
          </table:table-cell>
          <table:table-cell table:formula="of:=VLOOKUP([.C220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3</text:p>
          </table:table-cell>
          <table:table-cell office:value-type="string" calcext:value-type="string">
            <text:p>Woodward County</text:p>
          </table:table-cell>
          <table:table-cell office:value-type="string" calcext:value-type="string">
            <text:p>Oklahoma</text:p>
          </table:table-cell>
          <table:table-cell table:formula="of:=VLOOKUP([.C220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1001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Oregon</text:p>
          </table:table-cell>
          <table:table-cell table:formula="of:=VLOOKUP([.C221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3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Oregon</text:p>
          </table:table-cell>
          <table:table-cell table:formula="of:=VLOOKUP([.C221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5</text:p>
          </table:table-cell>
          <table:table-cell office:value-type="string" calcext:value-type="string">
            <text:p>Clackamas County</text:p>
          </table:table-cell>
          <table:table-cell office:value-type="string" calcext:value-type="string">
            <text:p>Oregon</text:p>
          </table:table-cell>
          <table:table-cell table:formula="of:=VLOOKUP([.C221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7</text:p>
          </table:table-cell>
          <table:table-cell office:value-type="string" calcext:value-type="string">
            <text:p>Clatsop County</text:p>
          </table:table-cell>
          <table:table-cell office:value-type="string" calcext:value-type="string">
            <text:p>Oregon</text:p>
          </table:table-cell>
          <table:table-cell table:formula="of:=VLOOKUP([.C221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9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Oregon</text:p>
          </table:table-cell>
          <table:table-cell table:formula="of:=VLOOKUP([.C221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1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Oregon</text:p>
          </table:table-cell>
          <table:table-cell table:formula="of:=VLOOKUP([.C221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3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Oregon</text:p>
          </table:table-cell>
          <table:table-cell table:formula="of:=VLOOKUP([.C221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5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Oregon</text:p>
          </table:table-cell>
          <table:table-cell table:formula="of:=VLOOKUP([.C221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7</text:p>
          </table:table-cell>
          <table:table-cell office:value-type="string" calcext:value-type="string">
            <text:p>Deschutes County</text:p>
          </table:table-cell>
          <table:table-cell office:value-type="string" calcext:value-type="string">
            <text:p>Oregon</text:p>
          </table:table-cell>
          <table:table-cell table:formula="of:=VLOOKUP([.C221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9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Oregon</text:p>
          </table:table-cell>
          <table:table-cell table:formula="of:=VLOOKUP([.C221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1</text:p>
          </table:table-cell>
          <table:table-cell office:value-type="string" calcext:value-type="string">
            <text:p>Gilliam County</text:p>
          </table:table-cell>
          <table:table-cell office:value-type="string" calcext:value-type="string">
            <text:p>Oregon</text:p>
          </table:table-cell>
          <table:table-cell table:formula="of:=VLOOKUP([.C222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regon</text:p>
          </table:table-cell>
          <table:table-cell table:formula="of:=VLOOKUP([.C222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5</text:p>
          </table:table-cell>
          <table:table-cell office:value-type="string" calcext:value-type="string">
            <text:p>Harney County</text:p>
          </table:table-cell>
          <table:table-cell office:value-type="string" calcext:value-type="string">
            <text:p>Oregon</text:p>
          </table:table-cell>
          <table:table-cell table:formula="of:=VLOOKUP([.C222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7</text:p>
          </table:table-cell>
          <table:table-cell office:value-type="string" calcext:value-type="string">
            <text:p>Hood River County</text:p>
          </table:table-cell>
          <table:table-cell office:value-type="string" calcext:value-type="string">
            <text:p>Oregon</text:p>
          </table:table-cell>
          <table:table-cell table:formula="of:=VLOOKUP([.C222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regon</text:p>
          </table:table-cell>
          <table:table-cell table:formula="of:=VLOOKUP([.C222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regon</text:p>
          </table:table-cell>
          <table:table-cell table:formula="of:=VLOOKUP([.C222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3</text:p>
          </table:table-cell>
          <table:table-cell office:value-type="string" calcext:value-type="string">
            <text:p>Josephine County</text:p>
          </table:table-cell>
          <table:table-cell office:value-type="string" calcext:value-type="string">
            <text:p>Oregon</text:p>
          </table:table-cell>
          <table:table-cell table:formula="of:=VLOOKUP([.C222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5</text:p>
          </table:table-cell>
          <table:table-cell office:value-type="string" calcext:value-type="string">
            <text:p>Klamath County</text:p>
          </table:table-cell>
          <table:table-cell office:value-type="string" calcext:value-type="string">
            <text:p>Oregon</text:p>
          </table:table-cell>
          <table:table-cell table:formula="of:=VLOOKUP([.C222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regon</text:p>
          </table:table-cell>
          <table:table-cell table:formula="of:=VLOOKUP([.C222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9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Oregon</text:p>
          </table:table-cell>
          <table:table-cell table:formula="of:=VLOOKUP([.C222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regon</text:p>
          </table:table-cell>
          <table:table-cell table:formula="of:=VLOOKUP([.C223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Oregon</text:p>
          </table:table-cell>
          <table:table-cell table:formula="of:=VLOOKUP([.C223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5</text:p>
          </table:table-cell>
          <table:table-cell office:value-type="string" calcext:value-type="string">
            <text:p>Malheur County</text:p>
          </table:table-cell>
          <table:table-cell office:value-type="string" calcext:value-type="string">
            <text:p>Oregon</text:p>
          </table:table-cell>
          <table:table-cell table:formula="of:=VLOOKUP([.C223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regon</text:p>
          </table:table-cell>
          <table:table-cell table:formula="of:=VLOOKUP([.C223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9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regon</text:p>
          </table:table-cell>
          <table:table-cell table:formula="of:=VLOOKUP([.C223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1</text:p>
          </table:table-cell>
          <table:table-cell office:value-type="string" calcext:value-type="string">
            <text:p>Multnomah County</text:p>
          </table:table-cell>
          <table:table-cell office:value-type="string" calcext:value-type="string">
            <text:p>Oregon</text:p>
          </table:table-cell>
          <table:table-cell table:formula="of:=VLOOKUP([.C223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Oregon</text:p>
          </table:table-cell>
          <table:table-cell table:formula="of:=VLOOKUP([.C223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5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Oregon</text:p>
          </table:table-cell>
          <table:table-cell table:formula="of:=VLOOKUP([.C223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7</text:p>
          </table:table-cell>
          <table:table-cell office:value-type="string" calcext:value-type="string">
            <text:p>Tillamook County</text:p>
          </table:table-cell>
          <table:table-cell office:value-type="string" calcext:value-type="string">
            <text:p>Oregon</text:p>
          </table:table-cell>
          <table:table-cell table:formula="of:=VLOOKUP([.C223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9</text:p>
          </table:table-cell>
          <table:table-cell office:value-type="string" calcext:value-type="string">
            <text:p>Umatilla County</text:p>
          </table:table-cell>
          <table:table-cell office:value-type="string" calcext:value-type="string">
            <text:p>Oregon</text:p>
          </table:table-cell>
          <table:table-cell table:formula="of:=VLOOKUP([.C223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regon</text:p>
          </table:table-cell>
          <table:table-cell table:formula="of:=VLOOKUP([.C224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3</text:p>
          </table:table-cell>
          <table:table-cell office:value-type="string" calcext:value-type="string">
            <text:p>Wallowa County</text:p>
          </table:table-cell>
          <table:table-cell office:value-type="string" calcext:value-type="string">
            <text:p>Oregon</text:p>
          </table:table-cell>
          <table:table-cell table:formula="of:=VLOOKUP([.C224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5</text:p>
          </table:table-cell>
          <table:table-cell office:value-type="string" calcext:value-type="string">
            <text:p>Wasco County</text:p>
          </table:table-cell>
          <table:table-cell office:value-type="string" calcext:value-type="string">
            <text:p>Oregon</text:p>
          </table:table-cell>
          <table:table-cell table:formula="of:=VLOOKUP([.C224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regon</text:p>
          </table:table-cell>
          <table:table-cell table:formula="of:=VLOOKUP([.C224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Oregon</text:p>
          </table:table-cell>
          <table:table-cell table:formula="of:=VLOOKUP([.C224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71</text:p>
          </table:table-cell>
          <table:table-cell office:value-type="string" calcext:value-type="string">
            <text:p>Yamhill County</text:p>
          </table:table-cell>
          <table:table-cell office:value-type="string" calcext:value-type="string">
            <text:p>Oregon</text:p>
          </table:table-cell>
          <table:table-cell table:formula="of:=VLOOKUP([.C224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2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Pennsylvania</text:p>
          </table:table-cell>
          <table:table-cell table:formula="of:=VLOOKUP([.C224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3</text:p>
          </table:table-cell>
          <table:table-cell office:value-type="string" calcext:value-type="string">
            <text:p>Allegheny County</text:p>
          </table:table-cell>
          <table:table-cell office:value-type="string" calcext:value-type="string">
            <text:p>Pennsylvania</text:p>
          </table:table-cell>
          <table:table-cell table:formula="of:=VLOOKUP([.C224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5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Pennsylvania</text:p>
          </table:table-cell>
          <table:table-cell table:formula="of:=VLOOKUP([.C224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Pennsylvania</text:p>
          </table:table-cell>
          <table:table-cell table:formula="of:=VLOOKUP([.C224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Pennsylvania</text:p>
          </table:table-cell>
          <table:table-cell table:formula="of:=VLOOKUP([.C225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1</text:p>
          </table:table-cell>
          <table:table-cell office:value-type="string" calcext:value-type="string">
            <text:p>Berks County</text:p>
          </table:table-cell>
          <table:table-cell office:value-type="string" calcext:value-type="string">
            <text:p>Pennsylvania</text:p>
          </table:table-cell>
          <table:table-cell table:formula="of:=VLOOKUP([.C225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3</text:p>
          </table:table-cell>
          <table:table-cell office:value-type="string" calcext:value-type="string">
            <text:p>Blair County</text:p>
          </table:table-cell>
          <table:table-cell office:value-type="string" calcext:value-type="string">
            <text:p>Pennsylvania</text:p>
          </table:table-cell>
          <table:table-cell table:formula="of:=VLOOKUP([.C225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5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Pennsylvania</text:p>
          </table:table-cell>
          <table:table-cell table:formula="of:=VLOOKUP([.C225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7</text:p>
          </table:table-cell>
          <table:table-cell office:value-type="string" calcext:value-type="string">
            <text:p>Bucks County</text:p>
          </table:table-cell>
          <table:table-cell office:value-type="string" calcext:value-type="string">
            <text:p>Pennsylvania</text:p>
          </table:table-cell>
          <table:table-cell table:formula="of:=VLOOKUP([.C225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9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Pennsylvania</text:p>
          </table:table-cell>
          <table:table-cell table:formula="of:=VLOOKUP([.C225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1</text:p>
          </table:table-cell>
          <table:table-cell office:value-type="string" calcext:value-type="string">
            <text:p>Cambria County</text:p>
          </table:table-cell>
          <table:table-cell office:value-type="string" calcext:value-type="string">
            <text:p>Pennsylvania</text:p>
          </table:table-cell>
          <table:table-cell table:formula="of:=VLOOKUP([.C225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3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Pennsylvania</text:p>
          </table:table-cell>
          <table:table-cell table:formula="of:=VLOOKUP([.C225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5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Pennsylvania</text:p>
          </table:table-cell>
          <table:table-cell table:formula="of:=VLOOKUP([.C225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7</text:p>
          </table:table-cell>
          <table:table-cell office:value-type="string" calcext:value-type="string">
            <text:p>Centre County</text:p>
          </table:table-cell>
          <table:table-cell office:value-type="string" calcext:value-type="string">
            <text:p>Pennsylvania</text:p>
          </table:table-cell>
          <table:table-cell table:formula="of:=VLOOKUP([.C225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9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Pennsylvania</text:p>
          </table:table-cell>
          <table:table-cell table:formula="of:=VLOOKUP([.C226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1</text:p>
          </table:table-cell>
          <table:table-cell office:value-type="string" calcext:value-type="string">
            <text:p>Clarion County</text:p>
          </table:table-cell>
          <table:table-cell office:value-type="string" calcext:value-type="string">
            <text:p>Pennsylvania</text:p>
          </table:table-cell>
          <table:table-cell table:formula="of:=VLOOKUP([.C226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3</text:p>
          </table:table-cell>
          <table:table-cell office:value-type="string" calcext:value-type="string">
            <text:p>Clearfield County</text:p>
          </table:table-cell>
          <table:table-cell office:value-type="string" calcext:value-type="string">
            <text:p>Pennsylvania</text:p>
          </table:table-cell>
          <table:table-cell table:formula="of:=VLOOKUP([.C226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Pennsylvania</text:p>
          </table:table-cell>
          <table:table-cell table:formula="of:=VLOOKUP([.C226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Pennsylvania</text:p>
          </table:table-cell>
          <table:table-cell table:formula="of:=VLOOKUP([.C226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Pennsylvania</text:p>
          </table:table-cell>
          <table:table-cell table:formula="of:=VLOOKUP([.C226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Pennsylvania</text:p>
          </table:table-cell>
          <table:table-cell table:formula="of:=VLOOKUP([.C226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3</text:p>
          </table:table-cell>
          <table:table-cell office:value-type="string" calcext:value-type="string">
            <text:p>Dauphin County</text:p>
          </table:table-cell>
          <table:table-cell office:value-type="string" calcext:value-type="string">
            <text:p>Pennsylvania</text:p>
          </table:table-cell>
          <table:table-cell table:formula="of:=VLOOKUP([.C226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Pennsylvania</text:p>
          </table:table-cell>
          <table:table-cell table:formula="of:=VLOOKUP([.C226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7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Pennsylvania</text:p>
          </table:table-cell>
          <table:table-cell table:formula="of:=VLOOKUP([.C226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Pennsylvania</text:p>
          </table:table-cell>
          <table:table-cell table:formula="of:=VLOOKUP([.C227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Pennsylvania</text:p>
          </table:table-cell>
          <table:table-cell table:formula="of:=VLOOKUP([.C227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3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Pennsylvania</text:p>
          </table:table-cell>
          <table:table-cell table:formula="of:=VLOOKUP([.C227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Pennsylvania</text:p>
          </table:table-cell>
          <table:table-cell table:formula="of:=VLOOKUP([.C227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Pennsylvania</text:p>
          </table:table-cell>
          <table:table-cell table:formula="of:=VLOOKUP([.C227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Pennsylvania</text:p>
          </table:table-cell>
          <table:table-cell table:formula="of:=VLOOKUP([.C227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1</text:p>
          </table:table-cell>
          <table:table-cell office:value-type="string" calcext:value-type="string">
            <text:p>Huntingdon County</text:p>
          </table:table-cell>
          <table:table-cell office:value-type="string" calcext:value-type="string">
            <text:p>Pennsylvania</text:p>
          </table:table-cell>
          <table:table-cell table:formula="of:=VLOOKUP([.C227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3</text:p>
          </table:table-cell>
          <table:table-cell office:value-type="string" calcext:value-type="string">
            <text:p>Indiana County</text:p>
          </table:table-cell>
          <table:table-cell office:value-type="string" calcext:value-type="string">
            <text:p>Pennsylvania</text:p>
          </table:table-cell>
          <table:table-cell table:formula="of:=VLOOKUP([.C227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Pennsylvania</text:p>
          </table:table-cell>
          <table:table-cell table:formula="of:=VLOOKUP([.C227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7</text:p>
          </table:table-cell>
          <table:table-cell office:value-type="string" calcext:value-type="string">
            <text:p>Juniata County</text:p>
          </table:table-cell>
          <table:table-cell office:value-type="string" calcext:value-type="string">
            <text:p>Pennsylvania</text:p>
          </table:table-cell>
          <table:table-cell table:formula="of:=VLOOKUP([.C227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9</text:p>
          </table:table-cell>
          <table:table-cell office:value-type="string" calcext:value-type="string">
            <text:p>Lackawanna County</text:p>
          </table:table-cell>
          <table:table-cell office:value-type="string" calcext:value-type="string">
            <text:p>Pennsylvania</text:p>
          </table:table-cell>
          <table:table-cell table:formula="of:=VLOOKUP([.C228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1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Pennsylvania</text:p>
          </table:table-cell>
          <table:table-cell table:formula="of:=VLOOKUP([.C228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Pennsylvania</text:p>
          </table:table-cell>
          <table:table-cell table:formula="of:=VLOOKUP([.C228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5</text:p>
          </table:table-cell>
          <table:table-cell office:value-type="string" calcext:value-type="string">
            <text:p>Lebanon County</text:p>
          </table:table-cell>
          <table:table-cell office:value-type="string" calcext:value-type="string">
            <text:p>Pennsylvania</text:p>
          </table:table-cell>
          <table:table-cell table:formula="of:=VLOOKUP([.C228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7</text:p>
          </table:table-cell>
          <table:table-cell office:value-type="string" calcext:value-type="string">
            <text:p>Lehigh County</text:p>
          </table:table-cell>
          <table:table-cell office:value-type="string" calcext:value-type="string">
            <text:p>Pennsylvania</text:p>
          </table:table-cell>
          <table:table-cell table:formula="of:=VLOOKUP([.C228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9</text:p>
          </table:table-cell>
          <table:table-cell office:value-type="string" calcext:value-type="string">
            <text:p>Luzerne County</text:p>
          </table:table-cell>
          <table:table-cell office:value-type="string" calcext:value-type="string">
            <text:p>Pennsylvania</text:p>
          </table:table-cell>
          <table:table-cell table:formula="of:=VLOOKUP([.C228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1</text:p>
          </table:table-cell>
          <table:table-cell office:value-type="string" calcext:value-type="string">
            <text:p>Lycoming County</text:p>
          </table:table-cell>
          <table:table-cell office:value-type="string" calcext:value-type="string">
            <text:p>Pennsylvania</text:p>
          </table:table-cell>
          <table:table-cell table:formula="of:=VLOOKUP([.C228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3</text:p>
          </table:table-cell>
          <table:table-cell office:value-type="string" calcext:value-type="string">
            <text:p>McKean County</text:p>
          </table:table-cell>
          <table:table-cell office:value-type="string" calcext:value-type="string">
            <text:p>Pennsylvania</text:p>
          </table:table-cell>
          <table:table-cell table:formula="of:=VLOOKUP([.C228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Pennsylvania</text:p>
          </table:table-cell>
          <table:table-cell table:formula="of:=VLOOKUP([.C228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7</text:p>
          </table:table-cell>
          <table:table-cell office:value-type="string" calcext:value-type="string">
            <text:p>Mifflin County</text:p>
          </table:table-cell>
          <table:table-cell office:value-type="string" calcext:value-type="string">
            <text:p>Pennsylvania</text:p>
          </table:table-cell>
          <table:table-cell table:formula="of:=VLOOKUP([.C228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Pennsylvania</text:p>
          </table:table-cell>
          <table:table-cell table:formula="of:=VLOOKUP([.C229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Pennsylvania</text:p>
          </table:table-cell>
          <table:table-cell table:formula="of:=VLOOKUP([.C229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3</text:p>
          </table:table-cell>
          <table:table-cell office:value-type="string" calcext:value-type="string">
            <text:p>Montour County</text:p>
          </table:table-cell>
          <table:table-cell office:value-type="string" calcext:value-type="string">
            <text:p>Pennsylvania</text:p>
          </table:table-cell>
          <table:table-cell table:formula="of:=VLOOKUP([.C229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5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Pennsylvania</text:p>
          </table:table-cell>
          <table:table-cell table:formula="of:=VLOOKUP([.C229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7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Pennsylvania</text:p>
          </table:table-cell>
          <table:table-cell table:formula="of:=VLOOKUP([.C229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9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Pennsylvania</text:p>
          </table:table-cell>
          <table:table-cell table:formula="of:=VLOOKUP([.C229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1</text:p>
          </table:table-cell>
          <table:table-cell office:value-type="string" calcext:value-type="string">
            <text:p>Philadelphia County</text:p>
          </table:table-cell>
          <table:table-cell office:value-type="string" calcext:value-type="string">
            <text:p>Pennsylvania</text:p>
          </table:table-cell>
          <table:table-cell table:formula="of:=VLOOKUP([.C229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Pennsylvania</text:p>
          </table:table-cell>
          <table:table-cell table:formula="of:=VLOOKUP([.C229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Pennsylvania</text:p>
          </table:table-cell>
          <table:table-cell table:formula="of:=VLOOKUP([.C229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7</text:p>
          </table:table-cell>
          <table:table-cell office:value-type="string" calcext:value-type="string">
            <text:p>Schuylkill County</text:p>
          </table:table-cell>
          <table:table-cell office:value-type="string" calcext:value-type="string">
            <text:p>Pennsylvania</text:p>
          </table:table-cell>
          <table:table-cell table:formula="of:=VLOOKUP([.C229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9</text:p>
          </table:table-cell>
          <table:table-cell office:value-type="string" calcext:value-type="string">
            <text:p>Snyder County</text:p>
          </table:table-cell>
          <table:table-cell office:value-type="string" calcext:value-type="string">
            <text:p>Pennsylvania</text:p>
          </table:table-cell>
          <table:table-cell table:formula="of:=VLOOKUP([.C230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1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Pennsylvania</text:p>
          </table:table-cell>
          <table:table-cell table:formula="of:=VLOOKUP([.C230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Pennsylvania</text:p>
          </table:table-cell>
          <table:table-cell table:formula="of:=VLOOKUP([.C230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5</text:p>
          </table:table-cell>
          <table:table-cell office:value-type="string" calcext:value-type="string">
            <text:p>Susquehanna County</text:p>
          </table:table-cell>
          <table:table-cell office:value-type="string" calcext:value-type="string">
            <text:p>Pennsylvania</text:p>
          </table:table-cell>
          <table:table-cell table:formula="of:=VLOOKUP([.C230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Pennsylvania</text:p>
          </table:table-cell>
          <table:table-cell table:formula="of:=VLOOKUP([.C230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Pennsylvania</text:p>
          </table:table-cell>
          <table:table-cell table:formula="of:=VLOOKUP([.C230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1</text:p>
          </table:table-cell>
          <table:table-cell office:value-type="string" calcext:value-type="string">
            <text:p>Venango County</text:p>
          </table:table-cell>
          <table:table-cell office:value-type="string" calcext:value-type="string">
            <text:p>Pennsylvania</text:p>
          </table:table-cell>
          <table:table-cell table:formula="of:=VLOOKUP([.C230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Pennsylvania</text:p>
          </table:table-cell>
          <table:table-cell table:formula="of:=VLOOKUP([.C230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Pennsylvania</text:p>
          </table:table-cell>
          <table:table-cell table:formula="of:=VLOOKUP([.C230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Pennsylvania</text:p>
          </table:table-cell>
          <table:table-cell table:formula="of:=VLOOKUP([.C230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9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Pennsylvania</text:p>
          </table:table-cell>
          <table:table-cell table:formula="of:=VLOOKUP([.C231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Pennsylvania</text:p>
          </table:table-cell>
          <table:table-cell table:formula="of:=VLOOKUP([.C231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3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Pennsylvania</text:p>
          </table:table-cell>
          <table:table-cell table:formula="of:=VLOOKUP([.C231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4001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Rhode Island</text:p>
          </table:table-cell>
          <table:table-cell table:formula="of:=VLOOKUP([.C2313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Rhode Island</text:p>
          </table:table-cell>
          <table:table-cell table:formula="of:=VLOOKUP([.C2314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5</text:p>
          </table:table-cell>
          <table:table-cell office:value-type="string" calcext:value-type="string">
            <text:p>Newport County</text:p>
          </table:table-cell>
          <table:table-cell office:value-type="string" calcext:value-type="string">
            <text:p>Rhode Island</text:p>
          </table:table-cell>
          <table:table-cell table:formula="of:=VLOOKUP([.C2315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7</text:p>
          </table:table-cell>
          <table:table-cell office:value-type="string" calcext:value-type="string">
            <text:p>Providence County</text:p>
          </table:table-cell>
          <table:table-cell office:value-type="string" calcext:value-type="string">
            <text:p>Rhode Island</text:p>
          </table:table-cell>
          <table:table-cell table:formula="of:=VLOOKUP([.C2316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Rhode Island</text:p>
          </table:table-cell>
          <table:table-cell table:formula="of:=VLOOKUP([.C2317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5001</text:p>
          </table:table-cell>
          <table:table-cell office:value-type="string" calcext:value-type="string">
            <text:p>Abbeville County</text:p>
          </table:table-cell>
          <table:table-cell office:value-type="string" calcext:value-type="string">
            <text:p>South Carolina</text:p>
          </table:table-cell>
          <table:table-cell table:formula="of:=VLOOKUP([.C231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3</text:p>
          </table:table-cell>
          <table:table-cell office:value-type="string" calcext:value-type="string">
            <text:p>Aiken County</text:p>
          </table:table-cell>
          <table:table-cell office:value-type="string" calcext:value-type="string">
            <text:p>South Carolina</text:p>
          </table:table-cell>
          <table:table-cell table:formula="of:=VLOOKUP([.C231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5</text:p>
          </table:table-cell>
          <table:table-cell office:value-type="string" calcext:value-type="string">
            <text:p>Allendale County</text:p>
          </table:table-cell>
          <table:table-cell office:value-type="string" calcext:value-type="string">
            <text:p>South Carolina</text:p>
          </table:table-cell>
          <table:table-cell table:formula="of:=VLOOKUP([.C232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7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South Carolina</text:p>
          </table:table-cell>
          <table:table-cell table:formula="of:=VLOOKUP([.C232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9</text:p>
          </table:table-cell>
          <table:table-cell office:value-type="string" calcext:value-type="string">
            <text:p>Bamberg County</text:p>
          </table:table-cell>
          <table:table-cell office:value-type="string" calcext:value-type="string">
            <text:p>South Carolina</text:p>
          </table:table-cell>
          <table:table-cell table:formula="of:=VLOOKUP([.C232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1</text:p>
          </table:table-cell>
          <table:table-cell office:value-type="string" calcext:value-type="string">
            <text:p>Barnwell County</text:p>
          </table:table-cell>
          <table:table-cell office:value-type="string" calcext:value-type="string">
            <text:p>South Carolina</text:p>
          </table:table-cell>
          <table:table-cell table:formula="of:=VLOOKUP([.C232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South Carolina</text:p>
          </table:table-cell>
          <table:table-cell table:formula="of:=VLOOKUP([.C232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5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South Carolina</text:p>
          </table:table-cell>
          <table:table-cell table:formula="of:=VLOOKUP([.C232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South Carolina</text:p>
          </table:table-cell>
          <table:table-cell table:formula="of:=VLOOKUP([.C232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9</text:p>
          </table:table-cell>
          <table:table-cell office:value-type="string" calcext:value-type="string">
            <text:p>Charleston County</text:p>
          </table:table-cell>
          <table:table-cell office:value-type="string" calcext:value-type="string">
            <text:p>South Carolina</text:p>
          </table:table-cell>
          <table:table-cell table:formula="of:=VLOOKUP([.C232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South Carolina</text:p>
          </table:table-cell>
          <table:table-cell table:formula="of:=VLOOKUP([.C232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South Carolina</text:p>
          </table:table-cell>
          <table:table-cell table:formula="of:=VLOOKUP([.C232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5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South Carolina</text:p>
          </table:table-cell>
          <table:table-cell table:formula="of:=VLOOKUP([.C233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7</text:p>
          </table:table-cell>
          <table:table-cell office:value-type="string" calcext:value-type="string">
            <text:p>Clarendon County</text:p>
          </table:table-cell>
          <table:table-cell office:value-type="string" calcext:value-type="string">
            <text:p>South Carolina</text:p>
          </table:table-cell>
          <table:table-cell table:formula="of:=VLOOKUP([.C233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9</text:p>
          </table:table-cell>
          <table:table-cell office:value-type="string" calcext:value-type="string">
            <text:p>Colleton County</text:p>
          </table:table-cell>
          <table:table-cell office:value-type="string" calcext:value-type="string">
            <text:p>South Carolina</text:p>
          </table:table-cell>
          <table:table-cell table:formula="of:=VLOOKUP([.C233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1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South Carolina</text:p>
          </table:table-cell>
          <table:table-cell table:formula="of:=VLOOKUP([.C233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3</text:p>
          </table:table-cell>
          <table:table-cell office:value-type="string" calcext:value-type="string">
            <text:p>Dillon County</text:p>
          </table:table-cell>
          <table:table-cell office:value-type="string" calcext:value-type="string">
            <text:p>South Carolina</text:p>
          </table:table-cell>
          <table:table-cell table:formula="of:=VLOOKUP([.C233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5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South Carolina</text:p>
          </table:table-cell>
          <table:table-cell table:formula="of:=VLOOKUP([.C233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7</text:p>
          </table:table-cell>
          <table:table-cell office:value-type="string" calcext:value-type="string">
            <text:p>Edgefield County</text:p>
          </table:table-cell>
          <table:table-cell office:value-type="string" calcext:value-type="string">
            <text:p>South Carolina</text:p>
          </table:table-cell>
          <table:table-cell table:formula="of:=VLOOKUP([.C233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9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South Carolina</text:p>
          </table:table-cell>
          <table:table-cell table:formula="of:=VLOOKUP([.C233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1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South Carolina</text:p>
          </table:table-cell>
          <table:table-cell table:formula="of:=VLOOKUP([.C233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3</text:p>
          </table:table-cell>
          <table:table-cell office:value-type="string" calcext:value-type="string">
            <text:p>Georgetown County</text:p>
          </table:table-cell>
          <table:table-cell office:value-type="string" calcext:value-type="string">
            <text:p>South Carolina</text:p>
          </table:table-cell>
          <table:table-cell table:formula="of:=VLOOKUP([.C233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5</text:p>
          </table:table-cell>
          <table:table-cell office:value-type="string" calcext:value-type="string">
            <text:p>Greenville County</text:p>
          </table:table-cell>
          <table:table-cell office:value-type="string" calcext:value-type="string">
            <text:p>South Carolina</text:p>
          </table:table-cell>
          <table:table-cell table:formula="of:=VLOOKUP([.C234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7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South Carolina</text:p>
          </table:table-cell>
          <table:table-cell table:formula="of:=VLOOKUP([.C234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9</text:p>
          </table:table-cell>
          <table:table-cell office:value-type="string" calcext:value-type="string">
            <text:p>Hampton County</text:p>
          </table:table-cell>
          <table:table-cell office:value-type="string" calcext:value-type="string">
            <text:p>South Carolina</text:p>
          </table:table-cell>
          <table:table-cell table:formula="of:=VLOOKUP([.C234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1</text:p>
          </table:table-cell>
          <table:table-cell office:value-type="string" calcext:value-type="string">
            <text:p>Horry County</text:p>
          </table:table-cell>
          <table:table-cell office:value-type="string" calcext:value-type="string">
            <text:p>South Carolina</text:p>
          </table:table-cell>
          <table:table-cell table:formula="of:=VLOOKUP([.C234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South Carolina</text:p>
          </table:table-cell>
          <table:table-cell table:formula="of:=VLOOKUP([.C234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5</text:p>
          </table:table-cell>
          <table:table-cell office:value-type="string" calcext:value-type="string">
            <text:p>Kershaw County</text:p>
          </table:table-cell>
          <table:table-cell office:value-type="string" calcext:value-type="string">
            <text:p>South Carolina</text:p>
          </table:table-cell>
          <table:table-cell table:formula="of:=VLOOKUP([.C234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7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South Carolina</text:p>
          </table:table-cell>
          <table:table-cell table:formula="of:=VLOOKUP([.C234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9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South Carolina</text:p>
          </table:table-cell>
          <table:table-cell table:formula="of:=VLOOKUP([.C234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South Carolina</text:p>
          </table:table-cell>
          <table:table-cell table:formula="of:=VLOOKUP([.C234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3</text:p>
          </table:table-cell>
          <table:table-cell office:value-type="string" calcext:value-type="string">
            <text:p>Lexington County</text:p>
          </table:table-cell>
          <table:table-cell office:value-type="string" calcext:value-type="string">
            <text:p>South Carolina</text:p>
          </table:table-cell>
          <table:table-cell table:formula="of:=VLOOKUP([.C234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5</text:p>
          </table:table-cell>
          <table:table-cell office:value-type="string" calcext:value-type="string">
            <text:p>McCormick County</text:p>
          </table:table-cell>
          <table:table-cell office:value-type="string" calcext:value-type="string">
            <text:p>South Carolina</text:p>
          </table:table-cell>
          <table:table-cell table:formula="of:=VLOOKUP([.C235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South Carolina</text:p>
          </table:table-cell>
          <table:table-cell table:formula="of:=VLOOKUP([.C235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9</text:p>
          </table:table-cell>
          <table:table-cell office:value-type="string" calcext:value-type="string">
            <text:p>Marlboro County</text:p>
          </table:table-cell>
          <table:table-cell office:value-type="string" calcext:value-type="string">
            <text:p>South Carolina</text:p>
          </table:table-cell>
          <table:table-cell table:formula="of:=VLOOKUP([.C235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1</text:p>
          </table:table-cell>
          <table:table-cell office:value-type="string" calcext:value-type="string">
            <text:p>Newberry County</text:p>
          </table:table-cell>
          <table:table-cell office:value-type="string" calcext:value-type="string">
            <text:p>South Carolina</text:p>
          </table:table-cell>
          <table:table-cell table:formula="of:=VLOOKUP([.C235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3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South Carolina</text:p>
          </table:table-cell>
          <table:table-cell table:formula="of:=VLOOKUP([.C235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5</text:p>
          </table:table-cell>
          <table:table-cell office:value-type="string" calcext:value-type="string">
            <text:p>Orangeburg County</text:p>
          </table:table-cell>
          <table:table-cell office:value-type="string" calcext:value-type="string">
            <text:p>South Carolina</text:p>
          </table:table-cell>
          <table:table-cell table:formula="of:=VLOOKUP([.C235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South Carolina</text:p>
          </table:table-cell>
          <table:table-cell table:formula="of:=VLOOKUP([.C235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South Carolina</text:p>
          </table:table-cell>
          <table:table-cell table:formula="of:=VLOOKUP([.C235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1</text:p>
          </table:table-cell>
          <table:table-cell office:value-type="string" calcext:value-type="string">
            <text:p>Saluda County</text:p>
          </table:table-cell>
          <table:table-cell office:value-type="string" calcext:value-type="string">
            <text:p>South Carolina</text:p>
          </table:table-cell>
          <table:table-cell table:formula="of:=VLOOKUP([.C235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3</text:p>
          </table:table-cell>
          <table:table-cell office:value-type="string" calcext:value-type="string">
            <text:p>Spartanburg County</text:p>
          </table:table-cell>
          <table:table-cell office:value-type="string" calcext:value-type="string">
            <text:p>South Carolina</text:p>
          </table:table-cell>
          <table:table-cell table:formula="of:=VLOOKUP([.C235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5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South Carolina</text:p>
          </table:table-cell>
          <table:table-cell table:formula="of:=VLOOKUP([.C236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Carolina</text:p>
          </table:table-cell>
          <table:table-cell table:formula="of:=VLOOKUP([.C236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9</text:p>
          </table:table-cell>
          <table:table-cell office:value-type="string" calcext:value-type="string">
            <text:p>Williamsburg County</text:p>
          </table:table-cell>
          <table:table-cell office:value-type="string" calcext:value-type="string">
            <text:p>South Carolina</text:p>
          </table:table-cell>
          <table:table-cell table:formula="of:=VLOOKUP([.C236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9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South Carolina</text:p>
          </table:table-cell>
          <table:table-cell table:formula="of:=VLOOKUP([.C236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6003</text:p>
          </table:table-cell>
          <table:table-cell office:value-type="string" calcext:value-type="string">
            <text:p>Aurora County</text:p>
          </table:table-cell>
          <table:table-cell office:value-type="string" calcext:value-type="string">
            <text:p>South Dakota</text:p>
          </table:table-cell>
          <table:table-cell table:formula="of:=VLOOKUP([.C236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5</text:p>
          </table:table-cell>
          <table:table-cell office:value-type="string" calcext:value-type="string">
            <text:p>Beadle County</text:p>
          </table:table-cell>
          <table:table-cell office:value-type="string" calcext:value-type="string">
            <text:p>South Dakota</text:p>
          </table:table-cell>
          <table:table-cell table:formula="of:=VLOOKUP([.C236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7</text:p>
          </table:table-cell>
          <table:table-cell office:value-type="string" calcext:value-type="string">
            <text:p>Bennett County</text:p>
          </table:table-cell>
          <table:table-cell office:value-type="string" calcext:value-type="string">
            <text:p>South Dakota</text:p>
          </table:table-cell>
          <table:table-cell table:formula="of:=VLOOKUP([.C236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9</text:p>
          </table:table-cell>
          <table:table-cell office:value-type="string" calcext:value-type="string">
            <text:p>Bon Homme County</text:p>
          </table:table-cell>
          <table:table-cell office:value-type="string" calcext:value-type="string">
            <text:p>South Dakota</text:p>
          </table:table-cell>
          <table:table-cell table:formula="of:=VLOOKUP([.C236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1</text:p>
          </table:table-cell>
          <table:table-cell office:value-type="string" calcext:value-type="string">
            <text:p>Brookings County</text:p>
          </table:table-cell>
          <table:table-cell office:value-type="string" calcext:value-type="string">
            <text:p>South Dakota</text:p>
          </table:table-cell>
          <table:table-cell table:formula="of:=VLOOKUP([.C236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South Dakota</text:p>
          </table:table-cell>
          <table:table-cell table:formula="of:=VLOOKUP([.C236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5</text:p>
          </table:table-cell>
          <table:table-cell office:value-type="string" calcext:value-type="string">
            <text:p>Brule County</text:p>
          </table:table-cell>
          <table:table-cell office:value-type="string" calcext:value-type="string">
            <text:p>South Dakota</text:p>
          </table:table-cell>
          <table:table-cell table:formula="of:=VLOOKUP([.C237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7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South Dakota</text:p>
          </table:table-cell>
          <table:table-cell table:formula="of:=VLOOKUP([.C237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9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South Dakota</text:p>
          </table:table-cell>
          <table:table-cell table:formula="of:=VLOOKUP([.C237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South Dakota</text:p>
          </table:table-cell>
          <table:table-cell table:formula="of:=VLOOKUP([.C237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3</text:p>
          </table:table-cell>
          <table:table-cell office:value-type="string" calcext:value-type="string">
            <text:p>Charles Mix County</text:p>
          </table:table-cell>
          <table:table-cell office:value-type="string" calcext:value-type="string">
            <text:p>South Dakota</text:p>
          </table:table-cell>
          <table:table-cell table:formula="of:=VLOOKUP([.C237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South Dakota</text:p>
          </table:table-cell>
          <table:table-cell table:formula="of:=VLOOKUP([.C237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South Dakota</text:p>
          </table:table-cell>
          <table:table-cell table:formula="of:=VLOOKUP([.C237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9</text:p>
          </table:table-cell>
          <table:table-cell office:value-type="string" calcext:value-type="string">
            <text:p>Codington County</text:p>
          </table:table-cell>
          <table:table-cell office:value-type="string" calcext:value-type="string">
            <text:p>South Dakota</text:p>
          </table:table-cell>
          <table:table-cell table:formula="of:=VLOOKUP([.C237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1</text:p>
          </table:table-cell>
          <table:table-cell office:value-type="string" calcext:value-type="string">
            <text:p>Corson County</text:p>
          </table:table-cell>
          <table:table-cell office:value-type="string" calcext:value-type="string">
            <text:p>South Dakota</text:p>
          </table:table-cell>
          <table:table-cell table:formula="of:=VLOOKUP([.C237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3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South Dakota</text:p>
          </table:table-cell>
          <table:table-cell table:formula="of:=VLOOKUP([.C237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5</text:p>
          </table:table-cell>
          <table:table-cell office:value-type="string" calcext:value-type="string">
            <text:p>Davison County</text:p>
          </table:table-cell>
          <table:table-cell office:value-type="string" calcext:value-type="string">
            <text:p>South Dakota</text:p>
          </table:table-cell>
          <table:table-cell table:formula="of:=VLOOKUP([.C238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7</text:p>
          </table:table-cell>
          <table:table-cell office:value-type="string" calcext:value-type="string">
            <text:p>Day County</text:p>
          </table:table-cell>
          <table:table-cell office:value-type="string" calcext:value-type="string">
            <text:p>South Dakota</text:p>
          </table:table-cell>
          <table:table-cell table:formula="of:=VLOOKUP([.C238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South Dakota</text:p>
          </table:table-cell>
          <table:table-cell table:formula="of:=VLOOKUP([.C238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1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South Dakota</text:p>
          </table:table-cell>
          <table:table-cell table:formula="of:=VLOOKUP([.C238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3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South Dakota</text:p>
          </table:table-cell>
          <table:table-cell table:formula="of:=VLOOKUP([.C238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5</text:p>
          </table:table-cell>
          <table:table-cell office:value-type="string" calcext:value-type="string">
            <text:p>Edmunds County</text:p>
          </table:table-cell>
          <table:table-cell office:value-type="string" calcext:value-type="string">
            <text:p>South Dakota</text:p>
          </table:table-cell>
          <table:table-cell table:formula="of:=VLOOKUP([.C238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7</text:p>
          </table:table-cell>
          <table:table-cell office:value-type="string" calcext:value-type="string">
            <text:p>Fall River County</text:p>
          </table:table-cell>
          <table:table-cell office:value-type="string" calcext:value-type="string">
            <text:p>South Dakota</text:p>
          </table:table-cell>
          <table:table-cell table:formula="of:=VLOOKUP([.C238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9</text:p>
          </table:table-cell>
          <table:table-cell office:value-type="string" calcext:value-type="string">
            <text:p>Faulk County</text:p>
          </table:table-cell>
          <table:table-cell office:value-type="string" calcext:value-type="string">
            <text:p>South Dakota</text:p>
          </table:table-cell>
          <table:table-cell table:formula="of:=VLOOKUP([.C238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South Dakota</text:p>
          </table:table-cell>
          <table:table-cell table:formula="of:=VLOOKUP([.C238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3</text:p>
          </table:table-cell>
          <table:table-cell office:value-type="string" calcext:value-type="string">
            <text:p>Gregory County</text:p>
          </table:table-cell>
          <table:table-cell office:value-type="string" calcext:value-type="string">
            <text:p>South Dakota</text:p>
          </table:table-cell>
          <table:table-cell table:formula="of:=VLOOKUP([.C238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5</text:p>
          </table:table-cell>
          <table:table-cell office:value-type="string" calcext:value-type="string">
            <text:p>Haakon County</text:p>
          </table:table-cell>
          <table:table-cell office:value-type="string" calcext:value-type="string">
            <text:p>South Dakota</text:p>
          </table:table-cell>
          <table:table-cell table:formula="of:=VLOOKUP([.C239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7</text:p>
          </table:table-cell>
          <table:table-cell office:value-type="string" calcext:value-type="string">
            <text:p>Hamlin County</text:p>
          </table:table-cell>
          <table:table-cell office:value-type="string" calcext:value-type="string">
            <text:p>South Dakota</text:p>
          </table:table-cell>
          <table:table-cell table:formula="of:=VLOOKUP([.C239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9</text:p>
          </table:table-cell>
          <table:table-cell office:value-type="string" calcext:value-type="string">
            <text:p>Hand County</text:p>
          </table:table-cell>
          <table:table-cell office:value-type="string" calcext:value-type="string">
            <text:p>South Dakota</text:p>
          </table:table-cell>
          <table:table-cell table:formula="of:=VLOOKUP([.C239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1</text:p>
          </table:table-cell>
          <table:table-cell office:value-type="string" calcext:value-type="string">
            <text:p>Hanson County</text:p>
          </table:table-cell>
          <table:table-cell office:value-type="string" calcext:value-type="string">
            <text:p>South Dakota</text:p>
          </table:table-cell>
          <table:table-cell table:formula="of:=VLOOKUP([.C239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3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South Dakota</text:p>
          </table:table-cell>
          <table:table-cell table:formula="of:=VLOOKUP([.C239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5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South Dakota</text:p>
          </table:table-cell>
          <table:table-cell table:formula="of:=VLOOKUP([.C239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7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South Dakota</text:p>
          </table:table-cell>
          <table:table-cell table:formula="of:=VLOOKUP([.C239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9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South Dakota</text:p>
          </table:table-cell>
          <table:table-cell table:formula="of:=VLOOKUP([.C239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South Dakota</text:p>
          </table:table-cell>
          <table:table-cell table:formula="of:=VLOOKUP([.C239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3</text:p>
          </table:table-cell>
          <table:table-cell office:value-type="string" calcext:value-type="string">
            <text:p>Jerauld County</text:p>
          </table:table-cell>
          <table:table-cell office:value-type="string" calcext:value-type="string">
            <text:p>South Dakota</text:p>
          </table:table-cell>
          <table:table-cell table:formula="of:=VLOOKUP([.C239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South Dakota</text:p>
          </table:table-cell>
          <table:table-cell table:formula="of:=VLOOKUP([.C240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7</text:p>
          </table:table-cell>
          <table:table-cell office:value-type="string" calcext:value-type="string">
            <text:p>Kingsbury County</text:p>
          </table:table-cell>
          <table:table-cell office:value-type="string" calcext:value-type="string">
            <text:p>South Dakota</text:p>
          </table:table-cell>
          <table:table-cell table:formula="of:=VLOOKUP([.C240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South Dakota</text:p>
          </table:table-cell>
          <table:table-cell table:formula="of:=VLOOKUP([.C240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South Dakota</text:p>
          </table:table-cell>
          <table:table-cell table:formula="of:=VLOOKUP([.C240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South Dakota</text:p>
          </table:table-cell>
          <table:table-cell table:formula="of:=VLOOKUP([.C240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5</text:p>
          </table:table-cell>
          <table:table-cell office:value-type="string" calcext:value-type="string">
            <text:p>Lyman County</text:p>
          </table:table-cell>
          <table:table-cell office:value-type="string" calcext:value-type="string">
            <text:p>South Dakota</text:p>
          </table:table-cell>
          <table:table-cell table:formula="of:=VLOOKUP([.C240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7</text:p>
          </table:table-cell>
          <table:table-cell office:value-type="string" calcext:value-type="string">
            <text:p>McCook County</text:p>
          </table:table-cell>
          <table:table-cell office:value-type="string" calcext:value-type="string">
            <text:p>South Dakota</text:p>
          </table:table-cell>
          <table:table-cell table:formula="of:=VLOOKUP([.C240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9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South Dakota</text:p>
          </table:table-cell>
          <table:table-cell table:formula="of:=VLOOKUP([.C240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South Dakota</text:p>
          </table:table-cell>
          <table:table-cell table:formula="of:=VLOOKUP([.C240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South Dakota</text:p>
          </table:table-cell>
          <table:table-cell table:formula="of:=VLOOKUP([.C240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5</text:p>
          </table:table-cell>
          <table:table-cell office:value-type="string" calcext:value-type="string">
            <text:p>Mellette County</text:p>
          </table:table-cell>
          <table:table-cell office:value-type="string" calcext:value-type="string">
            <text:p>South Dakota</text:p>
          </table:table-cell>
          <table:table-cell table:formula="of:=VLOOKUP([.C241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7</text:p>
          </table:table-cell>
          <table:table-cell office:value-type="string" calcext:value-type="string">
            <text:p>Miner County</text:p>
          </table:table-cell>
          <table:table-cell office:value-type="string" calcext:value-type="string">
            <text:p>South Dakota</text:p>
          </table:table-cell>
          <table:table-cell table:formula="of:=VLOOKUP([.C241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9</text:p>
          </table:table-cell>
          <table:table-cell office:value-type="string" calcext:value-type="string">
            <text:p>Minnehaha County</text:p>
          </table:table-cell>
          <table:table-cell office:value-type="string" calcext:value-type="string">
            <text:p>South Dakota</text:p>
          </table:table-cell>
          <table:table-cell table:formula="of:=VLOOKUP([.C241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1</text:p>
          </table:table-cell>
          <table:table-cell office:value-type="string" calcext:value-type="string">
            <text:p>Moody County</text:p>
          </table:table-cell>
          <table:table-cell office:value-type="string" calcext:value-type="string">
            <text:p>South Dakota</text:p>
          </table:table-cell>
          <table:table-cell table:formula="of:=VLOOKUP([.C241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2</text:p>
          </table:table-cell>
          <table:table-cell office:value-type="string" calcext:value-type="string">
            <text:p>Oglala Lakota County</text:p>
          </table:table-cell>
          <table:table-cell office:value-type="string" calcext:value-type="string">
            <text:p>South Dakota</text:p>
          </table:table-cell>
          <table:table-cell table:formula="of:=VLOOKUP([.C241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South Dakota</text:p>
          </table:table-cell>
          <table:table-cell table:formula="of:=VLOOKUP([.C241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South Dakota</text:p>
          </table:table-cell>
          <table:table-cell table:formula="of:=VLOOKUP([.C241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7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South Dakota</text:p>
          </table:table-cell>
          <table:table-cell table:formula="of:=VLOOKUP([.C241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9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South Dakota</text:p>
          </table:table-cell>
          <table:table-cell table:formula="of:=VLOOKUP([.C241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1</text:p>
          </table:table-cell>
          <table:table-cell office:value-type="string" calcext:value-type="string">
            <text:p>Sanborn County</text:p>
          </table:table-cell>
          <table:table-cell office:value-type="string" calcext:value-type="string">
            <text:p>South Dakota</text:p>
          </table:table-cell>
          <table:table-cell table:formula="of:=VLOOKUP([.C241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5</text:p>
          </table:table-cell>
          <table:table-cell office:value-type="string" calcext:value-type="string">
            <text:p>Spink County</text:p>
          </table:table-cell>
          <table:table-cell office:value-type="string" calcext:value-type="string">
            <text:p>South Dakota</text:p>
          </table:table-cell>
          <table:table-cell table:formula="of:=VLOOKUP([.C242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7</text:p>
          </table:table-cell>
          <table:table-cell office:value-type="string" calcext:value-type="string">
            <text:p>Stanley County</text:p>
          </table:table-cell>
          <table:table-cell office:value-type="string" calcext:value-type="string">
            <text:p>South Dakota</text:p>
          </table:table-cell>
          <table:table-cell table:formula="of:=VLOOKUP([.C242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9</text:p>
          </table:table-cell>
          <table:table-cell office:value-type="string" calcext:value-type="string">
            <text:p>Sully County</text:p>
          </table:table-cell>
          <table:table-cell office:value-type="string" calcext:value-type="string">
            <text:p>South Dakota</text:p>
          </table:table-cell>
          <table:table-cell table:formula="of:=VLOOKUP([.C242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1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South Dakota</text:p>
          </table:table-cell>
          <table:table-cell table:formula="of:=VLOOKUP([.C242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3</text:p>
          </table:table-cell>
          <table:table-cell office:value-type="string" calcext:value-type="string">
            <text:p>Tripp County</text:p>
          </table:table-cell>
          <table:table-cell office:value-type="string" calcext:value-type="string">
            <text:p>South Dakota</text:p>
          </table:table-cell>
          <table:table-cell table:formula="of:=VLOOKUP([.C242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5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South Dakota</text:p>
          </table:table-cell>
          <table:table-cell table:formula="of:=VLOOKUP([.C242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Dakota</text:p>
          </table:table-cell>
          <table:table-cell table:formula="of:=VLOOKUP([.C242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9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South Dakota</text:p>
          </table:table-cell>
          <table:table-cell table:formula="of:=VLOOKUP([.C242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5</text:p>
          </table:table-cell>
          <table:table-cell office:value-type="string" calcext:value-type="string">
            <text:p>Yankton County</text:p>
          </table:table-cell>
          <table:table-cell office:value-type="string" calcext:value-type="string">
            <text:p>South Dakota</text:p>
          </table:table-cell>
          <table:table-cell table:formula="of:=VLOOKUP([.C242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7</text:p>
          </table:table-cell>
          <table:table-cell office:value-type="string" calcext:value-type="string">
            <text:p>Ziebach County</text:p>
          </table:table-cell>
          <table:table-cell office:value-type="string" calcext:value-type="string">
            <text:p>South Dakota</text:p>
          </table:table-cell>
          <table:table-cell table:formula="of:=VLOOKUP([.C242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7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nnessee</text:p>
          </table:table-cell>
          <table:table-cell table:formula="of:=VLOOKUP([.C243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3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Tennessee</text:p>
          </table:table-cell>
          <table:table-cell table:formula="of:=VLOOKUP([.C243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Tennessee</text:p>
          </table:table-cell>
          <table:table-cell table:formula="of:=VLOOKUP([.C243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7</text:p>
          </table:table-cell>
          <table:table-cell office:value-type="string" calcext:value-type="string">
            <text:p>Bledsoe County</text:p>
          </table:table-cell>
          <table:table-cell office:value-type="string" calcext:value-type="string">
            <text:p>Tennessee</text:p>
          </table:table-cell>
          <table:table-cell table:formula="of:=VLOOKUP([.C243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Tennessee</text:p>
          </table:table-cell>
          <table:table-cell table:formula="of:=VLOOKUP([.C243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Tennessee</text:p>
          </table:table-cell>
          <table:table-cell table:formula="of:=VLOOKUP([.C243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3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Tennessee</text:p>
          </table:table-cell>
          <table:table-cell table:formula="of:=VLOOKUP([.C243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5</text:p>
          </table:table-cell>
          <table:table-cell office:value-type="string" calcext:value-type="string">
            <text:p>Cannon County</text:p>
          </table:table-cell>
          <table:table-cell office:value-type="string" calcext:value-type="string">
            <text:p>Tennessee</text:p>
          </table:table-cell>
          <table:table-cell table:formula="of:=VLOOKUP([.C243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Tennessee</text:p>
          </table:table-cell>
          <table:table-cell table:formula="of:=VLOOKUP([.C243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Tennessee</text:p>
          </table:table-cell>
          <table:table-cell table:formula="of:=VLOOKUP([.C243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1</text:p>
          </table:table-cell>
          <table:table-cell office:value-type="string" calcext:value-type="string">
            <text:p>Cheatham County</text:p>
          </table:table-cell>
          <table:table-cell office:value-type="string" calcext:value-type="string">
            <text:p>Tennessee</text:p>
          </table:table-cell>
          <table:table-cell table:formula="of:=VLOOKUP([.C244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Tennessee</text:p>
          </table:table-cell>
          <table:table-cell table:formula="of:=VLOOKUP([.C244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5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Tennessee</text:p>
          </table:table-cell>
          <table:table-cell table:formula="of:=VLOOKUP([.C244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nnessee</text:p>
          </table:table-cell>
          <table:table-cell table:formula="of:=VLOOKUP([.C244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9</text:p>
          </table:table-cell>
          <table:table-cell office:value-type="string" calcext:value-type="string">
            <text:p>Cocke County</text:p>
          </table:table-cell>
          <table:table-cell office:value-type="string" calcext:value-type="string">
            <text:p>Tennessee</text:p>
          </table:table-cell>
          <table:table-cell table:formula="of:=VLOOKUP([.C244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Tennessee</text:p>
          </table:table-cell>
          <table:table-cell table:formula="of:=VLOOKUP([.C244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3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nnessee</text:p>
          </table:table-cell>
          <table:table-cell table:formula="of:=VLOOKUP([.C244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Tennessee</text:p>
          </table:table-cell>
          <table:table-cell table:formula="of:=VLOOKUP([.C244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Tennessee</text:p>
          </table:table-cell>
          <table:table-cell table:formula="of:=VLOOKUP([.C244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Tennessee</text:p>
          </table:table-cell>
          <table:table-cell table:formula="of:=VLOOKUP([.C244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1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Tennessee</text:p>
          </table:table-cell>
          <table:table-cell table:formula="of:=VLOOKUP([.C245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3</text:p>
          </table:table-cell>
          <table:table-cell office:value-type="string" calcext:value-type="string">
            <text:p>Dickson County</text:p>
          </table:table-cell>
          <table:table-cell office:value-type="string" calcext:value-type="string">
            <text:p>Tennessee</text:p>
          </table:table-cell>
          <table:table-cell table:formula="of:=VLOOKUP([.C245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5</text:p>
          </table:table-cell>
          <table:table-cell office:value-type="string" calcext:value-type="string">
            <text:p>Dyer County</text:p>
          </table:table-cell>
          <table:table-cell office:value-type="string" calcext:value-type="string">
            <text:p>Tennessee</text:p>
          </table:table-cell>
          <table:table-cell table:formula="of:=VLOOKUP([.C245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nnessee</text:p>
          </table:table-cell>
          <table:table-cell table:formula="of:=VLOOKUP([.C245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9</text:p>
          </table:table-cell>
          <table:table-cell office:value-type="string" calcext:value-type="string">
            <text:p>Fentress County</text:p>
          </table:table-cell>
          <table:table-cell office:value-type="string" calcext:value-type="string">
            <text:p>Tennessee</text:p>
          </table:table-cell>
          <table:table-cell table:formula="of:=VLOOKUP([.C245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nnessee</text:p>
          </table:table-cell>
          <table:table-cell table:formula="of:=VLOOKUP([.C245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3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Tennessee</text:p>
          </table:table-cell>
          <table:table-cell table:formula="of:=VLOOKUP([.C245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5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Tennessee</text:p>
          </table:table-cell>
          <table:table-cell table:formula="of:=VLOOKUP([.C245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7</text:p>
          </table:table-cell>
          <table:table-cell office:value-type="string" calcext:value-type="string">
            <text:p>Grainger County</text:p>
          </table:table-cell>
          <table:table-cell office:value-type="string" calcext:value-type="string">
            <text:p>Tennessee</text:p>
          </table:table-cell>
          <table:table-cell table:formula="of:=VLOOKUP([.C245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Tennessee</text:p>
          </table:table-cell>
          <table:table-cell table:formula="of:=VLOOKUP([.C245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1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Tennessee</text:p>
          </table:table-cell>
          <table:table-cell table:formula="of:=VLOOKUP([.C246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3</text:p>
          </table:table-cell>
          <table:table-cell office:value-type="string" calcext:value-type="string">
            <text:p>Hamblen County</text:p>
          </table:table-cell>
          <table:table-cell office:value-type="string" calcext:value-type="string">
            <text:p>Tennessee</text:p>
          </table:table-cell>
          <table:table-cell table:formula="of:=VLOOKUP([.C246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nnessee</text:p>
          </table:table-cell>
          <table:table-cell table:formula="of:=VLOOKUP([.C246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Tennessee</text:p>
          </table:table-cell>
          <table:table-cell table:formula="of:=VLOOKUP([.C246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9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nnessee</text:p>
          </table:table-cell>
          <table:table-cell table:formula="of:=VLOOKUP([.C246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1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nnessee</text:p>
          </table:table-cell>
          <table:table-cell table:formula="of:=VLOOKUP([.C246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3</text:p>
          </table:table-cell>
          <table:table-cell office:value-type="string" calcext:value-type="string">
            <text:p>Hawkins County</text:p>
          </table:table-cell>
          <table:table-cell office:value-type="string" calcext:value-type="string">
            <text:p>Tennessee</text:p>
          </table:table-cell>
          <table:table-cell table:formula="of:=VLOOKUP([.C246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5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Tennessee</text:p>
          </table:table-cell>
          <table:table-cell table:formula="of:=VLOOKUP([.C246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7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nnessee</text:p>
          </table:table-cell>
          <table:table-cell table:formula="of:=VLOOKUP([.C246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Tennessee</text:p>
          </table:table-cell>
          <table:table-cell table:formula="of:=VLOOKUP([.C246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1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Tennessee</text:p>
          </table:table-cell>
          <table:table-cell table:formula="of:=VLOOKUP([.C247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nnessee</text:p>
          </table:table-cell>
          <table:table-cell table:formula="of:=VLOOKUP([.C247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5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Tennessee</text:p>
          </table:table-cell>
          <table:table-cell table:formula="of:=VLOOKUP([.C247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nnessee</text:p>
          </table:table-cell>
          <table:table-cell table:formula="of:=VLOOKUP([.C247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nnessee</text:p>
          </table:table-cell>
          <table:table-cell table:formula="of:=VLOOKUP([.C247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nnessee</text:p>
          </table:table-cell>
          <table:table-cell table:formula="of:=VLOOKUP([.C247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nnessee</text:p>
          </table:table-cell>
          <table:table-cell table:formula="of:=VLOOKUP([.C247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Tennessee</text:p>
          </table:table-cell>
          <table:table-cell table:formula="of:=VLOOKUP([.C247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Tennessee</text:p>
          </table:table-cell>
          <table:table-cell table:formula="of:=VLOOKUP([.C247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Tennessee</text:p>
          </table:table-cell>
          <table:table-cell table:formula="of:=VLOOKUP([.C247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Tennessee</text:p>
          </table:table-cell>
          <table:table-cell table:formula="of:=VLOOKUP([.C248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Tennessee</text:p>
          </table:table-cell>
          <table:table-cell table:formula="of:=VLOOKUP([.C248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5</text:p>
          </table:table-cell>
          <table:table-cell office:value-type="string" calcext:value-type="string">
            <text:p>Loudon County</text:p>
          </table:table-cell>
          <table:table-cell office:value-type="string" calcext:value-type="string">
            <text:p>Tennessee</text:p>
          </table:table-cell>
          <table:table-cell table:formula="of:=VLOOKUP([.C248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7</text:p>
          </table:table-cell>
          <table:table-cell office:value-type="string" calcext:value-type="string">
            <text:p>McMinn County</text:p>
          </table:table-cell>
          <table:table-cell office:value-type="string" calcext:value-type="string">
            <text:p>Tennessee</text:p>
          </table:table-cell>
          <table:table-cell table:formula="of:=VLOOKUP([.C248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9</text:p>
          </table:table-cell>
          <table:table-cell office:value-type="string" calcext:value-type="string">
            <text:p>McNairy County</text:p>
          </table:table-cell>
          <table:table-cell office:value-type="string" calcext:value-type="string">
            <text:p>Tennessee</text:p>
          </table:table-cell>
          <table:table-cell table:formula="of:=VLOOKUP([.C248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Tennessee</text:p>
          </table:table-cell>
          <table:table-cell table:formula="of:=VLOOKUP([.C248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nnessee</text:p>
          </table:table-cell>
          <table:table-cell table:formula="of:=VLOOKUP([.C248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nnessee</text:p>
          </table:table-cell>
          <table:table-cell table:formula="of:=VLOOKUP([.C248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Tennessee</text:p>
          </table:table-cell>
          <table:table-cell table:formula="of:=VLOOKUP([.C248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9</text:p>
          </table:table-cell>
          <table:table-cell office:value-type="string" calcext:value-type="string">
            <text:p>Maury County</text:p>
          </table:table-cell>
          <table:table-cell office:value-type="string" calcext:value-type="string">
            <text:p>Tennessee</text:p>
          </table:table-cell>
          <table:table-cell table:formula="of:=VLOOKUP([.C248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1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Tennessee</text:p>
          </table:table-cell>
          <table:table-cell table:formula="of:=VLOOKUP([.C249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Tennessee</text:p>
          </table:table-cell>
          <table:table-cell table:formula="of:=VLOOKUP([.C249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nnessee</text:p>
          </table:table-cell>
          <table:table-cell table:formula="of:=VLOOKUP([.C249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7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nnessee</text:p>
          </table:table-cell>
          <table:table-cell table:formula="of:=VLOOKUP([.C249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Tennessee</text:p>
          </table:table-cell>
          <table:table-cell table:formula="of:=VLOOKUP([.C249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1</text:p>
          </table:table-cell>
          <table:table-cell office:value-type="string" calcext:value-type="string">
            <text:p>Obion County</text:p>
          </table:table-cell>
          <table:table-cell office:value-type="string" calcext:value-type="string">
            <text:p>Tennessee</text:p>
          </table:table-cell>
          <table:table-cell table:formula="of:=VLOOKUP([.C249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3</text:p>
          </table:table-cell>
          <table:table-cell office:value-type="string" calcext:value-type="string">
            <text:p>Overton County</text:p>
          </table:table-cell>
          <table:table-cell office:value-type="string" calcext:value-type="string">
            <text:p>Tennessee</text:p>
          </table:table-cell>
          <table:table-cell table:formula="of:=VLOOKUP([.C249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Tennessee</text:p>
          </table:table-cell>
          <table:table-cell table:formula="of:=VLOOKUP([.C249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7</text:p>
          </table:table-cell>
          <table:table-cell office:value-type="string" calcext:value-type="string">
            <text:p>Pickett County</text:p>
          </table:table-cell>
          <table:table-cell office:value-type="string" calcext:value-type="string">
            <text:p>Tennessee</text:p>
          </table:table-cell>
          <table:table-cell table:formula="of:=VLOOKUP([.C249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nnessee</text:p>
          </table:table-cell>
          <table:table-cell table:formula="of:=VLOOKUP([.C249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Tennessee</text:p>
          </table:table-cell>
          <table:table-cell table:formula="of:=VLOOKUP([.C250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3</text:p>
          </table:table-cell>
          <table:table-cell office:value-type="string" calcext:value-type="string">
            <text:p>Rhea County</text:p>
          </table:table-cell>
          <table:table-cell office:value-type="string" calcext:value-type="string">
            <text:p>Tennessee</text:p>
          </table:table-cell>
          <table:table-cell table:formula="of:=VLOOKUP([.C250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5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Tennessee</text:p>
          </table:table-cell>
          <table:table-cell table:formula="of:=VLOOKUP([.C250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7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nnessee</text:p>
          </table:table-cell>
          <table:table-cell table:formula="of:=VLOOKUP([.C250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9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Tennessee</text:p>
          </table:table-cell>
          <table:table-cell table:formula="of:=VLOOKUP([.C250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Tennessee</text:p>
          </table:table-cell>
          <table:table-cell table:formula="of:=VLOOKUP([.C250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3</text:p>
          </table:table-cell>
          <table:table-cell office:value-type="string" calcext:value-type="string">
            <text:p>Sequatchie County</text:p>
          </table:table-cell>
          <table:table-cell office:value-type="string" calcext:value-type="string">
            <text:p>Tennessee</text:p>
          </table:table-cell>
          <table:table-cell table:formula="of:=VLOOKUP([.C250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5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Tennessee</text:p>
          </table:table-cell>
          <table:table-cell table:formula="of:=VLOOKUP([.C250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nnessee</text:p>
          </table:table-cell>
          <table:table-cell table:formula="of:=VLOOKUP([.C250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nnessee</text:p>
          </table:table-cell>
          <table:table-cell table:formula="of:=VLOOKUP([.C250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1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Tennessee</text:p>
          </table:table-cell>
          <table:table-cell table:formula="of:=VLOOKUP([.C251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Tennessee</text:p>
          </table:table-cell>
          <table:table-cell table:formula="of:=VLOOKUP([.C251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5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Tennessee</text:p>
          </table:table-cell>
          <table:table-cell table:formula="of:=VLOOKUP([.C251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7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Tennessee</text:p>
          </table:table-cell>
          <table:table-cell table:formula="of:=VLOOKUP([.C251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9</text:p>
          </table:table-cell>
          <table:table-cell office:value-type="string" calcext:value-type="string">
            <text:p>Trousdale County</text:p>
          </table:table-cell>
          <table:table-cell office:value-type="string" calcext:value-type="string">
            <text:p>Tennessee</text:p>
          </table:table-cell>
          <table:table-cell table:formula="of:=VLOOKUP([.C251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1</text:p>
          </table:table-cell>
          <table:table-cell office:value-type="string" calcext:value-type="string">
            <text:p>Unicoi County</text:p>
          </table:table-cell>
          <table:table-cell office:value-type="string" calcext:value-type="string">
            <text:p>Tennessee</text:p>
          </table:table-cell>
          <table:table-cell table:formula="of:=VLOOKUP([.C251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3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Tennessee</text:p>
          </table:table-cell>
          <table:table-cell table:formula="of:=VLOOKUP([.C251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5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Tennessee</text:p>
          </table:table-cell>
          <table:table-cell table:formula="of:=VLOOKUP([.C251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Tennessee</text:p>
          </table:table-cell>
          <table:table-cell table:formula="of:=VLOOKUP([.C251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nnessee</text:p>
          </table:table-cell>
          <table:table-cell table:formula="of:=VLOOKUP([.C251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Tennessee</text:p>
          </table:table-cell>
          <table:table-cell table:formula="of:=VLOOKUP([.C252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3</text:p>
          </table:table-cell>
          <table:table-cell office:value-type="string" calcext:value-type="string">
            <text:p>Weakley County</text:p>
          </table:table-cell>
          <table:table-cell office:value-type="string" calcext:value-type="string">
            <text:p>Tennessee</text:p>
          </table:table-cell>
          <table:table-cell table:formula="of:=VLOOKUP([.C252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Tennessee</text:p>
          </table:table-cell>
          <table:table-cell table:formula="of:=VLOOKUP([.C252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7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nnessee</text:p>
          </table:table-cell>
          <table:table-cell table:formula="of:=VLOOKUP([.C252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9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nnessee</text:p>
          </table:table-cell>
          <table:table-cell table:formula="of:=VLOOKUP([.C252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8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xas</text:p>
          </table:table-cell>
          <table:table-cell table:formula="of:=VLOOKUP([.C25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3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Texas</text:p>
          </table:table-cell>
          <table:table-cell table:formula="of:=VLOOKUP([.C25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5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Texas</text:p>
          </table:table-cell>
          <table:table-cell table:formula="of:=VLOOKUP([.C25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7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Texas</text:p>
          </table:table-cell>
          <table:table-cell table:formula="of:=VLOOKUP([.C25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9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Texas</text:p>
          </table:table-cell>
          <table:table-cell table:formula="of:=VLOOKUP([.C25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1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Texas</text:p>
          </table:table-cell>
          <table:table-cell table:formula="of:=VLOOKUP([.C25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3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Texas</text:p>
          </table:table-cell>
          <table:table-cell table:formula="of:=VLOOKUP([.C25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5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Texas</text:p>
          </table:table-cell>
          <table:table-cell table:formula="of:=VLOOKUP([.C25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7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Texas</text:p>
          </table:table-cell>
          <table:table-cell table:formula="of:=VLOOKUP([.C25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9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Texas</text:p>
          </table:table-cell>
          <table:table-cell table:formula="of:=VLOOKUP([.C25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1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Texas</text:p>
          </table:table-cell>
          <table:table-cell table:formula="of:=VLOOKUP([.C25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3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Texas</text:p>
          </table:table-cell>
          <table:table-cell table:formula="of:=VLOOKUP([.C25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5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Texas</text:p>
          </table:table-cell>
          <table:table-cell table:formula="of:=VLOOKUP([.C25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7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Texas</text:p>
          </table:table-cell>
          <table:table-cell table:formula="of:=VLOOKUP([.C25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9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Texas</text:p>
          </table:table-cell>
          <table:table-cell table:formula="of:=VLOOKUP([.C25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1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Texas</text:p>
          </table:table-cell>
          <table:table-cell table:formula="of:=VLOOKUP([.C25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3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Texas</text:p>
          </table:table-cell>
          <table:table-cell table:formula="of:=VLOOKUP([.C25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5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Texas</text:p>
          </table:table-cell>
          <table:table-cell table:formula="of:=VLOOKUP([.C25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7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Texas</text:p>
          </table:table-cell>
          <table:table-cell table:formula="of:=VLOOKUP([.C25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9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Texas</text:p>
          </table:table-cell>
          <table:table-cell table:formula="of:=VLOOKUP([.C25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1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Texas</text:p>
          </table:table-cell>
          <table:table-cell table:formula="of:=VLOOKUP([.C25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3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Texas</text:p>
          </table:table-cell>
          <table:table-cell table:formula="of:=VLOOKUP([.C25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5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Texas</text:p>
          </table:table-cell>
          <table:table-cell table:formula="of:=VLOOKUP([.C25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Texas</text:p>
          </table:table-cell>
          <table:table-cell table:formula="of:=VLOOKUP([.C25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Texas</text:p>
          </table:table-cell>
          <table:table-cell table:formula="of:=VLOOKUP([.C25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1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Texas</text:p>
          </table:table-cell>
          <table:table-cell table:formula="of:=VLOOKUP([.C25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3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Texas</text:p>
          </table:table-cell>
          <table:table-cell table:formula="of:=VLOOKUP([.C25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Texas</text:p>
          </table:table-cell>
          <table:table-cell table:formula="of:=VLOOKUP([.C25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Texas</text:p>
          </table:table-cell>
          <table:table-cell table:formula="of:=VLOOKUP([.C25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9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Texas</text:p>
          </table:table-cell>
          <table:table-cell table:formula="of:=VLOOKUP([.C25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1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Texas</text:p>
          </table:table-cell>
          <table:table-cell table:formula="of:=VLOOKUP([.C25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3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Texas</text:p>
          </table:table-cell>
          <table:table-cell table:formula="of:=VLOOKUP([.C25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5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Texas</text:p>
          </table:table-cell>
          <table:table-cell table:formula="of:=VLOOKUP([.C25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Texas</text:p>
          </table:table-cell>
          <table:table-cell table:formula="of:=VLOOKUP([.C25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9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Texas</text:p>
          </table:table-cell>
          <table:table-cell table:formula="of:=VLOOKUP([.C25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1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Texas</text:p>
          </table:table-cell>
          <table:table-cell table:formula="of:=VLOOKUP([.C25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3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Texas</text:p>
          </table:table-cell>
          <table:table-cell table:formula="of:=VLOOKUP([.C25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5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Texas</text:p>
          </table:table-cell>
          <table:table-cell table:formula="of:=VLOOKUP([.C25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xas</text:p>
          </table:table-cell>
          <table:table-cell table:formula="of:=VLOOKUP([.C25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9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Texas</text:p>
          </table:table-cell>
          <table:table-cell table:formula="of:=VLOOKUP([.C25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1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Texas</text:p>
          </table:table-cell>
          <table:table-cell table:formula="of:=VLOOKUP([.C25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3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Texas</text:p>
          </table:table-cell>
          <table:table-cell table:formula="of:=VLOOKUP([.C25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5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Texas</text:p>
          </table:table-cell>
          <table:table-cell table:formula="of:=VLOOKUP([.C25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7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Texas</text:p>
          </table:table-cell>
          <table:table-cell table:formula="of:=VLOOKUP([.C25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9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Texas</text:p>
          </table:table-cell>
          <table:table-cell table:formula="of:=VLOOKUP([.C25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1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Texas</text:p>
          </table:table-cell>
          <table:table-cell table:formula="of:=VLOOKUP([.C25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Texas</text:p>
          </table:table-cell>
          <table:table-cell table:formula="of:=VLOOKUP([.C25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5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Texas</text:p>
          </table:table-cell>
          <table:table-cell table:formula="of:=VLOOKUP([.C25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7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Texas</text:p>
          </table:table-cell>
          <table:table-cell table:formula="of:=VLOOKUP([.C25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9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Texas</text:p>
          </table:table-cell>
          <table:table-cell table:formula="of:=VLOOKUP([.C25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1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Texas</text:p>
          </table:table-cell>
          <table:table-cell table:formula="of:=VLOOKUP([.C25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3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Texas</text:p>
          </table:table-cell>
          <table:table-cell table:formula="of:=VLOOKUP([.C25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5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xas</text:p>
          </table:table-cell>
          <table:table-cell table:formula="of:=VLOOKUP([.C25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7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Texas</text:p>
          </table:table-cell>
          <table:table-cell table:formula="of:=VLOOKUP([.C25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9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Texas</text:p>
          </table:table-cell>
          <table:table-cell table:formula="of:=VLOOKUP([.C25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1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Texas</text:p>
          </table:table-cell>
          <table:table-cell table:formula="of:=VLOOKUP([.C25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3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Texas</text:p>
          </table:table-cell>
          <table:table-cell table:formula="of:=VLOOKUP([.C25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Texas</text:p>
          </table:table-cell>
          <table:table-cell table:formula="of:=VLOOKUP([.C25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7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Texas</text:p>
          </table:table-cell>
          <table:table-cell table:formula="of:=VLOOKUP([.C25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Texas</text:p>
          </table:table-cell>
          <table:table-cell table:formula="of:=VLOOKUP([.C25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1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Texas</text:p>
          </table:table-cell>
          <table:table-cell table:formula="of:=VLOOKUP([.C25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3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Texas</text:p>
          </table:table-cell>
          <table:table-cell table:formula="of:=VLOOKUP([.C25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5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Texas</text:p>
          </table:table-cell>
          <table:table-cell table:formula="of:=VLOOKUP([.C25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7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Texas</text:p>
          </table:table-cell>
          <table:table-cell table:formula="of:=VLOOKUP([.C25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9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Texas</text:p>
          </table:table-cell>
          <table:table-cell table:formula="of:=VLOOKUP([.C25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Texas</text:p>
          </table:table-cell>
          <table:table-cell table:formula="of:=VLOOKUP([.C25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3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Texas</text:p>
          </table:table-cell>
          <table:table-cell table:formula="of:=VLOOKUP([.C25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5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Texas</text:p>
          </table:table-cell>
          <table:table-cell table:formula="of:=VLOOKUP([.C25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Texas</text:p>
          </table:table-cell>
          <table:table-cell table:formula="of:=VLOOKUP([.C25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9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Texas</text:p>
          </table:table-cell>
          <table:table-cell table:formula="of:=VLOOKUP([.C25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Texas</text:p>
          </table:table-cell>
          <table:table-cell table:formula="of:=VLOOKUP([.C25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3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Texas</text:p>
          </table:table-cell>
          <table:table-cell table:formula="of:=VLOOKUP([.C25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5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Texas</text:p>
          </table:table-cell>
          <table:table-cell table:formula="of:=VLOOKUP([.C25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7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Texas</text:p>
          </table:table-cell>
          <table:table-cell table:formula="of:=VLOOKUP([.C25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xas</text:p>
          </table:table-cell>
          <table:table-cell table:formula="of:=VLOOKUP([.C25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1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Texas</text:p>
          </table:table-cell>
          <table:table-cell table:formula="of:=VLOOKUP([.C26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Texas</text:p>
          </table:table-cell>
          <table:table-cell table:formula="of:=VLOOKUP([.C26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5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Texas</text:p>
          </table:table-cell>
          <table:table-cell table:formula="of:=VLOOKUP([.C26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7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Texas</text:p>
          </table:table-cell>
          <table:table-cell table:formula="of:=VLOOKUP([.C26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xas</text:p>
          </table:table-cell>
          <table:table-cell table:formula="of:=VLOOKUP([.C26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1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Texas</text:p>
          </table:table-cell>
          <table:table-cell table:formula="of:=VLOOKUP([.C26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3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Texas</text:p>
          </table:table-cell>
          <table:table-cell table:formula="of:=VLOOKUP([.C26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5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Texas</text:p>
          </table:table-cell>
          <table:table-cell table:formula="of:=VLOOKUP([.C26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7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Texas</text:p>
          </table:table-cell>
          <table:table-cell table:formula="of:=VLOOKUP([.C26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9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Texas</text:p>
          </table:table-cell>
          <table:table-cell table:formula="of:=VLOOKUP([.C26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1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Texas</text:p>
          </table:table-cell>
          <table:table-cell table:formula="of:=VLOOKUP([.C26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3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Texas</text:p>
          </table:table-cell>
          <table:table-cell table:formula="of:=VLOOKUP([.C26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5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Texas</text:p>
          </table:table-cell>
          <table:table-cell table:formula="of:=VLOOKUP([.C26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7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Texas</text:p>
          </table:table-cell>
          <table:table-cell table:formula="of:=VLOOKUP([.C26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Texas</text:p>
          </table:table-cell>
          <table:table-cell table:formula="of:=VLOOKUP([.C26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1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Texas</text:p>
          </table:table-cell>
          <table:table-cell table:formula="of:=VLOOKUP([.C26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3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Texas</text:p>
          </table:table-cell>
          <table:table-cell table:formula="of:=VLOOKUP([.C26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5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Texas</text:p>
          </table:table-cell>
          <table:table-cell table:formula="of:=VLOOKUP([.C26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7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Texas</text:p>
          </table:table-cell>
          <table:table-cell table:formula="of:=VLOOKUP([.C26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9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Texas</text:p>
          </table:table-cell>
          <table:table-cell table:formula="of:=VLOOKUP([.C26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1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Texas</text:p>
          </table:table-cell>
          <table:table-cell table:formula="of:=VLOOKUP([.C26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3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xas</text:p>
          </table:table-cell>
          <table:table-cell table:formula="of:=VLOOKUP([.C26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5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Texas</text:p>
          </table:table-cell>
          <table:table-cell table:formula="of:=VLOOKUP([.C26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7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xas</text:p>
          </table:table-cell>
          <table:table-cell table:formula="of:=VLOOKUP([.C26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xas</text:p>
          </table:table-cell>
          <table:table-cell table:formula="of:=VLOOKUP([.C26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1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Texas</text:p>
          </table:table-cell>
          <table:table-cell table:formula="of:=VLOOKUP([.C26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Texas</text:p>
          </table:table-cell>
          <table:table-cell table:formula="of:=VLOOKUP([.C26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5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Texas</text:p>
          </table:table-cell>
          <table:table-cell table:formula="of:=VLOOKUP([.C26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7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Texas</text:p>
          </table:table-cell>
          <table:table-cell table:formula="of:=VLOOKUP([.C26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9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Texas</text:p>
          </table:table-cell>
          <table:table-cell table:formula="of:=VLOOKUP([.C26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1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Texas</text:p>
          </table:table-cell>
          <table:table-cell table:formula="of:=VLOOKUP([.C26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3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xas</text:p>
          </table:table-cell>
          <table:table-cell table:formula="of:=VLOOKUP([.C26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5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Texas</text:p>
          </table:table-cell>
          <table:table-cell table:formula="of:=VLOOKUP([.C26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7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Texas</text:p>
          </table:table-cell>
          <table:table-cell table:formula="of:=VLOOKUP([.C26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9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Texas</text:p>
          </table:table-cell>
          <table:table-cell table:formula="of:=VLOOKUP([.C26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1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Texas</text:p>
          </table:table-cell>
          <table:table-cell table:formula="of:=VLOOKUP([.C26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3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Texas</text:p>
          </table:table-cell>
          <table:table-cell table:formula="of:=VLOOKUP([.C26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xas</text:p>
          </table:table-cell>
          <table:table-cell table:formula="of:=VLOOKUP([.C26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Texas</text:p>
          </table:table-cell>
          <table:table-cell table:formula="of:=VLOOKUP([.C26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9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Texas</text:p>
          </table:table-cell>
          <table:table-cell table:formula="of:=VLOOKUP([.C26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1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Texas</text:p>
          </table:table-cell>
          <table:table-cell table:formula="of:=VLOOKUP([.C26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3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Texas</text:p>
          </table:table-cell>
          <table:table-cell table:formula="of:=VLOOKUP([.C26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5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Texas</text:p>
          </table:table-cell>
          <table:table-cell table:formula="of:=VLOOKUP([.C26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7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Texas</text:p>
          </table:table-cell>
          <table:table-cell table:formula="of:=VLOOKUP([.C26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xas</text:p>
          </table:table-cell>
          <table:table-cell table:formula="of:=VLOOKUP([.C26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Texas</text:p>
          </table:table-cell>
          <table:table-cell table:formula="of:=VLOOKUP([.C26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3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Texas</text:p>
          </table:table-cell>
          <table:table-cell table:formula="of:=VLOOKUP([.C26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xas</text:p>
          </table:table-cell>
          <table:table-cell table:formula="of:=VLOOKUP([.C26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7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Texas</text:p>
          </table:table-cell>
          <table:table-cell table:formula="of:=VLOOKUP([.C26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9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Texas</text:p>
          </table:table-cell>
          <table:table-cell table:formula="of:=VLOOKUP([.C26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xas</text:p>
          </table:table-cell>
          <table:table-cell table:formula="of:=VLOOKUP([.C26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Texas</text:p>
          </table:table-cell>
          <table:table-cell table:formula="of:=VLOOKUP([.C26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5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Texas</text:p>
          </table:table-cell>
          <table:table-cell table:formula="of:=VLOOKUP([.C26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7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Texas</text:p>
          </table:table-cell>
          <table:table-cell table:formula="of:=VLOOKUP([.C26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9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Texas</text:p>
          </table:table-cell>
          <table:table-cell table:formula="of:=VLOOKUP([.C26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1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Texas</text:p>
          </table:table-cell>
          <table:table-cell table:formula="of:=VLOOKUP([.C26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Texas</text:p>
          </table:table-cell>
          <table:table-cell table:formula="of:=VLOOKUP([.C26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5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Texas</text:p>
          </table:table-cell>
          <table:table-cell table:formula="of:=VLOOKUP([.C26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7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Texas</text:p>
          </table:table-cell>
          <table:table-cell table:formula="of:=VLOOKUP([.C26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9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Texas</text:p>
          </table:table-cell>
          <table:table-cell table:formula="of:=VLOOKUP([.C26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1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Texas</text:p>
          </table:table-cell>
          <table:table-cell table:formula="of:=VLOOKUP([.C26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3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Texas</text:p>
          </table:table-cell>
          <table:table-cell table:formula="of:=VLOOKUP([.C26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xas</text:p>
          </table:table-cell>
          <table:table-cell table:formula="of:=VLOOKUP([.C26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7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Texas</text:p>
          </table:table-cell>
          <table:table-cell table:formula="of:=VLOOKUP([.C26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9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Texas</text:p>
          </table:table-cell>
          <table:table-cell table:formula="of:=VLOOKUP([.C26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1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Texas</text:p>
          </table:table-cell>
          <table:table-cell table:formula="of:=VLOOKUP([.C26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3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Texas</text:p>
          </table:table-cell>
          <table:table-cell table:formula="of:=VLOOKUP([.C26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5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Texas</text:p>
          </table:table-cell>
          <table:table-cell table:formula="of:=VLOOKUP([.C26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Texas</text:p>
          </table:table-cell>
          <table:table-cell table:formula="of:=VLOOKUP([.C26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9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Texas</text:p>
          </table:table-cell>
          <table:table-cell table:formula="of:=VLOOKUP([.C26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Texas</text:p>
          </table:table-cell>
          <table:table-cell table:formula="of:=VLOOKUP([.C26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Texas</text:p>
          </table:table-cell>
          <table:table-cell table:formula="of:=VLOOKUP([.C26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5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Texas</text:p>
          </table:table-cell>
          <table:table-cell table:formula="of:=VLOOKUP([.C26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7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Texas</text:p>
          </table:table-cell>
          <table:table-cell table:formula="of:=VLOOKUP([.C26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9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Texas</text:p>
          </table:table-cell>
          <table:table-cell table:formula="of:=VLOOKUP([.C26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1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Texas</text:p>
          </table:table-cell>
          <table:table-cell table:formula="of:=VLOOKUP([.C26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3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Texas</text:p>
          </table:table-cell>
          <table:table-cell table:formula="of:=VLOOKUP([.C26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5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Texas</text:p>
          </table:table-cell>
          <table:table-cell table:formula="of:=VLOOKUP([.C26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7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Texas</text:p>
          </table:table-cell>
          <table:table-cell table:formula="of:=VLOOKUP([.C26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9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Texas</text:p>
          </table:table-cell>
          <table:table-cell table:formula="of:=VLOOKUP([.C26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1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Texas</text:p>
          </table:table-cell>
          <table:table-cell table:formula="of:=VLOOKUP([.C26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xas</text:p>
          </table:table-cell>
          <table:table-cell table:formula="of:=VLOOKUP([.C26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xas</text:p>
          </table:table-cell>
          <table:table-cell table:formula="of:=VLOOKUP([.C26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Texas</text:p>
          </table:table-cell>
          <table:table-cell table:formula="of:=VLOOKUP([.C26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9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Texas</text:p>
          </table:table-cell>
          <table:table-cell table:formula="of:=VLOOKUP([.C26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1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Texas</text:p>
          </table:table-cell>
          <table:table-cell table:formula="of:=VLOOKUP([.C26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3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Texas</text:p>
          </table:table-cell>
          <table:table-cell table:formula="of:=VLOOKUP([.C26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5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Texas</text:p>
          </table:table-cell>
          <table:table-cell table:formula="of:=VLOOKUP([.C26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7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Texas</text:p>
          </table:table-cell>
          <table:table-cell table:formula="of:=VLOOKUP([.C26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9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Texas</text:p>
          </table:table-cell>
          <table:table-cell table:formula="of:=VLOOKUP([.C26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1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Texas</text:p>
          </table:table-cell>
          <table:table-cell table:formula="of:=VLOOKUP([.C26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3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Texas</text:p>
          </table:table-cell>
          <table:table-cell table:formula="of:=VLOOKUP([.C26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Texas</text:p>
          </table:table-cell>
          <table:table-cell table:formula="of:=VLOOKUP([.C26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7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Texas</text:p>
          </table:table-cell>
          <table:table-cell table:formula="of:=VLOOKUP([.C26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xas</text:p>
          </table:table-cell>
          <table:table-cell table:formula="of:=VLOOKUP([.C26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1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xas</text:p>
          </table:table-cell>
          <table:table-cell table:formula="of:=VLOOKUP([.C26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3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Texas</text:p>
          </table:table-cell>
          <table:table-cell table:formula="of:=VLOOKUP([.C26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5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Texas</text:p>
          </table:table-cell>
          <table:table-cell table:formula="of:=VLOOKUP([.C26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7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Texas</text:p>
          </table:table-cell>
          <table:table-cell table:formula="of:=VLOOKUP([.C26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9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Texas</text:p>
          </table:table-cell>
          <table:table-cell table:formula="of:=VLOOKUP([.C26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Texas</text:p>
          </table:table-cell>
          <table:table-cell table:formula="of:=VLOOKUP([.C27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3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Texas</text:p>
          </table:table-cell>
          <table:table-cell table:formula="of:=VLOOKUP([.C27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5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Texas</text:p>
          </table:table-cell>
          <table:table-cell table:formula="of:=VLOOKUP([.C27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7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Texas</text:p>
          </table:table-cell>
          <table:table-cell table:formula="of:=VLOOKUP([.C27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9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Texas</text:p>
          </table:table-cell>
          <table:table-cell table:formula="of:=VLOOKUP([.C27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Texas</text:p>
          </table:table-cell>
          <table:table-cell table:formula="of:=VLOOKUP([.C27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3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Texas</text:p>
          </table:table-cell>
          <table:table-cell table:formula="of:=VLOOKUP([.C27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5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Texas</text:p>
          </table:table-cell>
          <table:table-cell table:formula="of:=VLOOKUP([.C27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7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Texas</text:p>
          </table:table-cell>
          <table:table-cell table:formula="of:=VLOOKUP([.C27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9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Texas</text:p>
          </table:table-cell>
          <table:table-cell table:formula="of:=VLOOKUP([.C27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1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Texas</text:p>
          </table:table-cell>
          <table:table-cell table:formula="of:=VLOOKUP([.C27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xas</text:p>
          </table:table-cell>
          <table:table-cell table:formula="of:=VLOOKUP([.C27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Texas</text:p>
          </table:table-cell>
          <table:table-cell table:formula="of:=VLOOKUP([.C27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7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Texas</text:p>
          </table:table-cell>
          <table:table-cell table:formula="of:=VLOOKUP([.C27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9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Texas</text:p>
          </table:table-cell>
          <table:table-cell table:formula="of:=VLOOKUP([.C27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1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Texas</text:p>
          </table:table-cell>
          <table:table-cell table:formula="of:=VLOOKUP([.C27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3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Texas</text:p>
          </table:table-cell>
          <table:table-cell table:formula="of:=VLOOKUP([.C27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5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Texas</text:p>
          </table:table-cell>
          <table:table-cell table:formula="of:=VLOOKUP([.C27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7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Texas</text:p>
          </table:table-cell>
          <table:table-cell table:formula="of:=VLOOKUP([.C27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9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Texas</text:p>
          </table:table-cell>
          <table:table-cell table:formula="of:=VLOOKUP([.C27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1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Texas</text:p>
          </table:table-cell>
          <table:table-cell table:formula="of:=VLOOKUP([.C27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3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Texas</text:p>
          </table:table-cell>
          <table:table-cell table:formula="of:=VLOOKUP([.C27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5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xas</text:p>
          </table:table-cell>
          <table:table-cell table:formula="of:=VLOOKUP([.C27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7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Texas</text:p>
          </table:table-cell>
          <table:table-cell table:formula="of:=VLOOKUP([.C27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9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Texas</text:p>
          </table:table-cell>
          <table:table-cell table:formula="of:=VLOOKUP([.C27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1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Texas</text:p>
          </table:table-cell>
          <table:table-cell table:formula="of:=VLOOKUP([.C27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3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Texas</text:p>
          </table:table-cell>
          <table:table-cell table:formula="of:=VLOOKUP([.C27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5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Texas</text:p>
          </table:table-cell>
          <table:table-cell table:formula="of:=VLOOKUP([.C27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7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Texas</text:p>
          </table:table-cell>
          <table:table-cell table:formula="of:=VLOOKUP([.C27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9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Texas</text:p>
          </table:table-cell>
          <table:table-cell table:formula="of:=VLOOKUP([.C27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1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Texas</text:p>
          </table:table-cell>
          <table:table-cell table:formula="of:=VLOOKUP([.C27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3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Texas</text:p>
          </table:table-cell>
          <table:table-cell table:formula="of:=VLOOKUP([.C27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5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Texas</text:p>
          </table:table-cell>
          <table:table-cell table:formula="of:=VLOOKUP([.C27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7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Texas</text:p>
          </table:table-cell>
          <table:table-cell table:formula="of:=VLOOKUP([.C27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xas</text:p>
          </table:table-cell>
          <table:table-cell table:formula="of:=VLOOKUP([.C27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Texas</text:p>
          </table:table-cell>
          <table:table-cell table:formula="of:=VLOOKUP([.C27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xas</text:p>
          </table:table-cell>
          <table:table-cell table:formula="of:=VLOOKUP([.C27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5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Texas</text:p>
          </table:table-cell>
          <table:table-cell table:formula="of:=VLOOKUP([.C27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7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Texas</text:p>
          </table:table-cell>
          <table:table-cell table:formula="of:=VLOOKUP([.C27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9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Texas</text:p>
          </table:table-cell>
          <table:table-cell table:formula="of:=VLOOKUP([.C27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1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Texas</text:p>
          </table:table-cell>
          <table:table-cell table:formula="of:=VLOOKUP([.C27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3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Texas</text:p>
          </table:table-cell>
          <table:table-cell table:formula="of:=VLOOKUP([.C27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5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Texas</text:p>
          </table:table-cell>
          <table:table-cell table:formula="of:=VLOOKUP([.C27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7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Texas</text:p>
          </table:table-cell>
          <table:table-cell table:formula="of:=VLOOKUP([.C27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9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Texas</text:p>
          </table:table-cell>
          <table:table-cell table:formula="of:=VLOOKUP([.C27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Texas</text:p>
          </table:table-cell>
          <table:table-cell table:formula="of:=VLOOKUP([.C27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Texas</text:p>
          </table:table-cell>
          <table:table-cell table:formula="of:=VLOOKUP([.C27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5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Texas</text:p>
          </table:table-cell>
          <table:table-cell table:formula="of:=VLOOKUP([.C27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7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Texas</text:p>
          </table:table-cell>
          <table:table-cell table:formula="of:=VLOOKUP([.C27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9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Texas</text:p>
          </table:table-cell>
          <table:table-cell table:formula="of:=VLOOKUP([.C27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1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Texas</text:p>
          </table:table-cell>
          <table:table-cell table:formula="of:=VLOOKUP([.C27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3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Texas</text:p>
          </table:table-cell>
          <table:table-cell table:formula="of:=VLOOKUP([.C27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Texas</text:p>
          </table:table-cell>
          <table:table-cell table:formula="of:=VLOOKUP([.C27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7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Texas</text:p>
          </table:table-cell>
          <table:table-cell table:formula="of:=VLOOKUP([.C27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9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Texas</text:p>
          </table:table-cell>
          <table:table-cell table:formula="of:=VLOOKUP([.C27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1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Texas</text:p>
          </table:table-cell>
          <table:table-cell table:formula="of:=VLOOKUP([.C27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3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Texas</text:p>
          </table:table-cell>
          <table:table-cell table:formula="of:=VLOOKUP([.C27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5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Texas</text:p>
          </table:table-cell>
          <table:table-cell table:formula="of:=VLOOKUP([.C27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7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Texas</text:p>
          </table:table-cell>
          <table:table-cell table:formula="of:=VLOOKUP([.C27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9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Texas</text:p>
          </table:table-cell>
          <table:table-cell table:formula="of:=VLOOKUP([.C27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1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Texas</text:p>
          </table:table-cell>
          <table:table-cell table:formula="of:=VLOOKUP([.C27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3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Texas</text:p>
          </table:table-cell>
          <table:table-cell table:formula="of:=VLOOKUP([.C27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5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Texas</text:p>
          </table:table-cell>
          <table:table-cell table:formula="of:=VLOOKUP([.C27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xas</text:p>
          </table:table-cell>
          <table:table-cell table:formula="of:=VLOOKUP([.C27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9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Texas</text:p>
          </table:table-cell>
          <table:table-cell table:formula="of:=VLOOKUP([.C27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1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Texas</text:p>
          </table:table-cell>
          <table:table-cell table:formula="of:=VLOOKUP([.C27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Texas</text:p>
          </table:table-cell>
          <table:table-cell table:formula="of:=VLOOKUP([.C27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5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Texas</text:p>
          </table:table-cell>
          <table:table-cell table:formula="of:=VLOOKUP([.C27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7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Texas</text:p>
          </table:table-cell>
          <table:table-cell table:formula="of:=VLOOKUP([.C27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9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Texas</text:p>
          </table:table-cell>
          <table:table-cell table:formula="of:=VLOOKUP([.C27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1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xas</text:p>
          </table:table-cell>
          <table:table-cell table:formula="of:=VLOOKUP([.C27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3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xas</text:p>
          </table:table-cell>
          <table:table-cell table:formula="of:=VLOOKUP([.C27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5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Texas</text:p>
          </table:table-cell>
          <table:table-cell table:formula="of:=VLOOKUP([.C27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7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Texas</text:p>
          </table:table-cell>
          <table:table-cell table:formula="of:=VLOOKUP([.C27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9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Texas</text:p>
          </table:table-cell>
          <table:table-cell table:formula="of:=VLOOKUP([.C27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1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Texas</text:p>
          </table:table-cell>
          <table:table-cell table:formula="of:=VLOOKUP([.C27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3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Texas</text:p>
          </table:table-cell>
          <table:table-cell table:formula="of:=VLOOKUP([.C27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5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Texas</text:p>
          </table:table-cell>
          <table:table-cell table:formula="of:=VLOOKUP([.C27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7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Texas</text:p>
          </table:table-cell>
          <table:table-cell table:formula="of:=VLOOKUP([.C27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9001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Utah</text:p>
          </table:table-cell>
          <table:table-cell table:formula="of:=VLOOKUP([.C277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3</text:p>
          </table:table-cell>
          <table:table-cell office:value-type="string" calcext:value-type="string">
            <text:p>Box Elder County</text:p>
          </table:table-cell>
          <table:table-cell office:value-type="string" calcext:value-type="string">
            <text:p>Utah</text:p>
          </table:table-cell>
          <table:table-cell table:formula="of:=VLOOKUP([.C278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5</text:p>
          </table:table-cell>
          <table:table-cell office:value-type="string" calcext:value-type="string">
            <text:p>Cache County</text:p>
          </table:table-cell>
          <table:table-cell office:value-type="string" calcext:value-type="string">
            <text:p>Utah</text:p>
          </table:table-cell>
          <table:table-cell table:formula="of:=VLOOKUP([.C278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Utah</text:p>
          </table:table-cell>
          <table:table-cell table:formula="of:=VLOOKUP([.C278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9</text:p>
          </table:table-cell>
          <table:table-cell office:value-type="string" calcext:value-type="string">
            <text:p>Daggett County</text:p>
          </table:table-cell>
          <table:table-cell office:value-type="string" calcext:value-type="string">
            <text:p>Utah</text:p>
          </table:table-cell>
          <table:table-cell table:formula="of:=VLOOKUP([.C278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Utah</text:p>
          </table:table-cell>
          <table:table-cell table:formula="of:=VLOOKUP([.C278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3</text:p>
          </table:table-cell>
          <table:table-cell office:value-type="string" calcext:value-type="string">
            <text:p>Duchesne County</text:p>
          </table:table-cell>
          <table:table-cell office:value-type="string" calcext:value-type="string">
            <text:p>Utah</text:p>
          </table:table-cell>
          <table:table-cell table:formula="of:=VLOOKUP([.C278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5</text:p>
          </table:table-cell>
          <table:table-cell office:value-type="string" calcext:value-type="string">
            <text:p>Emery County</text:p>
          </table:table-cell>
          <table:table-cell office:value-type="string" calcext:value-type="string">
            <text:p>Utah</text:p>
          </table:table-cell>
          <table:table-cell table:formula="of:=VLOOKUP([.C278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Utah</text:p>
          </table:table-cell>
          <table:table-cell table:formula="of:=VLOOKUP([.C278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Utah</text:p>
          </table:table-cell>
          <table:table-cell table:formula="of:=VLOOKUP([.C278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Utah</text:p>
          </table:table-cell>
          <table:table-cell table:formula="of:=VLOOKUP([.C278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3</text:p>
          </table:table-cell>
          <table:table-cell office:value-type="string" calcext:value-type="string">
            <text:p>Juab County</text:p>
          </table:table-cell>
          <table:table-cell office:value-type="string" calcext:value-type="string">
            <text:p>Utah</text:p>
          </table:table-cell>
          <table:table-cell table:formula="of:=VLOOKUP([.C279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5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Utah</text:p>
          </table:table-cell>
          <table:table-cell table:formula="of:=VLOOKUP([.C279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7</text:p>
          </table:table-cell>
          <table:table-cell office:value-type="string" calcext:value-type="string">
            <text:p>Millard County</text:p>
          </table:table-cell>
          <table:table-cell office:value-type="string" calcext:value-type="string">
            <text:p>Utah</text:p>
          </table:table-cell>
          <table:table-cell table:formula="of:=VLOOKUP([.C279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Utah</text:p>
          </table:table-cell>
          <table:table-cell table:formula="of:=VLOOKUP([.C279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1</text:p>
          </table:table-cell>
          <table:table-cell office:value-type="string" calcext:value-type="string">
            <text:p>Piute County</text:p>
          </table:table-cell>
          <table:table-cell office:value-type="string" calcext:value-type="string">
            <text:p>Utah</text:p>
          </table:table-cell>
          <table:table-cell table:formula="of:=VLOOKUP([.C279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3</text:p>
          </table:table-cell>
          <table:table-cell office:value-type="string" calcext:value-type="string">
            <text:p>Rich County</text:p>
          </table:table-cell>
          <table:table-cell office:value-type="string" calcext:value-type="string">
            <text:p>Utah</text:p>
          </table:table-cell>
          <table:table-cell table:formula="of:=VLOOKUP([.C279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5</text:p>
          </table:table-cell>
          <table:table-cell office:value-type="string" calcext:value-type="string">
            <text:p>Salt Lake County</text:p>
          </table:table-cell>
          <table:table-cell office:value-type="string" calcext:value-type="string">
            <text:p>Utah</text:p>
          </table:table-cell>
          <table:table-cell table:formula="of:=VLOOKUP([.C279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7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Utah</text:p>
          </table:table-cell>
          <table:table-cell table:formula="of:=VLOOKUP([.C279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9</text:p>
          </table:table-cell>
          <table:table-cell office:value-type="string" calcext:value-type="string">
            <text:p>Sanpete County</text:p>
          </table:table-cell>
          <table:table-cell office:value-type="string" calcext:value-type="string">
            <text:p>Utah</text:p>
          </table:table-cell>
          <table:table-cell table:formula="of:=VLOOKUP([.C279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1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Utah</text:p>
          </table:table-cell>
          <table:table-cell table:formula="of:=VLOOKUP([.C279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Utah</text:p>
          </table:table-cell>
          <table:table-cell table:formula="of:=VLOOKUP([.C280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5</text:p>
          </table:table-cell>
          <table:table-cell office:value-type="string" calcext:value-type="string">
            <text:p>Tooele County</text:p>
          </table:table-cell>
          <table:table-cell office:value-type="string" calcext:value-type="string">
            <text:p>Utah</text:p>
          </table:table-cell>
          <table:table-cell table:formula="of:=VLOOKUP([.C280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7</text:p>
          </table:table-cell>
          <table:table-cell office:value-type="string" calcext:value-type="string">
            <text:p>Uintah County</text:p>
          </table:table-cell>
          <table:table-cell office:value-type="string" calcext:value-type="string">
            <text:p>Utah</text:p>
          </table:table-cell>
          <table:table-cell table:formula="of:=VLOOKUP([.C280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9</text:p>
          </table:table-cell>
          <table:table-cell office:value-type="string" calcext:value-type="string">
            <text:p>Utah County</text:p>
          </table:table-cell>
          <table:table-cell office:value-type="string" calcext:value-type="string">
            <text:p>Utah</text:p>
          </table:table-cell>
          <table:table-cell table:formula="of:=VLOOKUP([.C280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1</text:p>
          </table:table-cell>
          <table:table-cell office:value-type="string" calcext:value-type="string">
            <text:p>Wasatch County</text:p>
          </table:table-cell>
          <table:table-cell office:value-type="string" calcext:value-type="string">
            <text:p>Utah</text:p>
          </table:table-cell>
          <table:table-cell table:formula="of:=VLOOKUP([.C280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Utah</text:p>
          </table:table-cell>
          <table:table-cell table:formula="of:=VLOOKUP([.C280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Utah</text:p>
          </table:table-cell>
          <table:table-cell table:formula="of:=VLOOKUP([.C280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7</text:p>
          </table:table-cell>
          <table:table-cell office:value-type="string" calcext:value-type="string">
            <text:p>Weber County</text:p>
          </table:table-cell>
          <table:table-cell office:value-type="string" calcext:value-type="string">
            <text:p>Utah</text:p>
          </table:table-cell>
          <table:table-cell table:formula="of:=VLOOKUP([.C280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50001</text:p>
          </table:table-cell>
          <table:table-cell office:value-type="string" calcext:value-type="string">
            <text:p>Addison County</text:p>
          </table:table-cell>
          <table:table-cell office:value-type="string" calcext:value-type="string">
            <text:p>Vermont</text:p>
          </table:table-cell>
          <table:table-cell table:formula="of:=VLOOKUP([.C280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3</text:p>
          </table:table-cell>
          <table:table-cell office:value-type="string" calcext:value-type="string">
            <text:p>Bennington County</text:p>
          </table:table-cell>
          <table:table-cell office:value-type="string" calcext:value-type="string">
            <text:p>Vermont</text:p>
          </table:table-cell>
          <table:table-cell table:formula="of:=VLOOKUP([.C280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5</text:p>
          </table:table-cell>
          <table:table-cell office:value-type="string" calcext:value-type="string">
            <text:p>Caledonia County</text:p>
          </table:table-cell>
          <table:table-cell office:value-type="string" calcext:value-type="string">
            <text:p>Vermont</text:p>
          </table:table-cell>
          <table:table-cell table:formula="of:=VLOOKUP([.C281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7</text:p>
          </table:table-cell>
          <table:table-cell office:value-type="string" calcext:value-type="string">
            <text:p>Chittenden County</text:p>
          </table:table-cell>
          <table:table-cell office:value-type="string" calcext:value-type="string">
            <text:p>Vermont</text:p>
          </table:table-cell>
          <table:table-cell table:formula="of:=VLOOKUP([.C281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ermont</text:p>
          </table:table-cell>
          <table:table-cell table:formula="of:=VLOOKUP([.C2812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ermont</text:p>
          </table:table-cell>
          <table:table-cell table:formula="of:=VLOOKUP([.C2813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3</text:p>
          </table:table-cell>
          <table:table-cell office:value-type="string" calcext:value-type="string">
            <text:p>Grand Isle County</text:p>
          </table:table-cell>
          <table:table-cell office:value-type="string" calcext:value-type="string">
            <text:p>Vermont</text:p>
          </table:table-cell>
          <table:table-cell table:formula="of:=VLOOKUP([.C2814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5</text:p>
          </table:table-cell>
          <table:table-cell office:value-type="string" calcext:value-type="string">
            <text:p>Lamoille County</text:p>
          </table:table-cell>
          <table:table-cell office:value-type="string" calcext:value-type="string">
            <text:p>Vermont</text:p>
          </table:table-cell>
          <table:table-cell table:formula="of:=VLOOKUP([.C2815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ermont</text:p>
          </table:table-cell>
          <table:table-cell table:formula="of:=VLOOKUP([.C2816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9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Vermont</text:p>
          </table:table-cell>
          <table:table-cell table:formula="of:=VLOOKUP([.C2817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1</text:p>
          </table:table-cell>
          <table:table-cell office:value-type="string" calcext:value-type="string">
            <text:p>Rutland County</text:p>
          </table:table-cell>
          <table:table-cell office:value-type="string" calcext:value-type="string">
            <text:p>Vermont</text:p>
          </table:table-cell>
          <table:table-cell table:formula="of:=VLOOKUP([.C281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ermont</text:p>
          </table:table-cell>
          <table:table-cell table:formula="of:=VLOOKUP([.C281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Vermont</text:p>
          </table:table-cell>
          <table:table-cell table:formula="of:=VLOOKUP([.C282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7</text:p>
          </table:table-cell>
          <table:table-cell office:value-type="string" calcext:value-type="string">
            <text:p>Windsor County</text:p>
          </table:table-cell>
          <table:table-cell office:value-type="string" calcext:value-type="string">
            <text:p>Vermont</text:p>
          </table:table-cell>
          <table:table-cell table:formula="of:=VLOOKUP([.C282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1001</text:p>
          </table:table-cell>
          <table:table-cell office:value-type="string" calcext:value-type="string">
            <text:p>Accomack County</text:p>
          </table:table-cell>
          <table:table-cell office:value-type="string" calcext:value-type="string">
            <text:p>Virginia</text:p>
          </table:table-cell>
          <table:table-cell table:formula="of:=VLOOKUP([.C28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3</text:p>
          </table:table-cell>
          <table:table-cell office:value-type="string" calcext:value-type="string">
            <text:p>Albemarle County</text:p>
          </table:table-cell>
          <table:table-cell office:value-type="string" calcext:value-type="string">
            <text:p>Virginia</text:p>
          </table:table-cell>
          <table:table-cell table:formula="of:=VLOOKUP([.C28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Virginia</text:p>
          </table:table-cell>
          <table:table-cell table:formula="of:=VLOOKUP([.C28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7</text:p>
          </table:table-cell>
          <table:table-cell office:value-type="string" calcext:value-type="string">
            <text:p>Amelia County</text:p>
          </table:table-cell>
          <table:table-cell office:value-type="string" calcext:value-type="string">
            <text:p>Virginia</text:p>
          </table:table-cell>
          <table:table-cell table:formula="of:=VLOOKUP([.C28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9</text:p>
          </table:table-cell>
          <table:table-cell office:value-type="string" calcext:value-type="string">
            <text:p>Amherst County</text:p>
          </table:table-cell>
          <table:table-cell office:value-type="string" calcext:value-type="string">
            <text:p>Virginia</text:p>
          </table:table-cell>
          <table:table-cell table:formula="of:=VLOOKUP([.C28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1</text:p>
          </table:table-cell>
          <table:table-cell office:value-type="string" calcext:value-type="string">
            <text:p>Appomattox County</text:p>
          </table:table-cell>
          <table:table-cell office:value-type="string" calcext:value-type="string">
            <text:p>Virginia</text:p>
          </table:table-cell>
          <table:table-cell table:formula="of:=VLOOKUP([.C28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3</text:p>
          </table:table-cell>
          <table:table-cell office:value-type="string" calcext:value-type="string">
            <text:p>Arlington County</text:p>
          </table:table-cell>
          <table:table-cell office:value-type="string" calcext:value-type="string">
            <text:p>Virginia</text:p>
          </table:table-cell>
          <table:table-cell table:formula="of:=VLOOKUP([.C28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5</text:p>
          </table:table-cell>
          <table:table-cell office:value-type="string" calcext:value-type="string">
            <text:p>Augusta County</text:p>
          </table:table-cell>
          <table:table-cell office:value-type="string" calcext:value-type="string">
            <text:p>Virginia</text:p>
          </table:table-cell>
          <table:table-cell table:formula="of:=VLOOKUP([.C28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7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Virginia</text:p>
          </table:table-cell>
          <table:table-cell table:formula="of:=VLOOKUP([.C28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Virginia</text:p>
          </table:table-cell>
          <table:table-cell table:formula="of:=VLOOKUP([.C28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1</text:p>
          </table:table-cell>
          <table:table-cell office:value-type="string" calcext:value-type="string">
            <text:p>Bland County</text:p>
          </table:table-cell>
          <table:table-cell office:value-type="string" calcext:value-type="string">
            <text:p>Virginia</text:p>
          </table:table-cell>
          <table:table-cell table:formula="of:=VLOOKUP([.C28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3</text:p>
          </table:table-cell>
          <table:table-cell office:value-type="string" calcext:value-type="string">
            <text:p>Botetourt County</text:p>
          </table:table-cell>
          <table:table-cell office:value-type="string" calcext:value-type="string">
            <text:p>Virginia</text:p>
          </table:table-cell>
          <table:table-cell table:formula="of:=VLOOKUP([.C28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5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Virginia</text:p>
          </table:table-cell>
          <table:table-cell table:formula="of:=VLOOKUP([.C28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7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Virginia</text:p>
          </table:table-cell>
          <table:table-cell table:formula="of:=VLOOKUP([.C28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9</text:p>
          </table:table-cell>
          <table:table-cell office:value-type="string" calcext:value-type="string">
            <text:p>Buckingham County</text:p>
          </table:table-cell>
          <table:table-cell office:value-type="string" calcext:value-type="string">
            <text:p>Virginia</text:p>
          </table:table-cell>
          <table:table-cell table:formula="of:=VLOOKUP([.C28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Virginia</text:p>
          </table:table-cell>
          <table:table-cell table:formula="of:=VLOOKUP([.C28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3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Virginia</text:p>
          </table:table-cell>
          <table:table-cell table:formula="of:=VLOOKUP([.C28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Virginia</text:p>
          </table:table-cell>
          <table:table-cell table:formula="of:=VLOOKUP([.C28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6</text:p>
          </table:table-cell>
          <table:table-cell office:value-type="string" calcext:value-type="string">
            <text:p>Charles City County</text:p>
          </table:table-cell>
          <table:table-cell office:value-type="string" calcext:value-type="string">
            <text:p>Virginia</text:p>
          </table:table-cell>
          <table:table-cell table:formula="of:=VLOOKUP([.C28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7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Virginia</text:p>
          </table:table-cell>
          <table:table-cell table:formula="of:=VLOOKUP([.C28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1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Virginia</text:p>
          </table:table-cell>
          <table:table-cell table:formula="of:=VLOOKUP([.C28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Virginia</text:p>
          </table:table-cell>
          <table:table-cell table:formula="of:=VLOOKUP([.C28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Virginia</text:p>
          </table:table-cell>
          <table:table-cell table:formula="of:=VLOOKUP([.C28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7</text:p>
          </table:table-cell>
          <table:table-cell office:value-type="string" calcext:value-type="string">
            <text:p>Culpeper County</text:p>
          </table:table-cell>
          <table:table-cell office:value-type="string" calcext:value-type="string">
            <text:p>Virginia</text:p>
          </table:table-cell>
          <table:table-cell table:formula="of:=VLOOKUP([.C28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9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Virginia</text:p>
          </table:table-cell>
          <table:table-cell table:formula="of:=VLOOKUP([.C28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1</text:p>
          </table:table-cell>
          <table:table-cell office:value-type="string" calcext:value-type="string">
            <text:p>Dickenson County</text:p>
          </table:table-cell>
          <table:table-cell office:value-type="string" calcext:value-type="string">
            <text:p>Virginia</text:p>
          </table:table-cell>
          <table:table-cell table:formula="of:=VLOOKUP([.C28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3</text:p>
          </table:table-cell>
          <table:table-cell office:value-type="string" calcext:value-type="string">
            <text:p>Dinwiddie County</text:p>
          </table:table-cell>
          <table:table-cell office:value-type="string" calcext:value-type="string">
            <text:p>Virginia</text:p>
          </table:table-cell>
          <table:table-cell table:formula="of:=VLOOKUP([.C28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7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irginia</text:p>
          </table:table-cell>
          <table:table-cell table:formula="of:=VLOOKUP([.C28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9</text:p>
          </table:table-cell>
          <table:table-cell office:value-type="string" calcext:value-type="string">
            <text:p>Fairfax County</text:p>
          </table:table-cell>
          <table:table-cell office:value-type="string" calcext:value-type="string">
            <text:p>Virginia</text:p>
          </table:table-cell>
          <table:table-cell table:formula="of:=VLOOKUP([.C28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1</text:p>
          </table:table-cell>
          <table:table-cell office:value-type="string" calcext:value-type="string">
            <text:p>Fauquier County</text:p>
          </table:table-cell>
          <table:table-cell office:value-type="string" calcext:value-type="string">
            <text:p>Virginia</text:p>
          </table:table-cell>
          <table:table-cell table:formula="of:=VLOOKUP([.C28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Virginia</text:p>
          </table:table-cell>
          <table:table-cell table:formula="of:=VLOOKUP([.C28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5</text:p>
          </table:table-cell>
          <table:table-cell office:value-type="string" calcext:value-type="string">
            <text:p>Fluvanna County</text:p>
          </table:table-cell>
          <table:table-cell office:value-type="string" calcext:value-type="string">
            <text:p>Virginia</text:p>
          </table:table-cell>
          <table:table-cell table:formula="of:=VLOOKUP([.C28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irginia</text:p>
          </table:table-cell>
          <table:table-cell table:formula="of:=VLOOKUP([.C28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9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Virginia</text:p>
          </table:table-cell>
          <table:table-cell table:formula="of:=VLOOKUP([.C285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1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Virginia</text:p>
          </table:table-cell>
          <table:table-cell table:formula="of:=VLOOKUP([.C285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3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Virginia</text:p>
          </table:table-cell>
          <table:table-cell table:formula="of:=VLOOKUP([.C285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5</text:p>
          </table:table-cell>
          <table:table-cell office:value-type="string" calcext:value-type="string">
            <text:p>Goochland County</text:p>
          </table:table-cell>
          <table:table-cell office:value-type="string" calcext:value-type="string">
            <text:p>Virginia</text:p>
          </table:table-cell>
          <table:table-cell table:formula="of:=VLOOKUP([.C285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7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Virginia</text:p>
          </table:table-cell>
          <table:table-cell table:formula="of:=VLOOKUP([.C285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Virginia</text:p>
          </table:table-cell>
          <table:table-cell table:formula="of:=VLOOKUP([.C286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1</text:p>
          </table:table-cell>
          <table:table-cell office:value-type="string" calcext:value-type="string">
            <text:p>Greensville County</text:p>
          </table:table-cell>
          <table:table-cell office:value-type="string" calcext:value-type="string">
            <text:p>Virginia</text:p>
          </table:table-cell>
          <table:table-cell table:formula="of:=VLOOKUP([.C286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Virginia</text:p>
          </table:table-cell>
          <table:table-cell table:formula="of:=VLOOKUP([.C286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5</text:p>
          </table:table-cell>
          <table:table-cell office:value-type="string" calcext:value-type="string">
            <text:p>Hanover County</text:p>
          </table:table-cell>
          <table:table-cell office:value-type="string" calcext:value-type="string">
            <text:p>Virginia</text:p>
          </table:table-cell>
          <table:table-cell table:formula="of:=VLOOKUP([.C286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7</text:p>
          </table:table-cell>
          <table:table-cell office:value-type="string" calcext:value-type="string">
            <text:p>Henrico County</text:p>
          </table:table-cell>
          <table:table-cell office:value-type="string" calcext:value-type="string">
            <text:p>Virginia</text:p>
          </table:table-cell>
          <table:table-cell table:formula="of:=VLOOKUP([.C286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Virginia</text:p>
          </table:table-cell>
          <table:table-cell table:formula="of:=VLOOKUP([.C286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Virginia</text:p>
          </table:table-cell>
          <table:table-cell table:formula="of:=VLOOKUP([.C286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3</text:p>
          </table:table-cell>
          <table:table-cell office:value-type="string" calcext:value-type="string">
            <text:p>Isle of Wight County</text:p>
          </table:table-cell>
          <table:table-cell office:value-type="string" calcext:value-type="string">
            <text:p>Virginia</text:p>
          </table:table-cell>
          <table:table-cell table:formula="of:=VLOOKUP([.C286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5</text:p>
          </table:table-cell>
          <table:table-cell office:value-type="string" calcext:value-type="string">
            <text:p>James City County</text:p>
          </table:table-cell>
          <table:table-cell office:value-type="string" calcext:value-type="string">
            <text:p>Virginia</text:p>
          </table:table-cell>
          <table:table-cell table:formula="of:=VLOOKUP([.C286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7</text:p>
          </table:table-cell>
          <table:table-cell office:value-type="string" calcext:value-type="string">
            <text:p>King and Queen County</text:p>
          </table:table-cell>
          <table:table-cell office:value-type="string" calcext:value-type="string">
            <text:p>Virginia</text:p>
          </table:table-cell>
          <table:table-cell table:formula="of:=VLOOKUP([.C286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9</text:p>
          </table:table-cell>
          <table:table-cell office:value-type="string" calcext:value-type="string">
            <text:p>King George County</text:p>
          </table:table-cell>
          <table:table-cell office:value-type="string" calcext:value-type="string">
            <text:p>Virginia</text:p>
          </table:table-cell>
          <table:table-cell table:formula="of:=VLOOKUP([.C287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1</text:p>
          </table:table-cell>
          <table:table-cell office:value-type="string" calcext:value-type="string">
            <text:p>King William County</text:p>
          </table:table-cell>
          <table:table-cell office:value-type="string" calcext:value-type="string">
            <text:p>Virginia</text:p>
          </table:table-cell>
          <table:table-cell table:formula="of:=VLOOKUP([.C287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3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Virginia</text:p>
          </table:table-cell>
          <table:table-cell table:formula="of:=VLOOKUP([.C287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Virginia</text:p>
          </table:table-cell>
          <table:table-cell table:formula="of:=VLOOKUP([.C287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7</text:p>
          </table:table-cell>
          <table:table-cell office:value-type="string" calcext:value-type="string">
            <text:p>Loudoun County</text:p>
          </table:table-cell>
          <table:table-cell office:value-type="string" calcext:value-type="string">
            <text:p>Virginia</text:p>
          </table:table-cell>
          <table:table-cell table:formula="of:=VLOOKUP([.C287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9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Virginia</text:p>
          </table:table-cell>
          <table:table-cell table:formula="of:=VLOOKUP([.C287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1</text:p>
          </table:table-cell>
          <table:table-cell office:value-type="string" calcext:value-type="string">
            <text:p>Lunenburg County</text:p>
          </table:table-cell>
          <table:table-cell office:value-type="string" calcext:value-type="string">
            <text:p>Virginia</text:p>
          </table:table-cell>
          <table:table-cell table:formula="of:=VLOOKUP([.C287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Virginia</text:p>
          </table:table-cell>
          <table:table-cell table:formula="of:=VLOOKUP([.C287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5</text:p>
          </table:table-cell>
          <table:table-cell office:value-type="string" calcext:value-type="string">
            <text:p>Mathews County</text:p>
          </table:table-cell>
          <table:table-cell office:value-type="string" calcext:value-type="string">
            <text:p>Virginia</text:p>
          </table:table-cell>
          <table:table-cell table:formula="of:=VLOOKUP([.C287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7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Virginia</text:p>
          </table:table-cell>
          <table:table-cell table:formula="of:=VLOOKUP([.C287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9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Virginia</text:p>
          </table:table-cell>
          <table:table-cell table:formula="of:=VLOOKUP([.C288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Virginia</text:p>
          </table:table-cell>
          <table:table-cell table:formula="of:=VLOOKUP([.C288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5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Virginia</text:p>
          </table:table-cell>
          <table:table-cell table:formula="of:=VLOOKUP([.C288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7</text:p>
          </table:table-cell>
          <table:table-cell office:value-type="string" calcext:value-type="string">
            <text:p>New Kent County</text:p>
          </table:table-cell>
          <table:table-cell office:value-type="string" calcext:value-type="string">
            <text:p>Virginia</text:p>
          </table:table-cell>
          <table:table-cell table:formula="of:=VLOOKUP([.C288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Virginia</text:p>
          </table:table-cell>
          <table:table-cell table:formula="of:=VLOOKUP([.C288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3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Virginia</text:p>
          </table:table-cell>
          <table:table-cell table:formula="of:=VLOOKUP([.C288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5</text:p>
          </table:table-cell>
          <table:table-cell office:value-type="string" calcext:value-type="string">
            <text:p>Nottoway County</text:p>
          </table:table-cell>
          <table:table-cell office:value-type="string" calcext:value-type="string">
            <text:p>Virginia</text:p>
          </table:table-cell>
          <table:table-cell table:formula="of:=VLOOKUP([.C288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irginia</text:p>
          </table:table-cell>
          <table:table-cell table:formula="of:=VLOOKUP([.C288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9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Virginia</text:p>
          </table:table-cell>
          <table:table-cell table:formula="of:=VLOOKUP([.C288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1</text:p>
          </table:table-cell>
          <table:table-cell office:value-type="string" calcext:value-type="string">
            <text:p>Patrick County</text:p>
          </table:table-cell>
          <table:table-cell office:value-type="string" calcext:value-type="string">
            <text:p>Virginia</text:p>
          </table:table-cell>
          <table:table-cell table:formula="of:=VLOOKUP([.C288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3</text:p>
          </table:table-cell>
          <table:table-cell office:value-type="string" calcext:value-type="string">
            <text:p>Pittsylvania County</text:p>
          </table:table-cell>
          <table:table-cell office:value-type="string" calcext:value-type="string">
            <text:p>Virginia</text:p>
          </table:table-cell>
          <table:table-cell table:formula="of:=VLOOKUP([.C289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5</text:p>
          </table:table-cell>
          <table:table-cell office:value-type="string" calcext:value-type="string">
            <text:p>Powhatan County</text:p>
          </table:table-cell>
          <table:table-cell office:value-type="string" calcext:value-type="string">
            <text:p>Virginia</text:p>
          </table:table-cell>
          <table:table-cell table:formula="of:=VLOOKUP([.C289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7</text:p>
          </table:table-cell>
          <table:table-cell office:value-type="string" calcext:value-type="string">
            <text:p>Prince Edward County</text:p>
          </table:table-cell>
          <table:table-cell office:value-type="string" calcext:value-type="string">
            <text:p>Virginia</text:p>
          </table:table-cell>
          <table:table-cell table:formula="of:=VLOOKUP([.C289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9</text:p>
          </table:table-cell>
          <table:table-cell office:value-type="string" calcext:value-type="string">
            <text:p>Prince George County</text:p>
          </table:table-cell>
          <table:table-cell office:value-type="string" calcext:value-type="string">
            <text:p>Virginia</text:p>
          </table:table-cell>
          <table:table-cell table:formula="of:=VLOOKUP([.C289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3</text:p>
          </table:table-cell>
          <table:table-cell office:value-type="string" calcext:value-type="string">
            <text:p>Prince William County</text:p>
          </table:table-cell>
          <table:table-cell office:value-type="string" calcext:value-type="string">
            <text:p>Virginia</text:p>
          </table:table-cell>
          <table:table-cell table:formula="of:=VLOOKUP([.C289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Virginia</text:p>
          </table:table-cell>
          <table:table-cell table:formula="of:=VLOOKUP([.C289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7</text:p>
          </table:table-cell>
          <table:table-cell office:value-type="string" calcext:value-type="string">
            <text:p>Rappahannock County</text:p>
          </table:table-cell>
          <table:table-cell office:value-type="string" calcext:value-type="string">
            <text:p>Virginia</text:p>
          </table:table-cell>
          <table:table-cell table:formula="of:=VLOOKUP([.C289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9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Virginia</text:p>
          </table:table-cell>
          <table:table-cell table:formula="of:=VLOOKUP([.C289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1</text:p>
          </table:table-cell>
          <table:table-cell office:value-type="string" calcext:value-type="string">
            <text:p>Roanoke County</text:p>
          </table:table-cell>
          <table:table-cell office:value-type="string" calcext:value-type="string">
            <text:p>Virginia</text:p>
          </table:table-cell>
          <table:table-cell table:formula="of:=VLOOKUP([.C289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3</text:p>
          </table:table-cell>
          <table:table-cell office:value-type="string" calcext:value-type="string">
            <text:p>Rockbridge County</text:p>
          </table:table-cell>
          <table:table-cell office:value-type="string" calcext:value-type="string">
            <text:p>Virginia</text:p>
          </table:table-cell>
          <table:table-cell table:formula="of:=VLOOKUP([.C289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Virginia</text:p>
          </table:table-cell>
          <table:table-cell table:formula="of:=VLOOKUP([.C290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Virginia</text:p>
          </table:table-cell>
          <table:table-cell table:formula="of:=VLOOKUP([.C290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Virginia</text:p>
          </table:table-cell>
          <table:table-cell table:formula="of:=VLOOKUP([.C290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1</text:p>
          </table:table-cell>
          <table:table-cell office:value-type="string" calcext:value-type="string">
            <text:p>Shenandoah County</text:p>
          </table:table-cell>
          <table:table-cell office:value-type="string" calcext:value-type="string">
            <text:p>Virginia</text:p>
          </table:table-cell>
          <table:table-cell table:formula="of:=VLOOKUP([.C290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3</text:p>
          </table:table-cell>
          <table:table-cell office:value-type="string" calcext:value-type="string">
            <text:p>Smyth County</text:p>
          </table:table-cell>
          <table:table-cell office:value-type="string" calcext:value-type="string">
            <text:p>Virginia</text:p>
          </table:table-cell>
          <table:table-cell table:formula="of:=VLOOKUP([.C290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5</text:p>
          </table:table-cell>
          <table:table-cell office:value-type="string" calcext:value-type="string">
            <text:p>Southampton County</text:p>
          </table:table-cell>
          <table:table-cell office:value-type="string" calcext:value-type="string">
            <text:p>Virginia</text:p>
          </table:table-cell>
          <table:table-cell table:formula="of:=VLOOKUP([.C290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7</text:p>
          </table:table-cell>
          <table:table-cell office:value-type="string" calcext:value-type="string">
            <text:p>Spotsylvania County</text:p>
          </table:table-cell>
          <table:table-cell office:value-type="string" calcext:value-type="string">
            <text:p>Virginia</text:p>
          </table:table-cell>
          <table:table-cell table:formula="of:=VLOOKUP([.C290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9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Virginia</text:p>
          </table:table-cell>
          <table:table-cell table:formula="of:=VLOOKUP([.C290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Virginia</text:p>
          </table:table-cell>
          <table:table-cell table:formula="of:=VLOOKUP([.C290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3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Virginia</text:p>
          </table:table-cell>
          <table:table-cell table:formula="of:=VLOOKUP([.C290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5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Virginia</text:p>
          </table:table-cell>
          <table:table-cell table:formula="of:=VLOOKUP([.C291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Virginia</text:p>
          </table:table-cell>
          <table:table-cell table:formula="of:=VLOOKUP([.C291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irginia</text:p>
          </table:table-cell>
          <table:table-cell table:formula="of:=VLOOKUP([.C291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3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Virginia</text:p>
          </table:table-cell>
          <table:table-cell table:formula="of:=VLOOKUP([.C291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5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Virginia</text:p>
          </table:table-cell>
          <table:table-cell table:formula="of:=VLOOKUP([.C291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7</text:p>
          </table:table-cell>
          <table:table-cell office:value-type="string" calcext:value-type="string">
            <text:p>Wythe County</text:p>
          </table:table-cell>
          <table:table-cell office:value-type="string" calcext:value-type="string">
            <text:p>Virginia</text:p>
          </table:table-cell>
          <table:table-cell table:formula="of:=VLOOKUP([.C291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9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Virginia</text:p>
          </table:table-cell>
          <table:table-cell table:formula="of:=VLOOKUP([.C291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10</text:p>
          </table:table-cell>
          <table:table-cell office:value-type="string" calcext:value-type="string">
            <text:p>Alexandria, City of</text:p>
          </table:table-cell>
          <table:table-cell office:value-type="string" calcext:value-type="string">
            <text:p>Virginia</text:p>
          </table:table-cell>
          <table:table-cell table:formula="of:=VLOOKUP([.C291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20</text:p>
          </table:table-cell>
          <table:table-cell office:value-type="string" calcext:value-type="string">
            <text:p>Bristol, City of</text:p>
          </table:table-cell>
          <table:table-cell office:value-type="string" calcext:value-type="string">
            <text:p>Virginia</text:p>
          </table:table-cell>
          <table:table-cell table:formula="of:=VLOOKUP([.C291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30</text:p>
          </table:table-cell>
          <table:table-cell office:value-type="string" calcext:value-type="string">
            <text:p>Buena Vista, City of</text:p>
          </table:table-cell>
          <table:table-cell office:value-type="string" calcext:value-type="string">
            <text:p>Virginia</text:p>
          </table:table-cell>
          <table:table-cell table:formula="of:=VLOOKUP([.C291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40</text:p>
          </table:table-cell>
          <table:table-cell office:value-type="string" calcext:value-type="string">
            <text:p>Charlottesville, City of</text:p>
          </table:table-cell>
          <table:table-cell office:value-type="string" calcext:value-type="string">
            <text:p>Virginia</text:p>
          </table:table-cell>
          <table:table-cell table:formula="of:=VLOOKUP([.C292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50</text:p>
          </table:table-cell>
          <table:table-cell office:value-type="string" calcext:value-type="string">
            <text:p>Chesapeake, City of</text:p>
          </table:table-cell>
          <table:table-cell office:value-type="string" calcext:value-type="string">
            <text:p>Virginia</text:p>
          </table:table-cell>
          <table:table-cell table:formula="of:=VLOOKUP([.C292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70</text:p>
          </table:table-cell>
          <table:table-cell office:value-type="string" calcext:value-type="string">
            <text:p>Colonial Heights, City of</text:p>
          </table:table-cell>
          <table:table-cell office:value-type="string" calcext:value-type="string">
            <text:p>Virginia</text:p>
          </table:table-cell>
          <table:table-cell table:formula="of:=VLOOKUP([.C29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80</text:p>
          </table:table-cell>
          <table:table-cell office:value-type="string" calcext:value-type="string">
            <text:p>Covington, City of</text:p>
          </table:table-cell>
          <table:table-cell office:value-type="string" calcext:value-type="string">
            <text:p>Virginia</text:p>
          </table:table-cell>
          <table:table-cell table:formula="of:=VLOOKUP([.C29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0</text:p>
          </table:table-cell>
          <table:table-cell office:value-type="string" calcext:value-type="string">
            <text:p>Danville, City of</text:p>
          </table:table-cell>
          <table:table-cell office:value-type="string" calcext:value-type="string">
            <text:p>Virginia</text:p>
          </table:table-cell>
          <table:table-cell table:formula="of:=VLOOKUP([.C29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5</text:p>
          </table:table-cell>
          <table:table-cell office:value-type="string" calcext:value-type="string">
            <text:p>Emporia, City of</text:p>
          </table:table-cell>
          <table:table-cell office:value-type="string" calcext:value-type="string">
            <text:p>Virginia</text:p>
          </table:table-cell>
          <table:table-cell table:formula="of:=VLOOKUP([.C29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00</text:p>
          </table:table-cell>
          <table:table-cell office:value-type="string" calcext:value-type="string">
            <text:p>Fairfax, City of</text:p>
          </table:table-cell>
          <table:table-cell office:value-type="string" calcext:value-type="string">
            <text:p>Virginia</text:p>
          </table:table-cell>
          <table:table-cell table:formula="of:=VLOOKUP([.C29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10</text:p>
          </table:table-cell>
          <table:table-cell office:value-type="string" calcext:value-type="string">
            <text:p>Falls Church, City of</text:p>
          </table:table-cell>
          <table:table-cell office:value-type="string" calcext:value-type="string">
            <text:p>Virginia</text:p>
          </table:table-cell>
          <table:table-cell table:formula="of:=VLOOKUP([.C29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20</text:p>
          </table:table-cell>
          <table:table-cell office:value-type="string" calcext:value-type="string">
            <text:p>Franklin, City of</text:p>
          </table:table-cell>
          <table:table-cell office:value-type="string" calcext:value-type="string">
            <text:p>Virginia</text:p>
          </table:table-cell>
          <table:table-cell table:formula="of:=VLOOKUP([.C29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30</text:p>
          </table:table-cell>
          <table:table-cell office:value-type="string" calcext:value-type="string">
            <text:p>Fredericksburg, City of</text:p>
          </table:table-cell>
          <table:table-cell office:value-type="string" calcext:value-type="string">
            <text:p>Virginia</text:p>
          </table:table-cell>
          <table:table-cell table:formula="of:=VLOOKUP([.C29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40</text:p>
          </table:table-cell>
          <table:table-cell office:value-type="string" calcext:value-type="string">
            <text:p>Galax, City of</text:p>
          </table:table-cell>
          <table:table-cell office:value-type="string" calcext:value-type="string">
            <text:p>Virginia</text:p>
          </table:table-cell>
          <table:table-cell table:formula="of:=VLOOKUP([.C29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50</text:p>
          </table:table-cell>
          <table:table-cell office:value-type="string" calcext:value-type="string">
            <text:p>Hampton, City of</text:p>
          </table:table-cell>
          <table:table-cell office:value-type="string" calcext:value-type="string">
            <text:p>Virginia</text:p>
          </table:table-cell>
          <table:table-cell table:formula="of:=VLOOKUP([.C29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60</text:p>
          </table:table-cell>
          <table:table-cell office:value-type="string" calcext:value-type="string">
            <text:p>Harrisonburg, City of</text:p>
          </table:table-cell>
          <table:table-cell office:value-type="string" calcext:value-type="string">
            <text:p>Virginia</text:p>
          </table:table-cell>
          <table:table-cell table:formula="of:=VLOOKUP([.C29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0</text:p>
          </table:table-cell>
          <table:table-cell office:value-type="string" calcext:value-type="string">
            <text:p>Hopewell, City of</text:p>
          </table:table-cell>
          <table:table-cell office:value-type="string" calcext:value-type="string">
            <text:p>Virginia</text:p>
          </table:table-cell>
          <table:table-cell table:formula="of:=VLOOKUP([.C29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8</text:p>
          </table:table-cell>
          <table:table-cell office:value-type="string" calcext:value-type="string">
            <text:p>Lexington, City of</text:p>
          </table:table-cell>
          <table:table-cell office:value-type="string" calcext:value-type="string">
            <text:p>Virginia</text:p>
          </table:table-cell>
          <table:table-cell table:formula="of:=VLOOKUP([.C29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0</text:p>
          </table:table-cell>
          <table:table-cell office:value-type="string" calcext:value-type="string">
            <text:p>Lynchburg, City of</text:p>
          </table:table-cell>
          <table:table-cell office:value-type="string" calcext:value-type="string">
            <text:p>Virginia</text:p>
          </table:table-cell>
          <table:table-cell table:formula="of:=VLOOKUP([.C29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3</text:p>
          </table:table-cell>
          <table:table-cell office:value-type="string" calcext:value-type="string">
            <text:p>Manassas, City of</text:p>
          </table:table-cell>
          <table:table-cell office:value-type="string" calcext:value-type="string">
            <text:p>Virginia</text:p>
          </table:table-cell>
          <table:table-cell table:formula="of:=VLOOKUP([.C29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5</text:p>
          </table:table-cell>
          <table:table-cell office:value-type="string" calcext:value-type="string">
            <text:p>Manassas Park, City of</text:p>
          </table:table-cell>
          <table:table-cell office:value-type="string" calcext:value-type="string">
            <text:p>Virginia</text:p>
          </table:table-cell>
          <table:table-cell table:formula="of:=VLOOKUP([.C29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90</text:p>
          </table:table-cell>
          <table:table-cell office:value-type="string" calcext:value-type="string">
            <text:p>Martinsville, City of</text:p>
          </table:table-cell>
          <table:table-cell office:value-type="string" calcext:value-type="string">
            <text:p>Virginia</text:p>
          </table:table-cell>
          <table:table-cell table:formula="of:=VLOOKUP([.C29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00</text:p>
          </table:table-cell>
          <table:table-cell office:value-type="string" calcext:value-type="string">
            <text:p>Newport News, City of</text:p>
          </table:table-cell>
          <table:table-cell office:value-type="string" calcext:value-type="string">
            <text:p>Virginia</text:p>
          </table:table-cell>
          <table:table-cell table:formula="of:=VLOOKUP([.C29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10</text:p>
          </table:table-cell>
          <table:table-cell office:value-type="string" calcext:value-type="string">
            <text:p>Norfolk, City of</text:p>
          </table:table-cell>
          <table:table-cell office:value-type="string" calcext:value-type="string">
            <text:p>Virginia</text:p>
          </table:table-cell>
          <table:table-cell table:formula="of:=VLOOKUP([.C29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20</text:p>
          </table:table-cell>
          <table:table-cell office:value-type="string" calcext:value-type="string">
            <text:p>Norton, City of</text:p>
          </table:table-cell>
          <table:table-cell office:value-type="string" calcext:value-type="string">
            <text:p>Virginia</text:p>
          </table:table-cell>
          <table:table-cell table:formula="of:=VLOOKUP([.C29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0</text:p>
          </table:table-cell>
          <table:table-cell office:value-type="string" calcext:value-type="string">
            <text:p>Petersburg, City of</text:p>
          </table:table-cell>
          <table:table-cell office:value-type="string" calcext:value-type="string">
            <text:p>Virginia</text:p>
          </table:table-cell>
          <table:table-cell table:formula="of:=VLOOKUP([.C29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5</text:p>
          </table:table-cell>
          <table:table-cell office:value-type="string" calcext:value-type="string">
            <text:p>Poquoson, City of</text:p>
          </table:table-cell>
          <table:table-cell office:value-type="string" calcext:value-type="string">
            <text:p>Virginia</text:p>
          </table:table-cell>
          <table:table-cell table:formula="of:=VLOOKUP([.C29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40</text:p>
          </table:table-cell>
          <table:table-cell office:value-type="string" calcext:value-type="string">
            <text:p>Portsmouth, City of</text:p>
          </table:table-cell>
          <table:table-cell office:value-type="string" calcext:value-type="string">
            <text:p>Virginia</text:p>
          </table:table-cell>
          <table:table-cell table:formula="of:=VLOOKUP([.C29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50</text:p>
          </table:table-cell>
          <table:table-cell office:value-type="string" calcext:value-type="string">
            <text:p>Radford, City of</text:p>
          </table:table-cell>
          <table:table-cell office:value-type="string" calcext:value-type="string">
            <text:p>Virginia</text:p>
          </table:table-cell>
          <table:table-cell table:formula="of:=VLOOKUP([.C29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60</text:p>
          </table:table-cell>
          <table:table-cell office:value-type="string" calcext:value-type="string">
            <text:p>Richmond, City of</text:p>
          </table:table-cell>
          <table:table-cell office:value-type="string" calcext:value-type="string">
            <text:p>Virginia</text:p>
          </table:table-cell>
          <table:table-cell table:formula="of:=VLOOKUP([.C29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0</text:p>
          </table:table-cell>
          <table:table-cell office:value-type="string" calcext:value-type="string">
            <text:p>Roanoke, City of</text:p>
          </table:table-cell>
          <table:table-cell office:value-type="string" calcext:value-type="string">
            <text:p>Virginia</text:p>
          </table:table-cell>
          <table:table-cell table:formula="of:=VLOOKUP([.C29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5</text:p>
          </table:table-cell>
          <table:table-cell office:value-type="string" calcext:value-type="string">
            <text:p>Salem, City of</text:p>
          </table:table-cell>
          <table:table-cell office:value-type="string" calcext:value-type="string">
            <text:p>Virginia</text:p>
          </table:table-cell>
          <table:table-cell table:formula="of:=VLOOKUP([.C29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90</text:p>
          </table:table-cell>
          <table:table-cell office:value-type="string" calcext:value-type="string">
            <text:p>Staunton, City of</text:p>
          </table:table-cell>
          <table:table-cell office:value-type="string" calcext:value-type="string">
            <text:p>Virginia</text:p>
          </table:table-cell>
          <table:table-cell table:formula="of:=VLOOKUP([.C29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00</text:p>
          </table:table-cell>
          <table:table-cell office:value-type="string" calcext:value-type="string">
            <text:p>Suffolk, City of</text:p>
          </table:table-cell>
          <table:table-cell office:value-type="string" calcext:value-type="string">
            <text:p>Virginia</text:p>
          </table:table-cell>
          <table:table-cell table:formula="of:=VLOOKUP([.C29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10</text:p>
          </table:table-cell>
          <table:table-cell office:value-type="string" calcext:value-type="string">
            <text:p>Virginia Beach, City of</text:p>
          </table:table-cell>
          <table:table-cell office:value-type="string" calcext:value-type="string">
            <text:p>Virginia</text:p>
          </table:table-cell>
          <table:table-cell table:formula="of:=VLOOKUP([.C29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20</text:p>
          </table:table-cell>
          <table:table-cell office:value-type="string" calcext:value-type="string">
            <text:p>Waynesboro, City of</text:p>
          </table:table-cell>
          <table:table-cell office:value-type="string" calcext:value-type="string">
            <text:p>Virginia</text:p>
          </table:table-cell>
          <table:table-cell table:formula="of:=VLOOKUP([.C29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30</text:p>
          </table:table-cell>
          <table:table-cell office:value-type="string" calcext:value-type="string">
            <text:p>Williamsburg, City of</text:p>
          </table:table-cell>
          <table:table-cell office:value-type="string" calcext:value-type="string">
            <text:p>Virginia</text:p>
          </table:table-cell>
          <table:table-cell table:formula="of:=VLOOKUP([.C29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40</text:p>
          </table:table-cell>
          <table:table-cell office:value-type="string" calcext:value-type="string">
            <text:p>Winchester, City of</text:p>
          </table:table-cell>
          <table:table-cell office:value-type="string" calcext:value-type="string">
            <text:p>Virginia</text:p>
          </table:table-cell>
          <table:table-cell table:formula="of:=VLOOKUP([.C29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3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ashington</text:p>
          </table:table-cell>
          <table:table-cell table:formula="of:=VLOOKUP([.C295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3</text:p>
          </table:table-cell>
          <table:table-cell office:value-type="string" calcext:value-type="string">
            <text:p>Asotin County</text:p>
          </table:table-cell>
          <table:table-cell office:value-type="string" calcext:value-type="string">
            <text:p>Washington</text:p>
          </table:table-cell>
          <table:table-cell table:formula="of:=VLOOKUP([.C295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Washington</text:p>
          </table:table-cell>
          <table:table-cell table:formula="of:=VLOOKUP([.C295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7</text:p>
          </table:table-cell>
          <table:table-cell office:value-type="string" calcext:value-type="string">
            <text:p>Chelan County</text:p>
          </table:table-cell>
          <table:table-cell office:value-type="string" calcext:value-type="string">
            <text:p>Washington</text:p>
          </table:table-cell>
          <table:table-cell table:formula="of:=VLOOKUP([.C295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9</text:p>
          </table:table-cell>
          <table:table-cell office:value-type="string" calcext:value-type="string">
            <text:p>Clallam County</text:p>
          </table:table-cell>
          <table:table-cell office:value-type="string" calcext:value-type="string">
            <text:p>Washington</text:p>
          </table:table-cell>
          <table:table-cell table:formula="of:=VLOOKUP([.C295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1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ashington</text:p>
          </table:table-cell>
          <table:table-cell table:formula="of:=VLOOKUP([.C296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ashington</text:p>
          </table:table-cell>
          <table:table-cell table:formula="of:=VLOOKUP([.C296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5</text:p>
          </table:table-cell>
          <table:table-cell office:value-type="string" calcext:value-type="string">
            <text:p>Cowlitz County</text:p>
          </table:table-cell>
          <table:table-cell office:value-type="string" calcext:value-type="string">
            <text:p>Washington</text:p>
          </table:table-cell>
          <table:table-cell table:formula="of:=VLOOKUP([.C296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ashington</text:p>
          </table:table-cell>
          <table:table-cell table:formula="of:=VLOOKUP([.C296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9</text:p>
          </table:table-cell>
          <table:table-cell office:value-type="string" calcext:value-type="string">
            <text:p>Ferry County</text:p>
          </table:table-cell>
          <table:table-cell office:value-type="string" calcext:value-type="string">
            <text:p>Washington</text:p>
          </table:table-cell>
          <table:table-cell table:formula="of:=VLOOKUP([.C296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Washington</text:p>
          </table:table-cell>
          <table:table-cell table:formula="of:=VLOOKUP([.C296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Washington</text:p>
          </table:table-cell>
          <table:table-cell table:formula="of:=VLOOKUP([.C296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ashington</text:p>
          </table:table-cell>
          <table:table-cell table:formula="of:=VLOOKUP([.C296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7</text:p>
          </table:table-cell>
          <table:table-cell office:value-type="string" calcext:value-type="string">
            <text:p>Grays Harbor County</text:p>
          </table:table-cell>
          <table:table-cell office:value-type="string" calcext:value-type="string">
            <text:p>Washington</text:p>
          </table:table-cell>
          <table:table-cell table:formula="of:=VLOOKUP([.C296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9</text:p>
          </table:table-cell>
          <table:table-cell office:value-type="string" calcext:value-type="string">
            <text:p>Island County</text:p>
          </table:table-cell>
          <table:table-cell office:value-type="string" calcext:value-type="string">
            <text:p>Washington</text:p>
          </table:table-cell>
          <table:table-cell table:formula="of:=VLOOKUP([.C296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ashington</text:p>
          </table:table-cell>
          <table:table-cell table:formula="of:=VLOOKUP([.C297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3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Washington</text:p>
          </table:table-cell>
          <table:table-cell table:formula="of:=VLOOKUP([.C297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5</text:p>
          </table:table-cell>
          <table:table-cell office:value-type="string" calcext:value-type="string">
            <text:p>Kitsap County</text:p>
          </table:table-cell>
          <table:table-cell office:value-type="string" calcext:value-type="string">
            <text:p>Washington</text:p>
          </table:table-cell>
          <table:table-cell table:formula="of:=VLOOKUP([.C297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7</text:p>
          </table:table-cell>
          <table:table-cell office:value-type="string" calcext:value-type="string">
            <text:p>Kittitas County</text:p>
          </table:table-cell>
          <table:table-cell office:value-type="string" calcext:value-type="string">
            <text:p>Washington</text:p>
          </table:table-cell>
          <table:table-cell table:formula="of:=VLOOKUP([.C297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9</text:p>
          </table:table-cell>
          <table:table-cell office:value-type="string" calcext:value-type="string">
            <text:p>Klickitat County</text:p>
          </table:table-cell>
          <table:table-cell office:value-type="string" calcext:value-type="string">
            <text:p>Washington</text:p>
          </table:table-cell>
          <table:table-cell table:formula="of:=VLOOKUP([.C297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ashington</text:p>
          </table:table-cell>
          <table:table-cell table:formula="of:=VLOOKUP([.C297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ashington</text:p>
          </table:table-cell>
          <table:table-cell table:formula="of:=VLOOKUP([.C297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ashington</text:p>
          </table:table-cell>
          <table:table-cell table:formula="of:=VLOOKUP([.C297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7</text:p>
          </table:table-cell>
          <table:table-cell office:value-type="string" calcext:value-type="string">
            <text:p>Okanogan County</text:p>
          </table:table-cell>
          <table:table-cell office:value-type="string" calcext:value-type="string">
            <text:p>Washington</text:p>
          </table:table-cell>
          <table:table-cell table:formula="of:=VLOOKUP([.C297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9</text:p>
          </table:table-cell>
          <table:table-cell office:value-type="string" calcext:value-type="string">
            <text:p>Pacific County</text:p>
          </table:table-cell>
          <table:table-cell office:value-type="string" calcext:value-type="string">
            <text:p>Washington</text:p>
          </table:table-cell>
          <table:table-cell table:formula="of:=VLOOKUP([.C297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1</text:p>
          </table:table-cell>
          <table:table-cell office:value-type="string" calcext:value-type="string">
            <text:p>Pend Oreille County</text:p>
          </table:table-cell>
          <table:table-cell office:value-type="string" calcext:value-type="string">
            <text:p>Washington</text:p>
          </table:table-cell>
          <table:table-cell table:formula="of:=VLOOKUP([.C298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ashington</text:p>
          </table:table-cell>
          <table:table-cell table:formula="of:=VLOOKUP([.C298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Washington</text:p>
          </table:table-cell>
          <table:table-cell table:formula="of:=VLOOKUP([.C298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7</text:p>
          </table:table-cell>
          <table:table-cell office:value-type="string" calcext:value-type="string">
            <text:p>Skagit County</text:p>
          </table:table-cell>
          <table:table-cell office:value-type="string" calcext:value-type="string">
            <text:p>Washington</text:p>
          </table:table-cell>
          <table:table-cell table:formula="of:=VLOOKUP([.C298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9</text:p>
          </table:table-cell>
          <table:table-cell office:value-type="string" calcext:value-type="string">
            <text:p>Skamania County</text:p>
          </table:table-cell>
          <table:table-cell office:value-type="string" calcext:value-type="string">
            <text:p>Washington</text:p>
          </table:table-cell>
          <table:table-cell table:formula="of:=VLOOKUP([.C298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1</text:p>
          </table:table-cell>
          <table:table-cell office:value-type="string" calcext:value-type="string">
            <text:p>Snohomish County</text:p>
          </table:table-cell>
          <table:table-cell office:value-type="string" calcext:value-type="string">
            <text:p>Washington</text:p>
          </table:table-cell>
          <table:table-cell table:formula="of:=VLOOKUP([.C298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3</text:p>
          </table:table-cell>
          <table:table-cell office:value-type="string" calcext:value-type="string">
            <text:p>Spokane County</text:p>
          </table:table-cell>
          <table:table-cell office:value-type="string" calcext:value-type="string">
            <text:p>Washington</text:p>
          </table:table-cell>
          <table:table-cell table:formula="of:=VLOOKUP([.C298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5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Washington</text:p>
          </table:table-cell>
          <table:table-cell table:formula="of:=VLOOKUP([.C298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7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Washington</text:p>
          </table:table-cell>
          <table:table-cell table:formula="of:=VLOOKUP([.C298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9</text:p>
          </table:table-cell>
          <table:table-cell office:value-type="string" calcext:value-type="string">
            <text:p>Wahkiakum County</text:p>
          </table:table-cell>
          <table:table-cell office:value-type="string" calcext:value-type="string">
            <text:p>Washington</text:p>
          </table:table-cell>
          <table:table-cell table:formula="of:=VLOOKUP([.C298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1</text:p>
          </table:table-cell>
          <table:table-cell office:value-type="string" calcext:value-type="string">
            <text:p>Walla Walla County</text:p>
          </table:table-cell>
          <table:table-cell office:value-type="string" calcext:value-type="string">
            <text:p>Washington</text:p>
          </table:table-cell>
          <table:table-cell table:formula="of:=VLOOKUP([.C299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3</text:p>
          </table:table-cell>
          <table:table-cell office:value-type="string" calcext:value-type="string">
            <text:p>Whatcom County</text:p>
          </table:table-cell>
          <table:table-cell office:value-type="string" calcext:value-type="string">
            <text:p>Washington</text:p>
          </table:table-cell>
          <table:table-cell table:formula="of:=VLOOKUP([.C299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5</text:p>
          </table:table-cell>
          <table:table-cell office:value-type="string" calcext:value-type="string">
            <text:p>Whitman County</text:p>
          </table:table-cell>
          <table:table-cell office:value-type="string" calcext:value-type="string">
            <text:p>Washington</text:p>
          </table:table-cell>
          <table:table-cell table:formula="of:=VLOOKUP([.C299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7</text:p>
          </table:table-cell>
          <table:table-cell office:value-type="string" calcext:value-type="string">
            <text:p>Yakima County</text:p>
          </table:table-cell>
          <table:table-cell office:value-type="string" calcext:value-type="string">
            <text:p>Washington</text:p>
          </table:table-cell>
          <table:table-cell table:formula="of:=VLOOKUP([.C299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4001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West Virginia</text:p>
          </table:table-cell>
          <table:table-cell table:formula="of:=VLOOKUP([.C299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3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West Virginia</text:p>
          </table:table-cell>
          <table:table-cell table:formula="of:=VLOOKUP([.C299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West Virginia</text:p>
          </table:table-cell>
          <table:table-cell table:formula="of:=VLOOKUP([.C299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7</text:p>
          </table:table-cell>
          <table:table-cell office:value-type="string" calcext:value-type="string">
            <text:p>Braxton County</text:p>
          </table:table-cell>
          <table:table-cell office:value-type="string" calcext:value-type="string">
            <text:p>West Virginia</text:p>
          </table:table-cell>
          <table:table-cell table:formula="of:=VLOOKUP([.C299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9</text:p>
          </table:table-cell>
          <table:table-cell office:value-type="string" calcext:value-type="string">
            <text:p>Brooke County</text:p>
          </table:table-cell>
          <table:table-cell office:value-type="string" calcext:value-type="string">
            <text:p>West Virginia</text:p>
          </table:table-cell>
          <table:table-cell table:formula="of:=VLOOKUP([.C299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1</text:p>
          </table:table-cell>
          <table:table-cell office:value-type="string" calcext:value-type="string">
            <text:p>Cabell County</text:p>
          </table:table-cell>
          <table:table-cell office:value-type="string" calcext:value-type="string">
            <text:p>West Virginia</text:p>
          </table:table-cell>
          <table:table-cell table:formula="of:=VLOOKUP([.C299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West Virginia</text:p>
          </table:table-cell>
          <table:table-cell table:formula="of:=VLOOKUP([.C300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West Virginia</text:p>
          </table:table-cell>
          <table:table-cell table:formula="of:=VLOOKUP([.C300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7</text:p>
          </table:table-cell>
          <table:table-cell office:value-type="string" calcext:value-type="string">
            <text:p>Doddridge County</text:p>
          </table:table-cell>
          <table:table-cell office:value-type="string" calcext:value-type="string">
            <text:p>West Virginia</text:p>
          </table:table-cell>
          <table:table-cell table:formula="of:=VLOOKUP([.C300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West Virginia</text:p>
          </table:table-cell>
          <table:table-cell table:formula="of:=VLOOKUP([.C300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1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West Virginia</text:p>
          </table:table-cell>
          <table:table-cell table:formula="of:=VLOOKUP([.C300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est Virginia</text:p>
          </table:table-cell>
          <table:table-cell table:formula="of:=VLOOKUP([.C300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5</text:p>
          </table:table-cell>
          <table:table-cell office:value-type="string" calcext:value-type="string">
            <text:p>Greenbrier County</text:p>
          </table:table-cell>
          <table:table-cell office:value-type="string" calcext:value-type="string">
            <text:p>West Virginia</text:p>
          </table:table-cell>
          <table:table-cell table:formula="of:=VLOOKUP([.C300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7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West Virginia</text:p>
          </table:table-cell>
          <table:table-cell table:formula="of:=VLOOKUP([.C300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West Virginia</text:p>
          </table:table-cell>
          <table:table-cell table:formula="of:=VLOOKUP([.C300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1</text:p>
          </table:table-cell>
          <table:table-cell office:value-type="string" calcext:value-type="string">
            <text:p>Hardy County</text:p>
          </table:table-cell>
          <table:table-cell office:value-type="string" calcext:value-type="string">
            <text:p>West Virginia</text:p>
          </table:table-cell>
          <table:table-cell table:formula="of:=VLOOKUP([.C300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West Virginia</text:p>
          </table:table-cell>
          <table:table-cell table:formula="of:=VLOOKUP([.C301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est Virginia</text:p>
          </table:table-cell>
          <table:table-cell table:formula="of:=VLOOKUP([.C301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est Virginia</text:p>
          </table:table-cell>
          <table:table-cell table:formula="of:=VLOOKUP([.C301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9</text:p>
          </table:table-cell>
          <table:table-cell office:value-type="string" calcext:value-type="string">
            <text:p>Kanawha County</text:p>
          </table:table-cell>
          <table:table-cell office:value-type="string" calcext:value-type="string">
            <text:p>West Virginia</text:p>
          </table:table-cell>
          <table:table-cell table:formula="of:=VLOOKUP([.C301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est Virginia</text:p>
          </table:table-cell>
          <table:table-cell table:formula="of:=VLOOKUP([.C301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est Virginia</text:p>
          </table:table-cell>
          <table:table-cell table:formula="of:=VLOOKUP([.C301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West Virginia</text:p>
          </table:table-cell>
          <table:table-cell table:formula="of:=VLOOKUP([.C301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7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West Virginia</text:p>
          </table:table-cell>
          <table:table-cell table:formula="of:=VLOOKUP([.C301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West Virginia</text:p>
          </table:table-cell>
          <table:table-cell table:formula="of:=VLOOKUP([.C301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West Virginia</text:p>
          </table:table-cell>
          <table:table-cell table:formula="of:=VLOOKUP([.C301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3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est Virginia</text:p>
          </table:table-cell>
          <table:table-cell table:formula="of:=VLOOKUP([.C302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West Virginia</text:p>
          </table:table-cell>
          <table:table-cell table:formula="of:=VLOOKUP([.C302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7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West Virginia</text:p>
          </table:table-cell>
          <table:table-cell table:formula="of:=VLOOKUP([.C302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9</text:p>
          </table:table-cell>
          <table:table-cell office:value-type="string" calcext:value-type="string">
            <text:p>Mingo County</text:p>
          </table:table-cell>
          <table:table-cell office:value-type="string" calcext:value-type="string">
            <text:p>West Virginia</text:p>
          </table:table-cell>
          <table:table-cell table:formula="of:=VLOOKUP([.C302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1</text:p>
          </table:table-cell>
          <table:table-cell office:value-type="string" calcext:value-type="string">
            <text:p>Monongalia County</text:p>
          </table:table-cell>
          <table:table-cell office:value-type="string" calcext:value-type="string">
            <text:p>West Virginia</text:p>
          </table:table-cell>
          <table:table-cell table:formula="of:=VLOOKUP([.C302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est Virginia</text:p>
          </table:table-cell>
          <table:table-cell table:formula="of:=VLOOKUP([.C302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West Virginia</text:p>
          </table:table-cell>
          <table:table-cell table:formula="of:=VLOOKUP([.C302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7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West Virginia</text:p>
          </table:table-cell>
          <table:table-cell table:formula="of:=VLOOKUP([.C302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9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West Virginia</text:p>
          </table:table-cell>
          <table:table-cell table:formula="of:=VLOOKUP([.C302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West Virginia</text:p>
          </table:table-cell>
          <table:table-cell table:formula="of:=VLOOKUP([.C302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3</text:p>
          </table:table-cell>
          <table:table-cell office:value-type="string" calcext:value-type="string">
            <text:p>Pleasants County</text:p>
          </table:table-cell>
          <table:table-cell office:value-type="string" calcext:value-type="string">
            <text:p>West Virginia</text:p>
          </table:table-cell>
          <table:table-cell table:formula="of:=VLOOKUP([.C303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5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West Virginia</text:p>
          </table:table-cell>
          <table:table-cell table:formula="of:=VLOOKUP([.C303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7</text:p>
          </table:table-cell>
          <table:table-cell office:value-type="string" calcext:value-type="string">
            <text:p>Preston County</text:p>
          </table:table-cell>
          <table:table-cell office:value-type="string" calcext:value-type="string">
            <text:p>West Virginia</text:p>
          </table:table-cell>
          <table:table-cell table:formula="of:=VLOOKUP([.C303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West Virginia</text:p>
          </table:table-cell>
          <table:table-cell table:formula="of:=VLOOKUP([.C303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1</text:p>
          </table:table-cell>
          <table:table-cell office:value-type="string" calcext:value-type="string">
            <text:p>Raleigh County</text:p>
          </table:table-cell>
          <table:table-cell office:value-type="string" calcext:value-type="string">
            <text:p>West Virginia</text:p>
          </table:table-cell>
          <table:table-cell table:formula="of:=VLOOKUP([.C303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West Virginia</text:p>
          </table:table-cell>
          <table:table-cell table:formula="of:=VLOOKUP([.C303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5</text:p>
          </table:table-cell>
          <table:table-cell office:value-type="string" calcext:value-type="string">
            <text:p>Ritchie County</text:p>
          </table:table-cell>
          <table:table-cell office:value-type="string" calcext:value-type="string">
            <text:p>West Virginia</text:p>
          </table:table-cell>
          <table:table-cell table:formula="of:=VLOOKUP([.C303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7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West Virginia</text:p>
          </table:table-cell>
          <table:table-cell table:formula="of:=VLOOKUP([.C303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9</text:p>
          </table:table-cell>
          <table:table-cell office:value-type="string" calcext:value-type="string">
            <text:p>Summers County</text:p>
          </table:table-cell>
          <table:table-cell office:value-type="string" calcext:value-type="string">
            <text:p>West Virginia</text:p>
          </table:table-cell>
          <table:table-cell table:formula="of:=VLOOKUP([.C303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est Virginia</text:p>
          </table:table-cell>
          <table:table-cell table:formula="of:=VLOOKUP([.C303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3</text:p>
          </table:table-cell>
          <table:table-cell office:value-type="string" calcext:value-type="string">
            <text:p>Tucker County</text:p>
          </table:table-cell>
          <table:table-cell office:value-type="string" calcext:value-type="string">
            <text:p>West Virginia</text:p>
          </table:table-cell>
          <table:table-cell table:formula="of:=VLOOKUP([.C304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5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West Virginia</text:p>
          </table:table-cell>
          <table:table-cell table:formula="of:=VLOOKUP([.C304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7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West Virginia</text:p>
          </table:table-cell>
          <table:table-cell table:formula="of:=VLOOKUP([.C304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West Virginia</text:p>
          </table:table-cell>
          <table:table-cell table:formula="of:=VLOOKUP([.C304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West Virginia</text:p>
          </table:table-cell>
          <table:table-cell table:formula="of:=VLOOKUP([.C304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3</text:p>
          </table:table-cell>
          <table:table-cell office:value-type="string" calcext:value-type="string">
            <text:p>Wetzel County</text:p>
          </table:table-cell>
          <table:table-cell office:value-type="string" calcext:value-type="string">
            <text:p>West Virginia</text:p>
          </table:table-cell>
          <table:table-cell table:formula="of:=VLOOKUP([.C304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5</text:p>
          </table:table-cell>
          <table:table-cell office:value-type="string" calcext:value-type="string">
            <text:p>Wirt County</text:p>
          </table:table-cell>
          <table:table-cell office:value-type="string" calcext:value-type="string">
            <text:p>West Virginia</text:p>
          </table:table-cell>
          <table:table-cell table:formula="of:=VLOOKUP([.C304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7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est Virginia</text:p>
          </table:table-cell>
          <table:table-cell table:formula="of:=VLOOKUP([.C304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9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West Virginia</text:p>
          </table:table-cell>
          <table:table-cell table:formula="of:=VLOOKUP([.C304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5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isconsin</text:p>
          </table:table-cell>
          <table:table-cell table:formula="of:=VLOOKUP([.C304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3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Wisconsin</text:p>
          </table:table-cell>
          <table:table-cell table:formula="of:=VLOOKUP([.C305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5</text:p>
          </table:table-cell>
          <table:table-cell office:value-type="string" calcext:value-type="string">
            <text:p>Barron County</text:p>
          </table:table-cell>
          <table:table-cell office:value-type="string" calcext:value-type="string">
            <text:p>Wisconsin</text:p>
          </table:table-cell>
          <table:table-cell table:formula="of:=VLOOKUP([.C305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7</text:p>
          </table:table-cell>
          <table:table-cell office:value-type="string" calcext:value-type="string">
            <text:p>Bayfield County</text:p>
          </table:table-cell>
          <table:table-cell office:value-type="string" calcext:value-type="string">
            <text:p>Wisconsin</text:p>
          </table:table-cell>
          <table:table-cell table:formula="of:=VLOOKUP([.C305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Wisconsin</text:p>
          </table:table-cell>
          <table:table-cell table:formula="of:=VLOOKUP([.C305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1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Wisconsin</text:p>
          </table:table-cell>
          <table:table-cell table:formula="of:=VLOOKUP([.C305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3</text:p>
          </table:table-cell>
          <table:table-cell office:value-type="string" calcext:value-type="string">
            <text:p>Burnett County</text:p>
          </table:table-cell>
          <table:table-cell office:value-type="string" calcext:value-type="string">
            <text:p>Wisconsin</text:p>
          </table:table-cell>
          <table:table-cell table:formula="of:=VLOOKUP([.C305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5</text:p>
          </table:table-cell>
          <table:table-cell office:value-type="string" calcext:value-type="string">
            <text:p>Calumet County</text:p>
          </table:table-cell>
          <table:table-cell office:value-type="string" calcext:value-type="string">
            <text:p>Wisconsin</text:p>
          </table:table-cell>
          <table:table-cell table:formula="of:=VLOOKUP([.C305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7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Wisconsin</text:p>
          </table:table-cell>
          <table:table-cell table:formula="of:=VLOOKUP([.C305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isconsin</text:p>
          </table:table-cell>
          <table:table-cell table:formula="of:=VLOOKUP([.C305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isconsin</text:p>
          </table:table-cell>
          <table:table-cell table:formula="of:=VLOOKUP([.C305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Wisconsin</text:p>
          </table:table-cell>
          <table:table-cell table:formula="of:=VLOOKUP([.C306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5</text:p>
          </table:table-cell>
          <table:table-cell office:value-type="string" calcext:value-type="string">
            <text:p>Dane County</text:p>
          </table:table-cell>
          <table:table-cell office:value-type="string" calcext:value-type="string">
            <text:p>Wisconsin</text:p>
          </table:table-cell>
          <table:table-cell table:formula="of:=VLOOKUP([.C306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7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Wisconsin</text:p>
          </table:table-cell>
          <table:table-cell table:formula="of:=VLOOKUP([.C306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9</text:p>
          </table:table-cell>
          <table:table-cell office:value-type="string" calcext:value-type="string">
            <text:p>Door County</text:p>
          </table:table-cell>
          <table:table-cell office:value-type="string" calcext:value-type="string">
            <text:p>Wisconsin</text:p>
          </table:table-cell>
          <table:table-cell table:formula="of:=VLOOKUP([.C306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isconsin</text:p>
          </table:table-cell>
          <table:table-cell table:formula="of:=VLOOKUP([.C306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3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Wisconsin</text:p>
          </table:table-cell>
          <table:table-cell table:formula="of:=VLOOKUP([.C306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5</text:p>
          </table:table-cell>
          <table:table-cell office:value-type="string" calcext:value-type="string">
            <text:p>Eau Claire County</text:p>
          </table:table-cell>
          <table:table-cell office:value-type="string" calcext:value-type="string">
            <text:p>Wisconsin</text:p>
          </table:table-cell>
          <table:table-cell table:formula="of:=VLOOKUP([.C306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7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Wisconsin</text:p>
          </table:table-cell>
          <table:table-cell table:formula="of:=VLOOKUP([.C306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9</text:p>
          </table:table-cell>
          <table:table-cell office:value-type="string" calcext:value-type="string">
            <text:p>Fond du Lac County</text:p>
          </table:table-cell>
          <table:table-cell office:value-type="string" calcext:value-type="string">
            <text:p>Wisconsin</text:p>
          </table:table-cell>
          <table:table-cell table:formula="of:=VLOOKUP([.C306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1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Wisconsin</text:p>
          </table:table-cell>
          <table:table-cell table:formula="of:=VLOOKUP([.C306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isconsin</text:p>
          </table:table-cell>
          <table:table-cell table:formula="of:=VLOOKUP([.C307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5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Wisconsin</text:p>
          </table:table-cell>
          <table:table-cell table:formula="of:=VLOOKUP([.C307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7</text:p>
          </table:table-cell>
          <table:table-cell office:value-type="string" calcext:value-type="string">
            <text:p>Green Lake County</text:p>
          </table:table-cell>
          <table:table-cell office:value-type="string" calcext:value-type="string">
            <text:p>Wisconsin</text:p>
          </table:table-cell>
          <table:table-cell table:formula="of:=VLOOKUP([.C307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9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Wisconsin</text:p>
          </table:table-cell>
          <table:table-cell table:formula="of:=VLOOKUP([.C307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Wisconsin</text:p>
          </table:table-cell>
          <table:table-cell table:formula="of:=VLOOKUP([.C307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isconsin</text:p>
          </table:table-cell>
          <table:table-cell table:formula="of:=VLOOKUP([.C307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isconsin</text:p>
          </table:table-cell>
          <table:table-cell table:formula="of:=VLOOKUP([.C307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7</text:p>
          </table:table-cell>
          <table:table-cell office:value-type="string" calcext:value-type="string">
            <text:p>Juneau County</text:p>
          </table:table-cell>
          <table:table-cell office:value-type="string" calcext:value-type="string">
            <text:p>Wisconsin</text:p>
          </table:table-cell>
          <table:table-cell table:formula="of:=VLOOKUP([.C307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9</text:p>
          </table:table-cell>
          <table:table-cell office:value-type="string" calcext:value-type="string">
            <text:p>Kenosha County</text:p>
          </table:table-cell>
          <table:table-cell office:value-type="string" calcext:value-type="string">
            <text:p>Wisconsin</text:p>
          </table:table-cell>
          <table:table-cell table:formula="of:=VLOOKUP([.C307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1</text:p>
          </table:table-cell>
          <table:table-cell office:value-type="string" calcext:value-type="string">
            <text:p>Kewaunee County</text:p>
          </table:table-cell>
          <table:table-cell office:value-type="string" calcext:value-type="string">
            <text:p>Wisconsin</text:p>
          </table:table-cell>
          <table:table-cell table:formula="of:=VLOOKUP([.C307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3</text:p>
          </table:table-cell>
          <table:table-cell office:value-type="string" calcext:value-type="string">
            <text:p>La Crosse County</text:p>
          </table:table-cell>
          <table:table-cell office:value-type="string" calcext:value-type="string">
            <text:p>Wisconsin</text:p>
          </table:table-cell>
          <table:table-cell table:formula="of:=VLOOKUP([.C308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5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Wisconsin</text:p>
          </table:table-cell>
          <table:table-cell table:formula="of:=VLOOKUP([.C308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7</text:p>
          </table:table-cell>
          <table:table-cell office:value-type="string" calcext:value-type="string">
            <text:p>Langlade County</text:p>
          </table:table-cell>
          <table:table-cell office:value-type="string" calcext:value-type="string">
            <text:p>Wisconsin</text:p>
          </table:table-cell>
          <table:table-cell table:formula="of:=VLOOKUP([.C308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isconsin</text:p>
          </table:table-cell>
          <table:table-cell table:formula="of:=VLOOKUP([.C308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1</text:p>
          </table:table-cell>
          <table:table-cell office:value-type="string" calcext:value-type="string">
            <text:p>Manitowoc County</text:p>
          </table:table-cell>
          <table:table-cell office:value-type="string" calcext:value-type="string">
            <text:p>Wisconsin</text:p>
          </table:table-cell>
          <table:table-cell table:formula="of:=VLOOKUP([.C308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3</text:p>
          </table:table-cell>
          <table:table-cell office:value-type="string" calcext:value-type="string">
            <text:p>Marathon County</text:p>
          </table:table-cell>
          <table:table-cell office:value-type="string" calcext:value-type="string">
            <text:p>Wisconsin</text:p>
          </table:table-cell>
          <table:table-cell table:formula="of:=VLOOKUP([.C308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5</text:p>
          </table:table-cell>
          <table:table-cell office:value-type="string" calcext:value-type="string">
            <text:p>Marinette County</text:p>
          </table:table-cell>
          <table:table-cell office:value-type="string" calcext:value-type="string">
            <text:p>Wisconsin</text:p>
          </table:table-cell>
          <table:table-cell table:formula="of:=VLOOKUP([.C308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7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Wisconsin</text:p>
          </table:table-cell>
          <table:table-cell table:formula="of:=VLOOKUP([.C308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8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Wisconsin</text:p>
          </table:table-cell>
          <table:table-cell table:formula="of:=VLOOKUP([.C308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9</text:p>
          </table:table-cell>
          <table:table-cell office:value-type="string" calcext:value-type="string">
            <text:p>Milwaukee County</text:p>
          </table:table-cell>
          <table:table-cell office:value-type="string" calcext:value-type="string">
            <text:p>Wisconsin</text:p>
          </table:table-cell>
          <table:table-cell table:formula="of:=VLOOKUP([.C308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isconsin</text:p>
          </table:table-cell>
          <table:table-cell table:formula="of:=VLOOKUP([.C309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3</text:p>
          </table:table-cell>
          <table:table-cell office:value-type="string" calcext:value-type="string">
            <text:p>Oconto County</text:p>
          </table:table-cell>
          <table:table-cell office:value-type="string" calcext:value-type="string">
            <text:p>Wisconsin</text:p>
          </table:table-cell>
          <table:table-cell table:formula="of:=VLOOKUP([.C309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Wisconsin</text:p>
          </table:table-cell>
          <table:table-cell table:formula="of:=VLOOKUP([.C309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7</text:p>
          </table:table-cell>
          <table:table-cell office:value-type="string" calcext:value-type="string">
            <text:p>Outagamie County</text:p>
          </table:table-cell>
          <table:table-cell office:value-type="string" calcext:value-type="string">
            <text:p>Wisconsin</text:p>
          </table:table-cell>
          <table:table-cell table:formula="of:=VLOOKUP([.C309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9</text:p>
          </table:table-cell>
          <table:table-cell office:value-type="string" calcext:value-type="string">
            <text:p>Ozaukee County</text:p>
          </table:table-cell>
          <table:table-cell office:value-type="string" calcext:value-type="string">
            <text:p>Wisconsin</text:p>
          </table:table-cell>
          <table:table-cell table:formula="of:=VLOOKUP([.C309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1</text:p>
          </table:table-cell>
          <table:table-cell office:value-type="string" calcext:value-type="string">
            <text:p>Pepin County</text:p>
          </table:table-cell>
          <table:table-cell office:value-type="string" calcext:value-type="string">
            <text:p>Wisconsin</text:p>
          </table:table-cell>
          <table:table-cell table:formula="of:=VLOOKUP([.C309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isconsin</text:p>
          </table:table-cell>
          <table:table-cell table:formula="of:=VLOOKUP([.C309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Wisconsin</text:p>
          </table:table-cell>
          <table:table-cell table:formula="of:=VLOOKUP([.C309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7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Wisconsin</text:p>
          </table:table-cell>
          <table:table-cell table:formula="of:=VLOOKUP([.C309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9</text:p>
          </table:table-cell>
          <table:table-cell office:value-type="string" calcext:value-type="string">
            <text:p>Price County</text:p>
          </table:table-cell>
          <table:table-cell office:value-type="string" calcext:value-type="string">
            <text:p>Wisconsin</text:p>
          </table:table-cell>
          <table:table-cell table:formula="of:=VLOOKUP([.C309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1</text:p>
          </table:table-cell>
          <table:table-cell office:value-type="string" calcext:value-type="string">
            <text:p>Racine County</text:p>
          </table:table-cell>
          <table:table-cell office:value-type="string" calcext:value-type="string">
            <text:p>Wisconsin</text:p>
          </table:table-cell>
          <table:table-cell table:formula="of:=VLOOKUP([.C310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Wisconsin</text:p>
          </table:table-cell>
          <table:table-cell table:formula="of:=VLOOKUP([.C310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5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Wisconsin</text:p>
          </table:table-cell>
          <table:table-cell table:formula="of:=VLOOKUP([.C310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7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Wisconsin</text:p>
          </table:table-cell>
          <table:table-cell table:formula="of:=VLOOKUP([.C310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9</text:p>
          </table:table-cell>
          <table:table-cell office:value-type="string" calcext:value-type="string">
            <text:p>St. Croix County</text:p>
          </table:table-cell>
          <table:table-cell office:value-type="string" calcext:value-type="string">
            <text:p>Wisconsin</text:p>
          </table:table-cell>
          <table:table-cell table:formula="of:=VLOOKUP([.C310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1</text:p>
          </table:table-cell>
          <table:table-cell office:value-type="string" calcext:value-type="string">
            <text:p>Sauk County</text:p>
          </table:table-cell>
          <table:table-cell office:value-type="string" calcext:value-type="string">
            <text:p>Wisconsin</text:p>
          </table:table-cell>
          <table:table-cell table:formula="of:=VLOOKUP([.C310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3</text:p>
          </table:table-cell>
          <table:table-cell office:value-type="string" calcext:value-type="string">
            <text:p>Sawyer County</text:p>
          </table:table-cell>
          <table:table-cell office:value-type="string" calcext:value-type="string">
            <text:p>Wisconsin</text:p>
          </table:table-cell>
          <table:table-cell table:formula="of:=VLOOKUP([.C310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5</text:p>
          </table:table-cell>
          <table:table-cell office:value-type="string" calcext:value-type="string">
            <text:p>Shawano County</text:p>
          </table:table-cell>
          <table:table-cell office:value-type="string" calcext:value-type="string">
            <text:p>Wisconsin</text:p>
          </table:table-cell>
          <table:table-cell table:formula="of:=VLOOKUP([.C310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7</text:p>
          </table:table-cell>
          <table:table-cell office:value-type="string" calcext:value-type="string">
            <text:p>Sheboygan County</text:p>
          </table:table-cell>
          <table:table-cell office:value-type="string" calcext:value-type="string">
            <text:p>Wisconsin</text:p>
          </table:table-cell>
          <table:table-cell table:formula="of:=VLOOKUP([.C310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isconsin</text:p>
          </table:table-cell>
          <table:table-cell table:formula="of:=VLOOKUP([.C310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1</text:p>
          </table:table-cell>
          <table:table-cell office:value-type="string" calcext:value-type="string">
            <text:p>Trempealeau County</text:p>
          </table:table-cell>
          <table:table-cell office:value-type="string" calcext:value-type="string">
            <text:p>Wisconsin</text:p>
          </table:table-cell>
          <table:table-cell table:formula="of:=VLOOKUP([.C311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3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Wisconsin</text:p>
          </table:table-cell>
          <table:table-cell table:formula="of:=VLOOKUP([.C311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5</text:p>
          </table:table-cell>
          <table:table-cell office:value-type="string" calcext:value-type="string">
            <text:p>Vilas County</text:p>
          </table:table-cell>
          <table:table-cell office:value-type="string" calcext:value-type="string">
            <text:p>Wisconsin</text:p>
          </table:table-cell>
          <table:table-cell table:formula="of:=VLOOKUP([.C311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7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Wisconsin</text:p>
          </table:table-cell>
          <table:table-cell table:formula="of:=VLOOKUP([.C311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9</text:p>
          </table:table-cell>
          <table:table-cell office:value-type="string" calcext:value-type="string">
            <text:p>Washburn County</text:p>
          </table:table-cell>
          <table:table-cell office:value-type="string" calcext:value-type="string">
            <text:p>Wisconsin</text:p>
          </table:table-cell>
          <table:table-cell table:formula="of:=VLOOKUP([.C311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Wisconsin</text:p>
          </table:table-cell>
          <table:table-cell table:formula="of:=VLOOKUP([.C311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3</text:p>
          </table:table-cell>
          <table:table-cell office:value-type="string" calcext:value-type="string">
            <text:p>Waukesha County</text:p>
          </table:table-cell>
          <table:table-cell office:value-type="string" calcext:value-type="string">
            <text:p>Wisconsin</text:p>
          </table:table-cell>
          <table:table-cell table:formula="of:=VLOOKUP([.C311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5</text:p>
          </table:table-cell>
          <table:table-cell office:value-type="string" calcext:value-type="string">
            <text:p>Waupaca County</text:p>
          </table:table-cell>
          <table:table-cell office:value-type="string" calcext:value-type="string">
            <text:p>Wisconsin</text:p>
          </table:table-cell>
          <table:table-cell table:formula="of:=VLOOKUP([.C311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7</text:p>
          </table:table-cell>
          <table:table-cell office:value-type="string" calcext:value-type="string">
            <text:p>Waushara County</text:p>
          </table:table-cell>
          <table:table-cell office:value-type="string" calcext:value-type="string">
            <text:p>Wisconsin</text:p>
          </table:table-cell>
          <table:table-cell table:formula="of:=VLOOKUP([.C311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Wisconsin</text:p>
          </table:table-cell>
          <table:table-cell table:formula="of:=VLOOKUP([.C311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41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isconsin</text:p>
          </table:table-cell>
          <table:table-cell table:formula="of:=VLOOKUP([.C312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Wyoming</text:p>
          </table:table-cell>
          <table:table-cell table:formula="of:=VLOOKUP([.C312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Wyoming</text:p>
          </table:table-cell>
          <table:table-cell table:formula="of:=VLOOKUP([.C312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5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Wyoming</text:p>
          </table:table-cell>
          <table:table-cell table:formula="of:=VLOOKUP([.C312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Wyoming</text:p>
          </table:table-cell>
          <table:table-cell table:formula="of:=VLOOKUP([.C312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9</text:p>
          </table:table-cell>
          <table:table-cell office:value-type="string" calcext:value-type="string">
            <text:p>Converse County</text:p>
          </table:table-cell>
          <table:table-cell office:value-type="string" calcext:value-type="string">
            <text:p>Wyoming</text:p>
          </table:table-cell>
          <table:table-cell table:formula="of:=VLOOKUP([.C312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1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Wyoming</text:p>
          </table:table-cell>
          <table:table-cell table:formula="of:=VLOOKUP([.C312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Wyoming</text:p>
          </table:table-cell>
          <table:table-cell table:formula="of:=VLOOKUP([.C312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5</text:p>
          </table:table-cell>
          <table:table-cell office:value-type="string" calcext:value-type="string">
            <text:p>Goshen County</text:p>
          </table:table-cell>
          <table:table-cell office:value-type="string" calcext:value-type="string">
            <text:p>Wyoming</text:p>
          </table:table-cell>
          <table:table-cell table:formula="of:=VLOOKUP([.C312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7</text:p>
          </table:table-cell>
          <table:table-cell office:value-type="string" calcext:value-type="string">
            <text:p>Hot Springs County</text:p>
          </table:table-cell>
          <table:table-cell office:value-type="string" calcext:value-type="string">
            <text:p>Wyoming</text:p>
          </table:table-cell>
          <table:table-cell table:formula="of:=VLOOKUP([.C312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9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Wyoming</text:p>
          </table:table-cell>
          <table:table-cell table:formula="of:=VLOOKUP([.C313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1</text:p>
          </table:table-cell>
          <table:table-cell office:value-type="string" calcext:value-type="string">
            <text:p>Laramie County</text:p>
          </table:table-cell>
          <table:table-cell office:value-type="string" calcext:value-type="string">
            <text:p>Wyoming</text:p>
          </table:table-cell>
          <table:table-cell table:formula="of:=VLOOKUP([.C313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yoming</text:p>
          </table:table-cell>
          <table:table-cell table:formula="of:=VLOOKUP([.C313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5</text:p>
          </table:table-cell>
          <table:table-cell office:value-type="string" calcext:value-type="string">
            <text:p>Natrona County</text:p>
          </table:table-cell>
          <table:table-cell office:value-type="string" calcext:value-type="string">
            <text:p>Wyoming</text:p>
          </table:table-cell>
          <table:table-cell table:formula="of:=VLOOKUP([.C313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7</text:p>
          </table:table-cell>
          <table:table-cell office:value-type="string" calcext:value-type="string">
            <text:p>Niobrara County</text:p>
          </table:table-cell>
          <table:table-cell office:value-type="string" calcext:value-type="string">
            <text:p>Wyoming</text:p>
          </table:table-cell>
          <table:table-cell table:formula="of:=VLOOKUP([.C313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9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Wyoming</text:p>
          </table:table-cell>
          <table:table-cell table:formula="of:=VLOOKUP([.C313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Wyoming</text:p>
          </table:table-cell>
          <table:table-cell table:formula="of:=VLOOKUP([.C313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Wyoming</text:p>
          </table:table-cell>
          <table:table-cell table:formula="of:=VLOOKUP([.C313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5</text:p>
          </table:table-cell>
          <table:table-cell office:value-type="string" calcext:value-type="string">
            <text:p>Sublette County</text:p>
          </table:table-cell>
          <table:table-cell office:value-type="string" calcext:value-type="string">
            <text:p>Wyoming</text:p>
          </table:table-cell>
          <table:table-cell table:formula="of:=VLOOKUP([.C313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7</text:p>
          </table:table-cell>
          <table:table-cell office:value-type="string" calcext:value-type="string">
            <text:p>Sweetwater County</text:p>
          </table:table-cell>
          <table:table-cell office:value-type="string" calcext:value-type="string">
            <text:p>Wyoming</text:p>
          </table:table-cell>
          <table:table-cell table:formula="of:=VLOOKUP([.C313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Wyoming</text:p>
          </table:table-cell>
          <table:table-cell table:formula="of:=VLOOKUP([.C314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1</text:p>
          </table:table-cell>
          <table:table-cell office:value-type="string" calcext:value-type="string">
            <text:p>Uinta County</text:p>
          </table:table-cell>
          <table:table-cell office:value-type="string" calcext:value-type="string">
            <text:p>Wyoming</text:p>
          </table:table-cell>
          <table:table-cell table:formula="of:=VLOOKUP([.C314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3</text:p>
          </table:table-cell>
          <table:table-cell office:value-type="string" calcext:value-type="string">
            <text:p>Washakie County</text:p>
          </table:table-cell>
          <table:table-cell office:value-type="string" calcext:value-type="string">
            <text:p>Wyoming</text:p>
          </table:table-cell>
          <table:table-cell table:formula="of:=VLOOKUP([.C314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5</text:p>
          </table:table-cell>
          <table:table-cell office:value-type="string" calcext:value-type="string">
            <text:p>Weston County</text:p>
          </table:table-cell>
          <table:table-cell office:value-type="string" calcext:value-type="string">
            <text:p>Wyoming</text:p>
          </table:table-cell>
          <table:table-cell table:formula="of:=VLOOKUP([.C314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60010</text:p>
          </table:table-cell>
          <table:table-cell office:value-type="string" calcext:value-type="string">
            <text:p>Eastern District</text:p>
          </table:table-cell>
          <table:table-cell office:value-type="string" calcext:value-type="string">
            <text:p>American Samoa</text:p>
          </table:table-cell>
          <table:table-cell table:formula="of:=VLOOKUP([.C3144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20</text:p>
          </table:table-cell>
          <table:table-cell office:value-type="string" calcext:value-type="string">
            <text:p>Manu'a District</text:p>
          </table:table-cell>
          <table:table-cell office:value-type="string" calcext:value-type="string">
            <text:p>American Samoa</text:p>
          </table:table-cell>
          <table:table-cell table:formula="of:=VLOOKUP([.C3145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30</text:p>
          </table:table-cell>
          <table:table-cell office:value-type="string" calcext:value-type="string">
            <text:p>Rose Atoll</text:p>
          </table:table-cell>
          <table:table-cell office:value-type="string" calcext:value-type="string">
            <text:p>American Samoa</text:p>
          </table:table-cell>
          <table:table-cell table:formula="of:=VLOOKUP([.C3146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40</text:p>
          </table:table-cell>
          <table:table-cell office:value-type="string" calcext:value-type="string">
            <text:p>Swains Island</text:p>
          </table:table-cell>
          <table:table-cell office:value-type="string" calcext:value-type="string">
            <text:p>American Samoa</text:p>
          </table:table-cell>
          <table:table-cell table:formula="of:=VLOOKUP([.C3147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50</text:p>
          </table:table-cell>
          <table:table-cell office:value-type="string" calcext:value-type="string">
            <text:p>Western District</text:p>
          </table:table-cell>
          <table:table-cell office:value-type="string" calcext:value-type="string">
            <text:p>American Samoa</text:p>
          </table:table-cell>
          <table:table-cell table:formula="of:=VLOOKUP([.C3148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6010</text:p>
          </table:table-cell>
          <table:table-cell table:number-columns-repeated="2" office:value-type="string" calcext:value-type="string">
            <text:p>Guam</text:p>
          </table:table-cell>
          <table:table-cell table:formula="of:=VLOOKUP([.C3149];[$states.A$1:.B$1048576];2;0)" office:value-type="string" office:string-value="GU" calcext:value-type="string">
            <text:p>GU</text:p>
          </table:table-cell>
        </table:table-row>
        <table:table-row table:style-name="ro1">
          <table:table-cell office:value-type="string" calcext:value-type="string">
            <text:p>69085</text:p>
          </table:table-cell>
          <table:table-cell office:value-type="string" calcext:value-type="string">
            <text:p>Northern Islands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0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00</text:p>
          </table:table-cell>
          <table:table-cell office:value-type="string" calcext:value-type="string">
            <text:p>Rota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1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10</text:p>
          </table:table-cell>
          <table:table-cell office:value-type="string" calcext:value-type="string">
            <text:p>Saip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2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20</text:p>
          </table:table-cell>
          <table:table-cell office:value-type="string" calcext:value-type="string">
            <text:p>Tini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3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72001</text:p>
          </table:table-cell>
          <table:table-cell office:value-type="string" calcext:value-type="string">
            <text:p>Adjuntas Municipality</text:p>
          </table:table-cell>
          <table:table-cell office:value-type="string" calcext:value-type="string">
            <text:p>Puerto Rico</text:p>
          </table:table-cell>
          <table:table-cell table:formula="of:=VLOOKUP([.C315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3</text:p>
          </table:table-cell>
          <table:table-cell office:value-type="string" calcext:value-type="string">
            <text:p>Aguada Municipality</text:p>
          </table:table-cell>
          <table:table-cell office:value-type="string" calcext:value-type="string">
            <text:p>Puerto Rico</text:p>
          </table:table-cell>
          <table:table-cell table:formula="of:=VLOOKUP([.C315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5</text:p>
          </table:table-cell>
          <table:table-cell office:value-type="string" calcext:value-type="string">
            <text:p>Aguadilla Municipality</text:p>
          </table:table-cell>
          <table:table-cell office:value-type="string" calcext:value-type="string">
            <text:p>Puerto Rico</text:p>
          </table:table-cell>
          <table:table-cell table:formula="of:=VLOOKUP([.C315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7</text:p>
          </table:table-cell>
          <table:table-cell office:value-type="string" calcext:value-type="string">
            <text:p>Aguas Buenas Municipality</text:p>
          </table:table-cell>
          <table:table-cell office:value-type="string" calcext:value-type="string">
            <text:p>Puerto Rico</text:p>
          </table:table-cell>
          <table:table-cell table:formula="of:=VLOOKUP([.C315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9</text:p>
          </table:table-cell>
          <table:table-cell office:value-type="string" calcext:value-type="string">
            <text:p>Aibonito Municipality</text:p>
          </table:table-cell>
          <table:table-cell office:value-type="string" calcext:value-type="string">
            <text:p>Puerto Rico</text:p>
          </table:table-cell>
          <table:table-cell table:formula="of:=VLOOKUP([.C315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1</text:p>
          </table:table-cell>
          <table:table-cell office:value-type="string" calcext:value-type="string">
            <text:p>Anasco Municipality</text:p>
          </table:table-cell>
          <table:table-cell office:value-type="string" calcext:value-type="string">
            <text:p>Puerto Rico</text:p>
          </table:table-cell>
          <table:table-cell table:formula="of:=VLOOKUP([.C315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3</text:p>
          </table:table-cell>
          <table:table-cell office:value-type="string" calcext:value-type="string">
            <text:p>Arecibo Municipality</text:p>
          </table:table-cell>
          <table:table-cell office:value-type="string" calcext:value-type="string">
            <text:p>Puerto Rico</text:p>
          </table:table-cell>
          <table:table-cell table:formula="of:=VLOOKUP([.C316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5</text:p>
          </table:table-cell>
          <table:table-cell office:value-type="string" calcext:value-type="string">
            <text:p>Arroyo Municipality</text:p>
          </table:table-cell>
          <table:table-cell office:value-type="string" calcext:value-type="string">
            <text:p>Puerto Rico</text:p>
          </table:table-cell>
          <table:table-cell table:formula="of:=VLOOKUP([.C316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7</text:p>
          </table:table-cell>
          <table:table-cell office:value-type="string" calcext:value-type="string">
            <text:p>Barceloneta Municipality</text:p>
          </table:table-cell>
          <table:table-cell office:value-type="string" calcext:value-type="string">
            <text:p>Puerto Rico</text:p>
          </table:table-cell>
          <table:table-cell table:formula="of:=VLOOKUP([.C316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9</text:p>
          </table:table-cell>
          <table:table-cell office:value-type="string" calcext:value-type="string">
            <text:p>Barranquitas Municipality</text:p>
          </table:table-cell>
          <table:table-cell office:value-type="string" calcext:value-type="string">
            <text:p>Puerto Rico</text:p>
          </table:table-cell>
          <table:table-cell table:formula="of:=VLOOKUP([.C316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1</text:p>
          </table:table-cell>
          <table:table-cell office:value-type="string" calcext:value-type="string">
            <text:p>Bayamon Municipality</text:p>
          </table:table-cell>
          <table:table-cell office:value-type="string" calcext:value-type="string">
            <text:p>Puerto Rico</text:p>
          </table:table-cell>
          <table:table-cell table:formula="of:=VLOOKUP([.C316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3</text:p>
          </table:table-cell>
          <table:table-cell office:value-type="string" calcext:value-type="string">
            <text:p>Cabo Rojo Municipality</text:p>
          </table:table-cell>
          <table:table-cell office:value-type="string" calcext:value-type="string">
            <text:p>Puerto Rico</text:p>
          </table:table-cell>
          <table:table-cell table:formula="of:=VLOOKUP([.C316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5</text:p>
          </table:table-cell>
          <table:table-cell office:value-type="string" calcext:value-type="string">
            <text:p>Caguas Municipality</text:p>
          </table:table-cell>
          <table:table-cell office:value-type="string" calcext:value-type="string">
            <text:p>Puerto Rico</text:p>
          </table:table-cell>
          <table:table-cell table:formula="of:=VLOOKUP([.C316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7</text:p>
          </table:table-cell>
          <table:table-cell office:value-type="string" calcext:value-type="string">
            <text:p>Camuy Municipality</text:p>
          </table:table-cell>
          <table:table-cell office:value-type="string" calcext:value-type="string">
            <text:p>Puerto Rico</text:p>
          </table:table-cell>
          <table:table-cell table:formula="of:=VLOOKUP([.C316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9</text:p>
          </table:table-cell>
          <table:table-cell office:value-type="string" calcext:value-type="string">
            <text:p>Canovanas Municipality</text:p>
          </table:table-cell>
          <table:table-cell office:value-type="string" calcext:value-type="string">
            <text:p>Puerto Rico</text:p>
          </table:table-cell>
          <table:table-cell table:formula="of:=VLOOKUP([.C316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1</text:p>
          </table:table-cell>
          <table:table-cell office:value-type="string" calcext:value-type="string">
            <text:p>Carolina Municipality</text:p>
          </table:table-cell>
          <table:table-cell office:value-type="string" calcext:value-type="string">
            <text:p>Puerto Rico</text:p>
          </table:table-cell>
          <table:table-cell table:formula="of:=VLOOKUP([.C316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3</text:p>
          </table:table-cell>
          <table:table-cell office:value-type="string" calcext:value-type="string">
            <text:p>Catano Municipality</text:p>
          </table:table-cell>
          <table:table-cell office:value-type="string" calcext:value-type="string">
            <text:p>Puerto Rico</text:p>
          </table:table-cell>
          <table:table-cell table:formula="of:=VLOOKUP([.C317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5</text:p>
          </table:table-cell>
          <table:table-cell office:value-type="string" calcext:value-type="string">
            <text:p>Cayey Municipality</text:p>
          </table:table-cell>
          <table:table-cell office:value-type="string" calcext:value-type="string">
            <text:p>Puerto Rico</text:p>
          </table:table-cell>
          <table:table-cell table:formula="of:=VLOOKUP([.C317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7</text:p>
          </table:table-cell>
          <table:table-cell office:value-type="string" calcext:value-type="string">
            <text:p>Ceiba Municipality</text:p>
          </table:table-cell>
          <table:table-cell office:value-type="string" calcext:value-type="string">
            <text:p>Puerto Rico</text:p>
          </table:table-cell>
          <table:table-cell table:formula="of:=VLOOKUP([.C317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9</text:p>
          </table:table-cell>
          <table:table-cell office:value-type="string" calcext:value-type="string">
            <text:p>Ciales Municipality</text:p>
          </table:table-cell>
          <table:table-cell office:value-type="string" calcext:value-type="string">
            <text:p>Puerto Rico</text:p>
          </table:table-cell>
          <table:table-cell table:formula="of:=VLOOKUP([.C317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1</text:p>
          </table:table-cell>
          <table:table-cell office:value-type="string" calcext:value-type="string">
            <text:p>Cidra Municipality</text:p>
          </table:table-cell>
          <table:table-cell office:value-type="string" calcext:value-type="string">
            <text:p>Puerto Rico</text:p>
          </table:table-cell>
          <table:table-cell table:formula="of:=VLOOKUP([.C317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3</text:p>
          </table:table-cell>
          <table:table-cell office:value-type="string" calcext:value-type="string">
            <text:p>Coamo Municipality</text:p>
          </table:table-cell>
          <table:table-cell office:value-type="string" calcext:value-type="string">
            <text:p>Puerto Rico</text:p>
          </table:table-cell>
          <table:table-cell table:formula="of:=VLOOKUP([.C317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5</text:p>
          </table:table-cell>
          <table:table-cell office:value-type="string" calcext:value-type="string">
            <text:p>Comerio Municipality</text:p>
          </table:table-cell>
          <table:table-cell office:value-type="string" calcext:value-type="string">
            <text:p>Puerto Rico</text:p>
          </table:table-cell>
          <table:table-cell table:formula="of:=VLOOKUP([.C317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7</text:p>
          </table:table-cell>
          <table:table-cell office:value-type="string" calcext:value-type="string">
            <text:p>Corozal Municipality</text:p>
          </table:table-cell>
          <table:table-cell office:value-type="string" calcext:value-type="string">
            <text:p>Puerto Rico</text:p>
          </table:table-cell>
          <table:table-cell table:formula="of:=VLOOKUP([.C317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9</text:p>
          </table:table-cell>
          <table:table-cell office:value-type="string" calcext:value-type="string">
            <text:p>Culebra Municipality</text:p>
          </table:table-cell>
          <table:table-cell office:value-type="string" calcext:value-type="string">
            <text:p>Puerto Rico</text:p>
          </table:table-cell>
          <table:table-cell table:formula="of:=VLOOKUP([.C317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1</text:p>
          </table:table-cell>
          <table:table-cell office:value-type="string" calcext:value-type="string">
            <text:p>Dorado Municipality</text:p>
          </table:table-cell>
          <table:table-cell office:value-type="string" calcext:value-type="string">
            <text:p>Puerto Rico</text:p>
          </table:table-cell>
          <table:table-cell table:formula="of:=VLOOKUP([.C317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3</text:p>
          </table:table-cell>
          <table:table-cell office:value-type="string" calcext:value-type="string">
            <text:p>Fajardo Municipality</text:p>
          </table:table-cell>
          <table:table-cell office:value-type="string" calcext:value-type="string">
            <text:p>Puerto Rico</text:p>
          </table:table-cell>
          <table:table-cell table:formula="of:=VLOOKUP([.C318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4</text:p>
          </table:table-cell>
          <table:table-cell office:value-type="string" calcext:value-type="string">
            <text:p>Florida Municipality</text:p>
          </table:table-cell>
          <table:table-cell office:value-type="string" calcext:value-type="string">
            <text:p>Puerto Rico</text:p>
          </table:table-cell>
          <table:table-cell table:formula="of:=VLOOKUP([.C318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5</text:p>
          </table:table-cell>
          <table:table-cell office:value-type="string" calcext:value-type="string">
            <text:p>Guanica Municipality</text:p>
          </table:table-cell>
          <table:table-cell office:value-type="string" calcext:value-type="string">
            <text:p>Puerto Rico</text:p>
          </table:table-cell>
          <table:table-cell table:formula="of:=VLOOKUP([.C318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7</text:p>
          </table:table-cell>
          <table:table-cell office:value-type="string" calcext:value-type="string">
            <text:p>Guayama Municipality</text:p>
          </table:table-cell>
          <table:table-cell office:value-type="string" calcext:value-type="string">
            <text:p>Puerto Rico</text:p>
          </table:table-cell>
          <table:table-cell table:formula="of:=VLOOKUP([.C318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9</text:p>
          </table:table-cell>
          <table:table-cell office:value-type="string" calcext:value-type="string">
            <text:p>Guayanilla Municipality</text:p>
          </table:table-cell>
          <table:table-cell office:value-type="string" calcext:value-type="string">
            <text:p>Puerto Rico</text:p>
          </table:table-cell>
          <table:table-cell table:formula="of:=VLOOKUP([.C318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1</text:p>
          </table:table-cell>
          <table:table-cell office:value-type="string" calcext:value-type="string">
            <text:p>Guaynabo Municipality</text:p>
          </table:table-cell>
          <table:table-cell office:value-type="string" calcext:value-type="string">
            <text:p>Puerto Rico</text:p>
          </table:table-cell>
          <table:table-cell table:formula="of:=VLOOKUP([.C318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3</text:p>
          </table:table-cell>
          <table:table-cell office:value-type="string" calcext:value-type="string">
            <text:p>Gurabo Municipality</text:p>
          </table:table-cell>
          <table:table-cell office:value-type="string" calcext:value-type="string">
            <text:p>Puerto Rico</text:p>
          </table:table-cell>
          <table:table-cell table:formula="of:=VLOOKUP([.C318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5</text:p>
          </table:table-cell>
          <table:table-cell office:value-type="string" calcext:value-type="string">
            <text:p>Hatillo Municipality</text:p>
          </table:table-cell>
          <table:table-cell office:value-type="string" calcext:value-type="string">
            <text:p>Puerto Rico</text:p>
          </table:table-cell>
          <table:table-cell table:formula="of:=VLOOKUP([.C318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7</text:p>
          </table:table-cell>
          <table:table-cell office:value-type="string" calcext:value-type="string">
            <text:p>Hormigueros Municipality</text:p>
          </table:table-cell>
          <table:table-cell office:value-type="string" calcext:value-type="string">
            <text:p>Puerto Rico</text:p>
          </table:table-cell>
          <table:table-cell table:formula="of:=VLOOKUP([.C318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9</text:p>
          </table:table-cell>
          <table:table-cell office:value-type="string" calcext:value-type="string">
            <text:p>Humacao Municipality</text:p>
          </table:table-cell>
          <table:table-cell office:value-type="string" calcext:value-type="string">
            <text:p>Puerto Rico</text:p>
          </table:table-cell>
          <table:table-cell table:formula="of:=VLOOKUP([.C318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1</text:p>
          </table:table-cell>
          <table:table-cell office:value-type="string" calcext:value-type="string">
            <text:p>Isabela Municipality</text:p>
          </table:table-cell>
          <table:table-cell office:value-type="string" calcext:value-type="string">
            <text:p>Puerto Rico</text:p>
          </table:table-cell>
          <table:table-cell table:formula="of:=VLOOKUP([.C319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3</text:p>
          </table:table-cell>
          <table:table-cell office:value-type="string" calcext:value-type="string">
            <text:p>Jayuya Municipality</text:p>
          </table:table-cell>
          <table:table-cell office:value-type="string" calcext:value-type="string">
            <text:p>Puerto Rico</text:p>
          </table:table-cell>
          <table:table-cell table:formula="of:=VLOOKUP([.C319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5</text:p>
          </table:table-cell>
          <table:table-cell office:value-type="string" calcext:value-type="string">
            <text:p>Juana Diaz Municipality</text:p>
          </table:table-cell>
          <table:table-cell office:value-type="string" calcext:value-type="string">
            <text:p>Puerto Rico</text:p>
          </table:table-cell>
          <table:table-cell table:formula="of:=VLOOKUP([.C319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7</text:p>
          </table:table-cell>
          <table:table-cell office:value-type="string" calcext:value-type="string">
            <text:p>Juncos Municipality</text:p>
          </table:table-cell>
          <table:table-cell office:value-type="string" calcext:value-type="string">
            <text:p>Puerto Rico</text:p>
          </table:table-cell>
          <table:table-cell table:formula="of:=VLOOKUP([.C319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9</text:p>
          </table:table-cell>
          <table:table-cell office:value-type="string" calcext:value-type="string">
            <text:p>Lajas Municipality</text:p>
          </table:table-cell>
          <table:table-cell office:value-type="string" calcext:value-type="string">
            <text:p>Puerto Rico</text:p>
          </table:table-cell>
          <table:table-cell table:formula="of:=VLOOKUP([.C319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1</text:p>
          </table:table-cell>
          <table:table-cell office:value-type="string" calcext:value-type="string">
            <text:p>Lares Municipality</text:p>
          </table:table-cell>
          <table:table-cell office:value-type="string" calcext:value-type="string">
            <text:p>Puerto Rico</text:p>
          </table:table-cell>
          <table:table-cell table:formula="of:=VLOOKUP([.C319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3</text:p>
          </table:table-cell>
          <table:table-cell office:value-type="string" calcext:value-type="string">
            <text:p>Las Marias Municipality</text:p>
          </table:table-cell>
          <table:table-cell office:value-type="string" calcext:value-type="string">
            <text:p>Puerto Rico</text:p>
          </table:table-cell>
          <table:table-cell table:formula="of:=VLOOKUP([.C319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5</text:p>
          </table:table-cell>
          <table:table-cell office:value-type="string" calcext:value-type="string">
            <text:p>Las Piedras Municipality</text:p>
          </table:table-cell>
          <table:table-cell office:value-type="string" calcext:value-type="string">
            <text:p>Puerto Rico</text:p>
          </table:table-cell>
          <table:table-cell table:formula="of:=VLOOKUP([.C319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7</text:p>
          </table:table-cell>
          <table:table-cell office:value-type="string" calcext:value-type="string">
            <text:p>Loiza Municipality</text:p>
          </table:table-cell>
          <table:table-cell office:value-type="string" calcext:value-type="string">
            <text:p>Puerto Rico</text:p>
          </table:table-cell>
          <table:table-cell table:formula="of:=VLOOKUP([.C319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9</text:p>
          </table:table-cell>
          <table:table-cell office:value-type="string" calcext:value-type="string">
            <text:p>Luquillo Municipality</text:p>
          </table:table-cell>
          <table:table-cell office:value-type="string" calcext:value-type="string">
            <text:p>Puerto Rico</text:p>
          </table:table-cell>
          <table:table-cell table:formula="of:=VLOOKUP([.C319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1</text:p>
          </table:table-cell>
          <table:table-cell office:value-type="string" calcext:value-type="string">
            <text:p>Manati Municipality</text:p>
          </table:table-cell>
          <table:table-cell office:value-type="string" calcext:value-type="string">
            <text:p>Puerto Rico</text:p>
          </table:table-cell>
          <table:table-cell table:formula="of:=VLOOKUP([.C320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3</text:p>
          </table:table-cell>
          <table:table-cell office:value-type="string" calcext:value-type="string">
            <text:p>Maricao Municipality</text:p>
          </table:table-cell>
          <table:table-cell office:value-type="string" calcext:value-type="string">
            <text:p>Puerto Rico</text:p>
          </table:table-cell>
          <table:table-cell table:formula="of:=VLOOKUP([.C320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5</text:p>
          </table:table-cell>
          <table:table-cell office:value-type="string" calcext:value-type="string">
            <text:p>Maunabo Municipality</text:p>
          </table:table-cell>
          <table:table-cell office:value-type="string" calcext:value-type="string">
            <text:p>Puerto Rico</text:p>
          </table:table-cell>
          <table:table-cell table:formula="of:=VLOOKUP([.C320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7</text:p>
          </table:table-cell>
          <table:table-cell office:value-type="string" calcext:value-type="string">
            <text:p>Mayaguez Municipality</text:p>
          </table:table-cell>
          <table:table-cell office:value-type="string" calcext:value-type="string">
            <text:p>Puerto Rico</text:p>
          </table:table-cell>
          <table:table-cell table:formula="of:=VLOOKUP([.C320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9</text:p>
          </table:table-cell>
          <table:table-cell office:value-type="string" calcext:value-type="string">
            <text:p>Moca Municipality</text:p>
          </table:table-cell>
          <table:table-cell office:value-type="string" calcext:value-type="string">
            <text:p>Puerto Rico</text:p>
          </table:table-cell>
          <table:table-cell table:formula="of:=VLOOKUP([.C320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1</text:p>
          </table:table-cell>
          <table:table-cell office:value-type="string" calcext:value-type="string">
            <text:p>Morovis Municipality</text:p>
          </table:table-cell>
          <table:table-cell office:value-type="string" calcext:value-type="string">
            <text:p>Puerto Rico</text:p>
          </table:table-cell>
          <table:table-cell table:formula="of:=VLOOKUP([.C320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3</text:p>
          </table:table-cell>
          <table:table-cell office:value-type="string" calcext:value-type="string">
            <text:p>Naguabo Municipality</text:p>
          </table:table-cell>
          <table:table-cell office:value-type="string" calcext:value-type="string">
            <text:p>Puerto Rico</text:p>
          </table:table-cell>
          <table:table-cell table:formula="of:=VLOOKUP([.C320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5</text:p>
          </table:table-cell>
          <table:table-cell office:value-type="string" calcext:value-type="string">
            <text:p>Naranjito Municipality</text:p>
          </table:table-cell>
          <table:table-cell office:value-type="string" calcext:value-type="string">
            <text:p>Puerto Rico</text:p>
          </table:table-cell>
          <table:table-cell table:formula="of:=VLOOKUP([.C320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7</text:p>
          </table:table-cell>
          <table:table-cell office:value-type="string" calcext:value-type="string">
            <text:p>Orocovis Municipality</text:p>
          </table:table-cell>
          <table:table-cell office:value-type="string" calcext:value-type="string">
            <text:p>Puerto Rico</text:p>
          </table:table-cell>
          <table:table-cell table:formula="of:=VLOOKUP([.C320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9</text:p>
          </table:table-cell>
          <table:table-cell office:value-type="string" calcext:value-type="string">
            <text:p>Patillas Municipality</text:p>
          </table:table-cell>
          <table:table-cell office:value-type="string" calcext:value-type="string">
            <text:p>Puerto Rico</text:p>
          </table:table-cell>
          <table:table-cell table:formula="of:=VLOOKUP([.C320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1</text:p>
          </table:table-cell>
          <table:table-cell office:value-type="string" calcext:value-type="string">
            <text:p>Penuelas Municipality</text:p>
          </table:table-cell>
          <table:table-cell office:value-type="string" calcext:value-type="string">
            <text:p>Puerto Rico</text:p>
          </table:table-cell>
          <table:table-cell table:formula="of:=VLOOKUP([.C321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3</text:p>
          </table:table-cell>
          <table:table-cell office:value-type="string" calcext:value-type="string">
            <text:p>Ponce Municipality</text:p>
          </table:table-cell>
          <table:table-cell office:value-type="string" calcext:value-type="string">
            <text:p>Puerto Rico</text:p>
          </table:table-cell>
          <table:table-cell table:formula="of:=VLOOKUP([.C321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5</text:p>
          </table:table-cell>
          <table:table-cell office:value-type="string" calcext:value-type="string">
            <text:p>Quebradillas Municipality</text:p>
          </table:table-cell>
          <table:table-cell office:value-type="string" calcext:value-type="string">
            <text:p>Puerto Rico</text:p>
          </table:table-cell>
          <table:table-cell table:formula="of:=VLOOKUP([.C321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7</text:p>
          </table:table-cell>
          <table:table-cell office:value-type="string" calcext:value-type="string">
            <text:p>Rincon Municipality</text:p>
          </table:table-cell>
          <table:table-cell office:value-type="string" calcext:value-type="string">
            <text:p>Puerto Rico</text:p>
          </table:table-cell>
          <table:table-cell table:formula="of:=VLOOKUP([.C321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9</text:p>
          </table:table-cell>
          <table:table-cell office:value-type="string" calcext:value-type="string">
            <text:p>Rio Grande Municipality</text:p>
          </table:table-cell>
          <table:table-cell office:value-type="string" calcext:value-type="string">
            <text:p>Puerto Rico</text:p>
          </table:table-cell>
          <table:table-cell table:formula="of:=VLOOKUP([.C321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1</text:p>
          </table:table-cell>
          <table:table-cell office:value-type="string" calcext:value-type="string">
            <text:p>Sabana Grande Municipality</text:p>
          </table:table-cell>
          <table:table-cell office:value-type="string" calcext:value-type="string">
            <text:p>Puerto Rico</text:p>
          </table:table-cell>
          <table:table-cell table:formula="of:=VLOOKUP([.C321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3</text:p>
          </table:table-cell>
          <table:table-cell office:value-type="string" calcext:value-type="string">
            <text:p>Salinas Municipality</text:p>
          </table:table-cell>
          <table:table-cell office:value-type="string" calcext:value-type="string">
            <text:p>Puerto Rico</text:p>
          </table:table-cell>
          <table:table-cell table:formula="of:=VLOOKUP([.C321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5</text:p>
          </table:table-cell>
          <table:table-cell office:value-type="string" calcext:value-type="string">
            <text:p>San German Municipality</text:p>
          </table:table-cell>
          <table:table-cell office:value-type="string" calcext:value-type="string">
            <text:p>Puerto Rico</text:p>
          </table:table-cell>
          <table:table-cell table:formula="of:=VLOOKUP([.C321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7</text:p>
          </table:table-cell>
          <table:table-cell office:value-type="string" calcext:value-type="string">
            <text:p>San Juan Municipality</text:p>
          </table:table-cell>
          <table:table-cell office:value-type="string" calcext:value-type="string">
            <text:p>Puerto Rico</text:p>
          </table:table-cell>
          <table:table-cell table:formula="of:=VLOOKUP([.C321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9</text:p>
          </table:table-cell>
          <table:table-cell office:value-type="string" calcext:value-type="string">
            <text:p>San Lorenzo Municipality</text:p>
          </table:table-cell>
          <table:table-cell office:value-type="string" calcext:value-type="string">
            <text:p>Puerto Rico</text:p>
          </table:table-cell>
          <table:table-cell table:formula="of:=VLOOKUP([.C321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1</text:p>
          </table:table-cell>
          <table:table-cell office:value-type="string" calcext:value-type="string">
            <text:p>San Sebastian Municipality</text:p>
          </table:table-cell>
          <table:table-cell office:value-type="string" calcext:value-type="string">
            <text:p>Puerto Rico</text:p>
          </table:table-cell>
          <table:table-cell table:formula="of:=VLOOKUP([.C322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3</text:p>
          </table:table-cell>
          <table:table-cell office:value-type="string" calcext:value-type="string">
            <text:p>Santa Isabel Municipality</text:p>
          </table:table-cell>
          <table:table-cell office:value-type="string" calcext:value-type="string">
            <text:p>Puerto Rico</text:p>
          </table:table-cell>
          <table:table-cell table:formula="of:=VLOOKUP([.C322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5</text:p>
          </table:table-cell>
          <table:table-cell office:value-type="string" calcext:value-type="string">
            <text:p>Toa Alta Municipality</text:p>
          </table:table-cell>
          <table:table-cell office:value-type="string" calcext:value-type="string">
            <text:p>Puerto Rico</text:p>
          </table:table-cell>
          <table:table-cell table:formula="of:=VLOOKUP([.C322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7</text:p>
          </table:table-cell>
          <table:table-cell office:value-type="string" calcext:value-type="string">
            <text:p>Toa Baja Municipality</text:p>
          </table:table-cell>
          <table:table-cell office:value-type="string" calcext:value-type="string">
            <text:p>Puerto Rico</text:p>
          </table:table-cell>
          <table:table-cell table:formula="of:=VLOOKUP([.C322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9</text:p>
          </table:table-cell>
          <table:table-cell office:value-type="string" calcext:value-type="string">
            <text:p>Trujillo Alto Municipality</text:p>
          </table:table-cell>
          <table:table-cell office:value-type="string" calcext:value-type="string">
            <text:p>Puerto Rico</text:p>
          </table:table-cell>
          <table:table-cell table:formula="of:=VLOOKUP([.C322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1</text:p>
          </table:table-cell>
          <table:table-cell office:value-type="string" calcext:value-type="string">
            <text:p>Utuado Municipality</text:p>
          </table:table-cell>
          <table:table-cell office:value-type="string" calcext:value-type="string">
            <text:p>Puerto Rico</text:p>
          </table:table-cell>
          <table:table-cell table:formula="of:=VLOOKUP([.C322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3</text:p>
          </table:table-cell>
          <table:table-cell office:value-type="string" calcext:value-type="string">
            <text:p>Vega Alta Municipality</text:p>
          </table:table-cell>
          <table:table-cell office:value-type="string" calcext:value-type="string">
            <text:p>Puerto Rico</text:p>
          </table:table-cell>
          <table:table-cell table:formula="of:=VLOOKUP([.C322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5</text:p>
          </table:table-cell>
          <table:table-cell office:value-type="string" calcext:value-type="string">
            <text:p>Vega Baja Municipality</text:p>
          </table:table-cell>
          <table:table-cell office:value-type="string" calcext:value-type="string">
            <text:p>Puerto Rico</text:p>
          </table:table-cell>
          <table:table-cell table:formula="of:=VLOOKUP([.C322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7</text:p>
          </table:table-cell>
          <table:table-cell office:value-type="string" calcext:value-type="string">
            <text:p>Vieques Municipality</text:p>
          </table:table-cell>
          <table:table-cell office:value-type="string" calcext:value-type="string">
            <text:p>Puerto Rico</text:p>
          </table:table-cell>
          <table:table-cell table:formula="of:=VLOOKUP([.C322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9</text:p>
          </table:table-cell>
          <table:table-cell office:value-type="string" calcext:value-type="string">
            <text:p>Villalba Municipality</text:p>
          </table:table-cell>
          <table:table-cell office:value-type="string" calcext:value-type="string">
            <text:p>Puerto Rico</text:p>
          </table:table-cell>
          <table:table-cell table:formula="of:=VLOOKUP([.C322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1</text:p>
          </table:table-cell>
          <table:table-cell office:value-type="string" calcext:value-type="string">
            <text:p>Yabucoa Municipality</text:p>
          </table:table-cell>
          <table:table-cell office:value-type="string" calcext:value-type="string">
            <text:p>Puerto Rico</text:p>
          </table:table-cell>
          <table:table-cell table:formula="of:=VLOOKUP([.C323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3</text:p>
          </table:table-cell>
          <table:table-cell office:value-type="string" calcext:value-type="string">
            <text:p>Yauco Municipality</text:p>
          </table:table-cell>
          <table:table-cell office:value-type="string" calcext:value-type="string">
            <text:p>Puerto Rico</text:p>
          </table:table-cell>
          <table:table-cell table:formula="of:=VLOOKUP([.C323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4050</text:p>
          </table:table-cell>
          <table:table-cell office:value-type="string" calcext:value-type="string">
            <text:p>Baker Island</text:p>
          </table:table-cell>
          <table:table-cell office:value-type="string" calcext:value-type="string">
            <text:p>Minor Outlying Islands</text:p>
          </table:table-cell>
          <table:table-cell table:formula="of:=VLOOKUP([.C3232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00</text:p>
          </table:table-cell>
          <table:table-cell office:value-type="string" calcext:value-type="string">
            <text:p>Howland Island</text:p>
          </table:table-cell>
          <table:table-cell office:value-type="string" calcext:value-type="string">
            <text:p>Minor Outlying Islands</text:p>
          </table:table-cell>
          <table:table-cell table:formula="of:=VLOOKUP([.C3233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50</text:p>
          </table:table-cell>
          <table:table-cell office:value-type="string" calcext:value-type="string">
            <text:p>Jarvis Island</text:p>
          </table:table-cell>
          <table:table-cell office:value-type="string" calcext:value-type="string">
            <text:p>Minor Outlying Islands</text:p>
          </table:table-cell>
          <table:table-cell table:formula="of:=VLOOKUP([.C3234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00</text:p>
          </table:table-cell>
          <table:table-cell office:value-type="string" calcext:value-type="string">
            <text:p>Johnston Atoll</text:p>
          </table:table-cell>
          <table:table-cell office:value-type="string" calcext:value-type="string">
            <text:p>Minor Outlying Islands</text:p>
          </table:table-cell>
          <table:table-cell table:formula="of:=VLOOKUP([.C3235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50</text:p>
          </table:table-cell>
          <table:table-cell office:value-type="string" calcext:value-type="string">
            <text:p>Kingman Reef</text:p>
          </table:table-cell>
          <table:table-cell office:value-type="string" calcext:value-type="string">
            <text:p>Minor Outlying Islands</text:p>
          </table:table-cell>
          <table:table-cell table:formula="of:=VLOOKUP([.C3236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00</text:p>
          </table:table-cell>
          <table:table-cell office:value-type="string" calcext:value-type="string">
            <text:p>Midway Islands</text:p>
          </table:table-cell>
          <table:table-cell office:value-type="string" calcext:value-type="string">
            <text:p>Minor Outlying Islands</text:p>
          </table:table-cell>
          <table:table-cell table:formula="of:=VLOOKUP([.C3237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50</text:p>
          </table:table-cell>
          <table:table-cell office:value-type="string" calcext:value-type="string">
            <text:p>Navassa Island</text:p>
          </table:table-cell>
          <table:table-cell office:value-type="string" calcext:value-type="string">
            <text:p>Minor Outlying Islands</text:p>
          </table:table-cell>
          <table:table-cell table:formula="of:=VLOOKUP([.C3238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00</text:p>
          </table:table-cell>
          <table:table-cell office:value-type="string" calcext:value-type="string">
            <text:p>Palmyra Atoll</text:p>
          </table:table-cell>
          <table:table-cell office:value-type="string" calcext:value-type="string">
            <text:p>Minor Outlying Islands</text:p>
          </table:table-cell>
          <table:table-cell table:formula="of:=VLOOKUP([.C3239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50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Minor Outlying Islands</text:p>
          </table:table-cell>
          <table:table-cell table:formula="of:=VLOOKUP([.C3240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8010</text:p>
          </table:table-cell>
          <table:table-cell office:value-type="string" calcext:value-type="string">
            <text:p>Saint Croix Island</text:p>
          </table:table-cell>
          <table:table-cell office:value-type="string" calcext:value-type="string">
            <text:p>Virgin Islands</text:p>
          </table:table-cell>
          <table:table-cell table:formula="of:=VLOOKUP([.C3241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20</text:p>
          </table:table-cell>
          <table:table-cell office:value-type="string" calcext:value-type="string">
            <text:p>Saint John Island</text:p>
          </table:table-cell>
          <table:table-cell office:value-type="string" calcext:value-type="string">
            <text:p>Virgin Islands</text:p>
          </table:table-cell>
          <table:table-cell table:formula="of:=VLOOKUP([.C3242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30</text:p>
          </table:table-cell>
          <table:table-cell office:value-type="string" calcext:value-type="string">
            <text:p>Saint Thomas Island</text:p>
          </table:table-cell>
          <table:table-cell office:value-type="string" calcext:value-type="string">
            <text:p>Virgin Islands</text:p>
          </table:table-cell>
          <table:table-cell table:formula="of:=VLOOKUP([.C3243];[$states.A$1:.B$1048576];2;0)" office:value-type="string" office:string-value="VI" calcext:value-type="string">
            <text:p>VI</text:p>
          </table:table-cell>
        </table:table-row>
      </table:table>
      <table:table table:name="states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4903185" calcext:value-type="float">
            <text:p>4903185</text:p>
          </table:table-cell>
          <table:table-cell office:value-type="float" office:value="135767" calcext:value-type="float">
            <text:p>135767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float" office:value="731545" calcext:value-type="float">
            <text:p>731545</text:p>
          </table:table-cell>
          <table:table-cell office:value-type="float" office:value="1723337" calcext:value-type="float">
            <text:p>172333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113990" calcext:value-type="float">
            <text:p>113990</text:p>
          </table:table-cell>
          <table:table-cell office:value-type="float" office:value="113594" calcext:value-type="float">
            <text:p>11359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53179" calcext:value-type="float">
            <text:p>53179</text:p>
          </table:table-cell>
          <table:table-cell office:value-type="float" office:value="52035" calcext:value-type="float">
            <text:p>52035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423967" calcext:value-type="float">
            <text:p>42396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104094" calcext:value-type="float">
            <text:p>104094</text:p>
          </table:table-cell>
          <table:table-cell office:value-type="float" office:value="103642" calcext:value-type="float">
            <text:p>103642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3565278" calcext:value-type="float">
            <text:p>3565278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973764" calcext:value-type="float">
            <text:p>973764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170312" calcext:value-type="float">
            <text:p>1703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59425" calcext:value-type="float">
            <text:p>59425</text:p>
          </table:table-cell>
          <table:table-cell office:value-type="float" office:value="57513" calcext:value-type="float">
            <text:p>57513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10932" calcext:value-type="float">
            <text:p>10932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83569" calcext:value-type="float">
            <text:p>83569</text:p>
          </table:table-cell>
          <table:table-cell office:value-type="float" office:value="82643" calcext:value-type="float">
            <text:p>8264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149995" calcext:value-type="float">
            <text:p>14999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36420" calcext:value-type="float">
            <text:p>36420</text:p>
          </table:table-cell>
          <table:table-cell office:value-type="float" office:value="35826" calcext:value-type="float">
            <text:p>3582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56273" calcext:value-type="float">
            <text:p>56273</text:p>
          </table:table-cell>
          <table:table-cell office:value-type="float" office:value="55857" calcext:value-type="float">
            <text:p>55857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2913314" calcext:value-type="float">
            <text:p>2913314</text:p>
          </table:table-cell>
          <table:table-cell office:value-type="float" office:value="213100" calcext:value-type="float">
            <text:p>21310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04656" calcext:value-type="float">
            <text:p>104656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4648794" calcext:value-type="float">
            <text:p>4648794</text:p>
          </table:table-cell>
          <table:table-cell office:value-type="float" office:value="135659" calcext:value-type="float">
            <text:p>13565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1344212" calcext:value-type="float">
            <text:p>1344212</text:p>
          </table:table-cell>
          <table:table-cell office:value-type="float" office:value="91633" calcext:value-type="float">
            <text:p>9163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2131" calcext:value-type="float">
            <text:p>3213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10554" calcext:value-type="float">
            <text:p>1055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9986857" calcext:value-type="float">
            <text:p>9986857</text:p>
          </table:table-cell>
          <table:table-cell office:value-type="float" office:value="250487" calcext:value-type="float">
            <text:p>25048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225163" calcext:value-type="float">
            <text:p>22516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48432" calcext:value-type="float">
            <text:p>48432</text:p>
          </table:table-cell>
          <table:table-cell office:value-type="float" office:value="46923" calcext:value-type="float">
            <text:p>46923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6137428" calcext:value-type="float">
            <text:p>6137428</text:p>
          </table:table-cell>
          <table:table-cell office:value-type="float" office:value="180540" calcext:value-type="float">
            <text:p>18054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1068778" calcext:value-type="float">
            <text:p>1068778</text:p>
          </table:table-cell>
          <table:table-cell office:value-type="float" office:value="380831" calcext:value-type="float">
            <text:p>38083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200330" calcext:value-type="float">
            <text:p>20033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286380" calcext:value-type="float">
            <text:p>28638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4214" calcext:value-type="float">
            <text:p>2421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22591" calcext:value-type="float">
            <text:p>2259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  <table:table-cell office:value-type="float" office:value="2096829" calcext:value-type="float">
            <text:p>2096829</text:p>
          </table:table-cell>
          <table:table-cell office:value-type="float" office:value="314917" calcext:value-type="float">
            <text:p>31491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141297" calcext:value-type="float">
            <text:p>14129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139391" calcext:value-type="float">
            <text:p>139391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762062" calcext:value-type="float">
            <text:p>762062</text:p>
          </table:table-cell>
          <table:table-cell office:value-type="float" office:value="183108" calcext:value-type="float">
            <text:p>183108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44826" calcext:value-type="float">
            <text:p>44826</text:p>
          </table:table-cell>
          <table:table-cell office:value-type="float" office:value="40861" calcext:value-type="float">
            <text:p>40861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69899" calcext:value-type="float">
            <text:p>69899</text:p>
          </table:table-cell>
          <table:table-cell office:value-type="float" office:value="68595" calcext:value-type="float">
            <text:p>68595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54799" calcext:value-type="float">
            <text:p>254799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119280" calcext:value-type="float">
            <text:p>11928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float" office:value="1545" calcext:value-type="float">
            <text:p>154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82933" calcext:value-type="float">
            <text:p>82933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884659" calcext:value-type="float">
            <text:p>884659</text:p>
          </table:table-cell>
          <table:table-cell office:value-type="float" office:value="199729" calcext:value-type="float">
            <text:p>19972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42144" calcext:value-type="float">
            <text:p>42144</text:p>
          </table:table-cell>
          <table:table-cell office:value-type="float" office:value="41235" calcext:value-type="float">
            <text:p>41235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695662" calcext:value-type="float">
            <text:p>695662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84897" calcext:value-type="float">
            <text:p>84897</text:p>
          </table:table-cell>
          <table:table-cell office:value-type="float" office:value="82170" calcext:value-type="float">
            <text:p>8217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623989" calcext:value-type="float">
            <text:p>623989</text:p>
          </table:table-cell>
          <table:table-cell office:value-type="float" office:value="24906" calcext:value-type="float">
            <text:p>2490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8535519" calcext:value-type="float">
            <text:p>8535519</text:p>
          </table:table-cell>
          <table:table-cell office:value-type="float" office:value="110787" calcext:value-type="float">
            <text:p>11078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184661" calcext:value-type="float">
            <text:p>184661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24230" calcext:value-type="float">
            <text:p>24230</text:p>
          </table:table-cell>
          <table:table-cell office:value-type="float" office:value="24038" calcext:value-type="float">
            <text:p>2403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69635" calcext:value-type="float">
            <text:p>16963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97813" calcext:value-type="float">
            <text:p>97813</text:p>
          </table:table-cell>
          <table:table-cell office:value-type="float" office:value="97093" calcext:value-type="float">
            <text:p>97093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705749" calcext:value-type="float">
            <text:p>7057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float" office:value="57400" calcext:value-type="float">
            <text:p>5740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float" office:value="161700" calcext:value-type="float">
            <text:p>16170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float" office:value="52300" calcext:value-type="float">
            <text:p>52300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float" office:value="3193694" calcext:value-type="float">
            <text:p>3193694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VI</text:p>
          </table:table-cell>
          <table:table-cell office:value-type="float" office:value="103700" calcext:value-type="float">
            <text:p>103700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unties.A1:counties.D3243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states.A1:states.D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7:59:54.346016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16:08:41.102735347</meta:creation-date>
    <dc:date>2020-03-26T18:00:22.500234181</dc:date>
    <meta:editing-duration>PT19M8S</meta:editing-duration>
    <meta:editing-cycles>8</meta:editing-cycles>
    <meta:generator>LibreOffice/6.4.2.2$Linux_X86_64 LibreOffice_project/40$Build-2</meta:generator>
    <meta:document-statistic meta:table-count="2" meta:cell-count="13202" meta:object-count="0"/>
  </office:meta>
</office:document-meta>
</file>